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28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2.49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lirr_yv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s text:c="3"/>Int</text:p>
          </table:table-cell>
          <table:table-cell office:value-type="string" calcext:value-type="string">
            <text:p>Lower lim</text:p>
          </table:table-cell>
          <table:table-cell office:value-type="string" calcext:value-type="string">
            <text:p>Upper lim</text:p>
          </table:table-cell>
          <table:table-cell office:value-type="string" calcext:value-type="string">
            <text:p>Cent. Va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<text:s text:c="2"/>Irrad_Wm-2</text:p>
          </table:table-cell>
          <table:table-cell office:value-type="string" calcext:value-type="string">
            <text:p>Irrad_Wm-2micron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01" calcext:value-type="float">
            <text:p>0.301</text:p>
          </table:table-cell>
          <table:table-cell table:formula="of:=[.B2]+([.E2]/2)" office:value-type="float" office:value="0.3005" calcext:value-type="float">
            <text:p>0.3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73" calcext:value-type="float">
            <text:p>0.373</text:p>
          </table:table-cell>
          <table:table-cell table:formula="of:=([.$F$1003]/[.$E$1003])*[.F2]" office:value-type="float" office:value="410.300372627373" calcext:value-type="float">
            <text:p>410.3003726274</text:p>
          </table:table-cell>
          <table:table-cell table:formula="of:=[.G2]*[.E2]" office:value-type="float" office:value="0.410300372627373" calcext:value-type="float">
            <text:p>0.4103003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2" calcext:value-type="float">
            <text:p>0.302</text:p>
          </table:table-cell>
          <table:table-cell table:formula="of:=[.B3]+([.E3]/2)" office:value-type="float" office:value="0.3015" calcext:value-type="float">
            <text:p>0.3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formula="of:=([.$F$1003]/[.$E$1003])*[.F3]" office:value-type="float" office:value="550.0004995005" calcext:value-type="float">
            <text:p>550.0004995005</text:p>
          </table:table-cell>
          <table:table-cell table:formula="of:=[.G3]*[.E3]" office:value-type="float" office:value="0.5500004995005" calcext:value-type="float">
            <text:p>0.55000049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table:formula="of:=[.B4]+([.E4]/2)" office:value-type="float" office:value="0.3025" calcext:value-type="float">
            <text:p>0.3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1" calcext:value-type="float">
            <text:p>0.481</text:p>
          </table:table-cell>
          <table:table-cell table:formula="of:=([.$F$1003]/[.$E$1003])*[.F4]" office:value-type="float" office:value="529.100480519481" calcext:value-type="float">
            <text:p>529.1004805195</text:p>
          </table:table-cell>
          <table:table-cell table:formula="of:=[.G4]*[.E4]" office:value-type="float" office:value="0.529100480519481" calcext:value-type="float">
            <text:p>0.5291004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" calcext:value-type="float">
            <text:p>0.304</text:p>
          </table:table-cell>
          <table:table-cell table:formula="of:=[.B5]+([.E5]/2)" office:value-type="float" office:value="0.3035" calcext:value-type="float">
            <text:p>0.3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1" calcext:value-type="float">
            <text:p>0.621</text:p>
          </table:table-cell>
          <table:table-cell table:formula="of:=([.$F$1003]/[.$E$1003])*[.F5]" office:value-type="float" office:value="683.100620379621" calcext:value-type="float">
            <text:p>683.1006203796</text:p>
          </table:table-cell>
          <table:table-cell table:formula="of:=[.G5]*[.E5]" office:value-type="float" office:value="0.68310062037962" calcext:value-type="float">
            <text:p>0.6831006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table:formula="of:=[.B6]+([.E6]/2)" office:value-type="float" office:value="0.3045" calcext:value-type="float">
            <text:p>0.3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2" calcext:value-type="float">
            <text:p>0.592</text:p>
          </table:table-cell>
          <table:table-cell table:formula="of:=([.$F$1003]/[.$E$1003])*[.F6]" office:value-type="float" office:value="651.200591408592" calcext:value-type="float">
            <text:p>651.2005914086</text:p>
          </table:table-cell>
          <table:table-cell table:formula="of:=[.G6]*[.E6]" office:value-type="float" office:value="0.651200591408591" calcext:value-type="float">
            <text:p>0.6512005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table:formula="of:=[.B7]+([.E7]/2)" office:value-type="float" office:value="0.3055" calcext:value-type="float">
            <text:p>0.3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6" calcext:value-type="float">
            <text:p>0.626</text:p>
          </table:table-cell>
          <table:table-cell table:formula="of:=([.$F$1003]/[.$E$1003])*[.F7]" office:value-type="float" office:value="688.600625374625" calcext:value-type="float">
            <text:p>688.6006253746</text:p>
          </table:table-cell>
          <table:table-cell table:formula="of:=[.G7]*[.E7]" office:value-type="float" office:value="0.688600625374626" calcext:value-type="float">
            <text:p>0.6886006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table:formula="of:=[.B8]+([.E8]/2)" office:value-type="float" office:value="0.3065" calcext:value-type="float">
            <text:p>0.30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3" calcext:value-type="float">
            <text:p>0.573</text:p>
          </table:table-cell>
          <table:table-cell table:formula="of:=([.$F$1003]/[.$E$1003])*[.F8]" office:value-type="float" office:value="630.300572427573" calcext:value-type="float">
            <text:p>630.3005724276</text:p>
          </table:table-cell>
          <table:table-cell table:formula="of:=[.G8]*[.E8]" office:value-type="float" office:value="0.630300572427573" calcext:value-type="float">
            <text:p>0.63030057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table:formula="of:=[.B9]+([.E9]/2)" office:value-type="float" office:value="0.3075" calcext:value-type="float">
            <text:p>0.30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2" calcext:value-type="float">
            <text:p>0.652</text:p>
          </table:table-cell>
          <table:table-cell table:formula="of:=([.$F$1003]/[.$E$1003])*[.F9]" office:value-type="float" office:value="717.200651348652" calcext:value-type="float">
            <text:p>717.2006513487</text:p>
          </table:table-cell>
          <table:table-cell table:formula="of:=[.G9]*[.E9]" office:value-type="float" office:value="0.717200651348652" calcext:value-type="float">
            <text:p>0.7172006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table:formula="of:=[.B10]+([.E10]/2)" office:value-type="float" office:value="0.3085" calcext:value-type="float">
            <text:p>0.3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2" calcext:value-type="float">
            <text:p>0.672</text:p>
          </table:table-cell>
          <table:table-cell table:formula="of:=([.$F$1003]/[.$E$1003])*[.F10]" office:value-type="float" office:value="739.200671328671" calcext:value-type="float">
            <text:p>739.2006713287</text:p>
          </table:table-cell>
          <table:table-cell table:formula="of:=[.G10]*[.E10]" office:value-type="float" office:value="0.739200671328671" calcext:value-type="float">
            <text:p>0.7392006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" calcext:value-type="float">
            <text:p>0.31</text:p>
          </table:table-cell>
          <table:table-cell table:formula="of:=[.B11]+([.E11]/2)" office:value-type="float" office:value="0.3095" calcext:value-type="float">
            <text:p>0.3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3" calcext:value-type="float">
            <text:p>0.533</text:p>
          </table:table-cell>
          <table:table-cell table:formula="of:=([.$F$1003]/[.$E$1003])*[.F11]" office:value-type="float" office:value="586.300532467533" calcext:value-type="float">
            <text:p>586.3005324675</text:p>
          </table:table-cell>
          <table:table-cell table:formula="of:=[.G11]*[.E11]" office:value-type="float" office:value="0.586300532467533" calcext:value-type="float">
            <text:p>0.58630053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1" calcext:value-type="float">
            <text:p>0.31</text:p>
          </table:table-cell>
          <table:table-cell office:value-type="float" office:value="0.311" calcext:value-type="float">
            <text:p>0.311</text:p>
          </table:table-cell>
          <table:table-cell table:formula="of:=[.B12]+([.E12]/2)" office:value-type="float" office:value="0.3105" calcext:value-type="float">
            <text:p>0.3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7" calcext:value-type="float">
            <text:p>0.617</text:p>
          </table:table-cell>
          <table:table-cell table:formula="of:=([.$F$1003]/[.$E$1003])*[.F12]" office:value-type="float" office:value="678.700616383617" calcext:value-type="float">
            <text:p>678.7006163836</text:p>
          </table:table-cell>
          <table:table-cell table:formula="of:=[.G12]*[.E12]" office:value-type="float" office:value="0.678700616383617" calcext:value-type="float">
            <text:p>0.6787006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2" calcext:value-type="float">
            <text:p>0.312</text:p>
          </table:table-cell>
          <table:table-cell table:formula="of:=[.B13]+([.E13]/2)" office:value-type="float" office:value="0.3115" calcext:value-type="float">
            <text:p>0.3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5" calcext:value-type="float">
            <text:p>0.795</text:p>
          </table:table-cell>
          <table:table-cell table:formula="of:=([.$F$1003]/[.$E$1003])*[.F13]" office:value-type="float" office:value="874.500794205794" calcext:value-type="float">
            <text:p>874.5007942058</text:p>
          </table:table-cell>
          <table:table-cell table:formula="of:=[.G13]*[.E13]" office:value-type="float" office:value="0.874500794205794" calcext:value-type="float">
            <text:p>0.8745007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3" calcext:value-type="float">
            <text:p>0.313</text:p>
          </table:table-cell>
          <table:table-cell table:formula="of:=[.B14]+([.E14]/2)" office:value-type="float" office:value="0.3125" calcext:value-type="float">
            <text:p>0.3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6" calcext:value-type="float">
            <text:p>0.676</text:p>
          </table:table-cell>
          <table:table-cell table:formula="of:=([.$F$1003]/[.$E$1003])*[.F14]" office:value-type="float" office:value="743.600675324676" calcext:value-type="float">
            <text:p>743.6006753247</text:p>
          </table:table-cell>
          <table:table-cell table:formula="of:=[.G14]*[.E14]" office:value-type="float" office:value="0.743600675324676" calcext:value-type="float">
            <text:p>0.74360067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4" calcext:value-type="float">
            <text:p>0.314</text:p>
          </table:table-cell>
          <table:table-cell table:formula="of:=[.B15]+([.E15]/2)" office:value-type="float" office:value="0.3135" calcext:value-type="float">
            <text:p>0.3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6" calcext:value-type="float">
            <text:p>0.756</text:p>
          </table:table-cell>
          <table:table-cell table:formula="of:=([.$F$1003]/[.$E$1003])*[.F15]" office:value-type="float" office:value="831.600755244755" calcext:value-type="float">
            <text:p>831.6007552448</text:p>
          </table:table-cell>
          <table:table-cell table:formula="of:=[.G15]*[.E15]" office:value-type="float" office:value="0.831600755244755" calcext:value-type="float">
            <text:p>0.8316007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5" calcext:value-type="float">
            <text:p>0.315</text:p>
          </table:table-cell>
          <table:table-cell table:formula="of:=[.B16]+([.E16]/2)" office:value-type="float" office:value="0.3145" calcext:value-type="float">
            <text:p>0.3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2" calcext:value-type="float">
            <text:p>0.632</text:p>
          </table:table-cell>
          <table:table-cell table:formula="of:=([.$F$1003]/[.$E$1003])*[.F16]" office:value-type="float" office:value="695.200631368631" calcext:value-type="float">
            <text:p>695.2006313686</text:p>
          </table:table-cell>
          <table:table-cell table:formula="of:=[.G16]*[.E16]" office:value-type="float" office:value="0.695200631368631" calcext:value-type="float">
            <text:p>0.6952006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6" calcext:value-type="float">
            <text:p>0.316</text:p>
          </table:table-cell>
          <table:table-cell table:formula="of:=[.B17]+([.E17]/2)" office:value-type="float" office:value="0.3155" calcext:value-type="float">
            <text:p>0.3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6" calcext:value-type="float">
            <text:p>0.726</text:p>
          </table:table-cell>
          <table:table-cell table:formula="of:=([.$F$1003]/[.$E$1003])*[.F17]" office:value-type="float" office:value="798.600725274725" calcext:value-type="float">
            <text:p>798.6007252747</text:p>
          </table:table-cell>
          <table:table-cell table:formula="of:=[.G17]*[.E17]" office:value-type="float" office:value="0.798600725274725" calcext:value-type="float">
            <text:p>0.79860072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table:formula="of:=[.B18]+([.E18]/2)" office:value-type="float" office:value="0.3165" calcext:value-type="float">
            <text:p>0.3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3" calcext:value-type="float">
            <text:p>0.573</text:p>
          </table:table-cell>
          <table:table-cell table:formula="of:=([.$F$1003]/[.$E$1003])*[.F18]" office:value-type="float" office:value="630.300572427573" calcext:value-type="float">
            <text:p>630.3005724276</text:p>
          </table:table-cell>
          <table:table-cell table:formula="of:=[.G18]*[.E18]" office:value-type="float" office:value="0.630300572427573" calcext:value-type="float">
            <text:p>0.63030057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" calcext:value-type="float">
            <text:p>0.318</text:p>
          </table:table-cell>
          <table:table-cell table:formula="of:=[.B19]+([.E19]/2)" office:value-type="float" office:value="0.3175" calcext:value-type="float">
            <text:p>0.3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4" calcext:value-type="float">
            <text:p>0.924</text:p>
          </table:table-cell>
          <table:table-cell table:formula="of:=([.$F$1003]/[.$E$1003])*[.F19]" office:value-type="float" office:value="1016.40092307692" calcext:value-type="float">
            <text:p>1016.4009230769</text:p>
          </table:table-cell>
          <table:table-cell table:formula="of:=[.G19]*[.E19]" office:value-type="float" office:value="1.01640092307692" calcext:value-type="float">
            <text:p>1.0164009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9" calcext:value-type="float">
            <text:p>0.319</text:p>
          </table:table-cell>
          <table:table-cell table:formula="of:=[.B20]+([.E20]/2)" office:value-type="float" office:value="0.3185" calcext:value-type="float">
            <text:p>0.31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6" calcext:value-type="float">
            <text:p>0.596</text:p>
          </table:table-cell>
          <table:table-cell table:formula="of:=([.$F$1003]/[.$E$1003])*[.F20]" office:value-type="float" office:value="655.600595404595" calcext:value-type="float">
            <text:p>655.6005954046</text:p>
          </table:table-cell>
          <table:table-cell table:formula="of:=[.G20]*[.E20]" office:value-type="float" office:value="0.655600595404595" calcext:value-type="float">
            <text:p>0.6556005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" calcext:value-type="float">
            <text:p>0.32</text:p>
          </table:table-cell>
          <table:table-cell table:formula="of:=[.B21]+([.E21]/2)" office:value-type="float" office:value="0.3195" calcext:value-type="float">
            <text:p>0.31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" calcext:value-type="float">
            <text:p>0.76</text:p>
          </table:table-cell>
          <table:table-cell table:formula="of:=([.$F$1003]/[.$E$1003])*[.F21]" office:value-type="float" office:value="836.000759240759" calcext:value-type="float">
            <text:p>836.0007592408</text:p>
          </table:table-cell>
          <table:table-cell table:formula="of:=[.G21]*[.E21]" office:value-type="float" office:value="0.836000759240759" calcext:value-type="float">
            <text:p>0.8360007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" calcext:value-type="float">
            <text:p>0.32</text:p>
          </table:table-cell>
          <table:table-cell office:value-type="float" office:value="0.321" calcext:value-type="float">
            <text:p>0.321</text:p>
          </table:table-cell>
          <table:table-cell table:formula="of:=[.B22]+([.E22]/2)" office:value-type="float" office:value="0.3205" calcext:value-type="float">
            <text:p>0.32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" calcext:value-type="float">
            <text:p>0.86</text:p>
          </table:table-cell>
          <table:table-cell table:formula="of:=([.$F$1003]/[.$E$1003])*[.F22]" office:value-type="float" office:value="946.000859140859" calcext:value-type="float">
            <text:p>946.0008591409</text:p>
          </table:table-cell>
          <table:table-cell table:formula="of:=[.G22]*[.E22]" office:value-type="float" office:value="0.946000859140859" calcext:value-type="float">
            <text:p>0.94600085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2" calcext:value-type="float">
            <text:p>0.322</text:p>
          </table:table-cell>
          <table:table-cell table:formula="of:=[.B23]+([.E23]/2)" office:value-type="float" office:value="0.3215" calcext:value-type="float">
            <text:p>0.3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4" calcext:value-type="float">
            <text:p>0.684</text:p>
          </table:table-cell>
          <table:table-cell table:formula="of:=([.$F$1003]/[.$E$1003])*[.F23]" office:value-type="float" office:value="752.400683316684" calcext:value-type="float">
            <text:p>752.4006833167</text:p>
          </table:table-cell>
          <table:table-cell table:formula="of:=[.G23]*[.E23]" office:value-type="float" office:value="0.752400683316684" calcext:value-type="float">
            <text:p>0.75240068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3" calcext:value-type="float">
            <text:p>0.323</text:p>
          </table:table-cell>
          <table:table-cell table:formula="of:=[.B24]+([.E24]/2)" office:value-type="float" office:value="0.3225" calcext:value-type="float">
            <text:p>0.32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3" calcext:value-type="float">
            <text:p>0.683</text:p>
          </table:table-cell>
          <table:table-cell table:formula="of:=([.$F$1003]/[.$E$1003])*[.F24]" office:value-type="float" office:value="751.300682317682" calcext:value-type="float">
            <text:p>751.3006823177</text:p>
          </table:table-cell>
          <table:table-cell table:formula="of:=[.G24]*[.E24]" office:value-type="float" office:value="0.751300682317682" calcext:value-type="float">
            <text:p>0.75130068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4" calcext:value-type="float">
            <text:p>0.324</text:p>
          </table:table-cell>
          <table:table-cell table:formula="of:=[.B25]+([.E25]/2)" office:value-type="float" office:value="0.3235" calcext:value-type="float">
            <text:p>0.3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6" calcext:value-type="float">
            <text:p>0.666</text:p>
          </table:table-cell>
          <table:table-cell table:formula="of:=([.$F$1003]/[.$E$1003])*[.F25]" office:value-type="float" office:value="732.600665334665" calcext:value-type="float">
            <text:p>732.6006653347</text:p>
          </table:table-cell>
          <table:table-cell table:formula="of:=[.G25]*[.E25]" office:value-type="float" office:value="0.732600665334665" calcext:value-type="float">
            <text:p>0.73260066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5" calcext:value-type="float">
            <text:p>0.325</text:p>
          </table:table-cell>
          <table:table-cell table:formula="of:=[.B26]+([.E26]/2)" office:value-type="float" office:value="0.3245" calcext:value-type="float">
            <text:p>0.32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2" calcext:value-type="float">
            <text:p>0.832</text:p>
          </table:table-cell>
          <table:table-cell table:formula="of:=([.$F$1003]/[.$E$1003])*[.F26]" office:value-type="float" office:value="915.200831168831" calcext:value-type="float">
            <text:p>915.2008311688</text:p>
          </table:table-cell>
          <table:table-cell table:formula="of:=[.G26]*[.E26]" office:value-type="float" office:value="0.915200831168831" calcext:value-type="float">
            <text:p>0.91520083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6" calcext:value-type="float">
            <text:p>0.326</text:p>
          </table:table-cell>
          <table:table-cell table:formula="of:=[.B27]+([.E27]/2)" office:value-type="float" office:value="0.3255" calcext:value-type="float">
            <text:p>0.32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8" calcext:value-type="float">
            <text:p>0.908</text:p>
          </table:table-cell>
          <table:table-cell table:formula="of:=([.$F$1003]/[.$E$1003])*[.F27]" office:value-type="float" office:value="998.800907092907" calcext:value-type="float">
            <text:p>998.8009070929</text:p>
          </table:table-cell>
          <table:table-cell table:formula="of:=[.G27]*[.E27]" office:value-type="float" office:value="0.998800907092907" calcext:value-type="float">
            <text:p>0.99880090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7" calcext:value-type="float">
            <text:p>0.327</text:p>
          </table:table-cell>
          <table:table-cell table:formula="of:=[.B28]+([.E28]/2)" office:value-type="float" office:value="0.3265" calcext:value-type="float">
            <text:p>0.3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9" calcext:value-type="float">
            <text:p>1.049</text:p>
          </table:table-cell>
          <table:table-cell table:formula="of:=([.$F$1003]/[.$E$1003])*[.F28]" office:value-type="float" office:value="1153.90104795205" calcext:value-type="float">
            <text:p>1153.9010479521</text:p>
          </table:table-cell>
          <table:table-cell table:formula="of:=[.G28]*[.E28]" office:value-type="float" office:value="1.15390104795205" calcext:value-type="float">
            <text:p>1.1539010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7" calcext:value-type="float">
            <text:p>0.327</text:p>
          </table:table-cell>
          <table:table-cell office:value-type="float" office:value="0.328" calcext:value-type="float">
            <text:p>0.328</text:p>
          </table:table-cell>
          <table:table-cell table:formula="of:=[.B29]+([.E29]/2)" office:value-type="float" office:value="0.3275" calcext:value-type="float">
            <text:p>0.3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table:formula="of:=([.$F$1003]/[.$E$1003])*[.F29]" office:value-type="float" office:value="1095.600995005" calcext:value-type="float">
            <text:p>1095.600995005</text:p>
          </table:table-cell>
          <table:table-cell table:formula="of:=[.G29]*[.E29]" office:value-type="float" office:value="1.095600995005" calcext:value-type="float">
            <text:p>1.095600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9" calcext:value-type="float">
            <text:p>0.329</text:p>
          </table:table-cell>
          <table:table-cell table:formula="of:=[.B30]+([.E30]/2)" office:value-type="float" office:value="0.3285" calcext:value-type="float">
            <text:p>0.32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4" calcext:value-type="float">
            <text:p>0.924</text:p>
          </table:table-cell>
          <table:table-cell table:formula="of:=([.$F$1003]/[.$E$1003])*[.F30]" office:value-type="float" office:value="1016.40092307692" calcext:value-type="float">
            <text:p>1016.4009230769</text:p>
          </table:table-cell>
          <table:table-cell table:formula="of:=[.G30]*[.E30]" office:value-type="float" office:value="1.01640092307692" calcext:value-type="float">
            <text:p>1.0164009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" calcext:value-type="float">
            <text:p>0.33</text:p>
          </table:table-cell>
          <table:table-cell table:formula="of:=[.B31]+([.E31]/2)" office:value-type="float" office:value="0.3295" calcext:value-type="float">
            <text:p>0.3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1" calcext:value-type="float">
            <text:p>1.171</text:p>
          </table:table-cell>
          <table:table-cell table:formula="of:=([.$F$1003]/[.$E$1003])*[.F31]" office:value-type="float" office:value="1288.10116983017" calcext:value-type="float">
            <text:p>1288.1011698302</text:p>
          </table:table-cell>
          <table:table-cell table:formula="of:=[.G31]*[.E31]" office:value-type="float" office:value="1.28810116983017" calcext:value-type="float">
            <text:p>1.28810116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" calcext:value-type="float">
            <text:p>0.33</text:p>
          </table:table-cell>
          <table:table-cell office:value-type="float" office:value="0.331" calcext:value-type="float">
            <text:p>0.331</text:p>
          </table:table-cell>
          <table:table-cell table:formula="of:=[.B32]+([.E32]/2)" office:value-type="float" office:value="0.3305" calcext:value-type="float">
            <text:p>0.33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6" calcext:value-type="float">
            <text:p>1.056</text:p>
          </table:table-cell>
          <table:table-cell table:formula="of:=([.$F$1003]/[.$E$1003])*[.F32]" office:value-type="float" office:value="1161.60105494506" calcext:value-type="float">
            <text:p>1161.6010549451</text:p>
          </table:table-cell>
          <table:table-cell table:formula="of:=[.G32]*[.E32]" office:value-type="float" office:value="1.16160105494506" calcext:value-type="float">
            <text:p>1.16160105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2" calcext:value-type="float">
            <text:p>0.332</text:p>
          </table:table-cell>
          <table:table-cell table:formula="of:=[.B33]+([.E33]/2)" office:value-type="float" office:value="0.3315" calcext:value-type="float">
            <text:p>0.33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4" calcext:value-type="float">
            <text:p>1.004</text:p>
          </table:table-cell>
          <table:table-cell table:formula="of:=([.$F$1003]/[.$E$1003])*[.F33]" office:value-type="float" office:value="1104.401002997" calcext:value-type="float">
            <text:p>1104.401002997</text:p>
          </table:table-cell>
          <table:table-cell table:formula="of:=[.G33]*[.E33]" office:value-type="float" office:value="1.104401002997" calcext:value-type="float">
            <text:p>1.1044010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3" calcext:value-type="float">
            <text:p>0.333</text:p>
          </table:table-cell>
          <table:table-cell table:formula="of:=[.B34]+([.E34]/2)" office:value-type="float" office:value="0.3325" calcext:value-type="float">
            <text:p>0.33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4" calcext:value-type="float">
            <text:p>1.064</text:p>
          </table:table-cell>
          <table:table-cell table:formula="of:=([.$F$1003]/[.$E$1003])*[.F34]" office:value-type="float" office:value="1170.40106293706" calcext:value-type="float">
            <text:p>1170.4010629371</text:p>
          </table:table-cell>
          <table:table-cell table:formula="of:=[.G34]*[.E34]" office:value-type="float" office:value="1.17040106293706" calcext:value-type="float">
            <text:p>1.17040106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4" calcext:value-type="float">
            <text:p>0.334</text:p>
          </table:table-cell>
          <table:table-cell table:formula="of:=[.B35]+([.E35]/2)" office:value-type="float" office:value="0.3335" calcext:value-type="float">
            <text:p>0.3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8" calcext:value-type="float">
            <text:p>0.968</text:p>
          </table:table-cell>
          <table:table-cell table:formula="of:=([.$F$1003]/[.$E$1003])*[.F35]" office:value-type="float" office:value="1064.80096703297" calcext:value-type="float">
            <text:p>1064.800967033</text:p>
          </table:table-cell>
          <table:table-cell table:formula="of:=[.G35]*[.E35]" office:value-type="float" office:value="1.06480096703297" calcext:value-type="float">
            <text:p>1.0648009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5" calcext:value-type="float">
            <text:p>0.335</text:p>
          </table:table-cell>
          <table:table-cell table:formula="of:=[.B36]+([.E36]/2)" office:value-type="float" office:value="0.3345" calcext:value-type="float">
            <text:p>0.33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1" calcext:value-type="float">
            <text:p>1.061</text:p>
          </table:table-cell>
          <table:table-cell table:formula="of:=([.$F$1003]/[.$E$1003])*[.F36]" office:value-type="float" office:value="1167.10105994006" calcext:value-type="float">
            <text:p>1167.1010599401</text:p>
          </table:table-cell>
          <table:table-cell table:formula="of:=[.G36]*[.E36]" office:value-type="float" office:value="1.16710105994006" calcext:value-type="float">
            <text:p>1.16710105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table:formula="of:=[.B37]+([.E37]/2)" office:value-type="float" office:value="0.3355" calcext:value-type="float">
            <text:p>0.33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" calcext:value-type="float">
            <text:p>1.06</text:p>
          </table:table-cell>
          <table:table-cell table:formula="of:=([.$F$1003]/[.$E$1003])*[.F37]" office:value-type="float" office:value="1166.00105894106" calcext:value-type="float">
            <text:p>1166.0010589411</text:p>
          </table:table-cell>
          <table:table-cell table:formula="of:=[.G37]*[.E37]" office:value-type="float" office:value="1.16600105894106" calcext:value-type="float">
            <text:p>1.16600105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7" calcext:value-type="float">
            <text:p>0.337</text:p>
          </table:table-cell>
          <table:table-cell table:formula="of:=[.B38]+([.E38]/2)" office:value-type="float" office:value="0.3365" calcext:value-type="float">
            <text:p>0.33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6" calcext:value-type="float">
            <text:p>0.826</text:p>
          </table:table-cell>
          <table:table-cell table:formula="of:=([.$F$1003]/[.$E$1003])*[.F38]" office:value-type="float" office:value="908.600825174825" calcext:value-type="float">
            <text:p>908.6008251748</text:p>
          </table:table-cell>
          <table:table-cell table:formula="of:=[.G38]*[.E38]" office:value-type="float" office:value="0.908600825174825" calcext:value-type="float">
            <text:p>0.90860082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8" calcext:value-type="float">
            <text:p>0.338</text:p>
          </table:table-cell>
          <table:table-cell table:formula="of:=[.B39]+([.E39]/2)" office:value-type="float" office:value="0.3375" calcext:value-type="float">
            <text:p>0.33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2" calcext:value-type="float">
            <text:p>0.912</text:p>
          </table:table-cell>
          <table:table-cell table:formula="of:=([.$F$1003]/[.$E$1003])*[.F39]" office:value-type="float" office:value="1003.20091108891" calcext:value-type="float">
            <text:p>1003.2009110889</text:p>
          </table:table-cell>
          <table:table-cell table:formula="of:=[.G39]*[.E39]" office:value-type="float" office:value="1.00320091108891" calcext:value-type="float">
            <text:p>1.0032009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9" calcext:value-type="float">
            <text:p>0.339</text:p>
          </table:table-cell>
          <table:table-cell table:formula="of:=[.B40]+([.E40]/2)" office:value-type="float" office:value="0.3385" calcext:value-type="float">
            <text:p>0.33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3" calcext:value-type="float">
            <text:p>0.953</text:p>
          </table:table-cell>
          <table:table-cell table:formula="of:=([.$F$1003]/[.$E$1003])*[.F40]" office:value-type="float" office:value="1048.30095204795" calcext:value-type="float">
            <text:p>1048.300952048</text:p>
          </table:table-cell>
          <table:table-cell table:formula="of:=[.G40]*[.E40]" office:value-type="float" office:value="1.04830095204795" calcext:value-type="float">
            <text:p>1.0483009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" calcext:value-type="float">
            <text:p>0.34</text:p>
          </table:table-cell>
          <table:table-cell table:formula="of:=[.B41]+([.E41]/2)" office:value-type="float" office:value="0.3395" calcext:value-type="float">
            <text:p>0.33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5" calcext:value-type="float">
            <text:p>1.035</text:p>
          </table:table-cell>
          <table:table-cell table:formula="of:=([.$F$1003]/[.$E$1003])*[.F41]" office:value-type="float" office:value="1138.50103396603" calcext:value-type="float">
            <text:p>1138.501033966</text:p>
          </table:table-cell>
          <table:table-cell table:formula="of:=[.G41]*[.E41]" office:value-type="float" office:value="1.13850103396603" calcext:value-type="float">
            <text:p>1.1385010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" calcext:value-type="float">
            <text:p>0.34</text:p>
          </table:table-cell>
          <table:table-cell office:value-type="float" office:value="0.341" calcext:value-type="float">
            <text:p>0.341</text:p>
          </table:table-cell>
          <table:table-cell table:formula="of:=[.B42]+([.E42]/2)" office:value-type="float" office:value="0.3405" calcext:value-type="float">
            <text:p>0.3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6" calcext:value-type="float">
            <text:p>1.096</text:p>
          </table:table-cell>
          <table:table-cell table:formula="of:=([.$F$1003]/[.$E$1003])*[.F42]" office:value-type="float" office:value="1205.6010949051" calcext:value-type="float">
            <text:p>1205.6010949051</text:p>
          </table:table-cell>
          <table:table-cell table:formula="of:=[.G42]*[.E42]" office:value-type="float" office:value="1.2056010949051" calcext:value-type="float">
            <text:p>1.20560109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2" calcext:value-type="float">
            <text:p>0.342</text:p>
          </table:table-cell>
          <table:table-cell table:formula="of:=[.B43]+([.E43]/2)" office:value-type="float" office:value="0.3415" calcext:value-type="float">
            <text:p>0.34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6" calcext:value-type="float">
            <text:p>0.966</text:p>
          </table:table-cell>
          <table:table-cell table:formula="of:=([.$F$1003]/[.$E$1003])*[.F43]" office:value-type="float" office:value="1062.60096503497" calcext:value-type="float">
            <text:p>1062.600965035</text:p>
          </table:table-cell>
          <table:table-cell table:formula="of:=[.G43]*[.E43]" office:value-type="float" office:value="1.06260096503497" calcext:value-type="float">
            <text:p>1.0626009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3" calcext:value-type="float">
            <text:p>0.343</text:p>
          </table:table-cell>
          <table:table-cell table:formula="of:=[.B44]+([.E44]/2)" office:value-type="float" office:value="0.3425" calcext:value-type="float">
            <text:p>0.34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9" calcext:value-type="float">
            <text:p>1.009</text:p>
          </table:table-cell>
          <table:table-cell table:formula="of:=([.$F$1003]/[.$E$1003])*[.F44]" office:value-type="float" office:value="1109.90100799201" calcext:value-type="float">
            <text:p>1109.901007992</text:p>
          </table:table-cell>
          <table:table-cell table:formula="of:=[.G44]*[.E44]" office:value-type="float" office:value="1.10990100799201" calcext:value-type="float">
            <text:p>1.1099010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4" calcext:value-type="float">
            <text:p>0.344</text:p>
          </table:table-cell>
          <table:table-cell table:formula="of:=[.B45]+([.E45]/2)" office:value-type="float" office:value="0.3435" calcext:value-type="float">
            <text:p>0.3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1" calcext:value-type="float">
            <text:p>1.101</text:p>
          </table:table-cell>
          <table:table-cell table:formula="of:=([.$F$1003]/[.$E$1003])*[.F45]" office:value-type="float" office:value="1211.1010999001" calcext:value-type="float">
            <text:p>1211.1010999001</text:p>
          </table:table-cell>
          <table:table-cell table:formula="of:=[.G45]*[.E45]" office:value-type="float" office:value="1.2111010999001" calcext:value-type="float">
            <text:p>1.2111010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5" calcext:value-type="float">
            <text:p>0.345</text:p>
          </table:table-cell>
          <table:table-cell table:formula="of:=[.B46]+([.E46]/2)" office:value-type="float" office:value="0.3445" calcext:value-type="float">
            <text:p>0.34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2" calcext:value-type="float">
            <text:p>0.842</text:p>
          </table:table-cell>
          <table:table-cell table:formula="of:=([.$F$1003]/[.$E$1003])*[.F46]" office:value-type="float" office:value="926.200841158841" calcext:value-type="float">
            <text:p>926.2008411588</text:p>
          </table:table-cell>
          <table:table-cell table:formula="of:=[.G46]*[.E46]" office:value-type="float" office:value="0.926200841158841" calcext:value-type="float">
            <text:p>0.92620084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6" calcext:value-type="float">
            <text:p>0.346</text:p>
          </table:table-cell>
          <table:table-cell table:formula="of:=[.B47]+([.E47]/2)" office:value-type="float" office:value="0.3455" calcext:value-type="float">
            <text:p>0.3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5" calcext:value-type="float">
            <text:p>1.055</text:p>
          </table:table-cell>
          <table:table-cell table:formula="of:=([.$F$1003]/[.$E$1003])*[.F47]" office:value-type="float" office:value="1160.50105394605" calcext:value-type="float">
            <text:p>1160.5010539461</text:p>
          </table:table-cell>
          <table:table-cell table:formula="of:=[.G47]*[.E47]" office:value-type="float" office:value="1.16050105394605" calcext:value-type="float">
            <text:p>1.16050105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7" calcext:value-type="float">
            <text:p>0.347</text:p>
          </table:table-cell>
          <table:table-cell table:formula="of:=[.B48]+([.E48]/2)" office:value-type="float" office:value="0.3465" calcext:value-type="float">
            <text:p>0.34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2" calcext:value-type="float">
            <text:p>0.972</text:p>
          </table:table-cell>
          <table:table-cell table:formula="of:=([.$F$1003]/[.$E$1003])*[.F48]" office:value-type="float" office:value="1069.20097102897" calcext:value-type="float">
            <text:p>1069.200971029</text:p>
          </table:table-cell>
          <table:table-cell table:formula="of:=[.G48]*[.E48]" office:value-type="float" office:value="1.06920097102897" calcext:value-type="float">
            <text:p>1.0692009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8" calcext:value-type="float">
            <text:p>0.348</text:p>
          </table:table-cell>
          <table:table-cell table:formula="of:=[.B49]+([.E49]/2)" office:value-type="float" office:value="0.3475" calcext:value-type="float">
            <text:p>0.3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2" calcext:value-type="float">
            <text:p>0.902</text:p>
          </table:table-cell>
          <table:table-cell table:formula="of:=([.$F$1003]/[.$E$1003])*[.F49]" office:value-type="float" office:value="992.200901098901" calcext:value-type="float">
            <text:p>992.2009010989</text:p>
          </table:table-cell>
          <table:table-cell table:formula="of:=[.G49]*[.E49]" office:value-type="float" office:value="0.992200901098901" calcext:value-type="float">
            <text:p>0.9922009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9" calcext:value-type="float">
            <text:p>0.349</text:p>
          </table:table-cell>
          <table:table-cell table:formula="of:=[.B50]+([.E50]/2)" office:value-type="float" office:value="0.3485" calcext:value-type="float">
            <text:p>0.3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57" calcext:value-type="float">
            <text:p>1.157</text:p>
          </table:table-cell>
          <table:table-cell table:formula="of:=([.$F$1003]/[.$E$1003])*[.F50]" office:value-type="float" office:value="1272.70115584416" calcext:value-type="float">
            <text:p>1272.7011558442</text:p>
          </table:table-cell>
          <table:table-cell table:formula="of:=[.G50]*[.E50]" office:value-type="float" office:value="1.27270115584416" calcext:value-type="float">
            <text:p>1.27270115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" calcext:value-type="float">
            <text:p>0.35</text:p>
          </table:table-cell>
          <table:table-cell table:formula="of:=[.B51]+([.E51]/2)" office:value-type="float" office:value="0.3495" calcext:value-type="float">
            <text:p>0.34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8" calcext:value-type="float">
            <text:p>0.878</text:p>
          </table:table-cell>
          <table:table-cell table:formula="of:=([.$F$1003]/[.$E$1003])*[.F51]" office:value-type="float" office:value="965.800877122877" calcext:value-type="float">
            <text:p>965.8008771229</text:p>
          </table:table-cell>
          <table:table-cell table:formula="of:=[.G51]*[.E51]" office:value-type="float" office:value="0.965800877122877" calcext:value-type="float">
            <text:p>0.96580087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5" calcext:value-type="float">
            <text:p>0.35</text:p>
          </table:table-cell>
          <table:table-cell office:value-type="float" office:value="0.351" calcext:value-type="float">
            <text:p>0.351</text:p>
          </table:table-cell>
          <table:table-cell table:formula="of:=[.B52]+([.E52]/2)" office:value-type="float" office:value="0.3505" calcext:value-type="float">
            <text:p>0.35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6" calcext:value-type="float">
            <text:p>1.166</text:p>
          </table:table-cell>
          <table:table-cell table:formula="of:=([.$F$1003]/[.$E$1003])*[.F52]" office:value-type="float" office:value="1282.60116483517" calcext:value-type="float">
            <text:p>1282.6011648352</text:p>
          </table:table-cell>
          <table:table-cell table:formula="of:=[.G52]*[.E52]" office:value-type="float" office:value="1.28260116483517" calcext:value-type="float">
            <text:p>1.28260116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2" calcext:value-type="float">
            <text:p>0.352</text:p>
          </table:table-cell>
          <table:table-cell table:formula="of:=[.B53]+([.E53]/2)" office:value-type="float" office:value="0.3515" calcext:value-type="float">
            <text:p>0.35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9" calcext:value-type="float">
            <text:p>1.049</text:p>
          </table:table-cell>
          <table:table-cell table:formula="of:=([.$F$1003]/[.$E$1003])*[.F53]" office:value-type="float" office:value="1153.90104795205" calcext:value-type="float">
            <text:p>1153.9010479521</text:p>
          </table:table-cell>
          <table:table-cell table:formula="of:=[.G53]*[.E53]" office:value-type="float" office:value="1.15390104795205" calcext:value-type="float">
            <text:p>1.1539010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3" calcext:value-type="float">
            <text:p>0.353</text:p>
          </table:table-cell>
          <table:table-cell table:formula="of:=[.B54]+([.E54]/2)" office:value-type="float" office:value="0.3525" calcext:value-type="float">
            <text:p>0.3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3" calcext:value-type="float">
            <text:p>0.963</text:p>
          </table:table-cell>
          <table:table-cell table:formula="of:=([.$F$1003]/[.$E$1003])*[.F54]" office:value-type="float" office:value="1059.30096203796" calcext:value-type="float">
            <text:p>1059.300962038</text:p>
          </table:table-cell>
          <table:table-cell table:formula="of:=[.G54]*[.E54]" office:value-type="float" office:value="1.05930096203796" calcext:value-type="float">
            <text:p>1.0593009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4" calcext:value-type="float">
            <text:p>0.354</text:p>
          </table:table-cell>
          <table:table-cell table:formula="of:=[.B55]+([.E55]/2)" office:value-type="float" office:value="0.3535" calcext:value-type="float">
            <text:p>0.35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9" calcext:value-type="float">
            <text:p>1.119</text:p>
          </table:table-cell>
          <table:table-cell table:formula="of:=([.$F$1003]/[.$E$1003])*[.F55]" office:value-type="float" office:value="1230.90111788212" calcext:value-type="float">
            <text:p>1230.9011178821</text:p>
          </table:table-cell>
          <table:table-cell table:formula="of:=[.G55]*[.E55]" office:value-type="float" office:value="1.23090111788212" calcext:value-type="float">
            <text:p>1.23090111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5" calcext:value-type="float">
            <text:p>0.355</text:p>
          </table:table-cell>
          <table:table-cell table:formula="of:=[.B56]+([.E56]/2)" office:value-type="float" office:value="0.3545" calcext:value-type="float">
            <text:p>0.35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08" calcext:value-type="float">
            <text:p>1.208</text:p>
          </table:table-cell>
          <table:table-cell table:formula="of:=([.$F$1003]/[.$E$1003])*[.F56]" office:value-type="float" office:value="1328.80120679321" calcext:value-type="float">
            <text:p>1328.8012067932</text:p>
          </table:table-cell>
          <table:table-cell table:formula="of:=[.G56]*[.E56]" office:value-type="float" office:value="1.32880120679321" calcext:value-type="float">
            <text:p>1.32880120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6" calcext:value-type="float">
            <text:p>0.356</text:p>
          </table:table-cell>
          <table:table-cell table:formula="of:=[.B57]+([.E57]/2)" office:value-type="float" office:value="0.3555" calcext:value-type="float">
            <text:p>0.35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7" calcext:value-type="float">
            <text:p>1.167</text:p>
          </table:table-cell>
          <table:table-cell table:formula="of:=([.$F$1003]/[.$E$1003])*[.F57]" office:value-type="float" office:value="1283.70116583417" calcext:value-type="float">
            <text:p>1283.7011658342</text:p>
          </table:table-cell>
          <table:table-cell table:formula="of:=[.G57]*[.E57]" office:value-type="float" office:value="1.28370116583417" calcext:value-type="float">
            <text:p>1.28370116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7" calcext:value-type="float">
            <text:p>0.357</text:p>
          </table:table-cell>
          <table:table-cell table:formula="of:=[.B58]+([.E58]/2)" office:value-type="float" office:value="0.3565" calcext:value-type="float">
            <text:p>0.35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8" calcext:value-type="float">
            <text:p>1.038</text:p>
          </table:table-cell>
          <table:table-cell table:formula="of:=([.$F$1003]/[.$E$1003])*[.F58]" office:value-type="float" office:value="1141.80103696304" calcext:value-type="float">
            <text:p>1141.801036963</text:p>
          </table:table-cell>
          <table:table-cell table:formula="of:=[.G58]*[.E58]" office:value-type="float" office:value="1.14180103696304" calcext:value-type="float">
            <text:p>1.1418010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8" calcext:value-type="float">
            <text:p>0.358</text:p>
          </table:table-cell>
          <table:table-cell table:formula="of:=[.B59]+([.E59]/2)" office:value-type="float" office:value="0.3575" calcext:value-type="float">
            <text:p>0.35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1" calcext:value-type="float">
            <text:p>0.911</text:p>
          </table:table-cell>
          <table:table-cell table:formula="of:=([.$F$1003]/[.$E$1003])*[.F59]" office:value-type="float" office:value="1002.10091008991" calcext:value-type="float">
            <text:p>1002.1009100899</text:p>
          </table:table-cell>
          <table:table-cell table:formula="of:=[.G59]*[.E59]" office:value-type="float" office:value="1.00210091008991" calcext:value-type="float">
            <text:p>1.0021009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9" calcext:value-type="float">
            <text:p>0.359</text:p>
          </table:table-cell>
          <table:table-cell table:formula="of:=[.B60]+([.E60]/2)" office:value-type="float" office:value="0.3585" calcext:value-type="float">
            <text:p>0.35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9" calcext:value-type="float">
            <text:p>0.659</text:p>
          </table:table-cell>
          <table:table-cell table:formula="of:=([.$F$1003]/[.$E$1003])*[.F60]" office:value-type="float" office:value="724.900658341659" calcext:value-type="float">
            <text:p>724.9006583417</text:p>
          </table:table-cell>
          <table:table-cell table:formula="of:=[.G60]*[.E60]" office:value-type="float" office:value="0.724900658341659" calcext:value-type="float">
            <text:p>0.72490065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" calcext:value-type="float">
            <text:p>0.36</text:p>
          </table:table-cell>
          <table:table-cell table:formula="of:=[.B61]+([.E61]/2)" office:value-type="float" office:value="0.3595" calcext:value-type="float">
            <text:p>0.35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4" calcext:value-type="float">
            <text:p>1.174</text:p>
          </table:table-cell>
          <table:table-cell table:formula="of:=([.$F$1003]/[.$E$1003])*[.F61]" office:value-type="float" office:value="1291.40117282717" calcext:value-type="float">
            <text:p>1291.4011728272</text:p>
          </table:table-cell>
          <table:table-cell table:formula="of:=[.G61]*[.E61]" office:value-type="float" office:value="1.29140117282717" calcext:value-type="float">
            <text:p>1.29140117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" calcext:value-type="float">
            <text:p>0.36</text:p>
          </table:table-cell>
          <table:table-cell office:value-type="float" office:value="0.361" calcext:value-type="float">
            <text:p>0.361</text:p>
          </table:table-cell>
          <table:table-cell table:formula="of:=[.B62]+([.E62]/2)" office:value-type="float" office:value="0.3605" calcext:value-type="float">
            <text:p>0.36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" calcext:value-type="float">
            <text:p>1.07</text:p>
          </table:table-cell>
          <table:table-cell table:formula="of:=([.$F$1003]/[.$E$1003])*[.F62]" office:value-type="float" office:value="1177.00106893107" calcext:value-type="float">
            <text:p>1177.0010689311</text:p>
          </table:table-cell>
          <table:table-cell table:formula="of:=[.G62]*[.E62]" office:value-type="float" office:value="1.17700106893107" calcext:value-type="float">
            <text:p>1.17700106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2" calcext:value-type="float">
            <text:p>0.362</text:p>
          </table:table-cell>
          <table:table-cell table:formula="of:=[.B63]+([.E63]/2)" office:value-type="float" office:value="0.3615" calcext:value-type="float">
            <text:p>0.36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4" calcext:value-type="float">
            <text:p>1.014</text:p>
          </table:table-cell>
          <table:table-cell table:formula="of:=([.$F$1003]/[.$E$1003])*[.F63]" office:value-type="float" office:value="1115.40101298701" calcext:value-type="float">
            <text:p>1115.401012987</text:p>
          </table:table-cell>
          <table:table-cell table:formula="of:=[.G63]*[.E63]" office:value-type="float" office:value="1.11540101298701" calcext:value-type="float">
            <text:p>1.1154010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3" calcext:value-type="float">
            <text:p>0.363</text:p>
          </table:table-cell>
          <table:table-cell table:formula="of:=[.B64]+([.E64]/2)" office:value-type="float" office:value="0.3625" calcext:value-type="float">
            <text:p>0.36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4" calcext:value-type="float">
            <text:p>1.184</text:p>
          </table:table-cell>
          <table:table-cell table:formula="of:=([.$F$1003]/[.$E$1003])*[.F64]" office:value-type="float" office:value="1302.40118281718" calcext:value-type="float">
            <text:p>1302.4011828172</text:p>
          </table:table-cell>
          <table:table-cell table:formula="of:=[.G64]*[.E64]" office:value-type="float" office:value="1.30240118281718" calcext:value-type="float">
            <text:p>1.3024011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4" calcext:value-type="float">
            <text:p>0.364</text:p>
          </table:table-cell>
          <table:table-cell table:formula="of:=[.B65]+([.E65]/2)" office:value-type="float" office:value="0.3635" calcext:value-type="float">
            <text:p>0.36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6" calcext:value-type="float">
            <text:p>0.966</text:p>
          </table:table-cell>
          <table:table-cell table:formula="of:=([.$F$1003]/[.$E$1003])*[.F65]" office:value-type="float" office:value="1062.60096503497" calcext:value-type="float">
            <text:p>1062.600965035</text:p>
          </table:table-cell>
          <table:table-cell table:formula="of:=[.G65]*[.E65]" office:value-type="float" office:value="1.06260096503497" calcext:value-type="float">
            <text:p>1.0626009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5" calcext:value-type="float">
            <text:p>0.365</text:p>
          </table:table-cell>
          <table:table-cell table:formula="of:=[.B66]+([.E66]/2)" office:value-type="float" office:value="0.3645" calcext:value-type="float">
            <text:p>0.36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1" calcext:value-type="float">
            <text:p>1.061</text:p>
          </table:table-cell>
          <table:table-cell table:formula="of:=([.$F$1003]/[.$E$1003])*[.F66]" office:value-type="float" office:value="1167.10105994006" calcext:value-type="float">
            <text:p>1167.1010599401</text:p>
          </table:table-cell>
          <table:table-cell table:formula="of:=[.G66]*[.E66]" office:value-type="float" office:value="1.16710105994006" calcext:value-type="float">
            <text:p>1.16710105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6" calcext:value-type="float">
            <text:p>0.366</text:p>
          </table:table-cell>
          <table:table-cell table:formula="of:=[.B67]+([.E67]/2)" office:value-type="float" office:value="0.3655" calcext:value-type="float">
            <text:p>0.36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2" calcext:value-type="float">
            <text:p>1.332</text:p>
          </table:table-cell>
          <table:table-cell table:formula="of:=([.$F$1003]/[.$E$1003])*[.F67]" office:value-type="float" office:value="1465.20133066933" calcext:value-type="float">
            <text:p>1465.2013306693</text:p>
          </table:table-cell>
          <table:table-cell table:formula="of:=[.G67]*[.E67]" office:value-type="float" office:value="1.46520133066933" calcext:value-type="float">
            <text:p>1.46520133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7" calcext:value-type="float">
            <text:p>0.367</text:p>
          </table:table-cell>
          <table:table-cell table:formula="of:=[.B68]+([.E68]/2)" office:value-type="float" office:value="0.3665" calcext:value-type="float">
            <text:p>0.36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14" calcext:value-type="float">
            <text:p>1.314</text:p>
          </table:table-cell>
          <table:table-cell table:formula="of:=([.$F$1003]/[.$E$1003])*[.F68]" office:value-type="float" office:value="1445.40131268731" calcext:value-type="float">
            <text:p>1445.4013126873</text:p>
          </table:table-cell>
          <table:table-cell table:formula="of:=[.G68]*[.E68]" office:value-type="float" office:value="1.44540131268731" calcext:value-type="float">
            <text:p>1.44540131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table:formula="of:=[.B69]+([.E69]/2)" office:value-type="float" office:value="0.3675" calcext:value-type="float">
            <text:p>0.36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6" calcext:value-type="float">
            <text:p>1.256</text:p>
          </table:table-cell>
          <table:table-cell table:formula="of:=([.$F$1003]/[.$E$1003])*[.F69]" office:value-type="float" office:value="1381.60125474526" calcext:value-type="float">
            <text:p>1381.6012547453</text:p>
          </table:table-cell>
          <table:table-cell table:formula="of:=[.G69]*[.E69]" office:value-type="float" office:value="1.38160125474526" calcext:value-type="float">
            <text:p>1.38160125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9" calcext:value-type="float">
            <text:p>0.369</text:p>
          </table:table-cell>
          <table:table-cell table:formula="of:=[.B70]+([.E70]/2)" office:value-type="float" office:value="0.3685" calcext:value-type="float">
            <text:p>0.36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3" calcext:value-type="float">
            <text:p>1.113</text:p>
          </table:table-cell>
          <table:table-cell table:formula="of:=([.$F$1003]/[.$E$1003])*[.F70]" office:value-type="float" office:value="1224.30111188811" calcext:value-type="float">
            <text:p>1224.3011118881</text:p>
          </table:table-cell>
          <table:table-cell table:formula="of:=[.G70]*[.E70]" office:value-type="float" office:value="1.22430111188811" calcext:value-type="float">
            <text:p>1.22430111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" calcext:value-type="float">
            <text:p>0.37</text:p>
          </table:table-cell>
          <table:table-cell table:formula="of:=[.B71]+([.E71]/2)" office:value-type="float" office:value="0.3695" calcext:value-type="float">
            <text:p>0.3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05" calcext:value-type="float">
            <text:p>1.305</text:p>
          </table:table-cell>
          <table:table-cell table:formula="of:=([.$F$1003]/[.$E$1003])*[.F71]" office:value-type="float" office:value="1435.5013036963" calcext:value-type="float">
            <text:p>1435.5013036963</text:p>
          </table:table-cell>
          <table:table-cell table:formula="of:=[.G71]*[.E71]" office:value-type="float" office:value="1.4355013036963" calcext:value-type="float">
            <text:p>1.43550130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7" calcext:value-type="float">
            <text:p>0.37</text:p>
          </table:table-cell>
          <table:table-cell office:value-type="float" office:value="0.371" calcext:value-type="float">
            <text:p>0.371</text:p>
          </table:table-cell>
          <table:table-cell table:formula="of:=[.B72]+([.E72]/2)" office:value-type="float" office:value="0.3705" calcext:value-type="float">
            <text:p>0.37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4" calcext:value-type="float">
            <text:p>1.124</text:p>
          </table:table-cell>
          <table:table-cell table:formula="of:=([.$F$1003]/[.$E$1003])*[.F72]" office:value-type="float" office:value="1236.40112287712" calcext:value-type="float">
            <text:p>1236.4011228771</text:p>
          </table:table-cell>
          <table:table-cell table:formula="of:=[.G72]*[.E72]" office:value-type="float" office:value="1.23640112287712" calcext:value-type="float">
            <text:p>1.23640112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2" calcext:value-type="float">
            <text:p>0.372</text:p>
          </table:table-cell>
          <table:table-cell table:formula="of:=[.B73]+([.E73]/2)" office:value-type="float" office:value="0.3715" calcext:value-type="float">
            <text:p>0.37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1" calcext:value-type="float">
            <text:p>1.391</text:p>
          </table:table-cell>
          <table:table-cell table:formula="of:=([.$F$1003]/[.$E$1003])*[.F73]" office:value-type="float" office:value="1530.10138961039" calcext:value-type="float">
            <text:p>1530.1013896104</text:p>
          </table:table-cell>
          <table:table-cell table:formula="of:=[.G73]*[.E73]" office:value-type="float" office:value="1.53010138961039" calcext:value-type="float">
            <text:p>1.53010138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table:formula="of:=[.B74]+([.E74]/2)" office:value-type="float" office:value="0.3725" calcext:value-type="float">
            <text:p>0.3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1" calcext:value-type="float">
            <text:p>0.941</text:p>
          </table:table-cell>
          <table:table-cell table:formula="of:=([.$F$1003]/[.$E$1003])*[.F74]" office:value-type="float" office:value="1035.10094005994" calcext:value-type="float">
            <text:p>1035.1009400599</text:p>
          </table:table-cell>
          <table:table-cell table:formula="of:=[.G74]*[.E74]" office:value-type="float" office:value="1.03510094005994" calcext:value-type="float">
            <text:p>1.03510094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4" calcext:value-type="float">
            <text:p>0.374</text:p>
          </table:table-cell>
          <table:table-cell table:formula="of:=[.B75]+([.E75]/2)" office:value-type="float" office:value="0.3735" calcext:value-type="float">
            <text:p>0.3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1" calcext:value-type="float">
            <text:p>0.841</text:p>
          </table:table-cell>
          <table:table-cell table:formula="of:=([.$F$1003]/[.$E$1003])*[.F75]" office:value-type="float" office:value="925.10084015984" calcext:value-type="float">
            <text:p>925.1008401598</text:p>
          </table:table-cell>
          <table:table-cell table:formula="of:=[.G75]*[.E75]" office:value-type="float" office:value="0.92510084015984" calcext:value-type="float">
            <text:p>0.9251008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5" calcext:value-type="float">
            <text:p>0.375</text:p>
          </table:table-cell>
          <table:table-cell table:formula="of:=[.B76]+([.E76]/2)" office:value-type="float" office:value="0.3745" calcext:value-type="float">
            <text:p>0.37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8" calcext:value-type="float">
            <text:p>0.928</text:p>
          </table:table-cell>
          <table:table-cell table:formula="of:=([.$F$1003]/[.$E$1003])*[.F76]" office:value-type="float" office:value="1020.80092707293" calcext:value-type="float">
            <text:p>1020.8009270729</text:p>
          </table:table-cell>
          <table:table-cell table:formula="of:=[.G76]*[.E76]" office:value-type="float" office:value="1.02080092707293" calcext:value-type="float">
            <text:p>1.02080092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" calcext:value-type="float">
            <text:p>0.376</text:p>
          </table:table-cell>
          <table:table-cell table:formula="of:=[.B77]+([.E77]/2)" office:value-type="float" office:value="0.3755" calcext:value-type="float">
            <text:p>0.3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7" calcext:value-type="float">
            <text:p>1.087</text:p>
          </table:table-cell>
          <table:table-cell table:formula="of:=([.$F$1003]/[.$E$1003])*[.F77]" office:value-type="float" office:value="1195.70108591409" calcext:value-type="float">
            <text:p>1195.7010859141</text:p>
          </table:table-cell>
          <table:table-cell table:formula="of:=[.G77]*[.E77]" office:value-type="float" office:value="1.19570108591409" calcext:value-type="float">
            <text:p>1.19570108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table:formula="of:=[.B78]+([.E78]/2)" office:value-type="float" office:value="0.3765" calcext:value-type="float">
            <text:p>0.37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4" calcext:value-type="float">
            <text:p>1.074</text:p>
          </table:table-cell>
          <table:table-cell table:formula="of:=([.$F$1003]/[.$E$1003])*[.F78]" office:value-type="float" office:value="1181.40107292707" calcext:value-type="float">
            <text:p>1181.4010729271</text:p>
          </table:table-cell>
          <table:table-cell table:formula="of:=[.G78]*[.E78]" office:value-type="float" office:value="1.18140107292707" calcext:value-type="float">
            <text:p>1.18140107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" calcext:value-type="float">
            <text:p>0.378</text:p>
          </table:table-cell>
          <table:table-cell table:formula="of:=[.B79]+([.E79]/2)" office:value-type="float" office:value="0.3775" calcext:value-type="float">
            <text:p>0.37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49" calcext:value-type="float">
            <text:p>1.349</text:p>
          </table:table-cell>
          <table:table-cell table:formula="of:=([.$F$1003]/[.$E$1003])*[.F79]" office:value-type="float" office:value="1483.90134765235" calcext:value-type="float">
            <text:p>1483.9013476524</text:p>
          </table:table-cell>
          <table:table-cell table:formula="of:=[.G79]*[.E79]" office:value-type="float" office:value="1.48390134765235" calcext:value-type="float">
            <text:p>1.48390134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9" calcext:value-type="float">
            <text:p>0.379</text:p>
          </table:table-cell>
          <table:table-cell table:formula="of:=[.B80]+([.E80]/2)" office:value-type="float" office:value="0.3785" calcext:value-type="float">
            <text:p>0.37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3" calcext:value-type="float">
            <text:p>1.463</text:p>
          </table:table-cell>
          <table:table-cell table:formula="of:=([.$F$1003]/[.$E$1003])*[.F80]" office:value-type="float" office:value="1609.30146153846" calcext:value-type="float">
            <text:p>1609.3014615385</text:p>
          </table:table-cell>
          <table:table-cell table:formula="of:=[.G80]*[.E80]" office:value-type="float" office:value="1.60930146153846" calcext:value-type="float">
            <text:p>1.60930146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" calcext:value-type="float">
            <text:p>0.38</text:p>
          </table:table-cell>
          <table:table-cell table:formula="of:=[.B81]+([.E81]/2)" office:value-type="float" office:value="0.3795" calcext:value-type="float">
            <text:p>0.3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6" calcext:value-type="float">
            <text:p>0.996</text:p>
          </table:table-cell>
          <table:table-cell table:formula="of:=([.$F$1003]/[.$E$1003])*[.F81]" office:value-type="float" office:value="1095.600995005" calcext:value-type="float">
            <text:p>1095.600995005</text:p>
          </table:table-cell>
          <table:table-cell table:formula="of:=[.G81]*[.E81]" office:value-type="float" office:value="1.095600995005" calcext:value-type="float">
            <text:p>1.0956009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" calcext:value-type="float">
            <text:p>0.38</text:p>
          </table:table-cell>
          <table:table-cell office:value-type="float" office:value="0.381" calcext:value-type="float">
            <text:p>0.381</text:p>
          </table:table-cell>
          <table:table-cell table:formula="of:=[.B82]+([.E82]/2)" office:value-type="float" office:value="0.3805" calcext:value-type="float">
            <text:p>0.38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1" calcext:value-type="float">
            <text:p>1.261</text:p>
          </table:table-cell>
          <table:table-cell table:formula="of:=([.$F$1003]/[.$E$1003])*[.F82]" office:value-type="float" office:value="1387.10125974026" calcext:value-type="float">
            <text:p>1387.1012597403</text:p>
          </table:table-cell>
          <table:table-cell table:formula="of:=[.G82]*[.E82]" office:value-type="float" office:value="1.38710125974026" calcext:value-type="float">
            <text:p>1.38710125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table:formula="of:=[.B83]+([.E83]/2)" office:value-type="float" office:value="0.3815" calcext:value-type="float">
            <text:p>0.38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3" calcext:value-type="float">
            <text:p>1.13</text:p>
          </table:table-cell>
          <table:table-cell table:formula="of:=([.$F$1003]/[.$E$1003])*[.F83]" office:value-type="float" office:value="1243.00112887113" calcext:value-type="float">
            <text:p>1243.0011288711</text:p>
          </table:table-cell>
          <table:table-cell table:formula="of:=[.G83]*[.E83]" office:value-type="float" office:value="1.24300112887113" calcext:value-type="float">
            <text:p>1.24300112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3" calcext:value-type="float">
            <text:p>0.383</text:p>
          </table:table-cell>
          <table:table-cell table:formula="of:=[.B84]+([.E84]/2)" office:value-type="float" office:value="0.3825" calcext:value-type="float">
            <text:p>0.3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9" calcext:value-type="float">
            <text:p>0.709</text:p>
          </table:table-cell>
          <table:table-cell table:formula="of:=([.$F$1003]/[.$E$1003])*[.F84]" office:value-type="float" office:value="779.900708291708" calcext:value-type="float">
            <text:p>779.9007082917</text:p>
          </table:table-cell>
          <table:table-cell table:formula="of:=[.G84]*[.E84]" office:value-type="float" office:value="0.779900708291708" calcext:value-type="float">
            <text:p>0.77990070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4" calcext:value-type="float">
            <text:p>0.384</text:p>
          </table:table-cell>
          <table:table-cell table:formula="of:=[.B85]+([.E85]/2)" office:value-type="float" office:value="0.3835" calcext:value-type="float">
            <text:p>0.3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2" calcext:value-type="float">
            <text:p>0.662</text:p>
          </table:table-cell>
          <table:table-cell table:formula="of:=([.$F$1003]/[.$E$1003])*[.F85]" office:value-type="float" office:value="728.200661338661" calcext:value-type="float">
            <text:p>728.2006613387</text:p>
          </table:table-cell>
          <table:table-cell table:formula="of:=[.G85]*[.E85]" office:value-type="float" office:value="0.728200661338661" calcext:value-type="float">
            <text:p>0.72820066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5" calcext:value-type="float">
            <text:p>0.385</text:p>
          </table:table-cell>
          <table:table-cell table:formula="of:=[.B86]+([.E86]/2)" office:value-type="float" office:value="0.3845" calcext:value-type="float">
            <text:p>0.38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5" calcext:value-type="float">
            <text:p>0.955</text:p>
          </table:table-cell>
          <table:table-cell table:formula="of:=([.$F$1003]/[.$E$1003])*[.F86]" office:value-type="float" office:value="1050.50095404595" calcext:value-type="float">
            <text:p>1050.500954046</text:p>
          </table:table-cell>
          <table:table-cell table:formula="of:=[.G86]*[.E86]" office:value-type="float" office:value="1.05050095404595" calcext:value-type="float">
            <text:p>1.0505009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6" calcext:value-type="float">
            <text:p>0.386</text:p>
          </table:table-cell>
          <table:table-cell table:formula="of:=[.B87]+([.E87]/2)" office:value-type="float" office:value="0.3855" calcext:value-type="float">
            <text:p>0.3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7" calcext:value-type="float">
            <text:p>0.927</text:p>
          </table:table-cell>
          <table:table-cell table:formula="of:=([.$F$1003]/[.$E$1003])*[.F87]" office:value-type="float" office:value="1019.70092607393" calcext:value-type="float">
            <text:p>1019.7009260739</text:p>
          </table:table-cell>
          <table:table-cell table:formula="of:=[.G87]*[.E87]" office:value-type="float" office:value="1.01970092607393" calcext:value-type="float">
            <text:p>1.01970092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7" calcext:value-type="float">
            <text:p>0.387</text:p>
          </table:table-cell>
          <table:table-cell table:formula="of:=[.B88]+([.E88]/2)" office:value-type="float" office:value="0.3865" calcext:value-type="float">
            <text:p>0.38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7" calcext:value-type="float">
            <text:p>0.967</text:p>
          </table:table-cell>
          <table:table-cell table:formula="of:=([.$F$1003]/[.$E$1003])*[.F88]" office:value-type="float" office:value="1063.70096603397" calcext:value-type="float">
            <text:p>1063.700966034</text:p>
          </table:table-cell>
          <table:table-cell table:formula="of:=[.G88]*[.E88]" office:value-type="float" office:value="1.06370096603397" calcext:value-type="float">
            <text:p>1.0637009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8" calcext:value-type="float">
            <text:p>0.388</text:p>
          </table:table-cell>
          <table:table-cell table:formula="of:=[.B89]+([.E89]/2)" office:value-type="float" office:value="0.3875" calcext:value-type="float">
            <text:p>0.38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7" calcext:value-type="float">
            <text:p>0.867</text:p>
          </table:table-cell>
          <table:table-cell table:formula="of:=([.$F$1003]/[.$E$1003])*[.F89]" office:value-type="float" office:value="953.700866133866" calcext:value-type="float">
            <text:p>953.7008661339</text:p>
          </table:table-cell>
          <table:table-cell table:formula="of:=[.G89]*[.E89]" office:value-type="float" office:value="0.953700866133866" calcext:value-type="float">
            <text:p>0.95370086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9" calcext:value-type="float">
            <text:p>0.389</text:p>
          </table:table-cell>
          <table:table-cell table:formula="of:=[.B90]+([.E90]/2)" office:value-type="float" office:value="0.3885" calcext:value-type="float">
            <text:p>0.38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7" calcext:value-type="float">
            <text:p>0.887</text:p>
          </table:table-cell>
          <table:table-cell table:formula="of:=([.$F$1003]/[.$E$1003])*[.F90]" office:value-type="float" office:value="975.700886113886" calcext:value-type="float">
            <text:p>975.7008861139</text:p>
          </table:table-cell>
          <table:table-cell table:formula="of:=[.G90]*[.E90]" office:value-type="float" office:value="0.975700886113886" calcext:value-type="float">
            <text:p>0.97570088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" calcext:value-type="float">
            <text:p>0.39</text:p>
          </table:table-cell>
          <table:table-cell table:formula="of:=[.B91]+([.E91]/2)" office:value-type="float" office:value="0.3895" calcext:value-type="float">
            <text:p>0.38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8" calcext:value-type="float">
            <text:p>1.288</text:p>
          </table:table-cell>
          <table:table-cell table:formula="of:=([.$F$1003]/[.$E$1003])*[.F91]" office:value-type="float" office:value="1416.80128671329" calcext:value-type="float">
            <text:p>1416.8012867133</text:p>
          </table:table-cell>
          <table:table-cell table:formula="of:=[.G91]*[.E91]" office:value-type="float" office:value="1.41680128671329" calcext:value-type="float">
            <text:p>1.41680128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" calcext:value-type="float">
            <text:p>0.39</text:p>
          </table:table-cell>
          <table:table-cell office:value-type="float" office:value="0.391" calcext:value-type="float">
            <text:p>0.391</text:p>
          </table:table-cell>
          <table:table-cell table:formula="of:=[.B92]+([.E92]/2)" office:value-type="float" office:value="0.3905" calcext:value-type="float">
            <text:p>0.39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3" calcext:value-type="float">
            <text:p>1.263</text:p>
          </table:table-cell>
          <table:table-cell table:formula="of:=([.$F$1003]/[.$E$1003])*[.F92]" office:value-type="float" office:value="1389.30126173826" calcext:value-type="float">
            <text:p>1389.3012617383</text:p>
          </table:table-cell>
          <table:table-cell table:formula="of:=[.G92]*[.E92]" office:value-type="float" office:value="1.38930126173826" calcext:value-type="float">
            <text:p>1.38930126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2" calcext:value-type="float">
            <text:p>0.392</text:p>
          </table:table-cell>
          <table:table-cell table:formula="of:=[.B93]+([.E93]/2)" office:value-type="float" office:value="0.3915" calcext:value-type="float">
            <text:p>0.3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9" calcext:value-type="float">
            <text:p>1.509</text:p>
          </table:table-cell>
          <table:table-cell table:formula="of:=([.$F$1003]/[.$E$1003])*[.F93]" office:value-type="float" office:value="1659.90150749251" calcext:value-type="float">
            <text:p>1659.9015074925</text:p>
          </table:table-cell>
          <table:table-cell table:formula="of:=[.G93]*[.E93]" office:value-type="float" office:value="1.65990150749251" calcext:value-type="float">
            <text:p>1.65990150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3" calcext:value-type="float">
            <text:p>0.393</text:p>
          </table:table-cell>
          <table:table-cell table:formula="of:=[.B94]+([.E94]/2)" office:value-type="float" office:value="0.3925" calcext:value-type="float">
            <text:p>0.3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5" calcext:value-type="float">
            <text:p>1.045</text:p>
          </table:table-cell>
          <table:table-cell table:formula="of:=([.$F$1003]/[.$E$1003])*[.F94]" office:value-type="float" office:value="1149.50104395604" calcext:value-type="float">
            <text:p>1149.5010439561</text:p>
          </table:table-cell>
          <table:table-cell table:formula="of:=[.G94]*[.E94]" office:value-type="float" office:value="1.14950104395604" calcext:value-type="float">
            <text:p>1.1495010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4" calcext:value-type="float">
            <text:p>0.394</text:p>
          </table:table-cell>
          <table:table-cell table:formula="of:=[.B95]+([.E95]/2)" office:value-type="float" office:value="0.3935" calcext:value-type="float">
            <text:p>0.39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02" calcext:value-type="float">
            <text:p>0.402</text:p>
          </table:table-cell>
          <table:table-cell table:formula="of:=([.$F$1003]/[.$E$1003])*[.F95]" office:value-type="float" office:value="442.200401598402" calcext:value-type="float">
            <text:p>442.2004015984</text:p>
          </table:table-cell>
          <table:table-cell table:formula="of:=[.G95]*[.E95]" office:value-type="float" office:value="0.442200401598402" calcext:value-type="float">
            <text:p>0.44220040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  <table:table-cell table:formula="of:=[.B96]+([.E96]/2)" office:value-type="float" office:value="0.3945" calcext:value-type="float">
            <text:p>0.39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6" calcext:value-type="float">
            <text:p>1.126</text:p>
          </table:table-cell>
          <table:table-cell table:formula="of:=([.$F$1003]/[.$E$1003])*[.F96]" office:value-type="float" office:value="1238.60112487513" calcext:value-type="float">
            <text:p>1238.6011248751</text:p>
          </table:table-cell>
          <table:table-cell table:formula="of:=[.G96]*[.E96]" office:value-type="float" office:value="1.23860112487513" calcext:value-type="float">
            <text:p>1.23860112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6" calcext:value-type="float">
            <text:p>0.396</text:p>
          </table:table-cell>
          <table:table-cell table:formula="of:=[.B97]+([.E97]/2)" office:value-type="float" office:value="0.3955" calcext:value-type="float">
            <text:p>0.39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9" calcext:value-type="float">
            <text:p>1.399</text:p>
          </table:table-cell>
          <table:table-cell table:formula="of:=([.$F$1003]/[.$E$1003])*[.F97]" office:value-type="float" office:value="1538.9013976024" calcext:value-type="float">
            <text:p>1538.9013976024</text:p>
          </table:table-cell>
          <table:table-cell table:formula="of:=[.G97]*[.E97]" office:value-type="float" office:value="1.5389013976024" calcext:value-type="float">
            <text:p>1.53890139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7" calcext:value-type="float">
            <text:p>0.397</text:p>
          </table:table-cell>
          <table:table-cell table:formula="of:=[.B98]+([.E98]/2)" office:value-type="float" office:value="0.3965" calcext:value-type="float">
            <text:p>0.39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4" calcext:value-type="float">
            <text:p>0.784</text:p>
          </table:table-cell>
          <table:table-cell table:formula="of:=([.$F$1003]/[.$E$1003])*[.F98]" office:value-type="float" office:value="862.400783216783" calcext:value-type="float">
            <text:p>862.4007832168</text:p>
          </table:table-cell>
          <table:table-cell table:formula="of:=[.G98]*[.E98]" office:value-type="float" office:value="0.862400783216783" calcext:value-type="float">
            <text:p>0.86240078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8" calcext:value-type="float">
            <text:p>0.398</text:p>
          </table:table-cell>
          <table:table-cell table:formula="of:=[.B99]+([.E99]/2)" office:value-type="float" office:value="0.3975" calcext:value-type="float">
            <text:p>0.39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" calcext:value-type="float">
            <text:p>0.94</text:p>
          </table:table-cell>
          <table:table-cell table:formula="of:=([.$F$1003]/[.$E$1003])*[.F99]" office:value-type="float" office:value="1034.00093906094" calcext:value-type="float">
            <text:p>1034.0009390609</text:p>
          </table:table-cell>
          <table:table-cell table:formula="of:=[.G99]*[.E99]" office:value-type="float" office:value="1.03400093906094" calcext:value-type="float">
            <text:p>1.03400093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table:formula="of:=[.B100]+([.E100]/2)" office:value-type="float" office:value="0.3985" calcext:value-type="float">
            <text:p>0.39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4" calcext:value-type="float">
            <text:p>1.644</text:p>
          </table:table-cell>
          <table:table-cell table:formula="of:=([.$F$1003]/[.$E$1003])*[.F100]" office:value-type="float" office:value="1808.40164235764" calcext:value-type="float">
            <text:p>1808.4016423577</text:p>
          </table:table-cell>
          <table:table-cell table:formula="of:=[.G100]*[.E100]" office:value-type="float" office:value="1.80840164235764" calcext:value-type="float">
            <text:p>1.80840164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9" calcext:value-type="float">
            <text:p>0.399</text:p>
          </table:table-cell>
          <table:table-cell office:value-type="float" office:value="0.4" calcext:value-type="float">
            <text:p>0.4</text:p>
          </table:table-cell>
          <table:table-cell table:formula="of:=[.B101]+([.E101]/2)" office:value-type="float" office:value="0.3995" calcext:value-type="float">
            <text:p>0.39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7" calcext:value-type="float">
            <text:p>1.67</text:p>
          </table:table-cell>
          <table:table-cell table:formula="of:=([.$F$1003]/[.$E$1003])*[.F101]" office:value-type="float" office:value="1837.00166833167" calcext:value-type="float">
            <text:p>1837.0016683317</text:p>
          </table:table-cell>
          <table:table-cell table:formula="of:=[.G101]*[.E101]" office:value-type="float" office:value="1.83700166833167" calcext:value-type="float">
            <text:p>1.83700166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0.401" calcext:value-type="float">
            <text:p>0.401</text:p>
          </table:table-cell>
          <table:table-cell table:formula="of:=[.B102]+([.E102]/2)" office:value-type="float" office:value="0.4005" calcext:value-type="float">
            <text:p>0.4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67" calcext:value-type="float">
            <text:p>1.767</text:p>
          </table:table-cell>
          <table:table-cell table:formula="of:=([.$F$1003]/[.$E$1003])*[.F102]" office:value-type="float" office:value="1943.70176523477" calcext:value-type="float">
            <text:p>1943.7017652348</text:p>
          </table:table-cell>
          <table:table-cell table:formula="of:=[.G102]*[.E102]" office:value-type="float" office:value="1.94370176523477" calcext:value-type="float">
            <text:p>1.94370176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2" calcext:value-type="float">
            <text:p>0.402</text:p>
          </table:table-cell>
          <table:table-cell table:formula="of:=[.B103]+([.E103]/2)" office:value-type="float" office:value="0.4015" calcext:value-type="float">
            <text:p>0.40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1" calcext:value-type="float">
            <text:p>1.741</text:p>
          </table:table-cell>
          <table:table-cell table:formula="of:=([.$F$1003]/[.$E$1003])*[.F103]" office:value-type="float" office:value="1915.10173926074" calcext:value-type="float">
            <text:p>1915.1017392607</text:p>
          </table:table-cell>
          <table:table-cell table:formula="of:=[.G103]*[.E103]" office:value-type="float" office:value="1.91510173926074" calcext:value-type="float">
            <text:p>1.91510173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3" calcext:value-type="float">
            <text:p>0.403</text:p>
          </table:table-cell>
          <table:table-cell table:formula="of:=[.B104]+([.E104]/2)" office:value-type="float" office:value="0.4025" calcext:value-type="float">
            <text:p>0.4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8" calcext:value-type="float">
            <text:p>1.788</text:p>
          </table:table-cell>
          <table:table-cell table:formula="of:=([.$F$1003]/[.$E$1003])*[.F104]" office:value-type="float" office:value="1966.80178621379" calcext:value-type="float">
            <text:p>1966.8017862138</text:p>
          </table:table-cell>
          <table:table-cell table:formula="of:=[.G104]*[.E104]" office:value-type="float" office:value="1.96680178621379" calcext:value-type="float">
            <text:p>1.96680178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4" calcext:value-type="float">
            <text:p>0.404</text:p>
          </table:table-cell>
          <table:table-cell table:formula="of:=[.B105]+([.E105]/2)" office:value-type="float" office:value="0.4035" calcext:value-type="float">
            <text:p>0.40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2" calcext:value-type="float">
            <text:p>1.722</text:p>
          </table:table-cell>
          <table:table-cell table:formula="of:=([.$F$1003]/[.$E$1003])*[.F105]" office:value-type="float" office:value="1894.20172027972" calcext:value-type="float">
            <text:p>1894.2017202797</text:p>
          </table:table-cell>
          <table:table-cell table:formula="of:=[.G105]*[.E105]" office:value-type="float" office:value="1.89420172027972" calcext:value-type="float">
            <text:p>1.89420172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table:formula="of:=[.B106]+([.E106]/2)" office:value-type="float" office:value="0.4045" calcext:value-type="float">
            <text:p>0.40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" calcext:value-type="float">
            <text:p>1.56</text:p>
          </table:table-cell>
          <table:table-cell table:formula="of:=([.$F$1003]/[.$E$1003])*[.F106]" office:value-type="float" office:value="1716.00155844156" calcext:value-type="float">
            <text:p>1716.0015584416</text:p>
          </table:table-cell>
          <table:table-cell table:formula="of:=[.G106]*[.E106]" office:value-type="float" office:value="1.71600155844156" calcext:value-type="float">
            <text:p>1.71600155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table:formula="of:=[.B107]+([.E107]/2)" office:value-type="float" office:value="0.4055" calcext:value-type="float">
            <text:p>0.4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33" calcext:value-type="float">
            <text:p>1.733</text:p>
          </table:table-cell>
          <table:table-cell table:formula="of:=([.$F$1003]/[.$E$1003])*[.F107]" office:value-type="float" office:value="1906.30173126873" calcext:value-type="float">
            <text:p>1906.3017312687</text:p>
          </table:table-cell>
          <table:table-cell table:formula="of:=[.G107]*[.E107]" office:value-type="float" office:value="1.90630173126873" calcext:value-type="float">
            <text:p>1.90630173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7" calcext:value-type="float">
            <text:p>0.407</text:p>
          </table:table-cell>
          <table:table-cell table:formula="of:=[.B108]+([.E108]/2)" office:value-type="float" office:value="0.4065" calcext:value-type="float">
            <text:p>0.40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22" calcext:value-type="float">
            <text:p>1.622</text:p>
          </table:table-cell>
          <table:table-cell table:formula="of:=([.$F$1003]/[.$E$1003])*[.F108]" office:value-type="float" office:value="1784.20162037962" calcext:value-type="float">
            <text:p>1784.2016203796</text:p>
          </table:table-cell>
          <table:table-cell table:formula="of:=[.G108]*[.E108]" office:value-type="float" office:value="1.78420162037962" calcext:value-type="float">
            <text:p>1.78420162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8" calcext:value-type="float">
            <text:p>0.408</text:p>
          </table:table-cell>
          <table:table-cell table:formula="of:=[.B109]+([.E109]/2)" office:value-type="float" office:value="0.4075" calcext:value-type="float">
            <text:p>0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" calcext:value-type="float">
            <text:p>1.57</text:p>
          </table:table-cell>
          <table:table-cell table:formula="of:=([.$F$1003]/[.$E$1003])*[.F109]" office:value-type="float" office:value="1727.00156843157" calcext:value-type="float">
            <text:p>1727.0015684316</text:p>
          </table:table-cell>
          <table:table-cell table:formula="of:=[.G109]*[.E109]" office:value-type="float" office:value="1.72700156843157" calcext:value-type="float">
            <text:p>1.72700156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9" calcext:value-type="float">
            <text:p>0.409</text:p>
          </table:table-cell>
          <table:table-cell table:formula="of:=[.B110]+([.E110]/2)" office:value-type="float" office:value="0.4085" calcext:value-type="float">
            <text:p>0.40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8" calcext:value-type="float">
            <text:p>1.808</text:p>
          </table:table-cell>
          <table:table-cell table:formula="of:=([.$F$1003]/[.$E$1003])*[.F110]" office:value-type="float" office:value="1988.80180619381" calcext:value-type="float">
            <text:p>1988.8018061938</text:p>
          </table:table-cell>
          <table:table-cell table:formula="of:=[.G110]*[.E110]" office:value-type="float" office:value="1.98880180619381" calcext:value-type="float">
            <text:p>1.98880180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" calcext:value-type="float">
            <text:p>0.41</text:p>
          </table:table-cell>
          <table:table-cell table:formula="of:=[.B111]+([.E111]/2)" office:value-type="float" office:value="0.4095" calcext:value-type="float">
            <text:p>0.40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45" calcext:value-type="float">
            <text:p>1.845</text:p>
          </table:table-cell>
          <table:table-cell table:formula="of:=([.$F$1003]/[.$E$1003])*[.F111]" office:value-type="float" office:value="2029.50184315684" calcext:value-type="float">
            <text:p>2029.5018431569</text:p>
          </table:table-cell>
          <table:table-cell table:formula="of:=[.G111]*[.E111]" office:value-type="float" office:value="2.02950184315684" calcext:value-type="float">
            <text:p>2.02950184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1" calcext:value-type="float">
            <text:p>0.41</text:p>
          </table:table-cell>
          <table:table-cell office:value-type="float" office:value="0.411" calcext:value-type="float">
            <text:p>0.411</text:p>
          </table:table-cell>
          <table:table-cell table:formula="of:=[.B112]+([.E112]/2)" office:value-type="float" office:value="0.4105" calcext:value-type="float">
            <text:p>0.41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2" calcext:value-type="float">
            <text:p>1.572</text:p>
          </table:table-cell>
          <table:table-cell table:formula="of:=([.$F$1003]/[.$E$1003])*[.F112]" office:value-type="float" office:value="1729.20157042957" calcext:value-type="float">
            <text:p>1729.2015704296</text:p>
          </table:table-cell>
          <table:table-cell table:formula="of:=[.G112]*[.E112]" office:value-type="float" office:value="1.72920157042957" calcext:value-type="float">
            <text:p>1.72920157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2" calcext:value-type="float">
            <text:p>0.412</text:p>
          </table:table-cell>
          <table:table-cell table:formula="of:=[.B113]+([.E113]/2)" office:value-type="float" office:value="0.4115" calcext:value-type="float">
            <text:p>0.41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2" calcext:value-type="float">
            <text:p>1.912</text:p>
          </table:table-cell>
          <table:table-cell table:formula="of:=([.$F$1003]/[.$E$1003])*[.F113]" office:value-type="float" office:value="2103.20191008991" calcext:value-type="float">
            <text:p>2103.2019100899</text:p>
          </table:table-cell>
          <table:table-cell table:formula="of:=[.G113]*[.E113]" office:value-type="float" office:value="2.10320191008991" calcext:value-type="float">
            <text:p>2.10320191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3" calcext:value-type="float">
            <text:p>0.413</text:p>
          </table:table-cell>
          <table:table-cell table:formula="of:=[.B114]+([.E114]/2)" office:value-type="float" office:value="0.4125" calcext:value-type="float">
            <text:p>0.41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3" calcext:value-type="float">
            <text:p>1.823</text:p>
          </table:table-cell>
          <table:table-cell table:formula="of:=([.$F$1003]/[.$E$1003])*[.F114]" office:value-type="float" office:value="2005.30182117882" calcext:value-type="float">
            <text:p>2005.3018211788</text:p>
          </table:table-cell>
          <table:table-cell table:formula="of:=[.G114]*[.E114]" office:value-type="float" office:value="2.00530182117882" calcext:value-type="float">
            <text:p>2.00530182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table:formula="of:=[.B115]+([.E115]/2)" office:value-type="float" office:value="0.4135" calcext:value-type="float">
            <text:p>0.4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34" calcext:value-type="float">
            <text:p>1.734</text:p>
          </table:table-cell>
          <table:table-cell table:formula="of:=([.$F$1003]/[.$E$1003])*[.F115]" office:value-type="float" office:value="1907.40173226773" calcext:value-type="float">
            <text:p>1907.4017322677</text:p>
          </table:table-cell>
          <table:table-cell table:formula="of:=[.G115]*[.E115]" office:value-type="float" office:value="1.90740173226773" calcext:value-type="float">
            <text:p>1.90740173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  <table:table-cell table:formula="of:=[.B116]+([.E116]/2)" office:value-type="float" office:value="0.4145" calcext:value-type="float">
            <text:p>0.41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64" calcext:value-type="float">
            <text:p>1.764</text:p>
          </table:table-cell>
          <table:table-cell table:formula="of:=([.$F$1003]/[.$E$1003])*[.F116]" office:value-type="float" office:value="1940.40176223776" calcext:value-type="float">
            <text:p>1940.4017622378</text:p>
          </table:table-cell>
          <table:table-cell table:formula="of:=[.G116]*[.E116]" office:value-type="float" office:value="1.94040176223776" calcext:value-type="float">
            <text:p>1.94040176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6" calcext:value-type="float">
            <text:p>0.416</text:p>
          </table:table-cell>
          <table:table-cell table:formula="of:=[.B117]+([.E117]/2)" office:value-type="float" office:value="0.4155" calcext:value-type="float">
            <text:p>0.41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5" calcext:value-type="float">
            <text:p>1.785</text:p>
          </table:table-cell>
          <table:table-cell table:formula="of:=([.$F$1003]/[.$E$1003])*[.F117]" office:value-type="float" office:value="1963.50178321678" calcext:value-type="float">
            <text:p>1963.5017832168</text:p>
          </table:table-cell>
          <table:table-cell table:formula="of:=[.G117]*[.E117]" office:value-type="float" office:value="1.96350178321678" calcext:value-type="float">
            <text:p>1.96350178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7" calcext:value-type="float">
            <text:p>0.417</text:p>
          </table:table-cell>
          <table:table-cell table:formula="of:=[.B118]+([.E118]/2)" office:value-type="float" office:value="0.4165" calcext:value-type="float">
            <text:p>0.4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7" calcext:value-type="float">
            <text:p>1.897</text:p>
          </table:table-cell>
          <table:table-cell table:formula="of:=([.$F$1003]/[.$E$1003])*[.F118]" office:value-type="float" office:value="2086.7018951049" calcext:value-type="float">
            <text:p>2086.7018951049</text:p>
          </table:table-cell>
          <table:table-cell table:formula="of:=[.G118]*[.E118]" office:value-type="float" office:value="2.0867018951049" calcext:value-type="float">
            <text:p>2.08670189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8" calcext:value-type="float">
            <text:p>0.418</text:p>
          </table:table-cell>
          <table:table-cell table:formula="of:=[.B119]+([.E119]/2)" office:value-type="float" office:value="0.4175" calcext:value-type="float">
            <text:p>0.4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71" calcext:value-type="float">
            <text:p>1.671</text:p>
          </table:table-cell>
          <table:table-cell table:formula="of:=([.$F$1003]/[.$E$1003])*[.F119]" office:value-type="float" office:value="1838.10166933067" calcext:value-type="float">
            <text:p>1838.1016693307</text:p>
          </table:table-cell>
          <table:table-cell table:formula="of:=[.G119]*[.E119]" office:value-type="float" office:value="1.83810166933067" calcext:value-type="float">
            <text:p>1.83810166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9" calcext:value-type="float">
            <text:p>0.419</text:p>
          </table:table-cell>
          <table:table-cell table:formula="of:=[.B120]+([.E120]/2)" office:value-type="float" office:value="0.4185" calcext:value-type="float">
            <text:p>0.41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6" calcext:value-type="float">
            <text:p>1.746</text:p>
          </table:table-cell>
          <table:table-cell table:formula="of:=([.$F$1003]/[.$E$1003])*[.F120]" office:value-type="float" office:value="1920.60174425574" calcext:value-type="float">
            <text:p>1920.6017442558</text:p>
          </table:table-cell>
          <table:table-cell table:formula="of:=[.G120]*[.E120]" office:value-type="float" office:value="1.92060174425574" calcext:value-type="float">
            <text:p>1.92060174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" calcext:value-type="float">
            <text:p>0.42</text:p>
          </table:table-cell>
          <table:table-cell table:formula="of:=[.B121]+([.E121]/2)" office:value-type="float" office:value="0.4195" calcext:value-type="float">
            <text:p>0.4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3" calcext:value-type="float">
            <text:p>1.643</text:p>
          </table:table-cell>
          <table:table-cell table:formula="of:=([.$F$1003]/[.$E$1003])*[.F121]" office:value-type="float" office:value="1807.30164135864" calcext:value-type="float">
            <text:p>1807.3016413587</text:p>
          </table:table-cell>
          <table:table-cell table:formula="of:=[.G121]*[.E121]" office:value-type="float" office:value="1.80730164135864" calcext:value-type="float">
            <text:p>1.80730164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2" calcext:value-type="float">
            <text:p>0.42</text:p>
          </table:table-cell>
          <table:table-cell office:value-type="float" office:value="0.421" calcext:value-type="float">
            <text:p>0.421</text:p>
          </table:table-cell>
          <table:table-cell table:formula="of:=[.B122]+([.E122]/2)" office:value-type="float" office:value="0.4205" calcext:value-type="float">
            <text:p>0.42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3" calcext:value-type="float">
            <text:p>1.683</text:p>
          </table:table-cell>
          <table:table-cell table:formula="of:=([.$F$1003]/[.$E$1003])*[.F122]" office:value-type="float" office:value="1851.30168131868" calcext:value-type="float">
            <text:p>1851.3016813187</text:p>
          </table:table-cell>
          <table:table-cell table:formula="of:=[.G122]*[.E122]" office:value-type="float" office:value="1.85130168131868" calcext:value-type="float">
            <text:p>1.85130168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2" calcext:value-type="float">
            <text:p>0.422</text:p>
          </table:table-cell>
          <table:table-cell table:formula="of:=[.B123]+([.E123]/2)" office:value-type="float" office:value="0.4215" calcext:value-type="float">
            <text:p>0.4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53" calcext:value-type="float">
            <text:p>1.753</text:p>
          </table:table-cell>
          <table:table-cell table:formula="of:=([.$F$1003]/[.$E$1003])*[.F123]" office:value-type="float" office:value="1928.30175124875" calcext:value-type="float">
            <text:p>1928.3017512488</text:p>
          </table:table-cell>
          <table:table-cell table:formula="of:=[.G123]*[.E123]" office:value-type="float" office:value="1.92830175124875" calcext:value-type="float">
            <text:p>1.92830175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3" calcext:value-type="float">
            <text:p>0.423</text:p>
          </table:table-cell>
          <table:table-cell table:formula="of:=[.B124]+([.E124]/2)" office:value-type="float" office:value="0.4225" calcext:value-type="float">
            <text:p>0.42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93" calcext:value-type="float">
            <text:p>1.593</text:p>
          </table:table-cell>
          <table:table-cell table:formula="of:=([.$F$1003]/[.$E$1003])*[.F124]" office:value-type="float" office:value="1752.30159140859" calcext:value-type="float">
            <text:p>1752.3015914086</text:p>
          </table:table-cell>
          <table:table-cell table:formula="of:=[.G124]*[.E124]" office:value-type="float" office:value="1.75230159140859" calcext:value-type="float">
            <text:p>1.75230159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4" calcext:value-type="float">
            <text:p>0.424</text:p>
          </table:table-cell>
          <table:table-cell table:formula="of:=[.B125]+([.E125]/2)" office:value-type="float" office:value="0.4235" calcext:value-type="float">
            <text:p>0.42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58" calcext:value-type="float">
            <text:p>1.658</text:p>
          </table:table-cell>
          <table:table-cell table:formula="of:=([.$F$1003]/[.$E$1003])*[.F125]" office:value-type="float" office:value="1823.80165634366" calcext:value-type="float">
            <text:p>1823.8016563437</text:p>
          </table:table-cell>
          <table:table-cell table:formula="of:=[.G125]*[.E125]" office:value-type="float" office:value="1.82380165634366" calcext:value-type="float">
            <text:p>1.82380165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5" calcext:value-type="float">
            <text:p>0.425</text:p>
          </table:table-cell>
          <table:table-cell table:formula="of:=[.B126]+([.E126]/2)" office:value-type="float" office:value="0.4245" calcext:value-type="float">
            <text:p>0.4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9" calcext:value-type="float">
            <text:p>1.689</text:p>
          </table:table-cell>
          <table:table-cell table:formula="of:=([.$F$1003]/[.$E$1003])*[.F126]" office:value-type="float" office:value="1857.90168731269" calcext:value-type="float">
            <text:p>1857.9016873127</text:p>
          </table:table-cell>
          <table:table-cell table:formula="of:=[.G126]*[.E126]" office:value-type="float" office:value="1.85790168731269" calcext:value-type="float">
            <text:p>1.85790168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6" calcext:value-type="float">
            <text:p>0.426</text:p>
          </table:table-cell>
          <table:table-cell table:formula="of:=[.B127]+([.E127]/2)" office:value-type="float" office:value="0.4255" calcext:value-type="float">
            <text:p>0.42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6" calcext:value-type="float">
            <text:p>1.66</text:p>
          </table:table-cell>
          <table:table-cell table:formula="of:=([.$F$1003]/[.$E$1003])*[.F127]" office:value-type="float" office:value="1826.00165834166" calcext:value-type="float">
            <text:p>1826.0016583417</text:p>
          </table:table-cell>
          <table:table-cell table:formula="of:=[.G127]*[.E127]" office:value-type="float" office:value="1.82600165834166" calcext:value-type="float">
            <text:p>1.82600165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7" calcext:value-type="float">
            <text:p>0.427</text:p>
          </table:table-cell>
          <table:table-cell table:formula="of:=[.B128]+([.E128]/2)" office:value-type="float" office:value="0.4265" calcext:value-type="float">
            <text:p>0.4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6" calcext:value-type="float">
            <text:p>1.646</text:p>
          </table:table-cell>
          <table:table-cell table:formula="of:=([.$F$1003]/[.$E$1003])*[.F128]" office:value-type="float" office:value="1810.60164435564" calcext:value-type="float">
            <text:p>1810.6016443557</text:p>
          </table:table-cell>
          <table:table-cell table:formula="of:=[.G128]*[.E128]" office:value-type="float" office:value="1.81060164435564" calcext:value-type="float">
            <text:p>1.81060164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8" calcext:value-type="float">
            <text:p>0.428</text:p>
          </table:table-cell>
          <table:table-cell table:formula="of:=[.B129]+([.E129]/2)" office:value-type="float" office:value="0.4275" calcext:value-type="float">
            <text:p>0.4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76" calcext:value-type="float">
            <text:p>1.476</text:p>
          </table:table-cell>
          <table:table-cell table:formula="of:=([.$F$1003]/[.$E$1003])*[.F129]" office:value-type="float" office:value="1623.60147452547" calcext:value-type="float">
            <text:p>1623.6014745255</text:p>
          </table:table-cell>
          <table:table-cell table:formula="of:=[.G129]*[.E129]" office:value-type="float" office:value="1.62360147452547" calcext:value-type="float">
            <text:p>1.62360147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9" calcext:value-type="float">
            <text:p>0.429</text:p>
          </table:table-cell>
          <table:table-cell table:formula="of:=[.B130]+([.E130]/2)" office:value-type="float" office:value="0.4285" calcext:value-type="float">
            <text:p>0.42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32" calcext:value-type="float">
            <text:p>1.532</text:p>
          </table:table-cell>
          <table:table-cell table:formula="of:=([.$F$1003]/[.$E$1003])*[.F130]" office:value-type="float" office:value="1685.20153046953" calcext:value-type="float">
            <text:p>1685.2015304695</text:p>
          </table:table-cell>
          <table:table-cell table:formula="of:=[.G130]*[.E130]" office:value-type="float" office:value="1.68520153046953" calcext:value-type="float">
            <text:p>1.68520153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" calcext:value-type="float">
            <text:p>0.43</text:p>
          </table:table-cell>
          <table:table-cell table:formula="of:=[.B131]+([.E131]/2)" office:value-type="float" office:value="0.4295" calcext:value-type="float">
            <text:p>0.4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41" calcext:value-type="float">
            <text:p>1.341</text:p>
          </table:table-cell>
          <table:table-cell table:formula="of:=([.$F$1003]/[.$E$1003])*[.F131]" office:value-type="float" office:value="1475.10133966034" calcext:value-type="float">
            <text:p>1475.1013396603</text:p>
          </table:table-cell>
          <table:table-cell table:formula="of:=[.G131]*[.E131]" office:value-type="float" office:value="1.47510133966034" calcext:value-type="float">
            <text:p>1.47510133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3" calcext:value-type="float">
            <text:p>0.43</text:p>
          </table:table-cell>
          <table:table-cell office:value-type="float" office:value="0.431" calcext:value-type="float">
            <text:p>0.431</text:p>
          </table:table-cell>
          <table:table-cell table:formula="of:=[.B132]+([.E132]/2)" office:value-type="float" office:value="0.4305" calcext:value-type="float">
            <text:p>0.4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9" calcext:value-type="float">
            <text:p>0.949</text:p>
          </table:table-cell>
          <table:table-cell table:formula="of:=([.$F$1003]/[.$E$1003])*[.F132]" office:value-type="float" office:value="1043.90094805195" calcext:value-type="float">
            <text:p>1043.900948052</text:p>
          </table:table-cell>
          <table:table-cell table:formula="of:=[.G132]*[.E132]" office:value-type="float" office:value="1.04390094805195" calcext:value-type="float">
            <text:p>1.04390094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2" calcext:value-type="float">
            <text:p>0.432</text:p>
          </table:table-cell>
          <table:table-cell table:formula="of:=[.B133]+([.E133]/2)" office:value-type="float" office:value="0.4315" calcext:value-type="float">
            <text:p>0.43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4" calcext:value-type="float">
            <text:p>1.454</text:p>
          </table:table-cell>
          <table:table-cell table:formula="of:=([.$F$1003]/[.$E$1003])*[.F133]" office:value-type="float" office:value="1599.40145254745" calcext:value-type="float">
            <text:p>1599.4014525475</text:p>
          </table:table-cell>
          <table:table-cell table:formula="of:=[.G133]*[.E133]" office:value-type="float" office:value="1.59940145254745" calcext:value-type="float">
            <text:p>1.59940145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3" calcext:value-type="float">
            <text:p>0.433</text:p>
          </table:table-cell>
          <table:table-cell table:formula="of:=[.B134]+([.E134]/2)" office:value-type="float" office:value="0.4325" calcext:value-type="float">
            <text:p>0.43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" calcext:value-type="float">
            <text:p>1.57</text:p>
          </table:table-cell>
          <table:table-cell table:formula="of:=([.$F$1003]/[.$E$1003])*[.F134]" office:value-type="float" office:value="1727.00156843157" calcext:value-type="float">
            <text:p>1727.0015684316</text:p>
          </table:table-cell>
          <table:table-cell table:formula="of:=[.G134]*[.E134]" office:value-type="float" office:value="1.72700156843157" calcext:value-type="float">
            <text:p>1.72700156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4" calcext:value-type="float">
            <text:p>0.434</text:p>
          </table:table-cell>
          <table:table-cell table:formula="of:=[.B135]+([.E135]/2)" office:value-type="float" office:value="0.4335" calcext:value-type="float">
            <text:p>0.43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6" calcext:value-type="float">
            <text:p>1.826</text:p>
          </table:table-cell>
          <table:table-cell table:formula="of:=([.$F$1003]/[.$E$1003])*[.F135]" office:value-type="float" office:value="2008.60182417582" calcext:value-type="float">
            <text:p>2008.6018241758</text:p>
          </table:table-cell>
          <table:table-cell table:formula="of:=[.G135]*[.E135]" office:value-type="float" office:value="2.00860182417582" calcext:value-type="float">
            <text:p>2.00860182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5" calcext:value-type="float">
            <text:p>0.435</text:p>
          </table:table-cell>
          <table:table-cell table:formula="of:=[.B136]+([.E136]/2)" office:value-type="float" office:value="0.4345" calcext:value-type="float">
            <text:p>0.43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52" calcext:value-type="float">
            <text:p>1.552</text:p>
          </table:table-cell>
          <table:table-cell table:formula="of:=([.$F$1003]/[.$E$1003])*[.F136]" office:value-type="float" office:value="1707.20155044955" calcext:value-type="float">
            <text:p>1707.2015504496</text:p>
          </table:table-cell>
          <table:table-cell table:formula="of:=[.G136]*[.E136]" office:value-type="float" office:value="1.70720155044955" calcext:value-type="float">
            <text:p>1.7072015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6" calcext:value-type="float">
            <text:p>0.436</text:p>
          </table:table-cell>
          <table:table-cell table:formula="of:=[.B137]+([.E137]/2)" office:value-type="float" office:value="0.4355" calcext:value-type="float">
            <text:p>0.43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7" calcext:value-type="float">
            <text:p>1.697</text:p>
          </table:table-cell>
          <table:table-cell table:formula="of:=([.$F$1003]/[.$E$1003])*[.F137]" office:value-type="float" office:value="1866.7016953047" calcext:value-type="float">
            <text:p>1866.7016953047</text:p>
          </table:table-cell>
          <table:table-cell table:formula="of:=[.G137]*[.E137]" office:value-type="float" office:value="1.8667016953047" calcext:value-type="float">
            <text:p>1.86670169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7" calcext:value-type="float">
            <text:p>0.437</text:p>
          </table:table-cell>
          <table:table-cell table:formula="of:=[.B138]+([.E138]/2)" office:value-type="float" office:value="0.4365" calcext:value-type="float">
            <text:p>0.43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78" calcext:value-type="float">
            <text:p>1.878</text:p>
          </table:table-cell>
          <table:table-cell table:formula="of:=([.$F$1003]/[.$E$1003])*[.F138]" office:value-type="float" office:value="2065.80187612388" calcext:value-type="float">
            <text:p>2065.8018761239</text:p>
          </table:table-cell>
          <table:table-cell table:formula="of:=[.G138]*[.E138]" office:value-type="float" office:value="2.06580187612388" calcext:value-type="float">
            <text:p>2.06580187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8" calcext:value-type="float">
            <text:p>0.438</text:p>
          </table:table-cell>
          <table:table-cell table:formula="of:=[.B139]+([.E139]/2)" office:value-type="float" office:value="0.4375" calcext:value-type="float">
            <text:p>0.43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39" calcext:value-type="float">
            <text:p>1.739</text:p>
          </table:table-cell>
          <table:table-cell table:formula="of:=([.$F$1003]/[.$E$1003])*[.F139]" office:value-type="float" office:value="1912.90173726274" calcext:value-type="float">
            <text:p>1912.9017372627</text:p>
          </table:table-cell>
          <table:table-cell table:formula="of:=[.G139]*[.E139]" office:value-type="float" office:value="1.91290173726274" calcext:value-type="float">
            <text:p>1.912901737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9" calcext:value-type="float">
            <text:p>0.439</text:p>
          </table:table-cell>
          <table:table-cell table:formula="of:=[.B140]+([.E140]/2)" office:value-type="float" office:value="0.4385" calcext:value-type="float">
            <text:p>0.43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4" calcext:value-type="float">
            <text:p>1.564</text:p>
          </table:table-cell>
          <table:table-cell table:formula="of:=([.$F$1003]/[.$E$1003])*[.F140]" office:value-type="float" office:value="1720.40156243756" calcext:value-type="float">
            <text:p>1720.4015624376</text:p>
          </table:table-cell>
          <table:table-cell table:formula="of:=[.G140]*[.E140]" office:value-type="float" office:value="1.72040156243756" calcext:value-type="float">
            <text:p>1.72040156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" calcext:value-type="float">
            <text:p>0.44</text:p>
          </table:table-cell>
          <table:table-cell table:formula="of:=[.B141]+([.E141]/2)" office:value-type="float" office:value="0.4395" calcext:value-type="float">
            <text:p>0.43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3" calcext:value-type="float">
            <text:p>1.743</text:p>
          </table:table-cell>
          <table:table-cell table:formula="of:=([.$F$1003]/[.$E$1003])*[.F141]" office:value-type="float" office:value="1917.30174125874" calcext:value-type="float">
            <text:p>1917.3017412588</text:p>
          </table:table-cell>
          <table:table-cell table:formula="of:=[.G141]*[.E141]" office:value-type="float" office:value="1.91730174125874" calcext:value-type="float">
            <text:p>1.91730174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" calcext:value-type="float">
            <text:p>0.44</text:p>
          </table:table-cell>
          <table:table-cell office:value-type="float" office:value="0.441" calcext:value-type="float">
            <text:p>0.441</text:p>
          </table:table-cell>
          <table:table-cell table:formula="of:=[.B142]+([.E142]/2)" office:value-type="float" office:value="0.4405" calcext:value-type="float">
            <text:p>0.4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7" calcext:value-type="float">
            <text:p>1.687</text:p>
          </table:table-cell>
          <table:table-cell table:formula="of:=([.$F$1003]/[.$E$1003])*[.F142]" office:value-type="float" office:value="1855.70168531469" calcext:value-type="float">
            <text:p>1855.7016853147</text:p>
          </table:table-cell>
          <table:table-cell table:formula="of:=[.G142]*[.E142]" office:value-type="float" office:value="1.85570168531469" calcext:value-type="float">
            <text:p>1.85570168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2" calcext:value-type="float">
            <text:p>0.442</text:p>
          </table:table-cell>
          <table:table-cell table:formula="of:=[.B143]+([.E143]/2)" office:value-type="float" office:value="0.4415" calcext:value-type="float">
            <text:p>0.44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6" calcext:value-type="float">
            <text:p>1.856</text:p>
          </table:table-cell>
          <table:table-cell table:formula="of:=([.$F$1003]/[.$E$1003])*[.F143]" office:value-type="float" office:value="2041.60185414585" calcext:value-type="float">
            <text:p>2041.6018541459</text:p>
          </table:table-cell>
          <table:table-cell table:formula="of:=[.G143]*[.E143]" office:value-type="float" office:value="2.04160185414585" calcext:value-type="float">
            <text:p>2.04160185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3" calcext:value-type="float">
            <text:p>0.443</text:p>
          </table:table-cell>
          <table:table-cell table:formula="of:=[.B144]+([.E144]/2)" office:value-type="float" office:value="0.4425" calcext:value-type="float">
            <text:p>0.44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55" calcext:value-type="float">
            <text:p>1.955</text:p>
          </table:table-cell>
          <table:table-cell table:formula="of:=([.$F$1003]/[.$E$1003])*[.F144]" office:value-type="float" office:value="2150.50195304695" calcext:value-type="float">
            <text:p>2150.501953047</text:p>
          </table:table-cell>
          <table:table-cell table:formula="of:=[.G144]*[.E144]" office:value-type="float" office:value="2.15050195304695" calcext:value-type="float">
            <text:p>2.1505019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table:formula="of:=[.B145]+([.E145]/2)" office:value-type="float" office:value="0.4435" calcext:value-type="float">
            <text:p>0.4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7" calcext:value-type="float">
            <text:p>1.857</text:p>
          </table:table-cell>
          <table:table-cell table:formula="of:=([.$F$1003]/[.$E$1003])*[.F145]" office:value-type="float" office:value="2042.70185514486" calcext:value-type="float">
            <text:p>2042.7018551449</text:p>
          </table:table-cell>
          <table:table-cell table:formula="of:=[.G145]*[.E145]" office:value-type="float" office:value="2.04270185514486" calcext:value-type="float">
            <text:p>2.04270185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5" calcext:value-type="float">
            <text:p>0.445</text:p>
          </table:table-cell>
          <table:table-cell table:formula="of:=[.B146]+([.E146]/2)" office:value-type="float" office:value="0.4445" calcext:value-type="float">
            <text:p>0.44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3" calcext:value-type="float">
            <text:p>1.923</text:p>
          </table:table-cell>
          <table:table-cell table:formula="of:=([.$F$1003]/[.$E$1003])*[.F146]" office:value-type="float" office:value="2115.30192107892" calcext:value-type="float">
            <text:p>2115.3019210789</text:p>
          </table:table-cell>
          <table:table-cell table:formula="of:=[.G146]*[.E146]" office:value-type="float" office:value="2.11530192107892" calcext:value-type="float">
            <text:p>2.11530192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6" calcext:value-type="float">
            <text:p>0.446</text:p>
          </table:table-cell>
          <table:table-cell table:formula="of:=[.B147]+([.E147]/2)" office:value-type="float" office:value="0.4455" calcext:value-type="float">
            <text:p>0.4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9" calcext:value-type="float">
            <text:p>1.809</text:p>
          </table:table-cell>
          <table:table-cell table:formula="of:=([.$F$1003]/[.$E$1003])*[.F147]" office:value-type="float" office:value="1989.90180719281" calcext:value-type="float">
            <text:p>1989.9018071928</text:p>
          </table:table-cell>
          <table:table-cell table:formula="of:=[.G147]*[.E147]" office:value-type="float" office:value="1.98990180719281" calcext:value-type="float">
            <text:p>1.9899018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7" calcext:value-type="float">
            <text:p>0.447</text:p>
          </table:table-cell>
          <table:table-cell table:formula="of:=[.B148]+([.E148]/2)" office:value-type="float" office:value="0.4465" calcext:value-type="float">
            <text:p>0.44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1" calcext:value-type="float">
            <text:p>1.881</text:p>
          </table:table-cell>
          <table:table-cell table:formula="of:=([.$F$1003]/[.$E$1003])*[.F148]" office:value-type="float" office:value="2069.10187912088" calcext:value-type="float">
            <text:p>2069.1018791209</text:p>
          </table:table-cell>
          <table:table-cell table:formula="of:=[.G148]*[.E148]" office:value-type="float" office:value="2.06910187912088" calcext:value-type="float">
            <text:p>2.06910187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48" calcext:value-type="float">
            <text:p>0.448</text:p>
          </table:table-cell>
          <table:table-cell table:formula="of:=[.B149]+([.E149]/2)" office:value-type="float" office:value="0.4475" calcext:value-type="float">
            <text:p>0.44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9" calcext:value-type="float">
            <text:p>2.039</text:p>
          </table:table-cell>
          <table:table-cell table:formula="of:=([.$F$1003]/[.$E$1003])*[.F149]" office:value-type="float" office:value="2242.90203696304" calcext:value-type="float">
            <text:p>2242.902036963</text:p>
          </table:table-cell>
          <table:table-cell table:formula="of:=[.G149]*[.E149]" office:value-type="float" office:value="2.24290203696304" calcext:value-type="float">
            <text:p>2.2429020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9" calcext:value-type="float">
            <text:p>0.449</text:p>
          </table:table-cell>
          <table:table-cell table:formula="of:=[.B150]+([.E150]/2)" office:value-type="float" office:value="0.4485" calcext:value-type="float">
            <text:p>0.4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9" calcext:value-type="float">
            <text:p>1.979</text:p>
          </table:table-cell>
          <table:table-cell table:formula="of:=([.$F$1003]/[.$E$1003])*[.F150]" office:value-type="float" office:value="2176.90197702298" calcext:value-type="float">
            <text:p>2176.901977023</text:p>
          </table:table-cell>
          <table:table-cell table:formula="of:=[.G150]*[.E150]" office:value-type="float" office:value="2.17690197702298" calcext:value-type="float">
            <text:p>2.176901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" calcext:value-type="float">
            <text:p>0.45</text:p>
          </table:table-cell>
          <table:table-cell table:formula="of:=[.B151]+([.E151]/2)" office:value-type="float" office:value="0.4495" calcext:value-type="float">
            <text:p>0.44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59" calcext:value-type="float">
            <text:p>1.959</text:p>
          </table:table-cell>
          <table:table-cell table:formula="of:=([.$F$1003]/[.$E$1003])*[.F151]" office:value-type="float" office:value="2154.90195704296" calcext:value-type="float">
            <text:p>2154.901957043</text:p>
          </table:table-cell>
          <table:table-cell table:formula="of:=[.G151]*[.E151]" office:value-type="float" office:value="2.15490195704296" calcext:value-type="float">
            <text:p>2.1549019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5" calcext:value-type="float">
            <text:p>0.45</text:p>
          </table:table-cell>
          <table:table-cell office:value-type="float" office:value="0.451" calcext:value-type="float">
            <text:p>0.451</text:p>
          </table:table-cell>
          <table:table-cell table:formula="of:=[.B152]+([.E152]/2)" office:value-type="float" office:value="0.4505" calcext:value-type="float">
            <text:p>0.450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96" calcext:value-type="float">
            <text:p>2.196</text:p>
          </table:table-cell>
          <table:table-cell table:formula="of:=([.$F$1003]/[.$E$1003])*[.F152]" office:value-type="float" office:value="2415.60219380619" calcext:value-type="float">
            <text:p>2415.6021938062</text:p>
          </table:table-cell>
          <table:table-cell table:formula="of:=[.G152]*[.E152]" office:value-type="float" office:value="2.41560219380619" calcext:value-type="float">
            <text:p>2.41560219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2" calcext:value-type="float">
            <text:p>0.452</text:p>
          </table:table-cell>
          <table:table-cell table:formula="of:=[.B153]+([.E153]/2)" office:value-type="float" office:value="0.4515" calcext:value-type="float">
            <text:p>0.451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14" calcext:value-type="float">
            <text:p>2.114</text:p>
          </table:table-cell>
          <table:table-cell table:formula="of:=([.$F$1003]/[.$E$1003])*[.F153]" office:value-type="float" office:value="2325.40211188811" calcext:value-type="float">
            <text:p>2325.4021118881</text:p>
          </table:table-cell>
          <table:table-cell table:formula="of:=[.G153]*[.E153]" office:value-type="float" office:value="2.32540211188811" calcext:value-type="float">
            <text:p>2.32540211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3" calcext:value-type="float">
            <text:p>0.453</text:p>
          </table:table-cell>
          <table:table-cell table:formula="of:=[.B154]+([.E154]/2)" office:value-type="float" office:value="0.4525" calcext:value-type="float">
            <text:p>0.45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7" calcext:value-type="float">
            <text:p>1.977</text:p>
          </table:table-cell>
          <table:table-cell table:formula="of:=([.$F$1003]/[.$E$1003])*[.F154]" office:value-type="float" office:value="2174.70197502498" calcext:value-type="float">
            <text:p>2174.701975025</text:p>
          </table:table-cell>
          <table:table-cell table:formula="of:=[.G154]*[.E154]" office:value-type="float" office:value="2.17470197502498" calcext:value-type="float">
            <text:p>2.1747019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4" calcext:value-type="float">
            <text:p>0.454</text:p>
          </table:table-cell>
          <table:table-cell table:formula="of:=[.B155]+([.E155]/2)" office:value-type="float" office:value="0.4535" calcext:value-type="float">
            <text:p>0.45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9" calcext:value-type="float">
            <text:p>1.929</text:p>
          </table:table-cell>
          <table:table-cell table:formula="of:=([.$F$1003]/[.$E$1003])*[.F155]" office:value-type="float" office:value="2121.90192707293" calcext:value-type="float">
            <text:p>2121.9019270729</text:p>
          </table:table-cell>
          <table:table-cell table:formula="of:=[.G155]*[.E155]" office:value-type="float" office:value="2.12190192707293" calcext:value-type="float">
            <text:p>2.12190192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5" calcext:value-type="float">
            <text:p>0.455</text:p>
          </table:table-cell>
          <table:table-cell table:formula="of:=[.B156]+([.E156]/2)" office:value-type="float" office:value="0.4545" calcext:value-type="float">
            <text:p>0.454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5" calcext:value-type="float">
            <text:p>2.025</text:p>
          </table:table-cell>
          <table:table-cell table:formula="of:=([.$F$1003]/[.$E$1003])*[.F156]" office:value-type="float" office:value="2227.50202297702" calcext:value-type="float">
            <text:p>2227.502022977</text:p>
          </table:table-cell>
          <table:table-cell table:formula="of:=[.G156]*[.E156]" office:value-type="float" office:value="2.22750202297702" calcext:value-type="float">
            <text:p>2.2275020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6" calcext:value-type="float">
            <text:p>0.456</text:p>
          </table:table-cell>
          <table:table-cell table:formula="of:=[.B157]+([.E157]/2)" office:value-type="float" office:value="0.4555" calcext:value-type="float">
            <text:p>0.455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5" calcext:value-type="float">
            <text:p>2.035</text:p>
          </table:table-cell>
          <table:table-cell table:formula="of:=([.$F$1003]/[.$E$1003])*[.F157]" office:value-type="float" office:value="2238.50203296703" calcext:value-type="float">
            <text:p>2238.502032967</text:p>
          </table:table-cell>
          <table:table-cell table:formula="of:=[.G157]*[.E157]" office:value-type="float" office:value="2.23850203296703" calcext:value-type="float">
            <text:p>2.2385020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7" calcext:value-type="float">
            <text:p>0.457</text:p>
          </table:table-cell>
          <table:table-cell table:formula="of:=[.B158]+([.E158]/2)" office:value-type="float" office:value="0.4565" calcext:value-type="float">
            <text:p>0.456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29" calcext:value-type="float">
            <text:p>2.129</text:p>
          </table:table-cell>
          <table:table-cell table:formula="of:=([.$F$1003]/[.$E$1003])*[.F158]" office:value-type="float" office:value="2341.90212687313" calcext:value-type="float">
            <text:p>2341.9021268731</text:p>
          </table:table-cell>
          <table:table-cell table:formula="of:=[.G158]*[.E158]" office:value-type="float" office:value="2.34190212687313" calcext:value-type="float">
            <text:p>2.34190212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8" calcext:value-type="float">
            <text:p>0.458</text:p>
          </table:table-cell>
          <table:table-cell table:formula="of:=[.B159]+([.E159]/2)" office:value-type="float" office:value="0.4575" calcext:value-type="float">
            <text:p>0.45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31" calcext:value-type="float">
            <text:p>2.131</text:p>
          </table:table-cell>
          <table:table-cell table:formula="of:=([.$F$1003]/[.$E$1003])*[.F159]" office:value-type="float" office:value="2344.10212887113" calcext:value-type="float">
            <text:p>2344.1021288711</text:p>
          </table:table-cell>
          <table:table-cell table:formula="of:=[.G159]*[.E159]" office:value-type="float" office:value="2.34410212887113" calcext:value-type="float">
            <text:p>2.34410212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9" calcext:value-type="float">
            <text:p>0.459</text:p>
          </table:table-cell>
          <table:table-cell table:formula="of:=[.B160]+([.E160]/2)" office:value-type="float" office:value="0.4585" calcext:value-type="float">
            <text:p>0.45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65" calcext:value-type="float">
            <text:p>1.965</text:p>
          </table:table-cell>
          <table:table-cell table:formula="of:=([.$F$1003]/[.$E$1003])*[.F160]" office:value-type="float" office:value="2161.50196303696" calcext:value-type="float">
            <text:p>2161.501963037</text:p>
          </table:table-cell>
          <table:table-cell table:formula="of:=[.G160]*[.E160]" office:value-type="float" office:value="2.16150196303696" calcext:value-type="float">
            <text:p>2.1615019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" calcext:value-type="float">
            <text:p>0.46</text:p>
          </table:table-cell>
          <table:table-cell table:formula="of:=[.B161]+([.E161]/2)" office:value-type="float" office:value="0.4595" calcext:value-type="float">
            <text:p>0.459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62" calcext:value-type="float">
            <text:p>2.062</text:p>
          </table:table-cell>
          <table:table-cell table:formula="of:=([.$F$1003]/[.$E$1003])*[.F161]" office:value-type="float" office:value="2268.20205994006" calcext:value-type="float">
            <text:p>2268.2020599401</text:p>
          </table:table-cell>
          <table:table-cell table:formula="of:=[.G161]*[.E161]" office:value-type="float" office:value="2.26820205994006" calcext:value-type="float">
            <text:p>2.26820205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6" calcext:value-type="float">
            <text:p>0.46</text:p>
          </table:table-cell>
          <table:table-cell office:value-type="float" office:value="0.461" calcext:value-type="float">
            <text:p>0.461</text:p>
          </table:table-cell>
          <table:table-cell table:formula="of:=[.B162]+([.E162]/2)" office:value-type="float" office:value="0.4605" calcext:value-type="float">
            <text:p>0.460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45" calcext:value-type="float">
            <text:p>2.045</text:p>
          </table:table-cell>
          <table:table-cell table:formula="of:=([.$F$1003]/[.$E$1003])*[.F162]" office:value-type="float" office:value="2249.50204295704" calcext:value-type="float">
            <text:p>2249.5020429571</text:p>
          </table:table-cell>
          <table:table-cell table:formula="of:=[.G162]*[.E162]" office:value-type="float" office:value="2.24950204295704" calcext:value-type="float">
            <text:p>2.2495020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2" calcext:value-type="float">
            <text:p>0.462</text:p>
          </table:table-cell>
          <table:table-cell table:formula="of:=[.B163]+([.E163]/2)" office:value-type="float" office:value="0.4615" calcext:value-type="float">
            <text:p>0.461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65" calcext:value-type="float">
            <text:p>2.065</text:p>
          </table:table-cell>
          <table:table-cell table:formula="of:=([.$F$1003]/[.$E$1003])*[.F163]" office:value-type="float" office:value="2271.50206293706" calcext:value-type="float">
            <text:p>2271.5020629371</text:p>
          </table:table-cell>
          <table:table-cell table:formula="of:=[.G163]*[.E163]" office:value-type="float" office:value="2.27150206293706" calcext:value-type="float">
            <text:p>2.27150206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3" calcext:value-type="float">
            <text:p>0.463</text:p>
          </table:table-cell>
          <table:table-cell table:formula="of:=[.B164]+([.E164]/2)" office:value-type="float" office:value="0.4625" calcext:value-type="float">
            <text:p>0.46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72" calcext:value-type="float">
            <text:p>2.072</text:p>
          </table:table-cell>
          <table:table-cell table:formula="of:=([.$F$1003]/[.$E$1003])*[.F164]" office:value-type="float" office:value="2279.20206993007" calcext:value-type="float">
            <text:p>2279.2020699301</text:p>
          </table:table-cell>
          <table:table-cell table:formula="of:=[.G164]*[.E164]" office:value-type="float" office:value="2.27920206993007" calcext:value-type="float">
            <text:p>2.27920206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4" calcext:value-type="float">
            <text:p>0.464</text:p>
          </table:table-cell>
          <table:table-cell table:formula="of:=[.B165]+([.E165]/2)" office:value-type="float" office:value="0.4635" calcext:value-type="float">
            <text:p>0.46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9" calcext:value-type="float">
            <text:p>1.989</text:p>
          </table:table-cell>
          <table:table-cell table:formula="of:=([.$F$1003]/[.$E$1003])*[.F165]" office:value-type="float" office:value="2187.90198701299" calcext:value-type="float">
            <text:p>2187.901987013</text:p>
          </table:table-cell>
          <table:table-cell table:formula="of:=[.G165]*[.E165]" office:value-type="float" office:value="2.18790198701299" calcext:value-type="float">
            <text:p>2.1879019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5" calcext:value-type="float">
            <text:p>0.465</text:p>
          </table:table-cell>
          <table:table-cell table:formula="of:=[.B166]+([.E166]/2)" office:value-type="float" office:value="0.4645" calcext:value-type="float">
            <text:p>0.464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87" calcext:value-type="float">
            <text:p>2.087</text:p>
          </table:table-cell>
          <table:table-cell table:formula="of:=([.$F$1003]/[.$E$1003])*[.F166]" office:value-type="float" office:value="2295.70208491509" calcext:value-type="float">
            <text:p>2295.7020849151</text:p>
          </table:table-cell>
          <table:table-cell table:formula="of:=[.G166]*[.E166]" office:value-type="float" office:value="2.29570208491509" calcext:value-type="float">
            <text:p>2.29570208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6" calcext:value-type="float">
            <text:p>0.466</text:p>
          </table:table-cell>
          <table:table-cell table:formula="of:=[.B167]+([.E167]/2)" office:value-type="float" office:value="0.4655" calcext:value-type="float">
            <text:p>0.465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6" calcext:value-type="float">
            <text:p>2.006</text:p>
          </table:table-cell>
          <table:table-cell table:formula="of:=([.$F$1003]/[.$E$1003])*[.F167]" office:value-type="float" office:value="2206.602003996" calcext:value-type="float">
            <text:p>2206.602003996</text:p>
          </table:table-cell>
          <table:table-cell table:formula="of:=[.G167]*[.E167]" office:value-type="float" office:value="2.206602003996" calcext:value-type="float">
            <text:p>2.2066020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7" calcext:value-type="float">
            <text:p>0.467</text:p>
          </table:table-cell>
          <table:table-cell table:formula="of:=[.B168]+([.E168]/2)" office:value-type="float" office:value="0.4665" calcext:value-type="float">
            <text:p>0.466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45" calcext:value-type="float">
            <text:p>2.045</text:p>
          </table:table-cell>
          <table:table-cell table:formula="of:=([.$F$1003]/[.$E$1003])*[.F168]" office:value-type="float" office:value="2249.50204295704" calcext:value-type="float">
            <text:p>2249.5020429571</text:p>
          </table:table-cell>
          <table:table-cell table:formula="of:=[.G168]*[.E168]" office:value-type="float" office:value="2.24950204295704" calcext:value-type="float">
            <text:p>2.2495020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8" calcext:value-type="float">
            <text:p>0.468</text:p>
          </table:table-cell>
          <table:table-cell table:formula="of:=[.B169]+([.E169]/2)" office:value-type="float" office:value="0.4675" calcext:value-type="float">
            <text:p>0.46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26" calcext:value-type="float">
            <text:p>2.126</text:p>
          </table:table-cell>
          <table:table-cell table:formula="of:=([.$F$1003]/[.$E$1003])*[.F169]" office:value-type="float" office:value="2338.60212387612" calcext:value-type="float">
            <text:p>2338.6021238761</text:p>
          </table:table-cell>
          <table:table-cell table:formula="of:=[.G169]*[.E169]" office:value-type="float" office:value="2.33860212387612" calcext:value-type="float">
            <text:p>2.33860212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9" calcext:value-type="float">
            <text:p>0.469</text:p>
          </table:table-cell>
          <table:table-cell table:formula="of:=[.B170]+([.E170]/2)" office:value-type="float" office:value="0.4685" calcext:value-type="float">
            <text:p>0.468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49" calcext:value-type="float">
            <text:p>2.049</text:p>
          </table:table-cell>
          <table:table-cell table:formula="of:=([.$F$1003]/[.$E$1003])*[.F170]" office:value-type="float" office:value="2253.90204695305" calcext:value-type="float">
            <text:p>2253.9020469531</text:p>
          </table:table-cell>
          <table:table-cell table:formula="of:=[.G170]*[.E170]" office:value-type="float" office:value="2.25390204695305" calcext:value-type="float">
            <text:p>2.2539020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" calcext:value-type="float">
            <text:p>0.47</text:p>
          </table:table-cell>
          <table:table-cell table:formula="of:=[.B171]+([.E171]/2)" office:value-type="float" office:value="0.4695" calcext:value-type="float">
            <text:p>0.469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18" calcext:value-type="float">
            <text:p>2.118</text:p>
          </table:table-cell>
          <table:table-cell table:formula="of:=([.$F$1003]/[.$E$1003])*[.F171]" office:value-type="float" office:value="2329.80211588412" calcext:value-type="float">
            <text:p>2329.8021158841</text:p>
          </table:table-cell>
          <table:table-cell table:formula="of:=[.G171]*[.E171]" office:value-type="float" office:value="2.32980211588412" calcext:value-type="float">
            <text:p>2.32980211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7" calcext:value-type="float">
            <text:p>0.47</text:p>
          </table:table-cell>
          <table:table-cell office:value-type="float" office:value="0.471" calcext:value-type="float">
            <text:p>0.471</text:p>
          </table:table-cell>
          <table:table-cell table:formula="of:=[.B172]+([.E172]/2)" office:value-type="float" office:value="0.4705" calcext:value-type="float">
            <text:p>0.47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4" calcext:value-type="float">
            <text:p>1.994</text:p>
          </table:table-cell>
          <table:table-cell table:formula="of:=([.$F$1003]/[.$E$1003])*[.F172]" office:value-type="float" office:value="2193.40199200799" calcext:value-type="float">
            <text:p>2193.401992008</text:p>
          </table:table-cell>
          <table:table-cell table:formula="of:=[.G172]*[.E172]" office:value-type="float" office:value="2.19340199200799" calcext:value-type="float">
            <text:p>2.1934019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2" calcext:value-type="float">
            <text:p>0.472</text:p>
          </table:table-cell>
          <table:table-cell table:formula="of:=[.B173]+([.E173]/2)" office:value-type="float" office:value="0.4715" calcext:value-type="float">
            <text:p>0.471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75" calcext:value-type="float">
            <text:p>2.075</text:p>
          </table:table-cell>
          <table:table-cell table:formula="of:=([.$F$1003]/[.$E$1003])*[.F173]" office:value-type="float" office:value="2282.50207292707" calcext:value-type="float">
            <text:p>2282.5020729271</text:p>
          </table:table-cell>
          <table:table-cell table:formula="of:=[.G173]*[.E173]" office:value-type="float" office:value="2.28250207292707" calcext:value-type="float">
            <text:p>2.28250207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3" calcext:value-type="float">
            <text:p>0.473</text:p>
          </table:table-cell>
          <table:table-cell table:formula="of:=[.B174]+([.E174]/2)" office:value-type="float" office:value="0.4725" calcext:value-type="float">
            <text:p>0.47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04" calcext:value-type="float">
            <text:p>2.104</text:p>
          </table:table-cell>
          <table:table-cell table:formula="of:=([.$F$1003]/[.$E$1003])*[.F174]" office:value-type="float" office:value="2314.4021018981" calcext:value-type="float">
            <text:p>2314.4021018981</text:p>
          </table:table-cell>
          <table:table-cell table:formula="of:=[.G174]*[.E174]" office:value-type="float" office:value="2.3144021018981" calcext:value-type="float">
            <text:p>2.31440210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4" calcext:value-type="float">
            <text:p>0.474</text:p>
          </table:table-cell>
          <table:table-cell table:formula="of:=[.B175]+([.E175]/2)" office:value-type="float" office:value="0.4735" calcext:value-type="float">
            <text:p>0.473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3" calcext:value-type="float">
            <text:p>2.033</text:p>
          </table:table-cell>
          <table:table-cell table:formula="of:=([.$F$1003]/[.$E$1003])*[.F175]" office:value-type="float" office:value="2236.30203096903" calcext:value-type="float">
            <text:p>2236.302030969</text:p>
          </table:table-cell>
          <table:table-cell table:formula="of:=[.G175]*[.E175]" office:value-type="float" office:value="2.23630203096903" calcext:value-type="float">
            <text:p>2.2363020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" calcext:value-type="float">
            <text:p>0.475</text:p>
          </table:table-cell>
          <table:table-cell table:formula="of:=[.B176]+([.E176]/2)" office:value-type="float" office:value="0.4745" calcext:value-type="float">
            <text:p>0.474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9" calcext:value-type="float">
            <text:p>2.09</text:p>
          </table:table-cell>
          <table:table-cell table:formula="of:=([.$F$1003]/[.$E$1003])*[.F176]" office:value-type="float" office:value="2299.00208791209" calcext:value-type="float">
            <text:p>2299.0020879121</text:p>
          </table:table-cell>
          <table:table-cell table:formula="of:=[.G176]*[.E176]" office:value-type="float" office:value="2.29900208791209" calcext:value-type="float">
            <text:p>2.29900208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6" calcext:value-type="float">
            <text:p>0.476</text:p>
          </table:table-cell>
          <table:table-cell table:formula="of:=[.B177]+([.E177]/2)" office:value-type="float" office:value="0.4755" calcext:value-type="float">
            <text:p>0.475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31" calcext:value-type="float">
            <text:p>2.131</text:p>
          </table:table-cell>
          <table:table-cell table:formula="of:=([.$F$1003]/[.$E$1003])*[.F177]" office:value-type="float" office:value="2344.10212887113" calcext:value-type="float">
            <text:p>2344.1021288711</text:p>
          </table:table-cell>
          <table:table-cell table:formula="of:=[.G177]*[.E177]" office:value-type="float" office:value="2.34410212887113" calcext:value-type="float">
            <text:p>2.34410212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7" calcext:value-type="float">
            <text:p>0.477</text:p>
          </table:table-cell>
          <table:table-cell table:formula="of:=[.B178]+([.E178]/2)" office:value-type="float" office:value="0.4765" calcext:value-type="float">
            <text:p>0.476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5" calcext:value-type="float">
            <text:p>2.05</text:p>
          </table:table-cell>
          <table:table-cell table:formula="of:=([.$F$1003]/[.$E$1003])*[.F178]" office:value-type="float" office:value="2255.00204795205" calcext:value-type="float">
            <text:p>2255.0020479521</text:p>
          </table:table-cell>
          <table:table-cell table:formula="of:=[.G178]*[.E178]" office:value-type="float" office:value="2.25500204795205" calcext:value-type="float">
            <text:p>2.2550020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8" calcext:value-type="float">
            <text:p>0.478</text:p>
          </table:table-cell>
          <table:table-cell table:formula="of:=[.B179]+([.E179]/2)" office:value-type="float" office:value="0.4775" calcext:value-type="float">
            <text:p>0.47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66" calcext:value-type="float">
            <text:p>2.166</text:p>
          </table:table-cell>
          <table:table-cell table:formula="of:=([.$F$1003]/[.$E$1003])*[.F179]" office:value-type="float" office:value="2382.60216383616" calcext:value-type="float">
            <text:p>2382.6021638362</text:p>
          </table:table-cell>
          <table:table-cell table:formula="of:=[.G179]*[.E179]" office:value-type="float" office:value="2.38260216383616" calcext:value-type="float">
            <text:p>2.38260216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9" calcext:value-type="float">
            <text:p>0.479</text:p>
          </table:table-cell>
          <table:table-cell table:formula="of:=[.B180]+([.E180]/2)" office:value-type="float" office:value="0.4785" calcext:value-type="float">
            <text:p>0.4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08" calcext:value-type="float">
            <text:p>2.108</text:p>
          </table:table-cell>
          <table:table-cell table:formula="of:=([.$F$1003]/[.$E$1003])*[.F180]" office:value-type="float" office:value="2318.80210589411" calcext:value-type="float">
            <text:p>2318.8021058941</text:p>
          </table:table-cell>
          <table:table-cell table:formula="of:=[.G180]*[.E180]" office:value-type="float" office:value="2.31880210589411" calcext:value-type="float">
            <text:p>2.31880210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" calcext:value-type="float">
            <text:p>0.48</text:p>
          </table:table-cell>
          <table:table-cell table:formula="of:=[.B181]+([.E181]/2)" office:value-type="float" office:value="0.4795" calcext:value-type="float">
            <text:p>0.479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84" calcext:value-type="float">
            <text:p>2.084</text:p>
          </table:table-cell>
          <table:table-cell table:formula="of:=([.$F$1003]/[.$E$1003])*[.F181]" office:value-type="float" office:value="2292.40208191808" calcext:value-type="float">
            <text:p>2292.4020819181</text:p>
          </table:table-cell>
          <table:table-cell table:formula="of:=[.G181]*[.E181]" office:value-type="float" office:value="2.29240208191808" calcext:value-type="float">
            <text:p>2.29240208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8" calcext:value-type="float">
            <text:p>0.48</text:p>
          </table:table-cell>
          <table:table-cell office:value-type="float" office:value="0.481" calcext:value-type="float">
            <text:p>0.481</text:p>
          </table:table-cell>
          <table:table-cell table:formula="of:=[.B182]+([.E182]/2)" office:value-type="float" office:value="0.4805" calcext:value-type="float">
            <text:p>0.480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6" calcext:value-type="float">
            <text:p>2.06</text:p>
          </table:table-cell>
          <table:table-cell table:formula="of:=([.$F$1003]/[.$E$1003])*[.F182]" office:value-type="float" office:value="2266.00205794206" calcext:value-type="float">
            <text:p>2266.0020579421</text:p>
          </table:table-cell>
          <table:table-cell table:formula="of:=[.G182]*[.E182]" office:value-type="float" office:value="2.26600205794206" calcext:value-type="float">
            <text:p>2.26600205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2" calcext:value-type="float">
            <text:p>0.482</text:p>
          </table:table-cell>
          <table:table-cell table:formula="of:=[.B183]+([.E183]/2)" office:value-type="float" office:value="0.4815" calcext:value-type="float">
            <text:p>0.481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84" calcext:value-type="float">
            <text:p>2.084</text:p>
          </table:table-cell>
          <table:table-cell table:formula="of:=([.$F$1003]/[.$E$1003])*[.F183]" office:value-type="float" office:value="2292.40208191808" calcext:value-type="float">
            <text:p>2292.4020819181</text:p>
          </table:table-cell>
          <table:table-cell table:formula="of:=[.G183]*[.E183]" office:value-type="float" office:value="2.29240208191808" calcext:value-type="float">
            <text:p>2.29240208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3" calcext:value-type="float">
            <text:p>0.483</text:p>
          </table:table-cell>
          <table:table-cell table:formula="of:=[.B184]+([.E184]/2)" office:value-type="float" office:value="0.4825" calcext:value-type="float">
            <text:p>0.4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34" calcext:value-type="float">
            <text:p>2.134</text:p>
          </table:table-cell>
          <table:table-cell table:formula="of:=([.$F$1003]/[.$E$1003])*[.F184]" office:value-type="float" office:value="2347.40213186813" calcext:value-type="float">
            <text:p>2347.4021318681</text:p>
          </table:table-cell>
          <table:table-cell table:formula="of:=[.G184]*[.E184]" office:value-type="float" office:value="2.34740213186813" calcext:value-type="float">
            <text:p>2.34740213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4" calcext:value-type="float">
            <text:p>0.484</text:p>
          </table:table-cell>
          <table:table-cell table:formula="of:=[.B185]+([.E185]/2)" office:value-type="float" office:value="0.4835" calcext:value-type="float">
            <text:p>0.483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8" calcext:value-type="float">
            <text:p>2.08</text:p>
          </table:table-cell>
          <table:table-cell table:formula="of:=([.$F$1003]/[.$E$1003])*[.F185]" office:value-type="float" office:value="2288.00207792208" calcext:value-type="float">
            <text:p>2288.0020779221</text:p>
          </table:table-cell>
          <table:table-cell table:formula="of:=[.G185]*[.E185]" office:value-type="float" office:value="2.28800207792208" calcext:value-type="float">
            <text:p>2.28800207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5" calcext:value-type="float">
            <text:p>0.485</text:p>
          </table:table-cell>
          <table:table-cell table:formula="of:=[.B186]+([.E186]/2)" office:value-type="float" office:value="0.4845" calcext:value-type="float">
            <text:p>0.48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1" calcext:value-type="float">
            <text:p>1.991</text:p>
          </table:table-cell>
          <table:table-cell table:formula="of:=([.$F$1003]/[.$E$1003])*[.F186]" office:value-type="float" office:value="2190.10198901099" calcext:value-type="float">
            <text:p>2190.101989011</text:p>
          </table:table-cell>
          <table:table-cell table:formula="of:=[.G186]*[.E186]" office:value-type="float" office:value="2.19010198901099" calcext:value-type="float">
            <text:p>2.1901019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6" calcext:value-type="float">
            <text:p>0.486</text:p>
          </table:table-cell>
          <table:table-cell table:formula="of:=[.B187]+([.E187]/2)" office:value-type="float" office:value="0.4855" calcext:value-type="float">
            <text:p>0.48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5" calcext:value-type="float">
            <text:p>1.95</text:p>
          </table:table-cell>
          <table:table-cell table:formula="of:=([.$F$1003]/[.$E$1003])*[.F187]" office:value-type="float" office:value="2145.00194805195" calcext:value-type="float">
            <text:p>2145.001948052</text:p>
          </table:table-cell>
          <table:table-cell table:formula="of:=[.G187]*[.E187]" office:value-type="float" office:value="2.14500194805195" calcext:value-type="float">
            <text:p>2.14500194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7" calcext:value-type="float">
            <text:p>0.487</text:p>
          </table:table-cell>
          <table:table-cell table:formula="of:=[.B188]+([.E188]/2)" office:value-type="float" office:value="0.4865" calcext:value-type="float">
            <text:p>0.48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33" calcext:value-type="float">
            <text:p>1.633</text:p>
          </table:table-cell>
          <table:table-cell table:formula="of:=([.$F$1003]/[.$E$1003])*[.F188]" office:value-type="float" office:value="1796.30163136863" calcext:value-type="float">
            <text:p>1796.3016313686</text:p>
          </table:table-cell>
          <table:table-cell table:formula="of:=[.G188]*[.E188]" office:value-type="float" office:value="1.79630163136863" calcext:value-type="float">
            <text:p>1.79630163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8" calcext:value-type="float">
            <text:p>0.488</text:p>
          </table:table-cell>
          <table:table-cell table:formula="of:=[.B189]+([.E189]/2)" office:value-type="float" office:value="0.4875" calcext:value-type="float">
            <text:p>0.48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9" calcext:value-type="float">
            <text:p>1.889</text:p>
          </table:table-cell>
          <table:table-cell table:formula="of:=([.$F$1003]/[.$E$1003])*[.F189]" office:value-type="float" office:value="2077.90188711289" calcext:value-type="float">
            <text:p>2077.9018871129</text:p>
          </table:table-cell>
          <table:table-cell table:formula="of:=[.G189]*[.E189]" office:value-type="float" office:value="2.07790188711289" calcext:value-type="float">
            <text:p>2.07790188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88" calcext:value-type="float">
            <text:p>0.488</text:p>
          </table:table-cell>
          <table:table-cell office:value-type="float" office:value="0.489" calcext:value-type="float">
            <text:p>0.489</text:p>
          </table:table-cell>
          <table:table-cell table:formula="of:=[.B190]+([.E190]/2)" office:value-type="float" office:value="0.4885" calcext:value-type="float">
            <text:p>0.48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9" calcext:value-type="float">
            <text:p>1.989</text:p>
          </table:table-cell>
          <table:table-cell table:formula="of:=([.$F$1003]/[.$E$1003])*[.F190]" office:value-type="float" office:value="2187.90198701299" calcext:value-type="float">
            <text:p>2187.901987013</text:p>
          </table:table-cell>
          <table:table-cell table:formula="of:=[.G190]*[.E190]" office:value-type="float" office:value="2.18790198701299" calcext:value-type="float">
            <text:p>2.187901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table:formula="of:=[.B191]+([.E191]/2)" office:value-type="float" office:value="0.4895" calcext:value-type="float">
            <text:p>0.48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9" calcext:value-type="float">
            <text:p>1.979</text:p>
          </table:table-cell>
          <table:table-cell table:formula="of:=([.$F$1003]/[.$E$1003])*[.F191]" office:value-type="float" office:value="2176.90197702298" calcext:value-type="float">
            <text:p>2176.901977023</text:p>
          </table:table-cell>
          <table:table-cell table:formula="of:=[.G191]*[.E191]" office:value-type="float" office:value="2.17690197702298" calcext:value-type="float">
            <text:p>2.1769019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9" calcext:value-type="float">
            <text:p>0.49</text:p>
          </table:table-cell>
          <table:table-cell office:value-type="float" office:value="0.491" calcext:value-type="float">
            <text:p>0.491</text:p>
          </table:table-cell>
          <table:table-cell table:formula="of:=[.B192]+([.E192]/2)" office:value-type="float" office:value="0.4905" calcext:value-type="float">
            <text:p>0.490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64" calcext:value-type="float">
            <text:p>2.064</text:p>
          </table:table-cell>
          <table:table-cell table:formula="of:=([.$F$1003]/[.$E$1003])*[.F192]" office:value-type="float" office:value="2270.40206193806" calcext:value-type="float">
            <text:p>2270.4020619381</text:p>
          </table:table-cell>
          <table:table-cell table:formula="of:=[.G192]*[.E192]" office:value-type="float" office:value="2.27040206193806" calcext:value-type="float">
            <text:p>2.27040206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2" calcext:value-type="float">
            <text:p>0.492</text:p>
          </table:table-cell>
          <table:table-cell table:formula="of:=[.B193]+([.E193]/2)" office:value-type="float" office:value="0.4915" calcext:value-type="float">
            <text:p>0.4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4" calcext:value-type="float">
            <text:p>1.914</text:p>
          </table:table-cell>
          <table:table-cell table:formula="of:=([.$F$1003]/[.$E$1003])*[.F193]" office:value-type="float" office:value="2105.40191208791" calcext:value-type="float">
            <text:p>2105.4019120879</text:p>
          </table:table-cell>
          <table:table-cell table:formula="of:=[.G193]*[.E193]" office:value-type="float" office:value="2.10540191208791" calcext:value-type="float">
            <text:p>2.10540191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3" calcext:value-type="float">
            <text:p>0.493</text:p>
          </table:table-cell>
          <table:table-cell table:formula="of:=[.B194]+([.E194]/2)" office:value-type="float" office:value="0.4925" calcext:value-type="float">
            <text:p>0.4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" calcext:value-type="float">
            <text:p>1.9</text:p>
          </table:table-cell>
          <table:table-cell table:formula="of:=([.$F$1003]/[.$E$1003])*[.F194]" office:value-type="float" office:value="2090.0018981019" calcext:value-type="float">
            <text:p>2090.0018981019</text:p>
          </table:table-cell>
          <table:table-cell table:formula="of:=[.G194]*[.E194]" office:value-type="float" office:value="2.0900018981019" calcext:value-type="float">
            <text:p>2.09000189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4" calcext:value-type="float">
            <text:p>0.494</text:p>
          </table:table-cell>
          <table:table-cell table:formula="of:=[.B195]+([.E195]/2)" office:value-type="float" office:value="0.4935" calcext:value-type="float">
            <text:p>0.4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7" calcext:value-type="float">
            <text:p>1.997</text:p>
          </table:table-cell>
          <table:table-cell table:formula="of:=([.$F$1003]/[.$E$1003])*[.F195]" office:value-type="float" office:value="2196.701995005" calcext:value-type="float">
            <text:p>2196.701995005</text:p>
          </table:table-cell>
          <table:table-cell table:formula="of:=[.G195]*[.E195]" office:value-type="float" office:value="2.196701995005" calcext:value-type="float">
            <text:p>2.1967019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5" calcext:value-type="float">
            <text:p>0.495</text:p>
          </table:table-cell>
          <table:table-cell table:formula="of:=[.B196]+([.E196]/2)" office:value-type="float" office:value="0.4945" calcext:value-type="float">
            <text:p>0.494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55" calcext:value-type="float">
            <text:p>2.055</text:p>
          </table:table-cell>
          <table:table-cell table:formula="of:=([.$F$1003]/[.$E$1003])*[.F196]" office:value-type="float" office:value="2260.50205294705" calcext:value-type="float">
            <text:p>2260.5020529471</text:p>
          </table:table-cell>
          <table:table-cell table:formula="of:=[.G196]*[.E196]" office:value-type="float" office:value="2.26050205294705" calcext:value-type="float">
            <text:p>2.26050205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table:formula="of:=[.B197]+([.E197]/2)" office:value-type="float" office:value="0.4955" calcext:value-type="float">
            <text:p>0.495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06" calcext:value-type="float">
            <text:p>2.006</text:p>
          </table:table-cell>
          <table:table-cell table:formula="of:=([.$F$1003]/[.$E$1003])*[.F197]" office:value-type="float" office:value="2206.602003996" calcext:value-type="float">
            <text:p>2206.602003996</text:p>
          </table:table-cell>
          <table:table-cell table:formula="of:=[.G197]*[.E197]" office:value-type="float" office:value="2.206602003996" calcext:value-type="float">
            <text:p>2.2066020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7" calcext:value-type="float">
            <text:p>0.497</text:p>
          </table:table-cell>
          <table:table-cell table:formula="of:=[.B198]+([.E198]/2)" office:value-type="float" office:value="0.4965" calcext:value-type="float">
            <text:p>0.496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52" calcext:value-type="float">
            <text:p>2.052</text:p>
          </table:table-cell>
          <table:table-cell table:formula="of:=([.$F$1003]/[.$E$1003])*[.F198]" office:value-type="float" office:value="2257.20204995005" calcext:value-type="float">
            <text:p>2257.2020499501</text:p>
          </table:table-cell>
          <table:table-cell table:formula="of:=[.G198]*[.E198]" office:value-type="float" office:value="2.25720204995005" calcext:value-type="float">
            <text:p>2.257202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8" calcext:value-type="float">
            <text:p>0.498</text:p>
          </table:table-cell>
          <table:table-cell table:formula="of:=[.B199]+([.E199]/2)" office:value-type="float" office:value="0.4975" calcext:value-type="float">
            <text:p>0.497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5" calcext:value-type="float">
            <text:p>2.025</text:p>
          </table:table-cell>
          <table:table-cell table:formula="of:=([.$F$1003]/[.$E$1003])*[.F199]" office:value-type="float" office:value="2227.50202297702" calcext:value-type="float">
            <text:p>2227.502022977</text:p>
          </table:table-cell>
          <table:table-cell table:formula="of:=[.G199]*[.E199]" office:value-type="float" office:value="2.22750202297702" calcext:value-type="float">
            <text:p>2.2275020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9" calcext:value-type="float">
            <text:p>0.499</text:p>
          </table:table-cell>
          <table:table-cell table:formula="of:=[.B200]+([.E200]/2)" office:value-type="float" office:value="0.4985" calcext:value-type="float">
            <text:p>0.49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34" calcext:value-type="float">
            <text:p>1.834</text:p>
          </table:table-cell>
          <table:table-cell table:formula="of:=([.$F$1003]/[.$E$1003])*[.F200]" office:value-type="float" office:value="2017.40183216783" calcext:value-type="float">
            <text:p>2017.4018321678</text:p>
          </table:table-cell>
          <table:table-cell table:formula="of:=[.G200]*[.E200]" office:value-type="float" office:value="2.01740183216783" calcext:value-type="float">
            <text:p>2.01740183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99" calcext:value-type="float">
            <text:p>0.499</text:p>
          </table:table-cell>
          <table:table-cell office:value-type="float" office:value="0.5" calcext:value-type="float">
            <text:p>0.5</text:p>
          </table:table-cell>
          <table:table-cell table:formula="of:=[.B201]+([.E201]/2)" office:value-type="float" office:value="0.4995" calcext:value-type="float">
            <text:p>0.499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([.$F$1003]/[.$E$1003])*[.F201]" office:value-type="float" office:value="2200.001998002" calcext:value-type="float">
            <text:p>2200.001998002</text:p>
          </table:table-cell>
          <table:table-cell table:formula="of:=[.G201]*[.E201]" office:value-type="float" office:value="2.200001998002" calcext:value-type="float">
            <text:p>2.2000019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table:formula="of:=[.B202]+([.E202]/2)" office:value-type="float" office:value="0.5005" calcext:value-type="float">
            <text:p>0.5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3" calcext:value-type="float">
            <text:p>1.803</text:p>
          </table:table-cell>
          <table:table-cell table:formula="of:=([.$F$1003]/[.$E$1003])*[.F202]" office:value-type="float" office:value="1983.3018011988" calcext:value-type="float">
            <text:p>1983.3018011988</text:p>
          </table:table-cell>
          <table:table-cell table:formula="of:=[.G202]*[.E202]" office:value-type="float" office:value="1.9833018011988" calcext:value-type="float">
            <text:p>1.98330180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2" calcext:value-type="float">
            <text:p>0.502</text:p>
          </table:table-cell>
          <table:table-cell table:formula="of:=[.B203]+([.E203]/2)" office:value-type="float" office:value="0.5015" calcext:value-type="float">
            <text:p>0.50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1" calcext:value-type="float">
            <text:p>1.891</text:p>
          </table:table-cell>
          <table:table-cell table:formula="of:=([.$F$1003]/[.$E$1003])*[.F203]" office:value-type="float" office:value="2080.10188911089" calcext:value-type="float">
            <text:p>2080.1018891109</text:p>
          </table:table-cell>
          <table:table-cell table:formula="of:=[.G203]*[.E203]" office:value-type="float" office:value="2.08010188911089" calcext:value-type="float">
            <text:p>2.08010188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3" calcext:value-type="float">
            <text:p>0.503</text:p>
          </table:table-cell>
          <table:table-cell table:formula="of:=[.B204]+([.E204]/2)" office:value-type="float" office:value="0.5025" calcext:value-type="float">
            <text:p>0.5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1" calcext:value-type="float">
            <text:p>1.891</text:p>
          </table:table-cell>
          <table:table-cell table:formula="of:=([.$F$1003]/[.$E$1003])*[.F204]" office:value-type="float" office:value="2080.10188911089" calcext:value-type="float">
            <text:p>2080.1018891109</text:p>
          </table:table-cell>
          <table:table-cell table:formula="of:=[.G204]*[.E204]" office:value-type="float" office:value="2.08010188911089" calcext:value-type="float">
            <text:p>2.08010188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4" calcext:value-type="float">
            <text:p>0.504</text:p>
          </table:table-cell>
          <table:table-cell table:formula="of:=[.B205]+([.E205]/2)" office:value-type="float" office:value="0.5035" calcext:value-type="float">
            <text:p>0.50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2" calcext:value-type="float">
            <text:p>1.972</text:p>
          </table:table-cell>
          <table:table-cell table:formula="of:=([.$F$1003]/[.$E$1003])*[.F205]" office:value-type="float" office:value="2169.20197002997" calcext:value-type="float">
            <text:p>2169.20197003</text:p>
          </table:table-cell>
          <table:table-cell table:formula="of:=[.G205]*[.E205]" office:value-type="float" office:value="2.16920197002997" calcext:value-type="float">
            <text:p>2.1692019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5" calcext:value-type="float">
            <text:p>0.505</text:p>
          </table:table-cell>
          <table:table-cell table:formula="of:=[.B206]+([.E206]/2)" office:value-type="float" office:value="0.5045" calcext:value-type="float">
            <text:p>0.50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1" calcext:value-type="float">
            <text:p>1.881</text:p>
          </table:table-cell>
          <table:table-cell table:formula="of:=([.$F$1003]/[.$E$1003])*[.F206]" office:value-type="float" office:value="2069.10187912088" calcext:value-type="float">
            <text:p>2069.1018791209</text:p>
          </table:table-cell>
          <table:table-cell table:formula="of:=[.G206]*[.E206]" office:value-type="float" office:value="2.06910187912088" calcext:value-type="float">
            <text:p>2.06910187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6" calcext:value-type="float">
            <text:p>0.506</text:p>
          </table:table-cell>
          <table:table-cell table:formula="of:=[.B207]+([.E207]/2)" office:value-type="float" office:value="0.5055" calcext:value-type="float">
            <text:p>0.5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1" calcext:value-type="float">
            <text:p>1.991</text:p>
          </table:table-cell>
          <table:table-cell table:formula="of:=([.$F$1003]/[.$E$1003])*[.F207]" office:value-type="float" office:value="2190.10198901099" calcext:value-type="float">
            <text:p>2190.101989011</text:p>
          </table:table-cell>
          <table:table-cell table:formula="of:=[.G207]*[.E207]" office:value-type="float" office:value="2.19010198901099" calcext:value-type="float">
            <text:p>2.19010198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7" calcext:value-type="float">
            <text:p>0.507</text:p>
          </table:table-cell>
          <table:table-cell table:formula="of:=[.B208]+([.E208]/2)" office:value-type="float" office:value="0.5065" calcext:value-type="float">
            <text:p>0.506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6" calcext:value-type="float">
            <text:p>2.026</text:p>
          </table:table-cell>
          <table:table-cell table:formula="of:=([.$F$1003]/[.$E$1003])*[.F208]" office:value-type="float" office:value="2228.60202397602" calcext:value-type="float">
            <text:p>2228.602023976</text:p>
          </table:table-cell>
          <table:table-cell table:formula="of:=[.G208]*[.E208]" office:value-type="float" office:value="2.22860202397602" calcext:value-type="float">
            <text:p>2.2286020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8" calcext:value-type="float">
            <text:p>0.508</text:p>
          </table:table-cell>
          <table:table-cell table:formula="of:=[.B209]+([.E209]/2)" office:value-type="float" office:value="0.5075" calcext:value-type="float">
            <text:p>0.50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2" calcext:value-type="float">
            <text:p>1.982</text:p>
          </table:table-cell>
          <table:table-cell table:formula="of:=([.$F$1003]/[.$E$1003])*[.F209]" office:value-type="float" office:value="2180.20198001998" calcext:value-type="float">
            <text:p>2180.20198002</text:p>
          </table:table-cell>
          <table:table-cell table:formula="of:=[.G209]*[.E209]" office:value-type="float" office:value="2.18020198001998" calcext:value-type="float">
            <text:p>2.180201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9" calcext:value-type="float">
            <text:p>0.509</text:p>
          </table:table-cell>
          <table:table-cell table:formula="of:=[.B210]+([.E210]/2)" office:value-type="float" office:value="0.5085" calcext:value-type="float">
            <text:p>0.50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" calcext:value-type="float">
            <text:p>1.86</text:p>
          </table:table-cell>
          <table:table-cell table:formula="of:=([.$F$1003]/[.$E$1003])*[.F210]" office:value-type="float" office:value="2046.00185814186" calcext:value-type="float">
            <text:p>2046.0018581419</text:p>
          </table:table-cell>
          <table:table-cell table:formula="of:=[.G210]*[.E210]" office:value-type="float" office:value="2.04600185814186" calcext:value-type="float">
            <text:p>2.04600185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" calcext:value-type="float">
            <text:p>0.51</text:p>
          </table:table-cell>
          <table:table-cell table:formula="of:=[.B211]+([.E211]/2)" office:value-type="float" office:value="0.5095" calcext:value-type="float">
            <text:p>0.509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9" calcext:value-type="float">
            <text:p>2.029</text:p>
          </table:table-cell>
          <table:table-cell table:formula="of:=([.$F$1003]/[.$E$1003])*[.F211]" office:value-type="float" office:value="2231.90202697303" calcext:value-type="float">
            <text:p>2231.902026973</text:p>
          </table:table-cell>
          <table:table-cell table:formula="of:=[.G211]*[.E211]" office:value-type="float" office:value="2.23190202697303" calcext:value-type="float">
            <text:p>2.2319020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1" calcext:value-type="float">
            <text:p>0.51</text:p>
          </table:table-cell>
          <table:table-cell office:value-type="float" office:value="0.511" calcext:value-type="float">
            <text:p>0.511</text:p>
          </table:table-cell>
          <table:table-cell table:formula="of:=[.B212]+([.E212]/2)" office:value-type="float" office:value="0.5105" calcext:value-type="float">
            <text:p>0.51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2" calcext:value-type="float">
            <text:p>1.922</text:p>
          </table:table-cell>
          <table:table-cell table:formula="of:=([.$F$1003]/[.$E$1003])*[.F212]" office:value-type="float" office:value="2114.20192007992" calcext:value-type="float">
            <text:p>2114.2019200799</text:p>
          </table:table-cell>
          <table:table-cell table:formula="of:=[.G212]*[.E212]" office:value-type="float" office:value="2.11420192007992" calcext:value-type="float">
            <text:p>2.11420192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2" calcext:value-type="float">
            <text:p>0.512</text:p>
          </table:table-cell>
          <table:table-cell table:formula="of:=[.B213]+([.E213]/2)" office:value-type="float" office:value="0.5115" calcext:value-type="float">
            <text:p>0.5115</text:p>
          </table:table-cell>
          <table:table-cell office:value-type="float" office:value="0.001" calcext:value-type="float">
            <text:p>0.001</text:p>
          </table:table-cell>
          <table:table-cell office:value-type="float" office:value="2.021" calcext:value-type="float">
            <text:p>2.021</text:p>
          </table:table-cell>
          <table:table-cell table:formula="of:=([.$F$1003]/[.$E$1003])*[.F213]" office:value-type="float" office:value="2223.10201898102" calcext:value-type="float">
            <text:p>2223.102018981</text:p>
          </table:table-cell>
          <table:table-cell table:formula="of:=[.G213]*[.E213]" office:value-type="float" office:value="2.22310201898102" calcext:value-type="float">
            <text:p>2.2231020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3" calcext:value-type="float">
            <text:p>0.513</text:p>
          </table:table-cell>
          <table:table-cell table:formula="of:=[.B214]+([.E214]/2)" office:value-type="float" office:value="0.5125" calcext:value-type="float">
            <text:p>0.51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8" calcext:value-type="float">
            <text:p>1.898</text:p>
          </table:table-cell>
          <table:table-cell table:formula="of:=([.$F$1003]/[.$E$1003])*[.F214]" office:value-type="float" office:value="2087.8018961039" calcext:value-type="float">
            <text:p>2087.8018961039</text:p>
          </table:table-cell>
          <table:table-cell table:formula="of:=[.G214]*[.E214]" office:value-type="float" office:value="2.0878018961039" calcext:value-type="float">
            <text:p>2.08780189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4" calcext:value-type="float">
            <text:p>0.514</text:p>
          </table:table-cell>
          <table:table-cell table:formula="of:=[.B215]+([.E215]/2)" office:value-type="float" office:value="0.5135" calcext:value-type="float">
            <text:p>0.5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36" calcext:value-type="float">
            <text:p>1.936</text:p>
          </table:table-cell>
          <table:table-cell table:formula="of:=([.$F$1003]/[.$E$1003])*[.F215]" office:value-type="float" office:value="2129.60193406593" calcext:value-type="float">
            <text:p>2129.6019340659</text:p>
          </table:table-cell>
          <table:table-cell table:formula="of:=[.G215]*[.E215]" office:value-type="float" office:value="2.12960193406593" calcext:value-type="float">
            <text:p>2.12960193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table:formula="of:=[.B216]+([.E216]/2)" office:value-type="float" office:value="0.5145" calcext:value-type="float">
            <text:p>0.51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3" calcext:value-type="float">
            <text:p>1.793</text:p>
          </table:table-cell>
          <table:table-cell table:formula="of:=([.$F$1003]/[.$E$1003])*[.F216]" office:value-type="float" office:value="1972.30179120879" calcext:value-type="float">
            <text:p>1972.3017912088</text:p>
          </table:table-cell>
          <table:table-cell table:formula="of:=[.G216]*[.E216]" office:value-type="float" office:value="1.97230179120879" calcext:value-type="float">
            <text:p>1.97230179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6" calcext:value-type="float">
            <text:p>0.516</text:p>
          </table:table-cell>
          <table:table-cell table:formula="of:=[.B217]+([.E217]/2)" office:value-type="float" office:value="0.5155" calcext:value-type="float">
            <text:p>0.51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4" calcext:value-type="float">
            <text:p>1.924</text:p>
          </table:table-cell>
          <table:table-cell table:formula="of:=([.$F$1003]/[.$E$1003])*[.F217]" office:value-type="float" office:value="2116.40192207792" calcext:value-type="float">
            <text:p>2116.4019220779</text:p>
          </table:table-cell>
          <table:table-cell table:formula="of:=[.G217]*[.E217]" office:value-type="float" office:value="2.11640192207792" calcext:value-type="float">
            <text:p>2.11640192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7" calcext:value-type="float">
            <text:p>0.517</text:p>
          </table:table-cell>
          <table:table-cell table:formula="of:=[.B218]+([.E218]/2)" office:value-type="float" office:value="0.5165" calcext:value-type="float">
            <text:p>0.5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7" calcext:value-type="float">
            <text:p>1.727</text:p>
          </table:table-cell>
          <table:table-cell table:formula="of:=([.$F$1003]/[.$E$1003])*[.F218]" office:value-type="float" office:value="1899.70172527473" calcext:value-type="float">
            <text:p>1899.7017252747</text:p>
          </table:table-cell>
          <table:table-cell table:formula="of:=[.G218]*[.E218]" office:value-type="float" office:value="1.89970172527473" calcext:value-type="float">
            <text:p>1.89970172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8" calcext:value-type="float">
            <text:p>0.518</text:p>
          </table:table-cell>
          <table:table-cell table:formula="of:=[.B219]+([.E219]/2)" office:value-type="float" office:value="0.5175" calcext:value-type="float">
            <text:p>0.5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26" calcext:value-type="float">
            <text:p>1.626</text:p>
          </table:table-cell>
          <table:table-cell table:formula="of:=([.$F$1003]/[.$E$1003])*[.F219]" office:value-type="float" office:value="1788.60162437562" calcext:value-type="float">
            <text:p>1788.6016243756</text:p>
          </table:table-cell>
          <table:table-cell table:formula="of:=[.G219]*[.E219]" office:value-type="float" office:value="1.78860162437562" calcext:value-type="float">
            <text:p>1.78860162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table:formula="of:=[.B220]+([.E220]/2)" office:value-type="float" office:value="0.5185" calcext:value-type="float">
            <text:p>0.51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24" calcext:value-type="float">
            <text:p>1.624</text:p>
          </table:table-cell>
          <table:table-cell table:formula="of:=([.$F$1003]/[.$E$1003])*[.F220]" office:value-type="float" office:value="1786.40162237762" calcext:value-type="float">
            <text:p>1786.4016223776</text:p>
          </table:table-cell>
          <table:table-cell table:formula="of:=[.G220]*[.E220]" office:value-type="float" office:value="1.78640162237762" calcext:value-type="float">
            <text:p>1.78640162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" calcext:value-type="float">
            <text:p>0.52</text:p>
          </table:table-cell>
          <table:table-cell table:formula="of:=[.B221]+([.E221]/2)" office:value-type="float" office:value="0.5195" calcext:value-type="float">
            <text:p>0.5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" calcext:value-type="float">
            <text:p>1.78</text:p>
          </table:table-cell>
          <table:table-cell table:formula="of:=([.$F$1003]/[.$E$1003])*[.F221]" office:value-type="float" office:value="1958.00177822178" calcext:value-type="float">
            <text:p>1958.0017782218</text:p>
          </table:table-cell>
          <table:table-cell table:formula="of:=[.G221]*[.E221]" office:value-type="float" office:value="1.95800177822178" calcext:value-type="float">
            <text:p>1.958001778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2" calcext:value-type="float">
            <text:p>0.52</text:p>
          </table:table-cell>
          <table:table-cell office:value-type="float" office:value="0.521" calcext:value-type="float">
            <text:p>0.521</text:p>
          </table:table-cell>
          <table:table-cell table:formula="of:=[.B222]+([.E222]/2)" office:value-type="float" office:value="0.5205" calcext:value-type="float">
            <text:p>0.52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1" calcext:value-type="float">
            <text:p>1.851</text:p>
          </table:table-cell>
          <table:table-cell table:formula="of:=([.$F$1003]/[.$E$1003])*[.F222]" office:value-type="float" office:value="2036.10184915085" calcext:value-type="float">
            <text:p>2036.1018491509</text:p>
          </table:table-cell>
          <table:table-cell table:formula="of:=[.G222]*[.E222]" office:value-type="float" office:value="2.03610184915085" calcext:value-type="float">
            <text:p>2.03610184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2" calcext:value-type="float">
            <text:p>0.522</text:p>
          </table:table-cell>
          <table:table-cell table:formula="of:=[.B223]+([.E223]/2)" office:value-type="float" office:value="0.5215" calcext:value-type="float">
            <text:p>0.5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1" calcext:value-type="float">
            <text:p>1.891</text:p>
          </table:table-cell>
          <table:table-cell table:formula="of:=([.$F$1003]/[.$E$1003])*[.F223]" office:value-type="float" office:value="2080.10188911089" calcext:value-type="float">
            <text:p>2080.1018891109</text:p>
          </table:table-cell>
          <table:table-cell table:formula="of:=[.G223]*[.E223]" office:value-type="float" office:value="2.08010188911089" calcext:value-type="float">
            <text:p>2.08010188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3" calcext:value-type="float">
            <text:p>0.523</text:p>
          </table:table-cell>
          <table:table-cell table:formula="of:=[.B224]+([.E224]/2)" office:value-type="float" office:value="0.5225" calcext:value-type="float">
            <text:p>0.52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4" calcext:value-type="float">
            <text:p>1.864</text:p>
          </table:table-cell>
          <table:table-cell table:formula="of:=([.$F$1003]/[.$E$1003])*[.F224]" office:value-type="float" office:value="2050.40186213786" calcext:value-type="float">
            <text:p>2050.4018621379</text:p>
          </table:table-cell>
          <table:table-cell table:formula="of:=[.G224]*[.E224]" office:value-type="float" office:value="2.05040186213786" calcext:value-type="float">
            <text:p>2.05040186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4" calcext:value-type="float">
            <text:p>0.524</text:p>
          </table:table-cell>
          <table:table-cell table:formula="of:=[.B225]+([.E225]/2)" office:value-type="float" office:value="0.5235" calcext:value-type="float">
            <text:p>0.52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6" calcext:value-type="float">
            <text:p>1.886</text:p>
          </table:table-cell>
          <table:table-cell table:formula="of:=([.$F$1003]/[.$E$1003])*[.F225]" office:value-type="float" office:value="2074.60188411588" calcext:value-type="float">
            <text:p>2074.6018841159</text:p>
          </table:table-cell>
          <table:table-cell table:formula="of:=[.G225]*[.E225]" office:value-type="float" office:value="2.07460188411588" calcext:value-type="float">
            <text:p>2.07460188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5" calcext:value-type="float">
            <text:p>0.525</text:p>
          </table:table-cell>
          <table:table-cell table:formula="of:=[.B226]+([.E226]/2)" office:value-type="float" office:value="0.5245" calcext:value-type="float">
            <text:p>0.5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67" calcext:value-type="float">
            <text:p>1.967</text:p>
          </table:table-cell>
          <table:table-cell table:formula="of:=([.$F$1003]/[.$E$1003])*[.F226]" office:value-type="float" office:value="2163.70196503497" calcext:value-type="float">
            <text:p>2163.701965035</text:p>
          </table:table-cell>
          <table:table-cell table:formula="of:=[.G226]*[.E226]" office:value-type="float" office:value="2.16370196503497" calcext:value-type="float">
            <text:p>2.16370196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6" calcext:value-type="float">
            <text:p>0.526</text:p>
          </table:table-cell>
          <table:table-cell table:formula="of:=[.B227]+([.E227]/2)" office:value-type="float" office:value="0.5255" calcext:value-type="float">
            <text:p>0.52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3" calcext:value-type="float">
            <text:p>1.913</text:p>
          </table:table-cell>
          <table:table-cell table:formula="of:=([.$F$1003]/[.$E$1003])*[.F227]" office:value-type="float" office:value="2104.30191108891" calcext:value-type="float">
            <text:p>2104.3019110889</text:p>
          </table:table-cell>
          <table:table-cell table:formula="of:=[.G227]*[.E227]" office:value-type="float" office:value="2.10430191108891" calcext:value-type="float">
            <text:p>2.10430191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7" calcext:value-type="float">
            <text:p>0.527</text:p>
          </table:table-cell>
          <table:table-cell table:formula="of:=[.B228]+([.E228]/2)" office:value-type="float" office:value="0.5265" calcext:value-type="float">
            <text:p>0.5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2" calcext:value-type="float">
            <text:p>1.692</text:p>
          </table:table-cell>
          <table:table-cell table:formula="of:=([.$F$1003]/[.$E$1003])*[.F228]" office:value-type="float" office:value="1861.20169030969" calcext:value-type="float">
            <text:p>1861.2016903097</text:p>
          </table:table-cell>
          <table:table-cell table:formula="of:=[.G228]*[.E228]" office:value-type="float" office:value="1.86120169030969" calcext:value-type="float">
            <text:p>1.86120169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27" calcext:value-type="float">
            <text:p>0.527</text:p>
          </table:table-cell>
          <table:table-cell office:value-type="float" office:value="0.528" calcext:value-type="float">
            <text:p>0.528</text:p>
          </table:table-cell>
          <table:table-cell table:formula="of:=[.B229]+([.E229]/2)" office:value-type="float" office:value="0.5275" calcext:value-type="float">
            <text:p>0.5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6" calcext:value-type="float">
            <text:p>1.76</text:p>
          </table:table-cell>
          <table:table-cell table:formula="of:=([.$F$1003]/[.$E$1003])*[.F229]" office:value-type="float" office:value="1936.00175824176" calcext:value-type="float">
            <text:p>1936.0017582418</text:p>
          </table:table-cell>
          <table:table-cell table:formula="of:=[.G229]*[.E229]" office:value-type="float" office:value="1.93600175824176" calcext:value-type="float">
            <text:p>1.93600175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9" calcext:value-type="float">
            <text:p>0.529</text:p>
          </table:table-cell>
          <table:table-cell table:formula="of:=[.B230]+([.E230]/2)" office:value-type="float" office:value="0.5285" calcext:value-type="float">
            <text:p>0.52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37" calcext:value-type="float">
            <text:p>1.937</text:p>
          </table:table-cell>
          <table:table-cell table:formula="of:=([.$F$1003]/[.$E$1003])*[.F230]" office:value-type="float" office:value="2130.70193506494" calcext:value-type="float">
            <text:p>2130.7019350649</text:p>
          </table:table-cell>
          <table:table-cell table:formula="of:=[.G230]*[.E230]" office:value-type="float" office:value="2.13070193506494" calcext:value-type="float">
            <text:p>2.13070193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" calcext:value-type="float">
            <text:p>0.53</text:p>
          </table:table-cell>
          <table:table-cell table:formula="of:=[.B231]+([.E231]/2)" office:value-type="float" office:value="0.5295" calcext:value-type="float">
            <text:p>0.5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7" calcext:value-type="float">
            <text:p>1.927</text:p>
          </table:table-cell>
          <table:table-cell table:formula="of:=([.$F$1003]/[.$E$1003])*[.F231]" office:value-type="float" office:value="2119.70192507493" calcext:value-type="float">
            <text:p>2119.7019250749</text:p>
          </table:table-cell>
          <table:table-cell table:formula="of:=[.G231]*[.E231]" office:value-type="float" office:value="2.11970192507493" calcext:value-type="float">
            <text:p>2.11970192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3" calcext:value-type="float">
            <text:p>0.53</text:p>
          </table:table-cell>
          <table:table-cell office:value-type="float" office:value="0.531" calcext:value-type="float">
            <text:p>0.531</text:p>
          </table:table-cell>
          <table:table-cell table:formula="of:=[.B232]+([.E232]/2)" office:value-type="float" office:value="0.5305" calcext:value-type="float">
            <text:p>0.53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67" calcext:value-type="float">
            <text:p>1.967</text:p>
          </table:table-cell>
          <table:table-cell table:formula="of:=([.$F$1003]/[.$E$1003])*[.F232]" office:value-type="float" office:value="2163.70196503497" calcext:value-type="float">
            <text:p>2163.701965035</text:p>
          </table:table-cell>
          <table:table-cell table:formula="of:=[.G232]*[.E232]" office:value-type="float" office:value="2.16370196503497" calcext:value-type="float">
            <text:p>2.16370196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2" calcext:value-type="float">
            <text:p>0.532</text:p>
          </table:table-cell>
          <table:table-cell table:formula="of:=[.B233]+([.E233]/2)" office:value-type="float" office:value="0.5315" calcext:value-type="float">
            <text:p>0.53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" calcext:value-type="float">
            <text:p>1.98</text:p>
          </table:table-cell>
          <table:table-cell table:formula="of:=([.$F$1003]/[.$E$1003])*[.F233]" office:value-type="float" office:value="2178.00197802198" calcext:value-type="float">
            <text:p>2178.001978022</text:p>
          </table:table-cell>
          <table:table-cell table:formula="of:=[.G233]*[.E233]" office:value-type="float" office:value="2.17800197802198" calcext:value-type="float">
            <text:p>2.1780019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3" calcext:value-type="float">
            <text:p>0.533</text:p>
          </table:table-cell>
          <table:table-cell table:formula="of:=[.B234]+([.E234]/2)" office:value-type="float" office:value="0.5325" calcext:value-type="float">
            <text:p>0.53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4" calcext:value-type="float">
            <text:p>1.824</text:p>
          </table:table-cell>
          <table:table-cell table:formula="of:=([.$F$1003]/[.$E$1003])*[.F234]" office:value-type="float" office:value="2006.40182217782" calcext:value-type="float">
            <text:p>2006.4018221778</text:p>
          </table:table-cell>
          <table:table-cell table:formula="of:=[.G234]*[.E234]" office:value-type="float" office:value="2.00640182217782" calcext:value-type="float">
            <text:p>2.00640182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4" calcext:value-type="float">
            <text:p>0.534</text:p>
          </table:table-cell>
          <table:table-cell table:formula="of:=[.B235]+([.E235]/2)" office:value-type="float" office:value="0.5335" calcext:value-type="float">
            <text:p>0.53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7" calcext:value-type="float">
            <text:p>1.797</text:p>
          </table:table-cell>
          <table:table-cell table:formula="of:=([.$F$1003]/[.$E$1003])*[.F235]" office:value-type="float" office:value="1976.7017952048" calcext:value-type="float">
            <text:p>1976.7017952048</text:p>
          </table:table-cell>
          <table:table-cell table:formula="of:=[.G235]*[.E235]" office:value-type="float" office:value="1.9767017952048" calcext:value-type="float">
            <text:p>1.97670179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5" calcext:value-type="float">
            <text:p>0.535</text:p>
          </table:table-cell>
          <table:table-cell table:formula="of:=[.B236]+([.E236]/2)" office:value-type="float" office:value="0.5345" calcext:value-type="float">
            <text:p>0.53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" calcext:value-type="float">
            <text:p>1.85</text:p>
          </table:table-cell>
          <table:table-cell table:formula="of:=([.$F$1003]/[.$E$1003])*[.F236]" office:value-type="float" office:value="2035.00184815185" calcext:value-type="float">
            <text:p>2035.0018481519</text:p>
          </table:table-cell>
          <table:table-cell table:formula="of:=[.G236]*[.E236]" office:value-type="float" office:value="2.03500184815185" calcext:value-type="float">
            <text:p>2.03500184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6" calcext:value-type="float">
            <text:p>0.536</text:p>
          </table:table-cell>
          <table:table-cell table:formula="of:=[.B237]+([.E237]/2)" office:value-type="float" office:value="0.5355" calcext:value-type="float">
            <text:p>0.53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89" calcext:value-type="float">
            <text:p>1.989</text:p>
          </table:table-cell>
          <table:table-cell table:formula="of:=([.$F$1003]/[.$E$1003])*[.F237]" office:value-type="float" office:value="2187.90198701299" calcext:value-type="float">
            <text:p>2187.901987013</text:p>
          </table:table-cell>
          <table:table-cell table:formula="of:=[.G237]*[.E237]" office:value-type="float" office:value="2.18790198701299" calcext:value-type="float">
            <text:p>2.1879019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7" calcext:value-type="float">
            <text:p>0.537</text:p>
          </table:table-cell>
          <table:table-cell table:formula="of:=[.B238]+([.E238]/2)" office:value-type="float" office:value="0.5365" calcext:value-type="float">
            <text:p>0.53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9" calcext:value-type="float">
            <text:p>1.919</text:p>
          </table:table-cell>
          <table:table-cell table:formula="of:=([.$F$1003]/[.$E$1003])*[.F238]" office:value-type="float" office:value="2110.90191708292" calcext:value-type="float">
            <text:p>2110.9019170829</text:p>
          </table:table-cell>
          <table:table-cell table:formula="of:=[.G238]*[.E238]" office:value-type="float" office:value="2.11090191708292" calcext:value-type="float">
            <text:p>2.11090191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37" calcext:value-type="float">
            <text:p>0.537</text:p>
          </table:table-cell>
          <table:table-cell office:value-type="float" office:value="0.538" calcext:value-type="float">
            <text:p>0.538</text:p>
          </table:table-cell>
          <table:table-cell table:formula="of:=[.B239]+([.E239]/2)" office:value-type="float" office:value="0.5375" calcext:value-type="float">
            <text:p>0.53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01" calcext:value-type="float">
            <text:p>1.901</text:p>
          </table:table-cell>
          <table:table-cell table:formula="of:=([.$F$1003]/[.$E$1003])*[.F239]" office:value-type="float" office:value="2091.1018991009" calcext:value-type="float">
            <text:p>2091.1018991009</text:p>
          </table:table-cell>
          <table:table-cell table:formula="of:=[.G239]*[.E239]" office:value-type="float" office:value="2.0911018991009" calcext:value-type="float">
            <text:p>2.091101899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9" calcext:value-type="float">
            <text:p>0.539</text:p>
          </table:table-cell>
          <table:table-cell table:formula="of:=[.B240]+([.E240]/2)" office:value-type="float" office:value="0.5385" calcext:value-type="float">
            <text:p>0.53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6" calcext:value-type="float">
            <text:p>1.926</text:p>
          </table:table-cell>
          <table:table-cell table:formula="of:=([.$F$1003]/[.$E$1003])*[.F240]" office:value-type="float" office:value="2118.60192407592" calcext:value-type="float">
            <text:p>2118.6019240759</text:p>
          </table:table-cell>
          <table:table-cell table:formula="of:=[.G240]*[.E240]" office:value-type="float" office:value="2.11860192407592" calcext:value-type="float">
            <text:p>2.1186019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" calcext:value-type="float">
            <text:p>0.54</text:p>
          </table:table-cell>
          <table:table-cell table:formula="of:=[.B241]+([.E241]/2)" office:value-type="float" office:value="0.5395" calcext:value-type="float">
            <text:p>0.53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7" calcext:value-type="float">
            <text:p>1.87</text:p>
          </table:table-cell>
          <table:table-cell table:formula="of:=([.$F$1003]/[.$E$1003])*[.F241]" office:value-type="float" office:value="2057.00186813187" calcext:value-type="float">
            <text:p>2057.0018681319</text:p>
          </table:table-cell>
          <table:table-cell table:formula="of:=[.G241]*[.E241]" office:value-type="float" office:value="2.05700186813187" calcext:value-type="float">
            <text:p>2.057001868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4" calcext:value-type="float">
            <text:p>0.54</text:p>
          </table:table-cell>
          <table:table-cell office:value-type="float" office:value="0.541" calcext:value-type="float">
            <text:p>0.541</text:p>
          </table:table-cell>
          <table:table-cell table:formula="of:=[.B242]+([.E242]/2)" office:value-type="float" office:value="0.5405" calcext:value-type="float">
            <text:p>0.5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9" calcext:value-type="float">
            <text:p>1.789</text:p>
          </table:table-cell>
          <table:table-cell table:formula="of:=([.$F$1003]/[.$E$1003])*[.F242]" office:value-type="float" office:value="1967.90178721279" calcext:value-type="float">
            <text:p>1967.9017872128</text:p>
          </table:table-cell>
          <table:table-cell table:formula="of:=[.G242]*[.E242]" office:value-type="float" office:value="1.96790178721279" calcext:value-type="float">
            <text:p>1.96790178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2" calcext:value-type="float">
            <text:p>0.542</text:p>
          </table:table-cell>
          <table:table-cell table:formula="of:=[.B243]+([.E243]/2)" office:value-type="float" office:value="0.5415" calcext:value-type="float">
            <text:p>0.54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4" calcext:value-type="float">
            <text:p>1.854</text:p>
          </table:table-cell>
          <table:table-cell table:formula="of:=([.$F$1003]/[.$E$1003])*[.F243]" office:value-type="float" office:value="2039.40185214785" calcext:value-type="float">
            <text:p>2039.4018521479</text:p>
          </table:table-cell>
          <table:table-cell table:formula="of:=[.G243]*[.E243]" office:value-type="float" office:value="2.03940185214785" calcext:value-type="float">
            <text:p>2.03940185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3" calcext:value-type="float">
            <text:p>0.543</text:p>
          </table:table-cell>
          <table:table-cell table:formula="of:=[.B244]+([.E244]/2)" office:value-type="float" office:value="0.5425" calcext:value-type="float">
            <text:p>0.54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3" calcext:value-type="float">
            <text:p>1.93</text:p>
          </table:table-cell>
          <table:table-cell table:formula="of:=([.$F$1003]/[.$E$1003])*[.F244]" office:value-type="float" office:value="2123.00192807193" calcext:value-type="float">
            <text:p>2123.0019280719</text:p>
          </table:table-cell>
          <table:table-cell table:formula="of:=[.G244]*[.E244]" office:value-type="float" office:value="2.12300192807193" calcext:value-type="float">
            <text:p>2.12300192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4" calcext:value-type="float">
            <text:p>0.544</text:p>
          </table:table-cell>
          <table:table-cell table:formula="of:=[.B245]+([.E245]/2)" office:value-type="float" office:value="0.5435" calcext:value-type="float">
            <text:p>0.5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5" calcext:value-type="float">
            <text:p>1.825</text:p>
          </table:table-cell>
          <table:table-cell table:formula="of:=([.$F$1003]/[.$E$1003])*[.F245]" office:value-type="float" office:value="2007.50182317682" calcext:value-type="float">
            <text:p>2007.5018231768</text:p>
          </table:table-cell>
          <table:table-cell table:formula="of:=[.G245]*[.E245]" office:value-type="float" office:value="2.00750182317682" calcext:value-type="float">
            <text:p>2.00750182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table:formula="of:=[.B246]+([.E246]/2)" office:value-type="float" office:value="0.5445" calcext:value-type="float">
            <text:p>0.54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5" calcext:value-type="float">
            <text:p>1.925</text:p>
          </table:table-cell>
          <table:table-cell table:formula="of:=([.$F$1003]/[.$E$1003])*[.F246]" office:value-type="float" office:value="2117.50192307692" calcext:value-type="float">
            <text:p>2117.5019230769</text:p>
          </table:table-cell>
          <table:table-cell table:formula="of:=[.G246]*[.E246]" office:value-type="float" office:value="2.11750192307692" calcext:value-type="float">
            <text:p>2.11750192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table:formula="of:=[.B247]+([.E247]/2)" office:value-type="float" office:value="0.5455" calcext:value-type="float">
            <text:p>0.5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7" calcext:value-type="float">
            <text:p>1.917</text:p>
          </table:table-cell>
          <table:table-cell table:formula="of:=([.$F$1003]/[.$E$1003])*[.F247]" office:value-type="float" office:value="2108.70191508492" calcext:value-type="float">
            <text:p>2108.7019150849</text:p>
          </table:table-cell>
          <table:table-cell table:formula="of:=[.G247]*[.E247]" office:value-type="float" office:value="2.10870191508492" calcext:value-type="float">
            <text:p>2.10870191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7" calcext:value-type="float">
            <text:p>0.547</text:p>
          </table:table-cell>
          <table:table-cell table:formula="of:=[.B248]+([.E248]/2)" office:value-type="float" office:value="0.5465" calcext:value-type="float">
            <text:p>0.54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4" calcext:value-type="float">
            <text:p>1.924</text:p>
          </table:table-cell>
          <table:table-cell table:formula="of:=([.$F$1003]/[.$E$1003])*[.F248]" office:value-type="float" office:value="2116.40192207792" calcext:value-type="float">
            <text:p>2116.4019220779</text:p>
          </table:table-cell>
          <table:table-cell table:formula="of:=[.G248]*[.E248]" office:value-type="float" office:value="2.11640192207792" calcext:value-type="float">
            <text:p>2.11640192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8" calcext:value-type="float">
            <text:p>0.548</text:p>
          </table:table-cell>
          <table:table-cell table:formula="of:=[.B249]+([.E249]/2)" office:value-type="float" office:value="0.5475" calcext:value-type="float">
            <text:p>0.54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8" calcext:value-type="float">
            <text:p>1.858</text:p>
          </table:table-cell>
          <table:table-cell table:formula="of:=([.$F$1003]/[.$E$1003])*[.F249]" office:value-type="float" office:value="2043.80185614386" calcext:value-type="float">
            <text:p>2043.8018561439</text:p>
          </table:table-cell>
          <table:table-cell table:formula="of:=[.G249]*[.E249]" office:value-type="float" office:value="2.04380185614386" calcext:value-type="float">
            <text:p>2.04380185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49" calcext:value-type="float">
            <text:p>0.549</text:p>
          </table:table-cell>
          <table:table-cell table:formula="of:=[.B250]+([.E250]/2)" office:value-type="float" office:value="0.5485" calcext:value-type="float">
            <text:p>0.5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1" calcext:value-type="float">
            <text:p>1.891</text:p>
          </table:table-cell>
          <table:table-cell table:formula="of:=([.$F$1003]/[.$E$1003])*[.F250]" office:value-type="float" office:value="2080.10188911089" calcext:value-type="float">
            <text:p>2080.1018891109</text:p>
          </table:table-cell>
          <table:table-cell table:formula="of:=[.G250]*[.E250]" office:value-type="float" office:value="2.08010188911089" calcext:value-type="float">
            <text:p>2.08010188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" calcext:value-type="float">
            <text:p>0.55</text:p>
          </table:table-cell>
          <table:table-cell table:formula="of:=[.B251]+([.E251]/2)" office:value-type="float" office:value="0.5495" calcext:value-type="float">
            <text:p>0.54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4" calcext:value-type="float">
            <text:p>1.854</text:p>
          </table:table-cell>
          <table:table-cell table:formula="of:=([.$F$1003]/[.$E$1003])*[.F251]" office:value-type="float" office:value="2039.40185214785" calcext:value-type="float">
            <text:p>2039.4018521479</text:p>
          </table:table-cell>
          <table:table-cell table:formula="of:=[.G251]*[.E251]" office:value-type="float" office:value="2.03940185214785" calcext:value-type="float">
            <text:p>2.03940185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5" calcext:value-type="float">
            <text:p>0.55</text:p>
          </table:table-cell>
          <table:table-cell office:value-type="float" office:value="0.551" calcext:value-type="float">
            <text:p>0.551</text:p>
          </table:table-cell>
          <table:table-cell table:formula="of:=[.B252]+([.E252]/2)" office:value-type="float" office:value="0.5505" calcext:value-type="float">
            <text:p>0.55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" calcext:value-type="float">
            <text:p>1.88</text:p>
          </table:table-cell>
          <table:table-cell table:formula="of:=([.$F$1003]/[.$E$1003])*[.F252]" office:value-type="float" office:value="2068.00187812188" calcext:value-type="float">
            <text:p>2068.0018781219</text:p>
          </table:table-cell>
          <table:table-cell table:formula="of:=[.G252]*[.E252]" office:value-type="float" office:value="2.06800187812188" calcext:value-type="float">
            <text:p>2.068001878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2" calcext:value-type="float">
            <text:p>0.552</text:p>
          </table:table-cell>
          <table:table-cell table:formula="of:=[.B253]+([.E253]/2)" office:value-type="float" office:value="0.5515" calcext:value-type="float">
            <text:p>0.55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76" calcext:value-type="float">
            <text:p>1.876</text:p>
          </table:table-cell>
          <table:table-cell table:formula="of:=([.$F$1003]/[.$E$1003])*[.F253]" office:value-type="float" office:value="2063.60187412587" calcext:value-type="float">
            <text:p>2063.6018741259</text:p>
          </table:table-cell>
          <table:table-cell table:formula="of:=[.G253]*[.E253]" office:value-type="float" office:value="2.06360187412587" calcext:value-type="float">
            <text:p>2.06360187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table:formula="of:=[.B254]+([.E254]/2)" office:value-type="float" office:value="0.5525" calcext:value-type="float">
            <text:p>0.55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4" calcext:value-type="float">
            <text:p>1.884</text:p>
          </table:table-cell>
          <table:table-cell table:formula="of:=([.$F$1003]/[.$E$1003])*[.F254]" office:value-type="float" office:value="2072.40188211788" calcext:value-type="float">
            <text:p>2072.4018821179</text:p>
          </table:table-cell>
          <table:table-cell table:formula="of:=[.G254]*[.E254]" office:value-type="float" office:value="2.07240188211788" calcext:value-type="float">
            <text:p>2.07240188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4" calcext:value-type="float">
            <text:p>0.554</text:p>
          </table:table-cell>
          <table:table-cell table:formula="of:=[.B255]+([.E255]/2)" office:value-type="float" office:value="0.5535" calcext:value-type="float">
            <text:p>0.55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3" calcext:value-type="float">
            <text:p>1.883</text:p>
          </table:table-cell>
          <table:table-cell table:formula="of:=([.$F$1003]/[.$E$1003])*[.F255]" office:value-type="float" office:value="2071.30188111888" calcext:value-type="float">
            <text:p>2071.3018811189</text:p>
          </table:table-cell>
          <table:table-cell table:formula="of:=[.G255]*[.E255]" office:value-type="float" office:value="2.07130188111888" calcext:value-type="float">
            <text:p>2.07130188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5" calcext:value-type="float">
            <text:p>0.555</text:p>
          </table:table-cell>
          <table:table-cell table:formula="of:=[.B256]+([.E256]/2)" office:value-type="float" office:value="0.5545" calcext:value-type="float">
            <text:p>0.55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26" calcext:value-type="float">
            <text:p>1.926</text:p>
          </table:table-cell>
          <table:table-cell table:formula="of:=([.$F$1003]/[.$E$1003])*[.F256]" office:value-type="float" office:value="2118.60192407592" calcext:value-type="float">
            <text:p>2118.6019240759</text:p>
          </table:table-cell>
          <table:table-cell table:formula="of:=[.G256]*[.E256]" office:value-type="float" office:value="2.11860192407592" calcext:value-type="float">
            <text:p>2.1186019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6" calcext:value-type="float">
            <text:p>0.556</text:p>
          </table:table-cell>
          <table:table-cell table:formula="of:=[.B257]+([.E257]/2)" office:value-type="float" office:value="0.5555" calcext:value-type="float">
            <text:p>0.55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5" calcext:value-type="float">
            <text:p>1.885</text:p>
          </table:table-cell>
          <table:table-cell table:formula="of:=([.$F$1003]/[.$E$1003])*[.F257]" office:value-type="float" office:value="2073.50188311688" calcext:value-type="float">
            <text:p>2073.5018831169</text:p>
          </table:table-cell>
          <table:table-cell table:formula="of:=[.G257]*[.E257]" office:value-type="float" office:value="2.07350188311688" calcext:value-type="float">
            <text:p>2.07350188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7" calcext:value-type="float">
            <text:p>0.557</text:p>
          </table:table-cell>
          <table:table-cell table:formula="of:=[.B258]+([.E258]/2)" office:value-type="float" office:value="0.5565" calcext:value-type="float">
            <text:p>0.55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5" calcext:value-type="float">
            <text:p>1.855</text:p>
          </table:table-cell>
          <table:table-cell table:formula="of:=([.$F$1003]/[.$E$1003])*[.F258]" office:value-type="float" office:value="2040.50185314685" calcext:value-type="float">
            <text:p>2040.5018531469</text:p>
          </table:table-cell>
          <table:table-cell table:formula="of:=[.G258]*[.E258]" office:value-type="float" office:value="2.04050185314685" calcext:value-type="float">
            <text:p>2.04050185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8" calcext:value-type="float">
            <text:p>0.558</text:p>
          </table:table-cell>
          <table:table-cell table:formula="of:=[.B259]+([.E259]/2)" office:value-type="float" office:value="0.5575" calcext:value-type="float">
            <text:p>0.55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35" calcext:value-type="float">
            <text:p>1.835</text:p>
          </table:table-cell>
          <table:table-cell table:formula="of:=([.$F$1003]/[.$E$1003])*[.F259]" office:value-type="float" office:value="2018.50183316683" calcext:value-type="float">
            <text:p>2018.5018331668</text:p>
          </table:table-cell>
          <table:table-cell table:formula="of:=[.G259]*[.E259]" office:value-type="float" office:value="2.01850183316683" calcext:value-type="float">
            <text:p>2.01850183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9" calcext:value-type="float">
            <text:p>0.559</text:p>
          </table:table-cell>
          <table:table-cell table:formula="of:=[.B260]+([.E260]/2)" office:value-type="float" office:value="0.5585" calcext:value-type="float">
            <text:p>0.55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1" calcext:value-type="float">
            <text:p>1.821</text:p>
          </table:table-cell>
          <table:table-cell table:formula="of:=([.$F$1003]/[.$E$1003])*[.F260]" office:value-type="float" office:value="2003.10181918082" calcext:value-type="float">
            <text:p>2003.1018191808</text:p>
          </table:table-cell>
          <table:table-cell table:formula="of:=[.G260]*[.E260]" office:value-type="float" office:value="2.00310181918082" calcext:value-type="float">
            <text:p>2.00310181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" calcext:value-type="float">
            <text:p>0.56</text:p>
          </table:table-cell>
          <table:table-cell table:formula="of:=[.B261]+([.E261]/2)" office:value-type="float" office:value="0.5595" calcext:value-type="float">
            <text:p>0.55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16" calcext:value-type="float">
            <text:p>1.816</text:p>
          </table:table-cell>
          <table:table-cell table:formula="of:=([.$F$1003]/[.$E$1003])*[.F261]" office:value-type="float" office:value="1997.60181418581" calcext:value-type="float">
            <text:p>1997.6018141858</text:p>
          </table:table-cell>
          <table:table-cell table:formula="of:=[.G261]*[.E261]" office:value-type="float" office:value="1.99760181418581" calcext:value-type="float">
            <text:p>1.997601814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6" calcext:value-type="float">
            <text:p>0.56</text:p>
          </table:table-cell>
          <table:table-cell office:value-type="float" office:value="0.561" calcext:value-type="float">
            <text:p>0.561</text:p>
          </table:table-cell>
          <table:table-cell table:formula="of:=[.B262]+([.E262]/2)" office:value-type="float" office:value="0.5605" calcext:value-type="float">
            <text:p>0.56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9" calcext:value-type="float">
            <text:p>1.859</text:p>
          </table:table-cell>
          <table:table-cell table:formula="of:=([.$F$1003]/[.$E$1003])*[.F262]" office:value-type="float" office:value="2044.90185714286" calcext:value-type="float">
            <text:p>2044.9018571429</text:p>
          </table:table-cell>
          <table:table-cell table:formula="of:=[.G262]*[.E262]" office:value-type="float" office:value="2.04490185714286" calcext:value-type="float">
            <text:p>2.04490185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2" calcext:value-type="float">
            <text:p>0.562</text:p>
          </table:table-cell>
          <table:table-cell table:formula="of:=[.B263]+([.E263]/2)" office:value-type="float" office:value="0.5615" calcext:value-type="float">
            <text:p>0.56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2" calcext:value-type="float">
            <text:p>1.862</text:p>
          </table:table-cell>
          <table:table-cell table:formula="of:=([.$F$1003]/[.$E$1003])*[.F263]" office:value-type="float" office:value="2048.20186013986" calcext:value-type="float">
            <text:p>2048.2018601399</text:p>
          </table:table-cell>
          <table:table-cell table:formula="of:=[.G263]*[.E263]" office:value-type="float" office:value="2.04820186013986" calcext:value-type="float">
            <text:p>2.04820186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3" calcext:value-type="float">
            <text:p>0.563</text:p>
          </table:table-cell>
          <table:table-cell table:formula="of:=[.B264]+([.E264]/2)" office:value-type="float" office:value="0.5625" calcext:value-type="float">
            <text:p>0.56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1" calcext:value-type="float">
            <text:p>1.851</text:p>
          </table:table-cell>
          <table:table-cell table:formula="of:=([.$F$1003]/[.$E$1003])*[.F264]" office:value-type="float" office:value="2036.10184915085" calcext:value-type="float">
            <text:p>2036.1018491509</text:p>
          </table:table-cell>
          <table:table-cell table:formula="of:=[.G264]*[.E264]" office:value-type="float" office:value="2.03610184915085" calcext:value-type="float">
            <text:p>2.03610184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4" calcext:value-type="float">
            <text:p>0.564</text:p>
          </table:table-cell>
          <table:table-cell table:formula="of:=[.B265]+([.E265]/2)" office:value-type="float" office:value="0.5635" calcext:value-type="float">
            <text:p>0.56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9" calcext:value-type="float">
            <text:p>1.899</text:p>
          </table:table-cell>
          <table:table-cell table:formula="of:=([.$F$1003]/[.$E$1003])*[.F265]" office:value-type="float" office:value="2088.9018971029" calcext:value-type="float">
            <text:p>2088.9018971029</text:p>
          </table:table-cell>
          <table:table-cell table:formula="of:=[.G265]*[.E265]" office:value-type="float" office:value="2.0889018971029" calcext:value-type="float">
            <text:p>2.08890189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5" calcext:value-type="float">
            <text:p>0.565</text:p>
          </table:table-cell>
          <table:table-cell table:formula="of:=[.B266]+([.E266]/2)" office:value-type="float" office:value="0.5645" calcext:value-type="float">
            <text:p>0.56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6" calcext:value-type="float">
            <text:p>1.886</text:p>
          </table:table-cell>
          <table:table-cell table:formula="of:=([.$F$1003]/[.$E$1003])*[.F266]" office:value-type="float" office:value="2074.60188411588" calcext:value-type="float">
            <text:p>2074.6018841159</text:p>
          </table:table-cell>
          <table:table-cell table:formula="of:=[.G266]*[.E266]" office:value-type="float" office:value="2.07460188411588" calcext:value-type="float">
            <text:p>2.074601884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6" calcext:value-type="float">
            <text:p>0.566</text:p>
          </table:table-cell>
          <table:table-cell table:formula="of:=[.B267]+([.E267]/2)" office:value-type="float" office:value="0.5655" calcext:value-type="float">
            <text:p>0.56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5" calcext:value-type="float">
            <text:p>1.825</text:p>
          </table:table-cell>
          <table:table-cell table:formula="of:=([.$F$1003]/[.$E$1003])*[.F267]" office:value-type="float" office:value="2007.50182317682" calcext:value-type="float">
            <text:p>2007.5018231768</text:p>
          </table:table-cell>
          <table:table-cell table:formula="of:=[.G267]*[.E267]" office:value-type="float" office:value="2.00750182317682" calcext:value-type="float">
            <text:p>2.00750182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7" calcext:value-type="float">
            <text:p>0.567</text:p>
          </table:table-cell>
          <table:table-cell table:formula="of:=[.B268]+([.E268]/2)" office:value-type="float" office:value="0.5665" calcext:value-type="float">
            <text:p>0.56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76" calcext:value-type="float">
            <text:p>1.776</text:p>
          </table:table-cell>
          <table:table-cell table:formula="of:=([.$F$1003]/[.$E$1003])*[.F268]" office:value-type="float" office:value="1953.60177422577" calcext:value-type="float">
            <text:p>1953.6017742258</text:p>
          </table:table-cell>
          <table:table-cell table:formula="of:=[.G268]*[.E268]" office:value-type="float" office:value="1.95360177422577" calcext:value-type="float">
            <text:p>1.95360177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8" calcext:value-type="float">
            <text:p>0.568</text:p>
          </table:table-cell>
          <table:table-cell table:formula="of:=[.B269]+([.E269]/2)" office:value-type="float" office:value="0.5675" calcext:value-type="float">
            <text:p>0.56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3" calcext:value-type="float">
            <text:p>1.893</text:p>
          </table:table-cell>
          <table:table-cell table:formula="of:=([.$F$1003]/[.$E$1003])*[.F269]" office:value-type="float" office:value="2082.30189110889" calcext:value-type="float">
            <text:p>2082.3018911089</text:p>
          </table:table-cell>
          <table:table-cell table:formula="of:=[.G269]*[.E269]" office:value-type="float" office:value="2.08230189110889" calcext:value-type="float">
            <text:p>2.08230189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9" calcext:value-type="float">
            <text:p>0.569</text:p>
          </table:table-cell>
          <table:table-cell table:formula="of:=[.B270]+([.E270]/2)" office:value-type="float" office:value="0.5685" calcext:value-type="float">
            <text:p>0.56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44" calcext:value-type="float">
            <text:p>1.844</text:p>
          </table:table-cell>
          <table:table-cell table:formula="of:=([.$F$1003]/[.$E$1003])*[.F270]" office:value-type="float" office:value="2028.40184215784" calcext:value-type="float">
            <text:p>2028.4018421579</text:p>
          </table:table-cell>
          <table:table-cell table:formula="of:=[.G270]*[.E270]" office:value-type="float" office:value="2.02840184215784" calcext:value-type="float">
            <text:p>2.02840184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" calcext:value-type="float">
            <text:p>0.57</text:p>
          </table:table-cell>
          <table:table-cell table:formula="of:=[.B271]+([.E271]/2)" office:value-type="float" office:value="0.5695" calcext:value-type="float">
            <text:p>0.5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71" calcext:value-type="float">
            <text:p>1.871</text:p>
          </table:table-cell>
          <table:table-cell table:formula="of:=([.$F$1003]/[.$E$1003])*[.F271]" office:value-type="float" office:value="2058.10186913087" calcext:value-type="float">
            <text:p>2058.1018691309</text:p>
          </table:table-cell>
          <table:table-cell table:formula="of:=[.G271]*[.E271]" office:value-type="float" office:value="2.05810186913087" calcext:value-type="float">
            <text:p>2.05810186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" calcext:value-type="float">
            <text:p>0.57</text:p>
          </table:table-cell>
          <table:table-cell office:value-type="float" office:value="0.571" calcext:value-type="float">
            <text:p>0.571</text:p>
          </table:table-cell>
          <table:table-cell table:formula="of:=[.B272]+([.E272]/2)" office:value-type="float" office:value="0.5705" calcext:value-type="float">
            <text:p>0.57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5" calcext:value-type="float">
            <text:p>1.825</text:p>
          </table:table-cell>
          <table:table-cell table:formula="of:=([.$F$1003]/[.$E$1003])*[.F272]" office:value-type="float" office:value="2007.50182317682" calcext:value-type="float">
            <text:p>2007.5018231768</text:p>
          </table:table-cell>
          <table:table-cell table:formula="of:=[.G272]*[.E272]" office:value-type="float" office:value="2.00750182317682" calcext:value-type="float">
            <text:p>2.00750182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2" calcext:value-type="float">
            <text:p>0.572</text:p>
          </table:table-cell>
          <table:table-cell table:formula="of:=[.B273]+([.E273]/2)" office:value-type="float" office:value="0.5715" calcext:value-type="float">
            <text:p>0.57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14" calcext:value-type="float">
            <text:p>1.814</text:p>
          </table:table-cell>
          <table:table-cell table:formula="of:=([.$F$1003]/[.$E$1003])*[.F273]" office:value-type="float" office:value="1995.40181218781" calcext:value-type="float">
            <text:p>1995.4018121878</text:p>
          </table:table-cell>
          <table:table-cell table:formula="of:=[.G273]*[.E273]" office:value-type="float" office:value="1.99540181218781" calcext:value-type="float">
            <text:p>1.995401812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3" calcext:value-type="float">
            <text:p>0.573</text:p>
          </table:table-cell>
          <table:table-cell table:formula="of:=[.B274]+([.E274]/2)" office:value-type="float" office:value="0.5725" calcext:value-type="float">
            <text:p>0.57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17" calcext:value-type="float">
            <text:p>1.917</text:p>
          </table:table-cell>
          <table:table-cell table:formula="of:=([.$F$1003]/[.$E$1003])*[.F274]" office:value-type="float" office:value="2108.70191508492" calcext:value-type="float">
            <text:p>2108.7019150849</text:p>
          </table:table-cell>
          <table:table-cell table:formula="of:=[.G274]*[.E274]" office:value-type="float" office:value="2.10870191508492" calcext:value-type="float">
            <text:p>2.10870191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[.B275]+([.E275]/2)" office:value-type="float" office:value="0.5735" calcext:value-type="float">
            <text:p>0.57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07" calcext:value-type="float">
            <text:p>1.907</text:p>
          </table:table-cell>
          <table:table-cell table:formula="of:=([.$F$1003]/[.$E$1003])*[.F275]" office:value-type="float" office:value="2097.70190509491" calcext:value-type="float">
            <text:p>2097.7019050949</text:p>
          </table:table-cell>
          <table:table-cell table:formula="of:=[.G275]*[.E275]" office:value-type="float" office:value="2.09770190509491" calcext:value-type="float">
            <text:p>2.09770190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5" calcext:value-type="float">
            <text:p>0.575</text:p>
          </table:table-cell>
          <table:table-cell table:formula="of:=[.B276]+([.E276]/2)" office:value-type="float" office:value="0.5745" calcext:value-type="float">
            <text:p>0.57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83" calcext:value-type="float">
            <text:p>1.883</text:p>
          </table:table-cell>
          <table:table-cell table:formula="of:=([.$F$1003]/[.$E$1003])*[.F276]" office:value-type="float" office:value="2071.30188111888" calcext:value-type="float">
            <text:p>2071.3018811189</text:p>
          </table:table-cell>
          <table:table-cell table:formula="of:=[.G276]*[.E276]" office:value-type="float" office:value="2.07130188111888" calcext:value-type="float">
            <text:p>2.07130188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6" calcext:value-type="float">
            <text:p>0.576</text:p>
          </table:table-cell>
          <table:table-cell table:formula="of:=[.B277]+([.E277]/2)" office:value-type="float" office:value="0.5755" calcext:value-type="float">
            <text:p>0.5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36" calcext:value-type="float">
            <text:p>1.836</text:p>
          </table:table-cell>
          <table:table-cell table:formula="of:=([.$F$1003]/[.$E$1003])*[.F277]" office:value-type="float" office:value="2019.60183416583" calcext:value-type="float">
            <text:p>2019.6018341658</text:p>
          </table:table-cell>
          <table:table-cell table:formula="of:=[.G277]*[.E277]" office:value-type="float" office:value="2.01960183416583" calcext:value-type="float">
            <text:p>2.01960183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7" calcext:value-type="float">
            <text:p>0.577</text:p>
          </table:table-cell>
          <table:table-cell table:formula="of:=[.B278]+([.E278]/2)" office:value-type="float" office:value="0.5765" calcext:value-type="float">
            <text:p>0.57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7" calcext:value-type="float">
            <text:p>1.867</text:p>
          </table:table-cell>
          <table:table-cell table:formula="of:=([.$F$1003]/[.$E$1003])*[.F278]" office:value-type="float" office:value="2053.70186513487" calcext:value-type="float">
            <text:p>2053.7018651349</text:p>
          </table:table-cell>
          <table:table-cell table:formula="of:=[.G278]*[.E278]" office:value-type="float" office:value="2.05370186513487" calcext:value-type="float">
            <text:p>2.05370186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8" calcext:value-type="float">
            <text:p>0.578</text:p>
          </table:table-cell>
          <table:table-cell table:formula="of:=[.B279]+([.E279]/2)" office:value-type="float" office:value="0.5775" calcext:value-type="float">
            <text:p>0.57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7" calcext:value-type="float">
            <text:p>1.87</text:p>
          </table:table-cell>
          <table:table-cell table:formula="of:=([.$F$1003]/[.$E$1003])*[.F279]" office:value-type="float" office:value="2057.00186813187" calcext:value-type="float">
            <text:p>2057.0018681319</text:p>
          </table:table-cell>
          <table:table-cell table:formula="of:=[.G279]*[.E279]" office:value-type="float" office:value="2.05700186813187" calcext:value-type="float">
            <text:p>2.05700186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79" calcext:value-type="float">
            <text:p>0.579</text:p>
          </table:table-cell>
          <table:table-cell table:formula="of:=[.B280]+([.E280]/2)" office:value-type="float" office:value="0.5785" calcext:value-type="float">
            <text:p>0.57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5" calcext:value-type="float">
            <text:p>1.805</text:p>
          </table:table-cell>
          <table:table-cell table:formula="of:=([.$F$1003]/[.$E$1003])*[.F280]" office:value-type="float" office:value="1985.5018031968" calcext:value-type="float">
            <text:p>1985.5018031968</text:p>
          </table:table-cell>
          <table:table-cell table:formula="of:=[.G280]*[.E280]" office:value-type="float" office:value="1.9855018031968" calcext:value-type="float">
            <text:p>1.98550180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" calcext:value-type="float">
            <text:p>0.58</text:p>
          </table:table-cell>
          <table:table-cell table:formula="of:=[.B281]+([.E281]/2)" office:value-type="float" office:value="0.5795" calcext:value-type="float">
            <text:p>0.57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1" calcext:value-type="float">
            <text:p>1.851</text:p>
          </table:table-cell>
          <table:table-cell table:formula="of:=([.$F$1003]/[.$E$1003])*[.F281]" office:value-type="float" office:value="2036.10184915085" calcext:value-type="float">
            <text:p>2036.1018491509</text:p>
          </table:table-cell>
          <table:table-cell table:formula="of:=[.G281]*[.E281]" office:value-type="float" office:value="2.03610184915085" calcext:value-type="float">
            <text:p>2.036101849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8" calcext:value-type="float">
            <text:p>0.58</text:p>
          </table:table-cell>
          <table:table-cell office:value-type="float" office:value="0.581" calcext:value-type="float">
            <text:p>0.581</text:p>
          </table:table-cell>
          <table:table-cell table:formula="of:=[.B282]+([.E282]/2)" office:value-type="float" office:value="0.5805" calcext:value-type="float">
            <text:p>0.58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4" calcext:value-type="float">
            <text:p>1.854</text:p>
          </table:table-cell>
          <table:table-cell table:formula="of:=([.$F$1003]/[.$E$1003])*[.F282]" office:value-type="float" office:value="2039.40185214785" calcext:value-type="float">
            <text:p>2039.4018521479</text:p>
          </table:table-cell>
          <table:table-cell table:formula="of:=[.G282]*[.E282]" office:value-type="float" office:value="2.03940185214785" calcext:value-type="float">
            <text:p>2.03940185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2" calcext:value-type="float">
            <text:p>0.582</text:p>
          </table:table-cell>
          <table:table-cell table:formula="of:=[.B283]+([.E283]/2)" office:value-type="float" office:value="0.5815" calcext:value-type="float">
            <text:p>0.58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51" calcext:value-type="float">
            <text:p>1.851</text:p>
          </table:table-cell>
          <table:table-cell table:formula="of:=([.$F$1003]/[.$E$1003])*[.F283]" office:value-type="float" office:value="2036.10184915085" calcext:value-type="float">
            <text:p>2036.1018491509</text:p>
          </table:table-cell>
          <table:table-cell table:formula="of:=[.G283]*[.E283]" office:value-type="float" office:value="2.03610184915085" calcext:value-type="float">
            <text:p>2.03610184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3" calcext:value-type="float">
            <text:p>0.583</text:p>
          </table:table-cell>
          <table:table-cell table:formula="of:=[.B284]+([.E284]/2)" office:value-type="float" office:value="0.5825" calcext:value-type="float">
            <text:p>0.58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91" calcext:value-type="float">
            <text:p>1.891</text:p>
          </table:table-cell>
          <table:table-cell table:formula="of:=([.$F$1003]/[.$E$1003])*[.F284]" office:value-type="float" office:value="2080.10188911089" calcext:value-type="float">
            <text:p>2080.1018891109</text:p>
          </table:table-cell>
          <table:table-cell table:formula="of:=[.G284]*[.E284]" office:value-type="float" office:value="2.08010188911089" calcext:value-type="float">
            <text:p>2.08010188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4" calcext:value-type="float">
            <text:p>0.584</text:p>
          </table:table-cell>
          <table:table-cell table:formula="of:=[.B285]+([.E285]/2)" office:value-type="float" office:value="0.5835" calcext:value-type="float">
            <text:p>0.58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8" calcext:value-type="float">
            <text:p>1.868</text:p>
          </table:table-cell>
          <table:table-cell table:formula="of:=([.$F$1003]/[.$E$1003])*[.F285]" office:value-type="float" office:value="2054.80186613387" calcext:value-type="float">
            <text:p>2054.8018661339</text:p>
          </table:table-cell>
          <table:table-cell table:formula="of:=[.G285]*[.E285]" office:value-type="float" office:value="2.05480186613387" calcext:value-type="float">
            <text:p>2.05480186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5" calcext:value-type="float">
            <text:p>0.585</text:p>
          </table:table-cell>
          <table:table-cell table:formula="of:=[.B286]+([.E286]/2)" office:value-type="float" office:value="0.5845" calcext:value-type="float">
            <text:p>0.58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2" calcext:value-type="float">
            <text:p>1.862</text:p>
          </table:table-cell>
          <table:table-cell table:formula="of:=([.$F$1003]/[.$E$1003])*[.F286]" office:value-type="float" office:value="2048.20186013986" calcext:value-type="float">
            <text:p>2048.2018601399</text:p>
          </table:table-cell>
          <table:table-cell table:formula="of:=[.G286]*[.E286]" office:value-type="float" office:value="2.04820186013986" calcext:value-type="float">
            <text:p>2.04820186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6" calcext:value-type="float">
            <text:p>0.586</text:p>
          </table:table-cell>
          <table:table-cell table:formula="of:=[.B287]+([.E287]/2)" office:value-type="float" office:value="0.5855" calcext:value-type="float">
            <text:p>0.58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12" calcext:value-type="float">
            <text:p>1.812</text:p>
          </table:table-cell>
          <table:table-cell table:formula="of:=([.$F$1003]/[.$E$1003])*[.F287]" office:value-type="float" office:value="1993.20181018981" calcext:value-type="float">
            <text:p>1993.2018101898</text:p>
          </table:table-cell>
          <table:table-cell table:formula="of:=[.G287]*[.E287]" office:value-type="float" office:value="1.99320181018981" calcext:value-type="float">
            <text:p>1.99320181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table:formula="of:=[.B288]+([.E288]/2)" office:value-type="float" office:value="0.5865" calcext:value-type="float">
            <text:p>0.58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8" calcext:value-type="float">
            <text:p>1.808</text:p>
          </table:table-cell>
          <table:table-cell table:formula="of:=([.$F$1003]/[.$E$1003])*[.F288]" office:value-type="float" office:value="1988.80180619381" calcext:value-type="float">
            <text:p>1988.8018061938</text:p>
          </table:table-cell>
          <table:table-cell table:formula="of:=[.G288]*[.E288]" office:value-type="float" office:value="1.98880180619381" calcext:value-type="float">
            <text:p>1.98880180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8" calcext:value-type="float">
            <text:p>0.588</text:p>
          </table:table-cell>
          <table:table-cell table:formula="of:=[.B289]+([.E289]/2)" office:value-type="float" office:value="0.5875" calcext:value-type="float">
            <text:p>0.58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61" calcext:value-type="float">
            <text:p>1.861</text:p>
          </table:table-cell>
          <table:table-cell table:formula="of:=([.$F$1003]/[.$E$1003])*[.F289]" office:value-type="float" office:value="2047.10185914086" calcext:value-type="float">
            <text:p>2047.1018591409</text:p>
          </table:table-cell>
          <table:table-cell table:formula="of:=[.G289]*[.E289]" office:value-type="float" office:value="2.04710185914086" calcext:value-type="float">
            <text:p>2.047101859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9" calcext:value-type="float">
            <text:p>0.589</text:p>
          </table:table-cell>
          <table:table-cell table:formula="of:=[.B290]+([.E290]/2)" office:value-type="float" office:value="0.5885" calcext:value-type="float">
            <text:p>0.58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18" calcext:value-type="float">
            <text:p>1.818</text:p>
          </table:table-cell>
          <table:table-cell table:formula="of:=([.$F$1003]/[.$E$1003])*[.F290]" office:value-type="float" office:value="1999.80181618382" calcext:value-type="float">
            <text:p>1999.8018161838</text:p>
          </table:table-cell>
          <table:table-cell table:formula="of:=[.G290]*[.E290]" office:value-type="float" office:value="1.99980181618382" calcext:value-type="float">
            <text:p>1.999801816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" calcext:value-type="float">
            <text:p>0.59</text:p>
          </table:table-cell>
          <table:table-cell table:formula="of:=[.B291]+([.E291]/2)" office:value-type="float" office:value="0.5895" calcext:value-type="float">
            <text:p>0.58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9" calcext:value-type="float">
            <text:p>1.569</text:p>
          </table:table-cell>
          <table:table-cell table:formula="of:=([.$F$1003]/[.$E$1003])*[.F291]" office:value-type="float" office:value="1725.90156743257" calcext:value-type="float">
            <text:p>1725.9015674326</text:p>
          </table:table-cell>
          <table:table-cell table:formula="of:=[.G291]*[.E291]" office:value-type="float" office:value="1.72590156743257" calcext:value-type="float">
            <text:p>1.725901567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9" calcext:value-type="float">
            <text:p>0.59</text:p>
          </table:table-cell>
          <table:table-cell office:value-type="float" office:value="0.591" calcext:value-type="float">
            <text:p>0.591</text:p>
          </table:table-cell>
          <table:table-cell table:formula="of:=[.B292]+([.E292]/2)" office:value-type="float" office:value="0.5905" calcext:value-type="float">
            <text:p>0.59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5" calcext:value-type="float">
            <text:p>1.825</text:p>
          </table:table-cell>
          <table:table-cell table:formula="of:=([.$F$1003]/[.$E$1003])*[.F292]" office:value-type="float" office:value="2007.50182317682" calcext:value-type="float">
            <text:p>2007.5018231768</text:p>
          </table:table-cell>
          <table:table-cell table:formula="of:=[.G292]*[.E292]" office:value-type="float" office:value="2.00750182317682" calcext:value-type="float">
            <text:p>2.00750182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2" calcext:value-type="float">
            <text:p>0.592</text:p>
          </table:table-cell>
          <table:table-cell table:formula="of:=[.B293]+([.E293]/2)" office:value-type="float" office:value="0.5915" calcext:value-type="float">
            <text:p>0.5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8" calcext:value-type="float">
            <text:p>1.798</text:p>
          </table:table-cell>
          <table:table-cell table:formula="of:=([.$F$1003]/[.$E$1003])*[.F293]" office:value-type="float" office:value="1977.8017962038" calcext:value-type="float">
            <text:p>1977.8017962038</text:p>
          </table:table-cell>
          <table:table-cell table:formula="of:=[.G293]*[.E293]" office:value-type="float" office:value="1.9778017962038" calcext:value-type="float">
            <text:p>1.97780179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3" calcext:value-type="float">
            <text:p>0.593</text:p>
          </table:table-cell>
          <table:table-cell table:formula="of:=[.B294]+([.E294]/2)" office:value-type="float" office:value="0.5925" calcext:value-type="float">
            <text:p>0.5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18" calcext:value-type="float">
            <text:p>1.818</text:p>
          </table:table-cell>
          <table:table-cell table:formula="of:=([.$F$1003]/[.$E$1003])*[.F294]" office:value-type="float" office:value="1999.80181618382" calcext:value-type="float">
            <text:p>1999.8018161838</text:p>
          </table:table-cell>
          <table:table-cell table:formula="of:=[.G294]*[.E294]" office:value-type="float" office:value="1.99980181618382" calcext:value-type="float">
            <text:p>1.999801816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4" calcext:value-type="float">
            <text:p>0.594</text:p>
          </table:table-cell>
          <table:table-cell table:formula="of:=[.B295]+([.E295]/2)" office:value-type="float" office:value="0.5935" calcext:value-type="float">
            <text:p>0.5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2" calcext:value-type="float">
            <text:p>1.802</text:p>
          </table:table-cell>
          <table:table-cell table:formula="of:=([.$F$1003]/[.$E$1003])*[.F295]" office:value-type="float" office:value="1982.2018001998" calcext:value-type="float">
            <text:p>1982.2018001998</text:p>
          </table:table-cell>
          <table:table-cell table:formula="of:=[.G295]*[.E295]" office:value-type="float" office:value="1.9822018001998" calcext:value-type="float">
            <text:p>1.98220180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5" calcext:value-type="float">
            <text:p>0.595</text:p>
          </table:table-cell>
          <table:table-cell table:formula="of:=[.B296]+([.E296]/2)" office:value-type="float" office:value="0.5945" calcext:value-type="float">
            <text:p>0.59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4" calcext:value-type="float">
            <text:p>1.824</text:p>
          </table:table-cell>
          <table:table-cell table:formula="of:=([.$F$1003]/[.$E$1003])*[.F296]" office:value-type="float" office:value="2006.40182217782" calcext:value-type="float">
            <text:p>2006.4018221778</text:p>
          </table:table-cell>
          <table:table-cell table:formula="of:=[.G296]*[.E296]" office:value-type="float" office:value="2.00640182217782" calcext:value-type="float">
            <text:p>2.00640182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6" calcext:value-type="float">
            <text:p>0.596</text:p>
          </table:table-cell>
          <table:table-cell table:formula="of:=[.B297]+([.E297]/2)" office:value-type="float" office:value="0.5955" calcext:value-type="float">
            <text:p>0.59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4" calcext:value-type="float">
            <text:p>1.794</text:p>
          </table:table-cell>
          <table:table-cell table:formula="of:=([.$F$1003]/[.$E$1003])*[.F297]" office:value-type="float" office:value="1973.40179220779" calcext:value-type="float">
            <text:p>1973.4017922078</text:p>
          </table:table-cell>
          <table:table-cell table:formula="of:=[.G297]*[.E297]" office:value-type="float" office:value="1.97340179220779" calcext:value-type="float">
            <text:p>1.97340179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7" calcext:value-type="float">
            <text:p>0.597</text:p>
          </table:table-cell>
          <table:table-cell table:formula="of:=[.B298]+([.E298]/2)" office:value-type="float" office:value="0.5965" calcext:value-type="float">
            <text:p>0.59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25" calcext:value-type="float">
            <text:p>1.825</text:p>
          </table:table-cell>
          <table:table-cell table:formula="of:=([.$F$1003]/[.$E$1003])*[.F298]" office:value-type="float" office:value="2007.50182317682" calcext:value-type="float">
            <text:p>2007.5018231768</text:p>
          </table:table-cell>
          <table:table-cell table:formula="of:=[.G298]*[.E298]" office:value-type="float" office:value="2.00750182317682" calcext:value-type="float">
            <text:p>2.00750182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8" calcext:value-type="float">
            <text:p>0.598</text:p>
          </table:table-cell>
          <table:table-cell table:formula="of:=[.B299]+([.E299]/2)" office:value-type="float" office:value="0.5975" calcext:value-type="float">
            <text:p>0.5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6" calcext:value-type="float">
            <text:p>1.796</text:p>
          </table:table-cell>
          <table:table-cell table:formula="of:=([.$F$1003]/[.$E$1003])*[.F299]" office:value-type="float" office:value="1975.60179420579" calcext:value-type="float">
            <text:p>1975.6017942058</text:p>
          </table:table-cell>
          <table:table-cell table:formula="of:=[.G299]*[.E299]" office:value-type="float" office:value="1.97560179420579" calcext:value-type="float">
            <text:p>1.975601794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9" calcext:value-type="float">
            <text:p>0.599</text:p>
          </table:table-cell>
          <table:table-cell table:formula="of:=[.B300]+([.E300]/2)" office:value-type="float" office:value="0.5985" calcext:value-type="float">
            <text:p>0.59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7" calcext:value-type="float">
            <text:p>1.797</text:p>
          </table:table-cell>
          <table:table-cell table:formula="of:=([.$F$1003]/[.$E$1003])*[.F300]" office:value-type="float" office:value="1976.7017952048" calcext:value-type="float">
            <text:p>1976.7017952048</text:p>
          </table:table-cell>
          <table:table-cell table:formula="of:=[.G300]*[.E300]" office:value-type="float" office:value="1.9767017952048" calcext:value-type="float">
            <text:p>1.97670179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9" calcext:value-type="float">
            <text:p>0.599</text:p>
          </table:table-cell>
          <table:table-cell office:value-type="float" office:value="0.6" calcext:value-type="float">
            <text:p>0.6</text:p>
          </table:table-cell>
          <table:table-cell table:formula="of:=[.B301]+([.E301]/2)" office:value-type="float" office:value="0.5995" calcext:value-type="float">
            <text:p>0.59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4" calcext:value-type="float">
            <text:p>1.794</text:p>
          </table:table-cell>
          <table:table-cell table:formula="of:=([.$F$1003]/[.$E$1003])*[.F301]" office:value-type="float" office:value="1973.40179220779" calcext:value-type="float">
            <text:p>1973.4017922078</text:p>
          </table:table-cell>
          <table:table-cell table:formula="of:=[.G301]*[.E301]" office:value-type="float" office:value="1.97340179220779" calcext:value-type="float">
            <text:p>1.97340179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" calcext:value-type="float">
            <text:p>0.6</text:p>
          </table:table-cell>
          <table:table-cell office:value-type="float" office:value="0.601" calcext:value-type="float">
            <text:p>0.601</text:p>
          </table:table-cell>
          <table:table-cell table:formula="of:=[.B302]+([.E302]/2)" office:value-type="float" office:value="0.6005" calcext:value-type="float">
            <text:p>0.6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74" calcext:value-type="float">
            <text:p>1.774</text:p>
          </table:table-cell>
          <table:table-cell table:formula="of:=([.$F$1003]/[.$E$1003])*[.F302]" office:value-type="float" office:value="1951.40177222777" calcext:value-type="float">
            <text:p>1951.4017722278</text:p>
          </table:table-cell>
          <table:table-cell table:formula="of:=[.G302]*[.E302]" office:value-type="float" office:value="1.95140177222777" calcext:value-type="float">
            <text:p>1.95140177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2" calcext:value-type="float">
            <text:p>0.602</text:p>
          </table:table-cell>
          <table:table-cell table:formula="of:=[.B303]+([.E303]/2)" office:value-type="float" office:value="0.6015" calcext:value-type="float">
            <text:p>0.60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56" calcext:value-type="float">
            <text:p>1.756</text:p>
          </table:table-cell>
          <table:table-cell table:formula="of:=([.$F$1003]/[.$E$1003])*[.F303]" office:value-type="float" office:value="1931.60175424575" calcext:value-type="float">
            <text:p>1931.6017542458</text:p>
          </table:table-cell>
          <table:table-cell table:formula="of:=[.G303]*[.E303]" office:value-type="float" office:value="1.93160175424575" calcext:value-type="float">
            <text:p>1.93160175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3" calcext:value-type="float">
            <text:p>0.603</text:p>
          </table:table-cell>
          <table:table-cell table:formula="of:=[.B304]+([.E304]/2)" office:value-type="float" office:value="0.6025" calcext:value-type="float">
            <text:p>0.6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7" calcext:value-type="float">
            <text:p>1.747</text:p>
          </table:table-cell>
          <table:table-cell table:formula="of:=([.$F$1003]/[.$E$1003])*[.F304]" office:value-type="float" office:value="1921.70174525475" calcext:value-type="float">
            <text:p>1921.7017452548</text:p>
          </table:table-cell>
          <table:table-cell table:formula="of:=[.G304]*[.E304]" office:value-type="float" office:value="1.92170174525475" calcext:value-type="float">
            <text:p>1.92170174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4" calcext:value-type="float">
            <text:p>0.604</text:p>
          </table:table-cell>
          <table:table-cell table:formula="of:=[.B305]+([.E305]/2)" office:value-type="float" office:value="0.6035" calcext:value-type="float">
            <text:p>0.60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7" calcext:value-type="float">
            <text:p>1.787</text:p>
          </table:table-cell>
          <table:table-cell table:formula="of:=([.$F$1003]/[.$E$1003])*[.F305]" office:value-type="float" office:value="1965.70178521479" calcext:value-type="float">
            <text:p>1965.7017852148</text:p>
          </table:table-cell>
          <table:table-cell table:formula="of:=[.G305]*[.E305]" office:value-type="float" office:value="1.96570178521479" calcext:value-type="float">
            <text:p>1.96570178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5" calcext:value-type="float">
            <text:p>0.605</text:p>
          </table:table-cell>
          <table:table-cell table:formula="of:=[.B306]+([.E306]/2)" office:value-type="float" office:value="0.6045" calcext:value-type="float">
            <text:p>0.60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6" calcext:value-type="float">
            <text:p>1.806</text:p>
          </table:table-cell>
          <table:table-cell table:formula="of:=([.$F$1003]/[.$E$1003])*[.F306]" office:value-type="float" office:value="1986.6018041958" calcext:value-type="float">
            <text:p>1986.6018041958</text:p>
          </table:table-cell>
          <table:table-cell table:formula="of:=[.G306]*[.E306]" office:value-type="float" office:value="1.9866018041958" calcext:value-type="float">
            <text:p>1.98660180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6" calcext:value-type="float">
            <text:p>0.606</text:p>
          </table:table-cell>
          <table:table-cell table:formula="of:=[.B307]+([.E307]/2)" office:value-type="float" office:value="0.6055" calcext:value-type="float">
            <text:p>0.6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86" calcext:value-type="float">
            <text:p>1.786</text:p>
          </table:table-cell>
          <table:table-cell table:formula="of:=([.$F$1003]/[.$E$1003])*[.F307]" office:value-type="float" office:value="1964.60178421578" calcext:value-type="float">
            <text:p>1964.6017842158</text:p>
          </table:table-cell>
          <table:table-cell table:formula="of:=[.G307]*[.E307]" office:value-type="float" office:value="1.96460178421578" calcext:value-type="float">
            <text:p>1.96460178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7" calcext:value-type="float">
            <text:p>0.607</text:p>
          </table:table-cell>
          <table:table-cell table:formula="of:=[.B308]+([.E308]/2)" office:value-type="float" office:value="0.6065" calcext:value-type="float">
            <text:p>0.60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67" calcext:value-type="float">
            <text:p>1.767</text:p>
          </table:table-cell>
          <table:table-cell table:formula="of:=([.$F$1003]/[.$E$1003])*[.F308]" office:value-type="float" office:value="1943.70176523477" calcext:value-type="float">
            <text:p>1943.7017652348</text:p>
          </table:table-cell>
          <table:table-cell table:formula="of:=[.G308]*[.E308]" office:value-type="float" office:value="1.94370176523477" calcext:value-type="float">
            <text:p>1.94370176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608" calcext:value-type="float">
            <text:p>0.608</text:p>
          </table:table-cell>
          <table:table-cell table:formula="of:=[.B309]+([.E309]/2)" office:value-type="float" office:value="0.6075" calcext:value-type="float">
            <text:p>0.60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92" calcext:value-type="float">
            <text:p>1.792</text:p>
          </table:table-cell>
          <table:table-cell table:formula="of:=([.$F$1003]/[.$E$1003])*[.F309]" office:value-type="float" office:value="1971.20179020979" calcext:value-type="float">
            <text:p>1971.2017902098</text:p>
          </table:table-cell>
          <table:table-cell table:formula="of:=[.G309]*[.E309]" office:value-type="float" office:value="1.97120179020979" calcext:value-type="float">
            <text:p>1.97120179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9" calcext:value-type="float">
            <text:p>0.609</text:p>
          </table:table-cell>
          <table:table-cell table:formula="of:=[.B310]+([.E310]/2)" office:value-type="float" office:value="0.6085" calcext:value-type="float">
            <text:p>0.60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3" calcext:value-type="float">
            <text:p>1.743</text:p>
          </table:table-cell>
          <table:table-cell table:formula="of:=([.$F$1003]/[.$E$1003])*[.F310]" office:value-type="float" office:value="1917.30174125874" calcext:value-type="float">
            <text:p>1917.3017412588</text:p>
          </table:table-cell>
          <table:table-cell table:formula="of:=[.G310]*[.E310]" office:value-type="float" office:value="1.91730174125874" calcext:value-type="float">
            <text:p>1.91730174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" calcext:value-type="float">
            <text:p>0.61</text:p>
          </table:table-cell>
          <table:table-cell table:formula="of:=[.B311]+([.E311]/2)" office:value-type="float" office:value="0.6095" calcext:value-type="float">
            <text:p>0.60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8" calcext:value-type="float">
            <text:p>1.748</text:p>
          </table:table-cell>
          <table:table-cell table:formula="of:=([.$F$1003]/[.$E$1003])*[.F311]" office:value-type="float" office:value="1922.80174625375" calcext:value-type="float">
            <text:p>1922.8017462538</text:p>
          </table:table-cell>
          <table:table-cell table:formula="of:=[.G311]*[.E311]" office:value-type="float" office:value="1.92280174625375" calcext:value-type="float">
            <text:p>1.922801746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" calcext:value-type="float">
            <text:p>0.61</text:p>
          </table:table-cell>
          <table:table-cell office:value-type="float" office:value="0.611" calcext:value-type="float">
            <text:p>0.611</text:p>
          </table:table-cell>
          <table:table-cell table:formula="of:=[.B312]+([.E312]/2)" office:value-type="float" office:value="0.6105" calcext:value-type="float">
            <text:p>0.61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05" calcext:value-type="float">
            <text:p>1.705</text:p>
          </table:table-cell>
          <table:table-cell table:formula="of:=([.$F$1003]/[.$E$1003])*[.F312]" office:value-type="float" office:value="1875.5017032967" calcext:value-type="float">
            <text:p>1875.5017032967</text:p>
          </table:table-cell>
          <table:table-cell table:formula="of:=[.G312]*[.E312]" office:value-type="float" office:value="1.8755017032967" calcext:value-type="float">
            <text:p>1.87550170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2" calcext:value-type="float">
            <text:p>0.612</text:p>
          </table:table-cell>
          <table:table-cell table:formula="of:=[.B313]+([.E313]/2)" office:value-type="float" office:value="0.6115" calcext:value-type="float">
            <text:p>0.61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8" calcext:value-type="float">
            <text:p>1.748</text:p>
          </table:table-cell>
          <table:table-cell table:formula="of:=([.$F$1003]/[.$E$1003])*[.F313]" office:value-type="float" office:value="1922.80174625375" calcext:value-type="float">
            <text:p>1922.8017462538</text:p>
          </table:table-cell>
          <table:table-cell table:formula="of:=[.G313]*[.E313]" office:value-type="float" office:value="1.92280174625375" calcext:value-type="float">
            <text:p>1.922801746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3" calcext:value-type="float">
            <text:p>0.613</text:p>
          </table:table-cell>
          <table:table-cell table:formula="of:=[.B314]+([.E314]/2)" office:value-type="float" office:value="0.6125" calcext:value-type="float">
            <text:p>0.61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2" calcext:value-type="float">
            <text:p>1.692</text:p>
          </table:table-cell>
          <table:table-cell table:formula="of:=([.$F$1003]/[.$E$1003])*[.F314]" office:value-type="float" office:value="1861.20169030969" calcext:value-type="float">
            <text:p>1861.2016903097</text:p>
          </table:table-cell>
          <table:table-cell table:formula="of:=[.G314]*[.E314]" office:value-type="float" office:value="1.86120169030969" calcext:value-type="float">
            <text:p>1.861201690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4" calcext:value-type="float">
            <text:p>0.614</text:p>
          </table:table-cell>
          <table:table-cell table:formula="of:=[.B315]+([.E315]/2)" office:value-type="float" office:value="0.6135" calcext:value-type="float">
            <text:p>0.6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8" calcext:value-type="float">
            <text:p>1.648</text:p>
          </table:table-cell>
          <table:table-cell table:formula="of:=([.$F$1003]/[.$E$1003])*[.F315]" office:value-type="float" office:value="1812.80164635365" calcext:value-type="float">
            <text:p>1812.8016463537</text:p>
          </table:table-cell>
          <table:table-cell table:formula="of:=[.G315]*[.E315]" office:value-type="float" office:value="1.81280164635365" calcext:value-type="float">
            <text:p>1.81280164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5" calcext:value-type="float">
            <text:p>0.615</text:p>
          </table:table-cell>
          <table:table-cell table:formula="of:=[.B316]+([.E316]/2)" office:value-type="float" office:value="0.6145" calcext:value-type="float">
            <text:p>0.61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77" calcext:value-type="float">
            <text:p>1.677</text:p>
          </table:table-cell>
          <table:table-cell table:formula="of:=([.$F$1003]/[.$E$1003])*[.F316]" office:value-type="float" office:value="1844.70167532468" calcext:value-type="float">
            <text:p>1844.7016753247</text:p>
          </table:table-cell>
          <table:table-cell table:formula="of:=[.G316]*[.E316]" office:value-type="float" office:value="1.84470167532468" calcext:value-type="float">
            <text:p>1.84470167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15" calcext:value-type="float">
            <text:p>0.615</text:p>
          </table:table-cell>
          <table:table-cell office:value-type="float" office:value="0.616" calcext:value-type="float">
            <text:p>0.616</text:p>
          </table:table-cell>
          <table:table-cell table:formula="of:=[.B317]+([.E317]/2)" office:value-type="float" office:value="0.6155" calcext:value-type="float">
            <text:p>0.61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9" calcext:value-type="float">
            <text:p>1.689</text:p>
          </table:table-cell>
          <table:table-cell table:formula="of:=([.$F$1003]/[.$E$1003])*[.F317]" office:value-type="float" office:value="1857.90168731269" calcext:value-type="float">
            <text:p>1857.9016873127</text:p>
          </table:table-cell>
          <table:table-cell table:formula="of:=[.G317]*[.E317]" office:value-type="float" office:value="1.85790168731269" calcext:value-type="float">
            <text:p>1.85790168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7" calcext:value-type="float">
            <text:p>0.617</text:p>
          </table:table-cell>
          <table:table-cell table:formula="of:=[.B318]+([.E318]/2)" office:value-type="float" office:value="0.6165" calcext:value-type="float">
            <text:p>0.6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07" calcext:value-type="float">
            <text:p>1.607</text:p>
          </table:table-cell>
          <table:table-cell table:formula="of:=([.$F$1003]/[.$E$1003])*[.F318]" office:value-type="float" office:value="1767.70160539461" calcext:value-type="float">
            <text:p>1767.7016053946</text:p>
          </table:table-cell>
          <table:table-cell table:formula="of:=[.G318]*[.E318]" office:value-type="float" office:value="1.76770160539461" calcext:value-type="float">
            <text:p>1.76770160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8" calcext:value-type="float">
            <text:p>0.618</text:p>
          </table:table-cell>
          <table:table-cell table:formula="of:=[.B319]+([.E319]/2)" office:value-type="float" office:value="0.6175" calcext:value-type="float">
            <text:p>0.6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56" calcext:value-type="float">
            <text:p>1.656</text:p>
          </table:table-cell>
          <table:table-cell table:formula="of:=([.$F$1003]/[.$E$1003])*[.F319]" office:value-type="float" office:value="1821.60165434565" calcext:value-type="float">
            <text:p>1821.6016543457</text:p>
          </table:table-cell>
          <table:table-cell table:formula="of:=[.G319]*[.E319]" office:value-type="float" office:value="1.82160165434566" calcext:value-type="float">
            <text:p>1.82160165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9" calcext:value-type="float">
            <text:p>0.619</text:p>
          </table:table-cell>
          <table:table-cell table:formula="of:=[.B320]+([.E320]/2)" office:value-type="float" office:value="0.6185" calcext:value-type="float">
            <text:p>0.61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8" calcext:value-type="float">
            <text:p>1.728</text:p>
          </table:table-cell>
          <table:table-cell table:formula="of:=([.$F$1003]/[.$E$1003])*[.F320]" office:value-type="float" office:value="1900.80172627373" calcext:value-type="float">
            <text:p>1900.8017262737</text:p>
          </table:table-cell>
          <table:table-cell table:formula="of:=[.G320]*[.E320]" office:value-type="float" office:value="1.90080172627373" calcext:value-type="float">
            <text:p>1.90080172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" calcext:value-type="float">
            <text:p>0.62</text:p>
          </table:table-cell>
          <table:table-cell table:formula="of:=[.B321]+([.E321]/2)" office:value-type="float" office:value="0.6195" calcext:value-type="float">
            <text:p>0.6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1" calcext:value-type="float">
            <text:p>1.691</text:p>
          </table:table-cell>
          <table:table-cell table:formula="of:=([.$F$1003]/[.$E$1003])*[.F321]" office:value-type="float" office:value="1860.10168931069" calcext:value-type="float">
            <text:p>1860.1016893107</text:p>
          </table:table-cell>
          <table:table-cell table:formula="of:=[.G321]*[.E321]" office:value-type="float" office:value="1.86010168931069" calcext:value-type="float">
            <text:p>1.860101689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2" calcext:value-type="float">
            <text:p>0.62</text:p>
          </table:table-cell>
          <table:table-cell office:value-type="float" office:value="0.621" calcext:value-type="float">
            <text:p>0.621</text:p>
          </table:table-cell>
          <table:table-cell table:formula="of:=[.B322]+([.E322]/2)" office:value-type="float" office:value="0.6205" calcext:value-type="float">
            <text:p>0.62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3" calcext:value-type="float">
            <text:p>1.723</text:p>
          </table:table-cell>
          <table:table-cell table:formula="of:=([.$F$1003]/[.$E$1003])*[.F322]" office:value-type="float" office:value="1895.30172127872" calcext:value-type="float">
            <text:p>1895.3017212787</text:p>
          </table:table-cell>
          <table:table-cell table:formula="of:=[.G322]*[.E322]" office:value-type="float" office:value="1.89530172127872" calcext:value-type="float">
            <text:p>1.89530172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2" calcext:value-type="float">
            <text:p>0.622</text:p>
          </table:table-cell>
          <table:table-cell table:formula="of:=[.B323]+([.E323]/2)" office:value-type="float" office:value="0.6215" calcext:value-type="float">
            <text:p>0.6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7" calcext:value-type="float">
            <text:p>1.697</text:p>
          </table:table-cell>
          <table:table-cell table:formula="of:=([.$F$1003]/[.$E$1003])*[.F323]" office:value-type="float" office:value="1866.7016953047" calcext:value-type="float">
            <text:p>1866.7016953047</text:p>
          </table:table-cell>
          <table:table-cell table:formula="of:=[.G323]*[.E323]" office:value-type="float" office:value="1.8667016953047" calcext:value-type="float">
            <text:p>1.86670169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3" calcext:value-type="float">
            <text:p>0.623</text:p>
          </table:table-cell>
          <table:table-cell table:formula="of:=[.B324]+([.E324]/2)" office:value-type="float" office:value="0.6225" calcext:value-type="float">
            <text:p>0.62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7" calcext:value-type="float">
            <text:p>1.687</text:p>
          </table:table-cell>
          <table:table-cell table:formula="of:=([.$F$1003]/[.$E$1003])*[.F324]" office:value-type="float" office:value="1855.70168531469" calcext:value-type="float">
            <text:p>1855.7016853147</text:p>
          </table:table-cell>
          <table:table-cell table:formula="of:=[.G324]*[.E324]" office:value-type="float" office:value="1.85570168531469" calcext:value-type="float">
            <text:p>1.85570168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4" calcext:value-type="float">
            <text:p>0.624</text:p>
          </table:table-cell>
          <table:table-cell table:formula="of:=[.B325]+([.E325]/2)" office:value-type="float" office:value="0.6235" calcext:value-type="float">
            <text:p>0.62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6" calcext:value-type="float">
            <text:p>1.646</text:p>
          </table:table-cell>
          <table:table-cell table:formula="of:=([.$F$1003]/[.$E$1003])*[.F325]" office:value-type="float" office:value="1810.60164435564" calcext:value-type="float">
            <text:p>1810.6016443557</text:p>
          </table:table-cell>
          <table:table-cell table:formula="of:=[.G325]*[.E325]" office:value-type="float" office:value="1.81060164435564" calcext:value-type="float">
            <text:p>1.810601644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5" calcext:value-type="float">
            <text:p>0.625</text:p>
          </table:table-cell>
          <table:table-cell table:formula="of:=[.B326]+([.E326]/2)" office:value-type="float" office:value="0.6245" calcext:value-type="float">
            <text:p>0.6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16" calcext:value-type="float">
            <text:p>1.616</text:p>
          </table:table-cell>
          <table:table-cell table:formula="of:=([.$F$1003]/[.$E$1003])*[.F326]" office:value-type="float" office:value="1777.60161438561" calcext:value-type="float">
            <text:p>1777.6016143856</text:p>
          </table:table-cell>
          <table:table-cell table:formula="of:=[.G326]*[.E326]" office:value-type="float" office:value="1.77760161438561" calcext:value-type="float">
            <text:p>1.777601614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6" calcext:value-type="float">
            <text:p>0.626</text:p>
          </table:table-cell>
          <table:table-cell table:formula="of:=[.B327]+([.E327]/2)" office:value-type="float" office:value="0.6255" calcext:value-type="float">
            <text:p>0.62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24" calcext:value-type="float">
            <text:p>1.624</text:p>
          </table:table-cell>
          <table:table-cell table:formula="of:=([.$F$1003]/[.$E$1003])*[.F327]" office:value-type="float" office:value="1786.40162237762" calcext:value-type="float">
            <text:p>1786.4016223776</text:p>
          </table:table-cell>
          <table:table-cell table:formula="of:=[.G327]*[.E327]" office:value-type="float" office:value="1.78640162237762" calcext:value-type="float">
            <text:p>1.78640162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7" calcext:value-type="float">
            <text:p>0.627</text:p>
          </table:table-cell>
          <table:table-cell table:formula="of:=[.B328]+([.E328]/2)" office:value-type="float" office:value="0.6265" calcext:value-type="float">
            <text:p>0.6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64" calcext:value-type="float">
            <text:p>1.664</text:p>
          </table:table-cell>
          <table:table-cell table:formula="of:=([.$F$1003]/[.$E$1003])*[.F328]" office:value-type="float" office:value="1830.40166233766" calcext:value-type="float">
            <text:p>1830.4016623377</text:p>
          </table:table-cell>
          <table:table-cell table:formula="of:=[.G328]*[.E328]" office:value-type="float" office:value="1.83040166233766" calcext:value-type="float">
            <text:p>1.83040166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8" calcext:value-type="float">
            <text:p>0.628</text:p>
          </table:table-cell>
          <table:table-cell table:formula="of:=[.B329]+([.E329]/2)" office:value-type="float" office:value="0.6275" calcext:value-type="float">
            <text:p>0.6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5" calcext:value-type="float">
            <text:p>1.695</text:p>
          </table:table-cell>
          <table:table-cell table:formula="of:=([.$F$1003]/[.$E$1003])*[.F329]" office:value-type="float" office:value="1864.50169330669" calcext:value-type="float">
            <text:p>1864.5016933067</text:p>
          </table:table-cell>
          <table:table-cell table:formula="of:=[.G329]*[.E329]" office:value-type="float" office:value="1.86450169330669" calcext:value-type="float">
            <text:p>1.864501693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9" calcext:value-type="float">
            <text:p>0.629</text:p>
          </table:table-cell>
          <table:table-cell table:formula="of:=[.B330]+([.E330]/2)" office:value-type="float" office:value="0.6285" calcext:value-type="float">
            <text:p>0.62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8" calcext:value-type="float">
            <text:p>1.688</text:p>
          </table:table-cell>
          <table:table-cell table:formula="of:=([.$F$1003]/[.$E$1003])*[.F330]" office:value-type="float" office:value="1856.80168631369" calcext:value-type="float">
            <text:p>1856.8016863137</text:p>
          </table:table-cell>
          <table:table-cell table:formula="of:=[.G330]*[.E330]" office:value-type="float" office:value="1.85680168631369" calcext:value-type="float">
            <text:p>1.85680168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" calcext:value-type="float">
            <text:p>0.63</text:p>
          </table:table-cell>
          <table:table-cell table:formula="of:=[.B331]+([.E331]/2)" office:value-type="float" office:value="0.6295" calcext:value-type="float">
            <text:p>0.6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6" calcext:value-type="float">
            <text:p>1.686</text:p>
          </table:table-cell>
          <table:table-cell table:formula="of:=([.$F$1003]/[.$E$1003])*[.F331]" office:value-type="float" office:value="1854.60168431568" calcext:value-type="float">
            <text:p>1854.6016843157</text:p>
          </table:table-cell>
          <table:table-cell table:formula="of:=[.G331]*[.E331]" office:value-type="float" office:value="1.85460168431568" calcext:value-type="float">
            <text:p>1.85460168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3" calcext:value-type="float">
            <text:p>0.63</text:p>
          </table:table-cell>
          <table:table-cell office:value-type="float" office:value="0.631" calcext:value-type="float">
            <text:p>0.631</text:p>
          </table:table-cell>
          <table:table-cell table:formula="of:=[.B332]+([.E332]/2)" office:value-type="float" office:value="0.6305" calcext:value-type="float">
            <text:p>0.63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5" calcext:value-type="float">
            <text:p>1.65</text:p>
          </table:table-cell>
          <table:table-cell table:formula="of:=([.$F$1003]/[.$E$1003])*[.F332]" office:value-type="float" office:value="1815.00164835165" calcext:value-type="float">
            <text:p>1815.0016483517</text:p>
          </table:table-cell>
          <table:table-cell table:formula="of:=[.G332]*[.E332]" office:value-type="float" office:value="1.81500164835165" calcext:value-type="float">
            <text:p>1.815001648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2" calcext:value-type="float">
            <text:p>0.632</text:p>
          </table:table-cell>
          <table:table-cell table:formula="of:=[.B333]+([.E333]/2)" office:value-type="float" office:value="0.6315" calcext:value-type="float">
            <text:p>0.63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21" calcext:value-type="float">
            <text:p>1.621</text:p>
          </table:table-cell>
          <table:table-cell table:formula="of:=([.$F$1003]/[.$E$1003])*[.F333]" office:value-type="float" office:value="1783.10161938062" calcext:value-type="float">
            <text:p>1783.1016193806</text:p>
          </table:table-cell>
          <table:table-cell table:formula="of:=[.G333]*[.E333]" office:value-type="float" office:value="1.78310161938062" calcext:value-type="float">
            <text:p>1.783101619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3" calcext:value-type="float">
            <text:p>0.633</text:p>
          </table:table-cell>
          <table:table-cell table:formula="of:=[.B334]+([.E334]/2)" office:value-type="float" office:value="0.6325" calcext:value-type="float">
            <text:p>0.63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5" calcext:value-type="float">
            <text:p>1.645</text:p>
          </table:table-cell>
          <table:table-cell table:formula="of:=([.$F$1003]/[.$E$1003])*[.F334]" office:value-type="float" office:value="1809.50164335664" calcext:value-type="float">
            <text:p>1809.5016433567</text:p>
          </table:table-cell>
          <table:table-cell table:formula="of:=[.G334]*[.E334]" office:value-type="float" office:value="1.80950164335664" calcext:value-type="float">
            <text:p>1.80950164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4" calcext:value-type="float">
            <text:p>0.634</text:p>
          </table:table-cell>
          <table:table-cell table:formula="of:=[.B335]+([.E335]/2)" office:value-type="float" office:value="0.6335" calcext:value-type="float">
            <text:p>0.63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37" calcext:value-type="float">
            <text:p>1.637</text:p>
          </table:table-cell>
          <table:table-cell table:formula="of:=([.$F$1003]/[.$E$1003])*[.F335]" office:value-type="float" office:value="1800.70163536464" calcext:value-type="float">
            <text:p>1800.7016353646</text:p>
          </table:table-cell>
          <table:table-cell table:formula="of:=[.G335]*[.E335]" office:value-type="float" office:value="1.80070163536464" calcext:value-type="float">
            <text:p>1.80070163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5" calcext:value-type="float">
            <text:p>0.635</text:p>
          </table:table-cell>
          <table:table-cell table:formula="of:=[.B336]+([.E336]/2)" office:value-type="float" office:value="0.6345" calcext:value-type="float">
            <text:p>0.63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1" calcext:value-type="float">
            <text:p>1.641</text:p>
          </table:table-cell>
          <table:table-cell table:formula="of:=([.$F$1003]/[.$E$1003])*[.F336]" office:value-type="float" office:value="1805.10163936064" calcext:value-type="float">
            <text:p>1805.1016393606</text:p>
          </table:table-cell>
          <table:table-cell table:formula="of:=[.G336]*[.E336]" office:value-type="float" office:value="1.80510163936064" calcext:value-type="float">
            <text:p>1.80510163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36" calcext:value-type="float">
            <text:p>0.636</text:p>
          </table:table-cell>
          <table:table-cell table:formula="of:=[.B337]+([.E337]/2)" office:value-type="float" office:value="0.6355" calcext:value-type="float">
            <text:p>0.63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39" calcext:value-type="float">
            <text:p>1.639</text:p>
          </table:table-cell>
          <table:table-cell table:formula="of:=([.$F$1003]/[.$E$1003])*[.F337]" office:value-type="float" office:value="1802.90163736264" calcext:value-type="float">
            <text:p>1802.9016373626</text:p>
          </table:table-cell>
          <table:table-cell table:formula="of:=[.G337]*[.E337]" office:value-type="float" office:value="1.80290163736264" calcext:value-type="float">
            <text:p>1.8029016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7" calcext:value-type="float">
            <text:p>0.637</text:p>
          </table:table-cell>
          <table:table-cell table:formula="of:=[.B338]+([.E338]/2)" office:value-type="float" office:value="0.6365" calcext:value-type="float">
            <text:p>0.63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12" calcext:value-type="float">
            <text:p>1.612</text:p>
          </table:table-cell>
          <table:table-cell table:formula="of:=([.$F$1003]/[.$E$1003])*[.F338]" office:value-type="float" office:value="1773.20161038961" calcext:value-type="float">
            <text:p>1773.2016103896</text:p>
          </table:table-cell>
          <table:table-cell table:formula="of:=[.G338]*[.E338]" office:value-type="float" office:value="1.77320161038961" calcext:value-type="float">
            <text:p>1.77320161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8" calcext:value-type="float">
            <text:p>0.638</text:p>
          </table:table-cell>
          <table:table-cell table:formula="of:=[.B339]+([.E339]/2)" office:value-type="float" office:value="0.6375" calcext:value-type="float">
            <text:p>0.63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62" calcext:value-type="float">
            <text:p>1.662</text:p>
          </table:table-cell>
          <table:table-cell table:formula="of:=([.$F$1003]/[.$E$1003])*[.F339]" office:value-type="float" office:value="1828.20166033966" calcext:value-type="float">
            <text:p>1828.2016603397</text:p>
          </table:table-cell>
          <table:table-cell table:formula="of:=[.G339]*[.E339]" office:value-type="float" office:value="1.82820166033966" calcext:value-type="float">
            <text:p>1.82820166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9" calcext:value-type="float">
            <text:p>0.639</text:p>
          </table:table-cell>
          <table:table-cell table:formula="of:=[.B340]+([.E340]/2)" office:value-type="float" office:value="0.6385" calcext:value-type="float">
            <text:p>0.63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47" calcext:value-type="float">
            <text:p>1.647</text:p>
          </table:table-cell>
          <table:table-cell table:formula="of:=([.$F$1003]/[.$E$1003])*[.F340]" office:value-type="float" office:value="1811.70164535465" calcext:value-type="float">
            <text:p>1811.7016453547</text:p>
          </table:table-cell>
          <table:table-cell table:formula="of:=[.G340]*[.E340]" office:value-type="float" office:value="1.81170164535465" calcext:value-type="float">
            <text:p>1.811701645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" calcext:value-type="float">
            <text:p>0.64</text:p>
          </table:table-cell>
          <table:table-cell table:formula="of:=[.B341]+([.E341]/2)" office:value-type="float" office:value="0.6395" calcext:value-type="float">
            <text:p>0.63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34" calcext:value-type="float">
            <text:p>1.634</text:p>
          </table:table-cell>
          <table:table-cell table:formula="of:=([.$F$1003]/[.$E$1003])*[.F341]" office:value-type="float" office:value="1797.40163236763" calcext:value-type="float">
            <text:p>1797.4016323676</text:p>
          </table:table-cell>
          <table:table-cell table:formula="of:=[.G341]*[.E341]" office:value-type="float" office:value="1.79740163236763" calcext:value-type="float">
            <text:p>1.79740163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4" calcext:value-type="float">
            <text:p>0.64</text:p>
          </table:table-cell>
          <table:table-cell office:value-type="float" office:value="0.641" calcext:value-type="float">
            <text:p>0.641</text:p>
          </table:table-cell>
          <table:table-cell table:formula="of:=[.B342]+([.E342]/2)" office:value-type="float" office:value="0.6405" calcext:value-type="float">
            <text:p>0.6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1" calcext:value-type="float">
            <text:p>1.61</text:p>
          </table:table-cell>
          <table:table-cell table:formula="of:=([.$F$1003]/[.$E$1003])*[.F342]" office:value-type="float" office:value="1771.00160839161" calcext:value-type="float">
            <text:p>1771.0016083916</text:p>
          </table:table-cell>
          <table:table-cell table:formula="of:=[.G342]*[.E342]" office:value-type="float" office:value="1.77100160839161" calcext:value-type="float">
            <text:p>1.77100160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2" calcext:value-type="float">
            <text:p>0.642</text:p>
          </table:table-cell>
          <table:table-cell table:formula="of:=[.B343]+([.E343]/2)" office:value-type="float" office:value="0.6415" calcext:value-type="float">
            <text:p>0.64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06" calcext:value-type="float">
            <text:p>1.606</text:p>
          </table:table-cell>
          <table:table-cell table:formula="of:=([.$F$1003]/[.$E$1003])*[.F343]" office:value-type="float" office:value="1766.6016043956" calcext:value-type="float">
            <text:p>1766.6016043956</text:p>
          </table:table-cell>
          <table:table-cell table:formula="of:=[.G343]*[.E343]" office:value-type="float" office:value="1.7666016043956" calcext:value-type="float">
            <text:p>1.76660160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3" calcext:value-type="float">
            <text:p>0.643</text:p>
          </table:table-cell>
          <table:table-cell table:formula="of:=[.B344]+([.E344]/2)" office:value-type="float" office:value="0.6425" calcext:value-type="float">
            <text:p>0.64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13" calcext:value-type="float">
            <text:p>1.613</text:p>
          </table:table-cell>
          <table:table-cell table:formula="of:=([.$F$1003]/[.$E$1003])*[.F344]" office:value-type="float" office:value="1774.30161138861" calcext:value-type="float">
            <text:p>1774.3016113886</text:p>
          </table:table-cell>
          <table:table-cell table:formula="of:=[.G344]*[.E344]" office:value-type="float" office:value="1.77430161138861" calcext:value-type="float">
            <text:p>1.7743016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4" calcext:value-type="float">
            <text:p>0.644</text:p>
          </table:table-cell>
          <table:table-cell table:formula="of:=[.B345]+([.E345]/2)" office:value-type="float" office:value="0.6435" calcext:value-type="float">
            <text:p>0.6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09" calcext:value-type="float">
            <text:p>1.609</text:p>
          </table:table-cell>
          <table:table-cell table:formula="of:=([.$F$1003]/[.$E$1003])*[.F345]" office:value-type="float" office:value="1769.90160739261" calcext:value-type="float">
            <text:p>1769.9016073926</text:p>
          </table:table-cell>
          <table:table-cell table:formula="of:=[.G345]*[.E345]" office:value-type="float" office:value="1.76990160739261" calcext:value-type="float">
            <text:p>1.76990160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5" calcext:value-type="float">
            <text:p>0.645</text:p>
          </table:table-cell>
          <table:table-cell table:formula="of:=[.B346]+([.E346]/2)" office:value-type="float" office:value="0.6445" calcext:value-type="float">
            <text:p>0.64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14" calcext:value-type="float">
            <text:p>1.614</text:p>
          </table:table-cell>
          <table:table-cell table:formula="of:=([.$F$1003]/[.$E$1003])*[.F346]" office:value-type="float" office:value="1775.40161238761" calcext:value-type="float">
            <text:p>1775.4016123876</text:p>
          </table:table-cell>
          <table:table-cell table:formula="of:=[.G346]*[.E346]" office:value-type="float" office:value="1.77540161238761" calcext:value-type="float">
            <text:p>1.77540161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6" calcext:value-type="float">
            <text:p>0.646</text:p>
          </table:table-cell>
          <table:table-cell table:formula="of:=[.B347]+([.E347]/2)" office:value-type="float" office:value="0.6455" calcext:value-type="float">
            <text:p>0.6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92" calcext:value-type="float">
            <text:p>1.592</text:p>
          </table:table-cell>
          <table:table-cell table:formula="of:=([.$F$1003]/[.$E$1003])*[.F347]" office:value-type="float" office:value="1751.20159040959" calcext:value-type="float">
            <text:p>1751.2015904096</text:p>
          </table:table-cell>
          <table:table-cell table:formula="of:=[.G347]*[.E347]" office:value-type="float" office:value="1.75120159040959" calcext:value-type="float">
            <text:p>1.75120159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7" calcext:value-type="float">
            <text:p>0.647</text:p>
          </table:table-cell>
          <table:table-cell table:formula="of:=[.B348]+([.E348]/2)" office:value-type="float" office:value="0.6465" calcext:value-type="float">
            <text:p>0.64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8" calcext:value-type="float">
            <text:p>1.578</text:p>
          </table:table-cell>
          <table:table-cell table:formula="of:=([.$F$1003]/[.$E$1003])*[.F348]" office:value-type="float" office:value="1735.80157642358" calcext:value-type="float">
            <text:p>1735.8015764236</text:p>
          </table:table-cell>
          <table:table-cell table:formula="of:=[.G348]*[.E348]" office:value-type="float" office:value="1.73580157642358" calcext:value-type="float">
            <text:p>1.73580157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8" calcext:value-type="float">
            <text:p>0.648</text:p>
          </table:table-cell>
          <table:table-cell table:formula="of:=[.B349]+([.E349]/2)" office:value-type="float" office:value="0.6475" calcext:value-type="float">
            <text:p>0.64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02" calcext:value-type="float">
            <text:p>1.602</text:p>
          </table:table-cell>
          <table:table-cell table:formula="of:=([.$F$1003]/[.$E$1003])*[.F349]" office:value-type="float" office:value="1762.2016003996" calcext:value-type="float">
            <text:p>1762.2016003996</text:p>
          </table:table-cell>
          <table:table-cell table:formula="of:=[.G349]*[.E349]" office:value-type="float" office:value="1.7622016003996" calcext:value-type="float">
            <text:p>1.76220160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" calcext:value-type="float">
            <text:p>0.649</text:p>
          </table:table-cell>
          <table:table-cell table:formula="of:=[.B350]+([.E350]/2)" office:value-type="float" office:value="0.6485" calcext:value-type="float">
            <text:p>0.6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17" calcext:value-type="float">
            <text:p>1.617</text:p>
          </table:table-cell>
          <table:table-cell table:formula="of:=([.$F$1003]/[.$E$1003])*[.F350]" office:value-type="float" office:value="1778.70161538462" calcext:value-type="float">
            <text:p>1778.7016153846</text:p>
          </table:table-cell>
          <table:table-cell table:formula="of:=[.G350]*[.E350]" office:value-type="float" office:value="1.77870161538462" calcext:value-type="float">
            <text:p>1.77870161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" calcext:value-type="float">
            <text:p>0.65</text:p>
          </table:table-cell>
          <table:table-cell table:formula="of:=[.B351]+([.E351]/2)" office:value-type="float" office:value="0.6495" calcext:value-type="float">
            <text:p>0.64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14" calcext:value-type="float">
            <text:p>1.514</text:p>
          </table:table-cell>
          <table:table-cell table:formula="of:=([.$F$1003]/[.$E$1003])*[.F351]" office:value-type="float" office:value="1665.40151248751" calcext:value-type="float">
            <text:p>1665.4015124875</text:p>
          </table:table-cell>
          <table:table-cell table:formula="of:=[.G351]*[.E351]" office:value-type="float" office:value="1.66540151248751" calcext:value-type="float">
            <text:p>1.66540151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5" calcext:value-type="float">
            <text:p>0.65</text:p>
          </table:table-cell>
          <table:table-cell office:value-type="float" office:value="0.651" calcext:value-type="float">
            <text:p>0.651</text:p>
          </table:table-cell>
          <table:table-cell table:formula="of:=[.B352]+([.E352]/2)" office:value-type="float" office:value="0.6505" calcext:value-type="float">
            <text:p>0.65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86" calcext:value-type="float">
            <text:p>1.586</text:p>
          </table:table-cell>
          <table:table-cell table:formula="of:=([.$F$1003]/[.$E$1003])*[.F352]" office:value-type="float" office:value="1744.60158441558" calcext:value-type="float">
            <text:p>1744.6015844156</text:p>
          </table:table-cell>
          <table:table-cell table:formula="of:=[.G352]*[.E352]" office:value-type="float" office:value="1.74460158441558" calcext:value-type="float">
            <text:p>1.74460158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2" calcext:value-type="float">
            <text:p>0.652</text:p>
          </table:table-cell>
          <table:table-cell table:formula="of:=[.B353]+([.E353]/2)" office:value-type="float" office:value="0.6515" calcext:value-type="float">
            <text:p>0.65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05" calcext:value-type="float">
            <text:p>1.605</text:p>
          </table:table-cell>
          <table:table-cell table:formula="of:=([.$F$1003]/[.$E$1003])*[.F353]" office:value-type="float" office:value="1765.5016033966" calcext:value-type="float">
            <text:p>1765.5016033966</text:p>
          </table:table-cell>
          <table:table-cell table:formula="of:=[.G353]*[.E353]" office:value-type="float" office:value="1.7655016033966" calcext:value-type="float">
            <text:p>1.76550160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3" calcext:value-type="float">
            <text:p>0.653</text:p>
          </table:table-cell>
          <table:table-cell table:formula="of:=[.B354]+([.E354]/2)" office:value-type="float" office:value="0.6525" calcext:value-type="float">
            <text:p>0.65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96" calcext:value-type="float">
            <text:p>1.596</text:p>
          </table:table-cell>
          <table:table-cell table:formula="of:=([.$F$1003]/[.$E$1003])*[.F354]" office:value-type="float" office:value="1755.60159440559" calcext:value-type="float">
            <text:p>1755.6015944056</text:p>
          </table:table-cell>
          <table:table-cell table:formula="of:=[.G354]*[.E354]" office:value-type="float" office:value="1.75560159440559" calcext:value-type="float">
            <text:p>1.75560159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4" calcext:value-type="float">
            <text:p>0.654</text:p>
          </table:table-cell>
          <table:table-cell table:formula="of:=[.B355]+([.E355]/2)" office:value-type="float" office:value="0.6535" calcext:value-type="float">
            <text:p>0.65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95" calcext:value-type="float">
            <text:p>1.595</text:p>
          </table:table-cell>
          <table:table-cell table:formula="of:=([.$F$1003]/[.$E$1003])*[.F355]" office:value-type="float" office:value="1754.50159340659" calcext:value-type="float">
            <text:p>1754.5015934066</text:p>
          </table:table-cell>
          <table:table-cell table:formula="of:=[.G355]*[.E355]" office:value-type="float" office:value="1.75450159340659" calcext:value-type="float">
            <text:p>1.75450159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5" calcext:value-type="float">
            <text:p>0.655</text:p>
          </table:table-cell>
          <table:table-cell table:formula="of:=[.B356]+([.E356]/2)" office:value-type="float" office:value="0.6545" calcext:value-type="float">
            <text:p>0.65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3" calcext:value-type="float">
            <text:p>1.563</text:p>
          </table:table-cell>
          <table:table-cell table:formula="of:=([.$F$1003]/[.$E$1003])*[.F356]" office:value-type="float" office:value="1719.30156143856" calcext:value-type="float">
            <text:p>1719.3015614386</text:p>
          </table:table-cell>
          <table:table-cell table:formula="of:=[.G356]*[.E356]" office:value-type="float" office:value="1.71930156143856" calcext:value-type="float">
            <text:p>1.71930156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6" calcext:value-type="float">
            <text:p>0.656</text:p>
          </table:table-cell>
          <table:table-cell table:formula="of:=[.B357]+([.E357]/2)" office:value-type="float" office:value="0.6555" calcext:value-type="float">
            <text:p>0.65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2" calcext:value-type="float">
            <text:p>1.52</text:p>
          </table:table-cell>
          <table:table-cell table:formula="of:=([.$F$1003]/[.$E$1003])*[.F357]" office:value-type="float" office:value="1672.00151848152" calcext:value-type="float">
            <text:p>1672.0015184815</text:p>
          </table:table-cell>
          <table:table-cell table:formula="of:=[.G357]*[.E357]" office:value-type="float" office:value="1.67200151848152" calcext:value-type="float">
            <text:p>1.67200151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7" calcext:value-type="float">
            <text:p>0.657</text:p>
          </table:table-cell>
          <table:table-cell table:formula="of:=[.B358]+([.E358]/2)" office:value-type="float" office:value="0.6565" calcext:value-type="float">
            <text:p>0.65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29" calcext:value-type="float">
            <text:p>1.229</text:p>
          </table:table-cell>
          <table:table-cell table:formula="of:=([.$F$1003]/[.$E$1003])*[.F358]" office:value-type="float" office:value="1351.90122777223" calcext:value-type="float">
            <text:p>1351.9012277722</text:p>
          </table:table-cell>
          <table:table-cell table:formula="of:=[.G358]*[.E358]" office:value-type="float" office:value="1.35190122777223" calcext:value-type="float">
            <text:p>1.35190122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8" calcext:value-type="float">
            <text:p>0.658</text:p>
          </table:table-cell>
          <table:table-cell table:formula="of:=[.B359]+([.E359]/2)" office:value-type="float" office:value="0.6575" calcext:value-type="float">
            <text:p>0.65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5" calcext:value-type="float">
            <text:p>1.505</text:p>
          </table:table-cell>
          <table:table-cell table:formula="of:=([.$F$1003]/[.$E$1003])*[.F359]" office:value-type="float" office:value="1655.5015034965" calcext:value-type="float">
            <text:p>1655.5015034965</text:p>
          </table:table-cell>
          <table:table-cell table:formula="of:=[.G359]*[.E359]" office:value-type="float" office:value="1.6555015034965" calcext:value-type="float">
            <text:p>1.655501503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9" calcext:value-type="float">
            <text:p>0.659</text:p>
          </table:table-cell>
          <table:table-cell table:formula="of:=[.B360]+([.E360]/2)" office:value-type="float" office:value="0.6585" calcext:value-type="float">
            <text:p>0.65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3" calcext:value-type="float">
            <text:p>1.573</text:p>
          </table:table-cell>
          <table:table-cell table:formula="of:=([.$F$1003]/[.$E$1003])*[.F360]" office:value-type="float" office:value="1730.30157142857" calcext:value-type="float">
            <text:p>1730.3015714286</text:p>
          </table:table-cell>
          <table:table-cell table:formula="of:=[.G360]*[.E360]" office:value-type="float" office:value="1.73030157142857" calcext:value-type="float">
            <text:p>1.73030157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" calcext:value-type="float">
            <text:p>0.66</text:p>
          </table:table-cell>
          <table:table-cell table:formula="of:=[.B361]+([.E361]/2)" office:value-type="float" office:value="0.6595" calcext:value-type="float">
            <text:p>0.65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36" calcext:value-type="float">
            <text:p>1.536</text:p>
          </table:table-cell>
          <table:table-cell table:formula="of:=([.$F$1003]/[.$E$1003])*[.F361]" office:value-type="float" office:value="1689.60153446553" calcext:value-type="float">
            <text:p>1689.6015344655</text:p>
          </table:table-cell>
          <table:table-cell table:formula="of:=[.G361]*[.E361]" office:value-type="float" office:value="1.68960153446553" calcext:value-type="float">
            <text:p>1.68960153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table:formula="of:=[.B362]+([.E362]/2)" office:value-type="float" office:value="0.6605" calcext:value-type="float">
            <text:p>0.66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8" calcext:value-type="float">
            <text:p>1.578</text:p>
          </table:table-cell>
          <table:table-cell table:formula="of:=([.$F$1003]/[.$E$1003])*[.F362]" office:value-type="float" office:value="1735.80157642358" calcext:value-type="float">
            <text:p>1735.8015764236</text:p>
          </table:table-cell>
          <table:table-cell table:formula="of:=[.G362]*[.E362]" office:value-type="float" office:value="1.73580157642358" calcext:value-type="float">
            <text:p>1.73580157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2" calcext:value-type="float">
            <text:p>0.662</text:p>
          </table:table-cell>
          <table:table-cell table:formula="of:=[.B363]+([.E363]/2)" office:value-type="float" office:value="0.6615" calcext:value-type="float">
            <text:p>0.66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1" calcext:value-type="float">
            <text:p>1.571</text:p>
          </table:table-cell>
          <table:table-cell table:formula="of:=([.$F$1003]/[.$E$1003])*[.F363]" office:value-type="float" office:value="1728.10156943057" calcext:value-type="float">
            <text:p>1728.1015694306</text:p>
          </table:table-cell>
          <table:table-cell table:formula="of:=[.G363]*[.E363]" office:value-type="float" office:value="1.72810156943057" calcext:value-type="float">
            <text:p>1.72810156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table:formula="of:=[.B364]+([.E364]/2)" office:value-type="float" office:value="0.6625" calcext:value-type="float">
            <text:p>0.66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9" calcext:value-type="float">
            <text:p>1.579</text:p>
          </table:table-cell>
          <table:table-cell table:formula="of:=([.$F$1003]/[.$E$1003])*[.F364]" office:value-type="float" office:value="1736.90157742258" calcext:value-type="float">
            <text:p>1736.9015774226</text:p>
          </table:table-cell>
          <table:table-cell table:formula="of:=[.G364]*[.E364]" office:value-type="float" office:value="1.73690157742258" calcext:value-type="float">
            <text:p>1.736901577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table:formula="of:=[.B365]+([.E365]/2)" office:value-type="float" office:value="0.6635" calcext:value-type="float">
            <text:p>0.66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4" calcext:value-type="float">
            <text:p>1.54</text:p>
          </table:table-cell>
          <table:table-cell table:formula="of:=([.$F$1003]/[.$E$1003])*[.F365]" office:value-type="float" office:value="1694.00153846154" calcext:value-type="float">
            <text:p>1694.0015384615</text:p>
          </table:table-cell>
          <table:table-cell table:formula="of:=[.G365]*[.E365]" office:value-type="float" office:value="1.69400153846154" calcext:value-type="float">
            <text:p>1.69400153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5" calcext:value-type="float">
            <text:p>0.665</text:p>
          </table:table-cell>
          <table:table-cell table:formula="of:=[.B366]+([.E366]/2)" office:value-type="float" office:value="0.6645" calcext:value-type="float">
            <text:p>0.66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43" calcext:value-type="float">
            <text:p>1.543</text:p>
          </table:table-cell>
          <table:table-cell table:formula="of:=([.$F$1003]/[.$E$1003])*[.F366]" office:value-type="float" office:value="1697.30154145854" calcext:value-type="float">
            <text:p>1697.3015414586</text:p>
          </table:table-cell>
          <table:table-cell table:formula="of:=[.G366]*[.E366]" office:value-type="float" office:value="1.69730154145854" calcext:value-type="float">
            <text:p>1.69730154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  <table:table-cell table:formula="of:=[.B367]+([.E367]/2)" office:value-type="float" office:value="0.6655" calcext:value-type="float">
            <text:p>0.66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6" calcext:value-type="float">
            <text:p>1.566</text:p>
          </table:table-cell>
          <table:table-cell table:formula="of:=([.$F$1003]/[.$E$1003])*[.F367]" office:value-type="float" office:value="1722.60156443556" calcext:value-type="float">
            <text:p>1722.6015644356</text:p>
          </table:table-cell>
          <table:table-cell table:formula="of:=[.G367]*[.E367]" office:value-type="float" office:value="1.72260156443556" calcext:value-type="float">
            <text:p>1.722601564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7" calcext:value-type="float">
            <text:p>0.667</text:p>
          </table:table-cell>
          <table:table-cell table:formula="of:=[.B368]+([.E368]/2)" office:value-type="float" office:value="0.6665" calcext:value-type="float">
            <text:p>0.66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25" calcext:value-type="float">
            <text:p>1.525</text:p>
          </table:table-cell>
          <table:table-cell table:formula="of:=([.$F$1003]/[.$E$1003])*[.F368]" office:value-type="float" office:value="1677.50152347652" calcext:value-type="float">
            <text:p>1677.5015234765</text:p>
          </table:table-cell>
          <table:table-cell table:formula="of:=[.G368]*[.E368]" office:value-type="float" office:value="1.67750152347652" calcext:value-type="float">
            <text:p>1.67750152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8" calcext:value-type="float">
            <text:p>0.668</text:p>
          </table:table-cell>
          <table:table-cell table:formula="of:=[.B369]+([.E369]/2)" office:value-type="float" office:value="0.6675" calcext:value-type="float">
            <text:p>0.66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54" calcext:value-type="float">
            <text:p>1.554</text:p>
          </table:table-cell>
          <table:table-cell table:formula="of:=([.$F$1003]/[.$E$1003])*[.F369]" office:value-type="float" office:value="1709.40155244755" calcext:value-type="float">
            <text:p>1709.4015524476</text:p>
          </table:table-cell>
          <table:table-cell table:formula="of:=[.G369]*[.E369]" office:value-type="float" office:value="1.70940155244755" calcext:value-type="float">
            <text:p>1.70940155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9" calcext:value-type="float">
            <text:p>0.669</text:p>
          </table:table-cell>
          <table:table-cell table:formula="of:=[.B370]+([.E370]/2)" office:value-type="float" office:value="0.6685" calcext:value-type="float">
            <text:p>0.66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5" calcext:value-type="float">
            <text:p>1.55</text:p>
          </table:table-cell>
          <table:table-cell table:formula="of:=([.$F$1003]/[.$E$1003])*[.F370]" office:value-type="float" office:value="1705.00154845155" calcext:value-type="float">
            <text:p>1705.0015484516</text:p>
          </table:table-cell>
          <table:table-cell table:formula="of:=[.G370]*[.E370]" office:value-type="float" office:value="1.70500154845155" calcext:value-type="float">
            <text:p>1.70500154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" calcext:value-type="float">
            <text:p>0.67</text:p>
          </table:table-cell>
          <table:table-cell table:formula="of:=[.B371]+([.E371]/2)" office:value-type="float" office:value="0.6695" calcext:value-type="float">
            <text:p>0.6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46" calcext:value-type="float">
            <text:p>1.546</text:p>
          </table:table-cell>
          <table:table-cell table:formula="of:=([.$F$1003]/[.$E$1003])*[.F371]" office:value-type="float" office:value="1700.60154445554" calcext:value-type="float">
            <text:p>1700.6015444556</text:p>
          </table:table-cell>
          <table:table-cell table:formula="of:=[.G371]*[.E371]" office:value-type="float" office:value="1.70060154445554" calcext:value-type="float">
            <text:p>1.700601544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table:formula="of:=[.B372]+([.E372]/2)" office:value-type="float" office:value="0.6705" calcext:value-type="float">
            <text:p>0.67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41" calcext:value-type="float">
            <text:p>1.541</text:p>
          </table:table-cell>
          <table:table-cell table:formula="of:=([.$F$1003]/[.$E$1003])*[.F372]" office:value-type="float" office:value="1695.10153946054" calcext:value-type="float">
            <text:p>1695.1015394605</text:p>
          </table:table-cell>
          <table:table-cell table:formula="of:=[.G372]*[.E372]" office:value-type="float" office:value="1.69510153946054" calcext:value-type="float">
            <text:p>1.69510153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2" calcext:value-type="float">
            <text:p>0.672</text:p>
          </table:table-cell>
          <table:table-cell table:formula="of:=[.B373]+([.E373]/2)" office:value-type="float" office:value="0.6715" calcext:value-type="float">
            <text:p>0.67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8" calcext:value-type="float">
            <text:p>1.508</text:p>
          </table:table-cell>
          <table:table-cell table:formula="of:=([.$F$1003]/[.$E$1003])*[.F373]" office:value-type="float" office:value="1658.80150649351" calcext:value-type="float">
            <text:p>1658.8015064935</text:p>
          </table:table-cell>
          <table:table-cell table:formula="of:=[.G373]*[.E373]" office:value-type="float" office:value="1.65880150649351" calcext:value-type="float">
            <text:p>1.658801506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3" calcext:value-type="float">
            <text:p>0.673</text:p>
          </table:table-cell>
          <table:table-cell table:formula="of:=[.B374]+([.E374]/2)" office:value-type="float" office:value="0.6725" calcext:value-type="float">
            <text:p>0.67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24" calcext:value-type="float">
            <text:p>1.524</text:p>
          </table:table-cell>
          <table:table-cell table:formula="of:=([.$F$1003]/[.$E$1003])*[.F374]" office:value-type="float" office:value="1676.40152247752" calcext:value-type="float">
            <text:p>1676.4015224775</text:p>
          </table:table-cell>
          <table:table-cell table:formula="of:=[.G374]*[.E374]" office:value-type="float" office:value="1.67640152247752" calcext:value-type="float">
            <text:p>1.67640152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table:formula="of:=[.B375]+([.E375]/2)" office:value-type="float" office:value="0.6735" calcext:value-type="float">
            <text:p>0.67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39" calcext:value-type="float">
            <text:p>1.539</text:p>
          </table:table-cell>
          <table:table-cell table:formula="of:=([.$F$1003]/[.$E$1003])*[.F375]" office:value-type="float" office:value="1692.90153746254" calcext:value-type="float">
            <text:p>1692.9015374625</text:p>
          </table:table-cell>
          <table:table-cell table:formula="of:=[.G375]*[.E375]" office:value-type="float" office:value="1.69290153746254" calcext:value-type="float">
            <text:p>1.69290153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5" calcext:value-type="float">
            <text:p>0.675</text:p>
          </table:table-cell>
          <table:table-cell table:formula="of:=[.B376]+([.E376]/2)" office:value-type="float" office:value="0.6745" calcext:value-type="float">
            <text:p>0.67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23" calcext:value-type="float">
            <text:p>1.523</text:p>
          </table:table-cell>
          <table:table-cell table:formula="of:=([.$F$1003]/[.$E$1003])*[.F376]" office:value-type="float" office:value="1675.30152147852" calcext:value-type="float">
            <text:p>1675.3015214785</text:p>
          </table:table-cell>
          <table:table-cell table:formula="of:=[.G376]*[.E376]" office:value-type="float" office:value="1.67530152147852" calcext:value-type="float">
            <text:p>1.67530152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table:formula="of:=[.B377]+([.E377]/2)" office:value-type="float" office:value="0.6755" calcext:value-type="float">
            <text:p>0.6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13" calcext:value-type="float">
            <text:p>1.513</text:p>
          </table:table-cell>
          <table:table-cell table:formula="of:=([.$F$1003]/[.$E$1003])*[.F377]" office:value-type="float" office:value="1664.30151148851" calcext:value-type="float">
            <text:p>1664.3015114885</text:p>
          </table:table-cell>
          <table:table-cell table:formula="of:=[.G377]*[.E377]" office:value-type="float" office:value="1.66430151148851" calcext:value-type="float">
            <text:p>1.66430151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7" calcext:value-type="float">
            <text:p>0.677</text:p>
          </table:table-cell>
          <table:table-cell table:formula="of:=[.B378]+([.E378]/2)" office:value-type="float" office:value="0.6765" calcext:value-type="float">
            <text:p>0.67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18" calcext:value-type="float">
            <text:p>1.518</text:p>
          </table:table-cell>
          <table:table-cell table:formula="of:=([.$F$1003]/[.$E$1003])*[.F378]" office:value-type="float" office:value="1669.80151648352" calcext:value-type="float">
            <text:p>1669.8015164835</text:p>
          </table:table-cell>
          <table:table-cell table:formula="of:=[.G378]*[.E378]" office:value-type="float" office:value="1.66980151648352" calcext:value-type="float">
            <text:p>1.66980151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8" calcext:value-type="float">
            <text:p>0.678</text:p>
          </table:table-cell>
          <table:table-cell table:formula="of:=[.B379]+([.E379]/2)" office:value-type="float" office:value="0.6775" calcext:value-type="float">
            <text:p>0.67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13" calcext:value-type="float">
            <text:p>1.513</text:p>
          </table:table-cell>
          <table:table-cell table:formula="of:=([.$F$1003]/[.$E$1003])*[.F379]" office:value-type="float" office:value="1664.30151148851" calcext:value-type="float">
            <text:p>1664.3015114885</text:p>
          </table:table-cell>
          <table:table-cell table:formula="of:=[.G379]*[.E379]" office:value-type="float" office:value="1.66430151148851" calcext:value-type="float">
            <text:p>1.66430151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9" calcext:value-type="float">
            <text:p>0.679</text:p>
          </table:table-cell>
          <table:table-cell table:formula="of:=[.B380]+([.E380]/2)" office:value-type="float" office:value="0.6785" calcext:value-type="float">
            <text:p>0.67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8" calcext:value-type="float">
            <text:p>1.508</text:p>
          </table:table-cell>
          <table:table-cell table:formula="of:=([.$F$1003]/[.$E$1003])*[.F380]" office:value-type="float" office:value="1658.80150649351" calcext:value-type="float">
            <text:p>1658.8015064935</text:p>
          </table:table-cell>
          <table:table-cell table:formula="of:=[.G380]*[.E380]" office:value-type="float" office:value="1.65880150649351" calcext:value-type="float">
            <text:p>1.65880150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" calcext:value-type="float">
            <text:p>0.68</text:p>
          </table:table-cell>
          <table:table-cell table:formula="of:=[.B381]+([.E381]/2)" office:value-type="float" office:value="0.6795" calcext:value-type="float">
            <text:p>0.67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1" calcext:value-type="float">
            <text:p>1.501</text:p>
          </table:table-cell>
          <table:table-cell table:formula="of:=([.$F$1003]/[.$E$1003])*[.F381]" office:value-type="float" office:value="1651.1014995005" calcext:value-type="float">
            <text:p>1651.1014995005</text:p>
          </table:table-cell>
          <table:table-cell table:formula="of:=[.G381]*[.E381]" office:value-type="float" office:value="1.6511014995005" calcext:value-type="float">
            <text:p>1.651101499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8" calcext:value-type="float">
            <text:p>0.68</text:p>
          </table:table-cell>
          <table:table-cell office:value-type="float" office:value="0.681" calcext:value-type="float">
            <text:p>0.681</text:p>
          </table:table-cell>
          <table:table-cell table:formula="of:=[.B382]+([.E382]/2)" office:value-type="float" office:value="0.6805" calcext:value-type="float">
            <text:p>0.68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96" calcext:value-type="float">
            <text:p>1.496</text:p>
          </table:table-cell>
          <table:table-cell table:formula="of:=([.$F$1003]/[.$E$1003])*[.F382]" office:value-type="float" office:value="1645.60149450549" calcext:value-type="float">
            <text:p>1645.6014945055</text:p>
          </table:table-cell>
          <table:table-cell table:formula="of:=[.G382]*[.E382]" office:value-type="float" office:value="1.64560149450549" calcext:value-type="float">
            <text:p>1.64560149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2" calcext:value-type="float">
            <text:p>0.682</text:p>
          </table:table-cell>
          <table:table-cell table:formula="of:=[.B383]+([.E383]/2)" office:value-type="float" office:value="0.6815" calcext:value-type="float">
            <text:p>0.68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98" calcext:value-type="float">
            <text:p>1.498</text:p>
          </table:table-cell>
          <table:table-cell table:formula="of:=([.$F$1003]/[.$E$1003])*[.F383]" office:value-type="float" office:value="1647.8014965035" calcext:value-type="float">
            <text:p>1647.8014965035</text:p>
          </table:table-cell>
          <table:table-cell table:formula="of:=[.G383]*[.E383]" office:value-type="float" office:value="1.6478014965035" calcext:value-type="float">
            <text:p>1.64780149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3" calcext:value-type="float">
            <text:p>0.683</text:p>
          </table:table-cell>
          <table:table-cell table:formula="of:=[.B384]+([.E384]/2)" office:value-type="float" office:value="0.6825" calcext:value-type="float">
            <text:p>0.68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98" calcext:value-type="float">
            <text:p>1.498</text:p>
          </table:table-cell>
          <table:table-cell table:formula="of:=([.$F$1003]/[.$E$1003])*[.F384]" office:value-type="float" office:value="1647.8014965035" calcext:value-type="float">
            <text:p>1647.8014965035</text:p>
          </table:table-cell>
          <table:table-cell table:formula="of:=[.G384]*[.E384]" office:value-type="float" office:value="1.6478014965035" calcext:value-type="float">
            <text:p>1.64780149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4" calcext:value-type="float">
            <text:p>0.684</text:p>
          </table:table-cell>
          <table:table-cell table:formula="of:=[.B385]+([.E385]/2)" office:value-type="float" office:value="0.6835" calcext:value-type="float">
            <text:p>0.68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03" calcext:value-type="float">
            <text:p>1.503</text:p>
          </table:table-cell>
          <table:table-cell table:formula="of:=([.$F$1003]/[.$E$1003])*[.F385]" office:value-type="float" office:value="1653.3015014985" calcext:value-type="float">
            <text:p>1653.3015014985</text:p>
          </table:table-cell>
          <table:table-cell table:formula="of:=[.G385]*[.E385]" office:value-type="float" office:value="1.6533015014985" calcext:value-type="float">
            <text:p>1.65330150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5" calcext:value-type="float">
            <text:p>0.685</text:p>
          </table:table-cell>
          <table:table-cell table:formula="of:=[.B386]+([.E386]/2)" office:value-type="float" office:value="0.6845" calcext:value-type="float">
            <text:p>0.68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6" calcext:value-type="float">
            <text:p>1.466</text:p>
          </table:table-cell>
          <table:table-cell table:formula="of:=([.$F$1003]/[.$E$1003])*[.F386]" office:value-type="float" office:value="1612.60146453547" calcext:value-type="float">
            <text:p>1612.6014645355</text:p>
          </table:table-cell>
          <table:table-cell table:formula="of:=[.G386]*[.E386]" office:value-type="float" office:value="1.61260146453547" calcext:value-type="float">
            <text:p>1.61260146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6" calcext:value-type="float">
            <text:p>0.686</text:p>
          </table:table-cell>
          <table:table-cell table:formula="of:=[.B387]+([.E387]/2)" office:value-type="float" office:value="0.6855" calcext:value-type="float">
            <text:p>0.68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4" calcext:value-type="float">
            <text:p>1.464</text:p>
          </table:table-cell>
          <table:table-cell table:formula="of:=([.$F$1003]/[.$E$1003])*[.F387]" office:value-type="float" office:value="1610.40146253746" calcext:value-type="float">
            <text:p>1610.4014625375</text:p>
          </table:table-cell>
          <table:table-cell table:formula="of:=[.G387]*[.E387]" office:value-type="float" office:value="1.61040146253746" calcext:value-type="float">
            <text:p>1.61040146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table:formula="of:=[.B388]+([.E388]/2)" office:value-type="float" office:value="0.6865" calcext:value-type="float">
            <text:p>0.68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4" calcext:value-type="float">
            <text:p>1.464</text:p>
          </table:table-cell>
          <table:table-cell table:formula="of:=([.$F$1003]/[.$E$1003])*[.F388]" office:value-type="float" office:value="1610.40146253746" calcext:value-type="float">
            <text:p>1610.4014625375</text:p>
          </table:table-cell>
          <table:table-cell table:formula="of:=[.G388]*[.E388]" office:value-type="float" office:value="1.61040146253746" calcext:value-type="float">
            <text:p>1.61040146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8" calcext:value-type="float">
            <text:p>0.688</text:p>
          </table:table-cell>
          <table:table-cell table:formula="of:=[.B389]+([.E389]/2)" office:value-type="float" office:value="0.6875" calcext:value-type="float">
            <text:p>0.68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94" calcext:value-type="float">
            <text:p>1.494</text:p>
          </table:table-cell>
          <table:table-cell table:formula="of:=([.$F$1003]/[.$E$1003])*[.F389]" office:value-type="float" office:value="1643.40149250749" calcext:value-type="float">
            <text:p>1643.4014925075</text:p>
          </table:table-cell>
          <table:table-cell table:formula="of:=[.G389]*[.E389]" office:value-type="float" office:value="1.64340149250749" calcext:value-type="float">
            <text:p>1.64340149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9" calcext:value-type="float">
            <text:p>0.689</text:p>
          </table:table-cell>
          <table:table-cell table:formula="of:=[.B390]+([.E390]/2)" office:value-type="float" office:value="0.6885" calcext:value-type="float">
            <text:p>0.68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9" calcext:value-type="float">
            <text:p>1.469</text:p>
          </table:table-cell>
          <table:table-cell table:formula="of:=([.$F$1003]/[.$E$1003])*[.F390]" office:value-type="float" office:value="1615.90146753247" calcext:value-type="float">
            <text:p>1615.9014675325</text:p>
          </table:table-cell>
          <table:table-cell table:formula="of:=[.G390]*[.E390]" office:value-type="float" office:value="1.61590146753247" calcext:value-type="float">
            <text:p>1.61590146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" calcext:value-type="float">
            <text:p>0.69</text:p>
          </table:table-cell>
          <table:table-cell table:formula="of:=[.B391]+([.E391]/2)" office:value-type="float" office:value="0.6895" calcext:value-type="float">
            <text:p>0.68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88" calcext:value-type="float">
            <text:p>1.488</text:p>
          </table:table-cell>
          <table:table-cell table:formula="of:=([.$F$1003]/[.$E$1003])*[.F391]" office:value-type="float" office:value="1636.80148651349" calcext:value-type="float">
            <text:p>1636.8014865135</text:p>
          </table:table-cell>
          <table:table-cell table:formula="of:=[.G391]*[.E391]" office:value-type="float" office:value="1.63680148651349" calcext:value-type="float">
            <text:p>1.63680148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9" calcext:value-type="float">
            <text:p>0.69</text:p>
          </table:table-cell>
          <table:table-cell office:value-type="float" office:value="0.691" calcext:value-type="float">
            <text:p>0.691</text:p>
          </table:table-cell>
          <table:table-cell table:formula="of:=[.B392]+([.E392]/2)" office:value-type="float" office:value="0.6905" calcext:value-type="float">
            <text:p>0.69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78" calcext:value-type="float">
            <text:p>1.478</text:p>
          </table:table-cell>
          <table:table-cell table:formula="of:=([.$F$1003]/[.$E$1003])*[.F392]" office:value-type="float" office:value="1625.80147652348" calcext:value-type="float">
            <text:p>1625.8014765235</text:p>
          </table:table-cell>
          <table:table-cell table:formula="of:=[.G392]*[.E392]" office:value-type="float" office:value="1.62580147652348" calcext:value-type="float">
            <text:p>1.625801476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2" calcext:value-type="float">
            <text:p>0.692</text:p>
          </table:table-cell>
          <table:table-cell table:formula="of:=[.B393]+([.E393]/2)" office:value-type="float" office:value="0.6915" calcext:value-type="float">
            <text:p>0.6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7" calcext:value-type="float">
            <text:p>1.457</text:p>
          </table:table-cell>
          <table:table-cell table:formula="of:=([.$F$1003]/[.$E$1003])*[.F393]" office:value-type="float" office:value="1602.70145554446" calcext:value-type="float">
            <text:p>1602.7014555445</text:p>
          </table:table-cell>
          <table:table-cell table:formula="of:=[.G393]*[.E393]" office:value-type="float" office:value="1.60270145554446" calcext:value-type="float">
            <text:p>1.60270145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3" calcext:value-type="float">
            <text:p>0.693</text:p>
          </table:table-cell>
          <table:table-cell table:formula="of:=[.B394]+([.E394]/2)" office:value-type="float" office:value="0.6925" calcext:value-type="float">
            <text:p>0.6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8" calcext:value-type="float">
            <text:p>1.458</text:p>
          </table:table-cell>
          <table:table-cell table:formula="of:=([.$F$1003]/[.$E$1003])*[.F394]" office:value-type="float" office:value="1603.80145654346" calcext:value-type="float">
            <text:p>1603.8014565435</text:p>
          </table:table-cell>
          <table:table-cell table:formula="of:=[.G394]*[.E394]" office:value-type="float" office:value="1.60380145654346" calcext:value-type="float">
            <text:p>1.60380145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4" calcext:value-type="float">
            <text:p>0.694</text:p>
          </table:table-cell>
          <table:table-cell table:formula="of:=[.B395]+([.E395]/2)" office:value-type="float" office:value="0.6935" calcext:value-type="float">
            <text:p>0.6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61" calcext:value-type="float">
            <text:p>1.461</text:p>
          </table:table-cell>
          <table:table-cell table:formula="of:=([.$F$1003]/[.$E$1003])*[.F395]" office:value-type="float" office:value="1607.10145954046" calcext:value-type="float">
            <text:p>1607.1014595405</text:p>
          </table:table-cell>
          <table:table-cell table:formula="of:=[.G395]*[.E395]" office:value-type="float" office:value="1.60710145954046" calcext:value-type="float">
            <text:p>1.60710145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5" calcext:value-type="float">
            <text:p>0.695</text:p>
          </table:table-cell>
          <table:table-cell table:formula="of:=[.B396]+([.E396]/2)" office:value-type="float" office:value="0.6945" calcext:value-type="float">
            <text:p>0.69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2" calcext:value-type="float">
            <text:p>1.452</text:p>
          </table:table-cell>
          <table:table-cell table:formula="of:=([.$F$1003]/[.$E$1003])*[.F396]" office:value-type="float" office:value="1597.20145054945" calcext:value-type="float">
            <text:p>1597.2014505495</text:p>
          </table:table-cell>
          <table:table-cell table:formula="of:=[.G396]*[.E396]" office:value-type="float" office:value="1.59720145054945" calcext:value-type="float">
            <text:p>1.597201450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6" calcext:value-type="float">
            <text:p>0.696</text:p>
          </table:table-cell>
          <table:table-cell table:formula="of:=[.B397]+([.E397]/2)" office:value-type="float" office:value="0.6955" calcext:value-type="float">
            <text:p>0.69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1" calcext:value-type="float">
            <text:p>1.451</text:p>
          </table:table-cell>
          <table:table-cell table:formula="of:=([.$F$1003]/[.$E$1003])*[.F397]" office:value-type="float" office:value="1596.10144955045" calcext:value-type="float">
            <text:p>1596.1014495505</text:p>
          </table:table-cell>
          <table:table-cell table:formula="of:=[.G397]*[.E397]" office:value-type="float" office:value="1.59610144955045" calcext:value-type="float">
            <text:p>1.59610144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7" calcext:value-type="float">
            <text:p>0.697</text:p>
          </table:table-cell>
          <table:table-cell table:formula="of:=[.B398]+([.E398]/2)" office:value-type="float" office:value="0.6965" calcext:value-type="float">
            <text:p>0.69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2" calcext:value-type="float">
            <text:p>1.452</text:p>
          </table:table-cell>
          <table:table-cell table:formula="of:=([.$F$1003]/[.$E$1003])*[.F398]" office:value-type="float" office:value="1597.20145054945" calcext:value-type="float">
            <text:p>1597.2014505495</text:p>
          </table:table-cell>
          <table:table-cell table:formula="of:=[.G398]*[.E398]" office:value-type="float" office:value="1.59720145054945" calcext:value-type="float">
            <text:p>1.59720145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8" calcext:value-type="float">
            <text:p>0.698</text:p>
          </table:table-cell>
          <table:table-cell table:formula="of:=[.B399]+([.E399]/2)" office:value-type="float" office:value="0.6975" calcext:value-type="float">
            <text:p>0.6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38" calcext:value-type="float">
            <text:p>1.438</text:p>
          </table:table-cell>
          <table:table-cell table:formula="of:=([.$F$1003]/[.$E$1003])*[.F399]" office:value-type="float" office:value="1581.80143656344" calcext:value-type="float">
            <text:p>1581.8014365634</text:p>
          </table:table-cell>
          <table:table-cell table:formula="of:=[.G399]*[.E399]" office:value-type="float" office:value="1.58180143656344" calcext:value-type="float">
            <text:p>1.581801436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" calcext:value-type="float">
            <text:p>0.699</text:p>
          </table:table-cell>
          <table:table-cell table:formula="of:=[.B400]+([.E400]/2)" office:value-type="float" office:value="0.6985" calcext:value-type="float">
            <text:p>0.69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37" calcext:value-type="float">
            <text:p>1.437</text:p>
          </table:table-cell>
          <table:table-cell table:formula="of:=([.$F$1003]/[.$E$1003])*[.F400]" office:value-type="float" office:value="1580.70143556444" calcext:value-type="float">
            <text:p>1580.7014355644</text:p>
          </table:table-cell>
          <table:table-cell table:formula="of:=[.G400]*[.E400]" office:value-type="float" office:value="1.58070143556444" calcext:value-type="float">
            <text:p>1.5807014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" calcext:value-type="float">
            <text:p>0.7</text:p>
          </table:table-cell>
          <table:table-cell table:formula="of:=[.B401]+([.E401]/2)" office:value-type="float" office:value="0.6995" calcext:value-type="float">
            <text:p>0.69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2" calcext:value-type="float">
            <text:p>1.452</text:p>
          </table:table-cell>
          <table:table-cell table:formula="of:=([.$F$1003]/[.$E$1003])*[.F401]" office:value-type="float" office:value="1597.20145054945" calcext:value-type="float">
            <text:p>1597.2014505495</text:p>
          </table:table-cell>
          <table:table-cell table:formula="of:=[.G401]*[.E401]" office:value-type="float" office:value="1.59720145054945" calcext:value-type="float">
            <text:p>1.59720145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7" calcext:value-type="float">
            <text:p>0.7</text:p>
          </table:table-cell>
          <table:table-cell office:value-type="float" office:value="0.701" calcext:value-type="float">
            <text:p>0.701</text:p>
          </table:table-cell>
          <table:table-cell table:formula="of:=[.B402]+([.E402]/2)" office:value-type="float" office:value="0.7005" calcext:value-type="float">
            <text:p>0.7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1" calcext:value-type="float">
            <text:p>1.411</text:p>
          </table:table-cell>
          <table:table-cell table:formula="of:=([.$F$1003]/[.$E$1003])*[.F402]" office:value-type="float" office:value="1552.10140959041" calcext:value-type="float">
            <text:p>1552.1014095904</text:p>
          </table:table-cell>
          <table:table-cell table:formula="of:=[.G402]*[.E402]" office:value-type="float" office:value="1.55210140959041" calcext:value-type="float">
            <text:p>1.55210140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2" calcext:value-type="float">
            <text:p>0.702</text:p>
          </table:table-cell>
          <table:table-cell table:formula="of:=[.B403]+([.E403]/2)" office:value-type="float" office:value="0.7015" calcext:value-type="float">
            <text:p>0.70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4" calcext:value-type="float">
            <text:p>1.394</text:p>
          </table:table-cell>
          <table:table-cell table:formula="of:=([.$F$1003]/[.$E$1003])*[.F403]" office:value-type="float" office:value="1533.40139260739" calcext:value-type="float">
            <text:p>1533.4013926074</text:p>
          </table:table-cell>
          <table:table-cell table:formula="of:=[.G403]*[.E403]" office:value-type="float" office:value="1.53340139260739" calcext:value-type="float">
            <text:p>1.533401392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3" calcext:value-type="float">
            <text:p>0.703</text:p>
          </table:table-cell>
          <table:table-cell table:formula="of:=[.B404]+([.E404]/2)" office:value-type="float" office:value="0.7025" calcext:value-type="float">
            <text:p>0.7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8" calcext:value-type="float">
            <text:p>1.408</text:p>
          </table:table-cell>
          <table:table-cell table:formula="of:=([.$F$1003]/[.$E$1003])*[.F404]" office:value-type="float" office:value="1548.80140659341" calcext:value-type="float">
            <text:p>1548.8014065934</text:p>
          </table:table-cell>
          <table:table-cell table:formula="of:=[.G404]*[.E404]" office:value-type="float" office:value="1.54880140659341" calcext:value-type="float">
            <text:p>1.548801406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4" calcext:value-type="float">
            <text:p>0.704</text:p>
          </table:table-cell>
          <table:table-cell table:formula="of:=[.B405]+([.E405]/2)" office:value-type="float" office:value="0.7035" calcext:value-type="float">
            <text:p>0.70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6" calcext:value-type="float">
            <text:p>1.416</text:p>
          </table:table-cell>
          <table:table-cell table:formula="of:=([.$F$1003]/[.$E$1003])*[.F405]" office:value-type="float" office:value="1557.60141458541" calcext:value-type="float">
            <text:p>1557.6014145854</text:p>
          </table:table-cell>
          <table:table-cell table:formula="of:=[.G405]*[.E405]" office:value-type="float" office:value="1.55760141458541" calcext:value-type="float">
            <text:p>1.557601414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5" calcext:value-type="float">
            <text:p>0.705</text:p>
          </table:table-cell>
          <table:table-cell table:formula="of:=[.B406]+([.E406]/2)" office:value-type="float" office:value="0.7045" calcext:value-type="float">
            <text:p>0.70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27" calcext:value-type="float">
            <text:p>1.427</text:p>
          </table:table-cell>
          <table:table-cell table:formula="of:=([.$F$1003]/[.$E$1003])*[.F406]" office:value-type="float" office:value="1569.70142557443" calcext:value-type="float">
            <text:p>1569.7014255744</text:p>
          </table:table-cell>
          <table:table-cell table:formula="of:=[.G406]*[.E406]" office:value-type="float" office:value="1.56970142557443" calcext:value-type="float">
            <text:p>1.569701425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6" calcext:value-type="float">
            <text:p>0.706</text:p>
          </table:table-cell>
          <table:table-cell table:formula="of:=[.B407]+([.E407]/2)" office:value-type="float" office:value="0.7055" calcext:value-type="float">
            <text:p>0.7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22" calcext:value-type="float">
            <text:p>1.422</text:p>
          </table:table-cell>
          <table:table-cell table:formula="of:=([.$F$1003]/[.$E$1003])*[.F407]" office:value-type="float" office:value="1564.20142057942" calcext:value-type="float">
            <text:p>1564.2014205794</text:p>
          </table:table-cell>
          <table:table-cell table:formula="of:=[.G407]*[.E407]" office:value-type="float" office:value="1.56420142057942" calcext:value-type="float">
            <text:p>1.56420142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7" calcext:value-type="float">
            <text:p>0.707</text:p>
          </table:table-cell>
          <table:table-cell table:formula="of:=[.B408]+([.E408]/2)" office:value-type="float" office:value="0.7065" calcext:value-type="float">
            <text:p>0.70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" calcext:value-type="float">
            <text:p>1.41</text:p>
          </table:table-cell>
          <table:table-cell table:formula="of:=([.$F$1003]/[.$E$1003])*[.F408]" office:value-type="float" office:value="1551.00140859141" calcext:value-type="float">
            <text:p>1551.0014085914</text:p>
          </table:table-cell>
          <table:table-cell table:formula="of:=[.G408]*[.E408]" office:value-type="float" office:value="1.55100140859141" calcext:value-type="float">
            <text:p>1.55100140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8" calcext:value-type="float">
            <text:p>0.708</text:p>
          </table:table-cell>
          <table:table-cell table:formula="of:=[.B409]+([.E409]/2)" office:value-type="float" office:value="0.7075" calcext:value-type="float">
            <text:p>0.70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4" calcext:value-type="float">
            <text:p>1.404</text:p>
          </table:table-cell>
          <table:table-cell table:formula="of:=([.$F$1003]/[.$E$1003])*[.F409]" office:value-type="float" office:value="1544.4014025974" calcext:value-type="float">
            <text:p>1544.4014025974</text:p>
          </table:table-cell>
          <table:table-cell table:formula="of:=[.G409]*[.E409]" office:value-type="float" office:value="1.5444014025974" calcext:value-type="float">
            <text:p>1.544401402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9" calcext:value-type="float">
            <text:p>0.709</text:p>
          </table:table-cell>
          <table:table-cell table:formula="of:=[.B410]+([.E410]/2)" office:value-type="float" office:value="0.7085" calcext:value-type="float">
            <text:p>0.70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2" calcext:value-type="float">
            <text:p>1.402</text:p>
          </table:table-cell>
          <table:table-cell table:formula="of:=([.$F$1003]/[.$E$1003])*[.F410]" office:value-type="float" office:value="1542.2014005994" calcext:value-type="float">
            <text:p>1542.2014005994</text:p>
          </table:table-cell>
          <table:table-cell table:formula="of:=[.G410]*[.E410]" office:value-type="float" office:value="1.5422014005994" calcext:value-type="float">
            <text:p>1.54220140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  <table:table-cell table:formula="of:=[.B411]+([.E411]/2)" office:value-type="float" office:value="0.7095" calcext:value-type="float">
            <text:p>0.70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96" calcext:value-type="float">
            <text:p>1.396</text:p>
          </table:table-cell>
          <table:table-cell table:formula="of:=([.$F$1003]/[.$E$1003])*[.F411]" office:value-type="float" office:value="1535.60139460539" calcext:value-type="float">
            <text:p>1535.6013946054</text:p>
          </table:table-cell>
          <table:table-cell table:formula="of:=[.G411]*[.E411]" office:value-type="float" office:value="1.53560139460539" calcext:value-type="float">
            <text:p>1.535601394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1" calcext:value-type="float">
            <text:p>0.71</text:p>
          </table:table-cell>
          <table:table-cell office:value-type="float" office:value="0.711" calcext:value-type="float">
            <text:p>0.711</text:p>
          </table:table-cell>
          <table:table-cell table:formula="of:=[.B412]+([.E412]/2)" office:value-type="float" office:value="0.7105" calcext:value-type="float">
            <text:p>0.71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4" calcext:value-type="float">
            <text:p>1.414</text:p>
          </table:table-cell>
          <table:table-cell table:formula="of:=([.$F$1003]/[.$E$1003])*[.F412]" office:value-type="float" office:value="1555.40141258741" calcext:value-type="float">
            <text:p>1555.4014125874</text:p>
          </table:table-cell>
          <table:table-cell table:formula="of:=[.G412]*[.E412]" office:value-type="float" office:value="1.55540141258741" calcext:value-type="float">
            <text:p>1.55540141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  <table:table-cell table:formula="of:=[.B413]+([.E413]/2)" office:value-type="float" office:value="0.7115" calcext:value-type="float">
            <text:p>0.71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84" calcext:value-type="float">
            <text:p>1.384</text:p>
          </table:table-cell>
          <table:table-cell table:formula="of:=([.$F$1003]/[.$E$1003])*[.F413]" office:value-type="float" office:value="1522.40138261738" calcext:value-type="float">
            <text:p>1522.4013826174</text:p>
          </table:table-cell>
          <table:table-cell table:formula="of:=[.G413]*[.E413]" office:value-type="float" office:value="1.52240138261738" calcext:value-type="float">
            <text:p>1.52240138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3" calcext:value-type="float">
            <text:p>0.713</text:p>
          </table:table-cell>
          <table:table-cell table:formula="of:=[.B414]+([.E414]/2)" office:value-type="float" office:value="0.7125" calcext:value-type="float">
            <text:p>0.71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82" calcext:value-type="float">
            <text:p>1.382</text:p>
          </table:table-cell>
          <table:table-cell table:formula="of:=([.$F$1003]/[.$E$1003])*[.F414]" office:value-type="float" office:value="1520.20138061938" calcext:value-type="float">
            <text:p>1520.2013806194</text:p>
          </table:table-cell>
          <table:table-cell table:formula="of:=[.G414]*[.E414]" office:value-type="float" office:value="1.52020138061938" calcext:value-type="float">
            <text:p>1.520201380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4" calcext:value-type="float">
            <text:p>0.714</text:p>
          </table:table-cell>
          <table:table-cell table:formula="of:=[.B415]+([.E415]/2)" office:value-type="float" office:value="0.7135" calcext:value-type="float">
            <text:p>0.7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74" calcext:value-type="float">
            <text:p>1.374</text:p>
          </table:table-cell>
          <table:table-cell table:formula="of:=([.$F$1003]/[.$E$1003])*[.F415]" office:value-type="float" office:value="1511.40137262737" calcext:value-type="float">
            <text:p>1511.4013726274</text:p>
          </table:table-cell>
          <table:table-cell table:formula="of:=[.G415]*[.E415]" office:value-type="float" office:value="1.51140137262737" calcext:value-type="float">
            <text:p>1.51140137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5" calcext:value-type="float">
            <text:p>0.715</text:p>
          </table:table-cell>
          <table:table-cell table:formula="of:=[.B416]+([.E416]/2)" office:value-type="float" office:value="0.7145" calcext:value-type="float">
            <text:p>0.71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73" calcext:value-type="float">
            <text:p>1.373</text:p>
          </table:table-cell>
          <table:table-cell table:formula="of:=([.$F$1003]/[.$E$1003])*[.F416]" office:value-type="float" office:value="1510.30137162837" calcext:value-type="float">
            <text:p>1510.3013716284</text:p>
          </table:table-cell>
          <table:table-cell table:formula="of:=[.G416]*[.E416]" office:value-type="float" office:value="1.51030137162837" calcext:value-type="float">
            <text:p>1.51030137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6" calcext:value-type="float">
            <text:p>0.716</text:p>
          </table:table-cell>
          <table:table-cell table:formula="of:=[.B417]+([.E417]/2)" office:value-type="float" office:value="0.7155" calcext:value-type="float">
            <text:p>0.71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8" calcext:value-type="float">
            <text:p>1.358</text:p>
          </table:table-cell>
          <table:table-cell table:formula="of:=([.$F$1003]/[.$E$1003])*[.F417]" office:value-type="float" office:value="1493.80135664336" calcext:value-type="float">
            <text:p>1493.8013566434</text:p>
          </table:table-cell>
          <table:table-cell table:formula="of:=[.G417]*[.E417]" office:value-type="float" office:value="1.49380135664336" calcext:value-type="float">
            <text:p>1.493801356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7" calcext:value-type="float">
            <text:p>0.717</text:p>
          </table:table-cell>
          <table:table-cell table:formula="of:=[.B418]+([.E418]/2)" office:value-type="float" office:value="0.7165" calcext:value-type="float">
            <text:p>0.7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1" calcext:value-type="float">
            <text:p>1.351</text:p>
          </table:table-cell>
          <table:table-cell table:formula="of:=([.$F$1003]/[.$E$1003])*[.F418]" office:value-type="float" office:value="1486.10134965035" calcext:value-type="float">
            <text:p>1486.1013496504</text:p>
          </table:table-cell>
          <table:table-cell table:formula="of:=[.G418]*[.E418]" office:value-type="float" office:value="1.48610134965035" calcext:value-type="float">
            <text:p>1.486101349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8" calcext:value-type="float">
            <text:p>0.718</text:p>
          </table:table-cell>
          <table:table-cell table:formula="of:=[.B419]+([.E419]/2)" office:value-type="float" office:value="0.7175" calcext:value-type="float">
            <text:p>0.7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77" calcext:value-type="float">
            <text:p>1.377</text:p>
          </table:table-cell>
          <table:table-cell table:formula="of:=([.$F$1003]/[.$E$1003])*[.F419]" office:value-type="float" office:value="1514.70137562438" calcext:value-type="float">
            <text:p>1514.7013756244</text:p>
          </table:table-cell>
          <table:table-cell table:formula="of:=[.G419]*[.E419]" office:value-type="float" office:value="1.51470137562438" calcext:value-type="float">
            <text:p>1.514701375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9" calcext:value-type="float">
            <text:p>0.719</text:p>
          </table:table-cell>
          <table:table-cell table:formula="of:=[.B420]+([.E420]/2)" office:value-type="float" office:value="0.7185" calcext:value-type="float">
            <text:p>0.71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29" calcext:value-type="float">
            <text:p>1.329</text:p>
          </table:table-cell>
          <table:table-cell table:formula="of:=([.$F$1003]/[.$E$1003])*[.F420]" office:value-type="float" office:value="1461.90132767233" calcext:value-type="float">
            <text:p>1461.9013276723</text:p>
          </table:table-cell>
          <table:table-cell table:formula="of:=[.G420]*[.E420]" office:value-type="float" office:value="1.46190132767233" calcext:value-type="float">
            <text:p>1.46190132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" calcext:value-type="float">
            <text:p>0.72</text:p>
          </table:table-cell>
          <table:table-cell table:formula="of:=[.B421]+([.E421]/2)" office:value-type="float" office:value="0.7195" calcext:value-type="float">
            <text:p>0.7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25" calcext:value-type="float">
            <text:p>1.325</text:p>
          </table:table-cell>
          <table:table-cell table:formula="of:=([.$F$1003]/[.$E$1003])*[.F421]" office:value-type="float" office:value="1457.50132367632" calcext:value-type="float">
            <text:p>1457.5013236763</text:p>
          </table:table-cell>
          <table:table-cell table:formula="of:=[.G421]*[.E421]" office:value-type="float" office:value="1.45750132367632" calcext:value-type="float">
            <text:p>1.457501323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2" calcext:value-type="float">
            <text:p>0.72</text:p>
          </table:table-cell>
          <table:table-cell office:value-type="float" office:value="0.721" calcext:value-type="float">
            <text:p>0.721</text:p>
          </table:table-cell>
          <table:table-cell table:formula="of:=[.B422]+([.E422]/2)" office:value-type="float" office:value="0.7205" calcext:value-type="float">
            <text:p>0.72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45" calcext:value-type="float">
            <text:p>1.345</text:p>
          </table:table-cell>
          <table:table-cell table:formula="of:=([.$F$1003]/[.$E$1003])*[.F422]" office:value-type="float" office:value="1479.50134365634" calcext:value-type="float">
            <text:p>1479.5013436564</text:p>
          </table:table-cell>
          <table:table-cell table:formula="of:=[.G422]*[.E422]" office:value-type="float" office:value="1.47950134365634" calcext:value-type="float">
            <text:p>1.47950134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table:formula="of:=[.B423]+([.E423]/2)" office:value-type="float" office:value="0.7215" calcext:value-type="float">
            <text:p>0.7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2" calcext:value-type="float">
            <text:p>1.352</text:p>
          </table:table-cell>
          <table:table-cell table:formula="of:=([.$F$1003]/[.$E$1003])*[.F423]" office:value-type="float" office:value="1487.20135064935" calcext:value-type="float">
            <text:p>1487.2013506494</text:p>
          </table:table-cell>
          <table:table-cell table:formula="of:=[.G423]*[.E423]" office:value-type="float" office:value="1.48720135064935" calcext:value-type="float">
            <text:p>1.48720135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3" calcext:value-type="float">
            <text:p>0.723</text:p>
          </table:table-cell>
          <table:table-cell table:formula="of:=[.B424]+([.E424]/2)" office:value-type="float" office:value="0.7225" calcext:value-type="float">
            <text:p>0.72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1" calcext:value-type="float">
            <text:p>1.331</text:p>
          </table:table-cell>
          <table:table-cell table:formula="of:=([.$F$1003]/[.$E$1003])*[.F424]" office:value-type="float" office:value="1464.10132967033" calcext:value-type="float">
            <text:p>1464.1013296703</text:p>
          </table:table-cell>
          <table:table-cell table:formula="of:=[.G424]*[.E424]" office:value-type="float" office:value="1.46410132967033" calcext:value-type="float">
            <text:p>1.464101329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4" calcext:value-type="float">
            <text:p>0.724</text:p>
          </table:table-cell>
          <table:table-cell table:formula="of:=[.B425]+([.E425]/2)" office:value-type="float" office:value="0.7235" calcext:value-type="float">
            <text:p>0.72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66" calcext:value-type="float">
            <text:p>1.366</text:p>
          </table:table-cell>
          <table:table-cell table:formula="of:=([.$F$1003]/[.$E$1003])*[.F425]" office:value-type="float" office:value="1502.60136463537" calcext:value-type="float">
            <text:p>1502.6013646354</text:p>
          </table:table-cell>
          <table:table-cell table:formula="of:=[.G425]*[.E425]" office:value-type="float" office:value="1.50260136463537" calcext:value-type="float">
            <text:p>1.502601364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5" calcext:value-type="float">
            <text:p>0.725</text:p>
          </table:table-cell>
          <table:table-cell table:formula="of:=[.B426]+([.E426]/2)" office:value-type="float" office:value="0.7245" calcext:value-type="float">
            <text:p>0.7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4" calcext:value-type="float">
            <text:p>1.354</text:p>
          </table:table-cell>
          <table:table-cell table:formula="of:=([.$F$1003]/[.$E$1003])*[.F426]" office:value-type="float" office:value="1489.40135264735" calcext:value-type="float">
            <text:p>1489.4013526474</text:p>
          </table:table-cell>
          <table:table-cell table:formula="of:=[.G426]*[.E426]" office:value-type="float" office:value="1.48940135264735" calcext:value-type="float">
            <text:p>1.48940135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6" calcext:value-type="float">
            <text:p>0.726</text:p>
          </table:table-cell>
          <table:table-cell table:formula="of:=[.B427]+([.E427]/2)" office:value-type="float" office:value="0.7255" calcext:value-type="float">
            <text:p>0.72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3" calcext:value-type="float">
            <text:p>1.353</text:p>
          </table:table-cell>
          <table:table-cell table:formula="of:=([.$F$1003]/[.$E$1003])*[.F427]" office:value-type="float" office:value="1488.30135164835" calcext:value-type="float">
            <text:p>1488.3013516484</text:p>
          </table:table-cell>
          <table:table-cell table:formula="of:=[.G427]*[.E427]" office:value-type="float" office:value="1.48830135164835" calcext:value-type="float">
            <text:p>1.48830135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7" calcext:value-type="float">
            <text:p>0.727</text:p>
          </table:table-cell>
          <table:table-cell table:formula="of:=[.B428]+([.E428]/2)" office:value-type="float" office:value="0.7265" calcext:value-type="float">
            <text:p>0.7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41" calcext:value-type="float">
            <text:p>1.341</text:p>
          </table:table-cell>
          <table:table-cell table:formula="of:=([.$F$1003]/[.$E$1003])*[.F428]" office:value-type="float" office:value="1475.10133966034" calcext:value-type="float">
            <text:p>1475.1013396603</text:p>
          </table:table-cell>
          <table:table-cell table:formula="of:=[.G428]*[.E428]" office:value-type="float" office:value="1.47510133966034" calcext:value-type="float">
            <text:p>1.475101339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8" calcext:value-type="float">
            <text:p>0.728</text:p>
          </table:table-cell>
          <table:table-cell table:formula="of:=[.B429]+([.E429]/2)" office:value-type="float" office:value="0.7275" calcext:value-type="float">
            <text:p>0.7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" calcext:value-type="float">
            <text:p>1.35</text:p>
          </table:table-cell>
          <table:table-cell table:formula="of:=([.$F$1003]/[.$E$1003])*[.F429]" office:value-type="float" office:value="1485.00134865135" calcext:value-type="float">
            <text:p>1485.0013486514</text:p>
          </table:table-cell>
          <table:table-cell table:formula="of:=[.G429]*[.E429]" office:value-type="float" office:value="1.48500134865135" calcext:value-type="float">
            <text:p>1.48500134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9" calcext:value-type="float">
            <text:p>0.729</text:p>
          </table:table-cell>
          <table:table-cell table:formula="of:=[.B430]+([.E430]/2)" office:value-type="float" office:value="0.7285" calcext:value-type="float">
            <text:p>0.72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19" calcext:value-type="float">
            <text:p>1.319</text:p>
          </table:table-cell>
          <table:table-cell table:formula="of:=([.$F$1003]/[.$E$1003])*[.F430]" office:value-type="float" office:value="1450.90131768232" calcext:value-type="float">
            <text:p>1450.9013176823</text:p>
          </table:table-cell>
          <table:table-cell table:formula="of:=[.G430]*[.E430]" office:value-type="float" office:value="1.45090131768232" calcext:value-type="float">
            <text:p>1.450901317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" calcext:value-type="float">
            <text:p>0.73</text:p>
          </table:table-cell>
          <table:table-cell table:formula="of:=[.B431]+([.E431]/2)" office:value-type="float" office:value="0.7295" calcext:value-type="float">
            <text:p>0.7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96" calcext:value-type="float">
            <text:p>1.296</text:p>
          </table:table-cell>
          <table:table-cell table:formula="of:=([.$F$1003]/[.$E$1003])*[.F431]" office:value-type="float" office:value="1425.6012947053" calcext:value-type="float">
            <text:p>1425.6012947053</text:p>
          </table:table-cell>
          <table:table-cell table:formula="of:=[.G431]*[.E431]" office:value-type="float" office:value="1.4256012947053" calcext:value-type="float">
            <text:p>1.42560129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3" calcext:value-type="float">
            <text:p>0.73</text:p>
          </table:table-cell>
          <table:table-cell office:value-type="float" office:value="0.731" calcext:value-type="float">
            <text:p>0.731</text:p>
          </table:table-cell>
          <table:table-cell table:formula="of:=[.B432]+([.E432]/2)" office:value-type="float" office:value="0.7305" calcext:value-type="float">
            <text:p>0.73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" calcext:value-type="float">
            <text:p>1.33</text:p>
          </table:table-cell>
          <table:table-cell table:formula="of:=([.$F$1003]/[.$E$1003])*[.F432]" office:value-type="float" office:value="1463.00132867133" calcext:value-type="float">
            <text:p>1463.0013286713</text:p>
          </table:table-cell>
          <table:table-cell table:formula="of:=[.G432]*[.E432]" office:value-type="float" office:value="1.46300132867133" calcext:value-type="float">
            <text:p>1.463001328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2" calcext:value-type="float">
            <text:p>0.732</text:p>
          </table:table-cell>
          <table:table-cell table:formula="of:=[.B433]+([.E433]/2)" office:value-type="float" office:value="0.7315" calcext:value-type="float">
            <text:p>0.73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21" calcext:value-type="float">
            <text:p>1.321</text:p>
          </table:table-cell>
          <table:table-cell table:formula="of:=([.$F$1003]/[.$E$1003])*[.F433]" office:value-type="float" office:value="1453.10131968032" calcext:value-type="float">
            <text:p>1453.1013196803</text:p>
          </table:table-cell>
          <table:table-cell table:formula="of:=[.G433]*[.E433]" office:value-type="float" office:value="1.45310131968032" calcext:value-type="float">
            <text:p>1.45310131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3" calcext:value-type="float">
            <text:p>0.733</text:p>
          </table:table-cell>
          <table:table-cell table:formula="of:=[.B434]+([.E434]/2)" office:value-type="float" office:value="0.7325" calcext:value-type="float">
            <text:p>0.73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11" calcext:value-type="float">
            <text:p>1.311</text:p>
          </table:table-cell>
          <table:table-cell table:formula="of:=([.$F$1003]/[.$E$1003])*[.F434]" office:value-type="float" office:value="1442.10130969031" calcext:value-type="float">
            <text:p>1442.1013096903</text:p>
          </table:table-cell>
          <table:table-cell table:formula="of:=[.G434]*[.E434]" office:value-type="float" office:value="1.44210130969031" calcext:value-type="float">
            <text:p>1.442101309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4" calcext:value-type="float">
            <text:p>0.734</text:p>
          </table:table-cell>
          <table:table-cell table:formula="of:=[.B435]+([.E435]/2)" office:value-type="float" office:value="0.7335" calcext:value-type="float">
            <text:p>0.73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26" calcext:value-type="float">
            <text:p>1.326</text:p>
          </table:table-cell>
          <table:table-cell table:formula="of:=([.$F$1003]/[.$E$1003])*[.F435]" office:value-type="float" office:value="1458.60132467533" calcext:value-type="float">
            <text:p>1458.6013246753</text:p>
          </table:table-cell>
          <table:table-cell table:formula="of:=[.G435]*[.E435]" office:value-type="float" office:value="1.45860132467533" calcext:value-type="float">
            <text:p>1.45860132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5" calcext:value-type="float">
            <text:p>0.735</text:p>
          </table:table-cell>
          <table:table-cell table:formula="of:=[.B436]+([.E436]/2)" office:value-type="float" office:value="0.7345" calcext:value-type="float">
            <text:p>0.73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7" calcext:value-type="float">
            <text:p>1.337</text:p>
          </table:table-cell>
          <table:table-cell table:formula="of:=([.$F$1003]/[.$E$1003])*[.F436]" office:value-type="float" office:value="1470.70133566434" calcext:value-type="float">
            <text:p>1470.7013356643</text:p>
          </table:table-cell>
          <table:table-cell table:formula="of:=[.G436]*[.E436]" office:value-type="float" office:value="1.47070133566434" calcext:value-type="float">
            <text:p>1.47070133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6" calcext:value-type="float">
            <text:p>0.736</text:p>
          </table:table-cell>
          <table:table-cell table:formula="of:=[.B437]+([.E437]/2)" office:value-type="float" office:value="0.7355" calcext:value-type="float">
            <text:p>0.73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09" calcext:value-type="float">
            <text:p>1.309</text:p>
          </table:table-cell>
          <table:table-cell table:formula="of:=([.$F$1003]/[.$E$1003])*[.F437]" office:value-type="float" office:value="1439.90130769231" calcext:value-type="float">
            <text:p>1439.9013076923</text:p>
          </table:table-cell>
          <table:table-cell table:formula="of:=[.G437]*[.E437]" office:value-type="float" office:value="1.43990130769231" calcext:value-type="float">
            <text:p>1.439901307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7" calcext:value-type="float">
            <text:p>0.737</text:p>
          </table:table-cell>
          <table:table-cell table:formula="of:=[.B438]+([.E438]/2)" office:value-type="float" office:value="0.7365" calcext:value-type="float">
            <text:p>0.73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11" calcext:value-type="float">
            <text:p>1.311</text:p>
          </table:table-cell>
          <table:table-cell table:formula="of:=([.$F$1003]/[.$E$1003])*[.F438]" office:value-type="float" office:value="1442.10130969031" calcext:value-type="float">
            <text:p>1442.1013096903</text:p>
          </table:table-cell>
          <table:table-cell table:formula="of:=[.G438]*[.E438]" office:value-type="float" office:value="1.44210130969031" calcext:value-type="float">
            <text:p>1.44210130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8" calcext:value-type="float">
            <text:p>0.738</text:p>
          </table:table-cell>
          <table:table-cell table:formula="of:=[.B439]+([.E439]/2)" office:value-type="float" office:value="0.7375" calcext:value-type="float">
            <text:p>0.73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24" calcext:value-type="float">
            <text:p>1.324</text:p>
          </table:table-cell>
          <table:table-cell table:formula="of:=([.$F$1003]/[.$E$1003])*[.F439]" office:value-type="float" office:value="1456.40132267732" calcext:value-type="float">
            <text:p>1456.4013226773</text:p>
          </table:table-cell>
          <table:table-cell table:formula="of:=[.G439]*[.E439]" office:value-type="float" office:value="1.45640132267732" calcext:value-type="float">
            <text:p>1.45640132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9" calcext:value-type="float">
            <text:p>0.739</text:p>
          </table:table-cell>
          <table:table-cell table:formula="of:=[.B440]+([.E440]/2)" office:value-type="float" office:value="0.7385" calcext:value-type="float">
            <text:p>0.73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7" calcext:value-type="float">
            <text:p>1.287</text:p>
          </table:table-cell>
          <table:table-cell table:formula="of:=([.$F$1003]/[.$E$1003])*[.F440]" office:value-type="float" office:value="1415.70128571429" calcext:value-type="float">
            <text:p>1415.7012857143</text:p>
          </table:table-cell>
          <table:table-cell table:formula="of:=[.G440]*[.E440]" office:value-type="float" office:value="1.41570128571429" calcext:value-type="float">
            <text:p>1.41570128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" calcext:value-type="float">
            <text:p>0.74</text:p>
          </table:table-cell>
          <table:table-cell table:formula="of:=[.B441]+([.E441]/2)" office:value-type="float" office:value="0.7395" calcext:value-type="float">
            <text:p>0.73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5" calcext:value-type="float">
            <text:p>1.285</text:p>
          </table:table-cell>
          <table:table-cell table:formula="of:=([.$F$1003]/[.$E$1003])*[.F441]" office:value-type="float" office:value="1413.50128371628" calcext:value-type="float">
            <text:p>1413.5012837163</text:p>
          </table:table-cell>
          <table:table-cell table:formula="of:=[.G441]*[.E441]" office:value-type="float" office:value="1.41350128371628" calcext:value-type="float">
            <text:p>1.413501283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74" calcext:value-type="float">
            <text:p>0.74</text:p>
          </table:table-cell>
          <table:table-cell office:value-type="float" office:value="0.741" calcext:value-type="float">
            <text:p>0.741</text:p>
          </table:table-cell>
          <table:table-cell table:formula="of:=[.B442]+([.E442]/2)" office:value-type="float" office:value="0.7405" calcext:value-type="float">
            <text:p>0.7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7" calcext:value-type="float">
            <text:p>1.287</text:p>
          </table:table-cell>
          <table:table-cell table:formula="of:=([.$F$1003]/[.$E$1003])*[.F442]" office:value-type="float" office:value="1415.70128571429" calcext:value-type="float">
            <text:p>1415.7012857143</text:p>
          </table:table-cell>
          <table:table-cell table:formula="of:=[.G442]*[.E442]" office:value-type="float" office:value="1.41570128571429" calcext:value-type="float">
            <text:p>1.415701285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2" calcext:value-type="float">
            <text:p>0.742</text:p>
          </table:table-cell>
          <table:table-cell table:formula="of:=[.B443]+([.E443]/2)" office:value-type="float" office:value="0.7415" calcext:value-type="float">
            <text:p>0.74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48" calcext:value-type="float">
            <text:p>1.248</text:p>
          </table:table-cell>
          <table:table-cell table:formula="of:=([.$F$1003]/[.$E$1003])*[.F443]" office:value-type="float" office:value="1372.80124675325" calcext:value-type="float">
            <text:p>1372.8012467533</text:p>
          </table:table-cell>
          <table:table-cell table:formula="of:=[.G443]*[.E443]" office:value-type="float" office:value="1.37280124675325" calcext:value-type="float">
            <text:p>1.372801246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3" calcext:value-type="float">
            <text:p>0.743</text:p>
          </table:table-cell>
          <table:table-cell table:formula="of:=[.B444]+([.E444]/2)" office:value-type="float" office:value="0.7425" calcext:value-type="float">
            <text:p>0.74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5" calcext:value-type="float">
            <text:p>1.265</text:p>
          </table:table-cell>
          <table:table-cell table:formula="of:=([.$F$1003]/[.$E$1003])*[.F444]" office:value-type="float" office:value="1391.50126373626" calcext:value-type="float">
            <text:p>1391.5012637363</text:p>
          </table:table-cell>
          <table:table-cell table:formula="of:=[.G444]*[.E444]" office:value-type="float" office:value="1.39150126373626" calcext:value-type="float">
            <text:p>1.391501263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4" calcext:value-type="float">
            <text:p>0.744</text:p>
          </table:table-cell>
          <table:table-cell table:formula="of:=[.B445]+([.E445]/2)" office:value-type="float" office:value="0.7435" calcext:value-type="float">
            <text:p>0.7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305" calcext:value-type="float">
            <text:p>1.305</text:p>
          </table:table-cell>
          <table:table-cell table:formula="of:=([.$F$1003]/[.$E$1003])*[.F445]" office:value-type="float" office:value="1435.5013036963" calcext:value-type="float">
            <text:p>1435.5013036963</text:p>
          </table:table-cell>
          <table:table-cell table:formula="of:=[.G445]*[.E445]" office:value-type="float" office:value="1.4355013036963" calcext:value-type="float">
            <text:p>1.435501303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5" calcext:value-type="float">
            <text:p>0.745</text:p>
          </table:table-cell>
          <table:table-cell table:formula="of:=[.B446]+([.E446]/2)" office:value-type="float" office:value="0.7445" calcext:value-type="float">
            <text:p>0.74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5" calcext:value-type="float">
            <text:p>1.265</text:p>
          </table:table-cell>
          <table:table-cell table:formula="of:=([.$F$1003]/[.$E$1003])*[.F446]" office:value-type="float" office:value="1391.50126373626" calcext:value-type="float">
            <text:p>1391.5012637363</text:p>
          </table:table-cell>
          <table:table-cell table:formula="of:=[.G446]*[.E446]" office:value-type="float" office:value="1.39150126373626" calcext:value-type="float">
            <text:p>1.391501263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6" calcext:value-type="float">
            <text:p>0.746</text:p>
          </table:table-cell>
          <table:table-cell table:formula="of:=[.B447]+([.E447]/2)" office:value-type="float" office:value="0.7455" calcext:value-type="float">
            <text:p>0.7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93" calcext:value-type="float">
            <text:p>1.293</text:p>
          </table:table-cell>
          <table:table-cell table:formula="of:=([.$F$1003]/[.$E$1003])*[.F447]" office:value-type="float" office:value="1422.30129170829" calcext:value-type="float">
            <text:p>1422.3012917083</text:p>
          </table:table-cell>
          <table:table-cell table:formula="of:=[.G447]*[.E447]" office:value-type="float" office:value="1.42230129170829" calcext:value-type="float">
            <text:p>1.422301291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7" calcext:value-type="float">
            <text:p>0.747</text:p>
          </table:table-cell>
          <table:table-cell table:formula="of:=[.B448]+([.E448]/2)" office:value-type="float" office:value="0.7465" calcext:value-type="float">
            <text:p>0.74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6" calcext:value-type="float">
            <text:p>1.286</text:p>
          </table:table-cell>
          <table:table-cell table:formula="of:=([.$F$1003]/[.$E$1003])*[.F448]" office:value-type="float" office:value="1414.60128471528" calcext:value-type="float">
            <text:p>1414.6012847153</text:p>
          </table:table-cell>
          <table:table-cell table:formula="of:=[.G448]*[.E448]" office:value-type="float" office:value="1.41460128471528" calcext:value-type="float">
            <text:p>1.41460128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8" calcext:value-type="float">
            <text:p>0.748</text:p>
          </table:table-cell>
          <table:table-cell table:formula="of:=[.B449]+([.E449]/2)" office:value-type="float" office:value="0.7475" calcext:value-type="float">
            <text:p>0.74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6" calcext:value-type="float">
            <text:p>1.286</text:p>
          </table:table-cell>
          <table:table-cell table:formula="of:=([.$F$1003]/[.$E$1003])*[.F449]" office:value-type="float" office:value="1414.60128471528" calcext:value-type="float">
            <text:p>1414.6012847153</text:p>
          </table:table-cell>
          <table:table-cell table:formula="of:=[.G449]*[.E449]" office:value-type="float" office:value="1.41460128471528" calcext:value-type="float">
            <text:p>1.414601284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9" calcext:value-type="float">
            <text:p>0.749</text:p>
          </table:table-cell>
          <table:table-cell table:formula="of:=[.B450]+([.E450]/2)" office:value-type="float" office:value="0.7485" calcext:value-type="float">
            <text:p>0.7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4" calcext:value-type="float">
            <text:p>1.284</text:p>
          </table:table-cell>
          <table:table-cell table:formula="of:=([.$F$1003]/[.$E$1003])*[.F450]" office:value-type="float" office:value="1412.40128271728" calcext:value-type="float">
            <text:p>1412.4012827173</text:p>
          </table:table-cell>
          <table:table-cell table:formula="of:=[.G450]*[.E450]" office:value-type="float" office:value="1.41240128271728" calcext:value-type="float">
            <text:p>1.41240128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" calcext:value-type="float">
            <text:p>0.75</text:p>
          </table:table-cell>
          <table:table-cell table:formula="of:=[.B451]+([.E451]/2)" office:value-type="float" office:value="0.7495" calcext:value-type="float">
            <text:p>0.74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6" calcext:value-type="float">
            <text:p>1.256</text:p>
          </table:table-cell>
          <table:table-cell table:formula="of:=([.$F$1003]/[.$E$1003])*[.F451]" office:value-type="float" office:value="1381.60125474526" calcext:value-type="float">
            <text:p>1381.6012547453</text:p>
          </table:table-cell>
          <table:table-cell table:formula="of:=[.G451]*[.E451]" office:value-type="float" office:value="1.38160125474526" calcext:value-type="float">
            <text:p>1.38160125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5" calcext:value-type="float">
            <text:p>0.75</text:p>
          </table:table-cell>
          <table:table-cell office:value-type="float" office:value="0.751" calcext:value-type="float">
            <text:p>0.751</text:p>
          </table:table-cell>
          <table:table-cell table:formula="of:=[.B452]+([.E452]/2)" office:value-type="float" office:value="0.7505" calcext:value-type="float">
            <text:p>0.75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82" calcext:value-type="float">
            <text:p>1.282</text:p>
          </table:table-cell>
          <table:table-cell table:formula="of:=([.$F$1003]/[.$E$1003])*[.F452]" office:value-type="float" office:value="1410.20128071928" calcext:value-type="float">
            <text:p>1410.2012807193</text:p>
          </table:table-cell>
          <table:table-cell table:formula="of:=[.G452]*[.E452]" office:value-type="float" office:value="1.41020128071928" calcext:value-type="float">
            <text:p>1.41020128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table:formula="of:=[.B453]+([.E453]/2)" office:value-type="float" office:value="0.7515" calcext:value-type="float">
            <text:p>0.75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7" calcext:value-type="float">
            <text:p>1.257</text:p>
          </table:table-cell>
          <table:table-cell table:formula="of:=([.$F$1003]/[.$E$1003])*[.F453]" office:value-type="float" office:value="1382.70125574426" calcext:value-type="float">
            <text:p>1382.7012557443</text:p>
          </table:table-cell>
          <table:table-cell table:formula="of:=[.G453]*[.E453]" office:value-type="float" office:value="1.38270125574426" calcext:value-type="float">
            <text:p>1.382701255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3" calcext:value-type="float">
            <text:p>0.753</text:p>
          </table:table-cell>
          <table:table-cell table:formula="of:=[.B454]+([.E454]/2)" office:value-type="float" office:value="0.7525" calcext:value-type="float">
            <text:p>0.75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3" calcext:value-type="float">
            <text:p>1.263</text:p>
          </table:table-cell>
          <table:table-cell table:formula="of:=([.$F$1003]/[.$E$1003])*[.F454]" office:value-type="float" office:value="1389.30126173826" calcext:value-type="float">
            <text:p>1389.3012617383</text:p>
          </table:table-cell>
          <table:table-cell table:formula="of:=[.G454]*[.E454]" office:value-type="float" office:value="1.38930126173826" calcext:value-type="float">
            <text:p>1.38930126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4" calcext:value-type="float">
            <text:p>0.754</text:p>
          </table:table-cell>
          <table:table-cell table:formula="of:=[.B455]+([.E455]/2)" office:value-type="float" office:value="0.7535" calcext:value-type="float">
            <text:p>0.75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74" calcext:value-type="float">
            <text:p>1.274</text:p>
          </table:table-cell>
          <table:table-cell table:formula="of:=([.$F$1003]/[.$E$1003])*[.F455]" office:value-type="float" office:value="1401.40127272727" calcext:value-type="float">
            <text:p>1401.4012727273</text:p>
          </table:table-cell>
          <table:table-cell table:formula="of:=[.G455]*[.E455]" office:value-type="float" office:value="1.40140127272727" calcext:value-type="float">
            <text:p>1.40140127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5" calcext:value-type="float">
            <text:p>0.755</text:p>
          </table:table-cell>
          <table:table-cell table:formula="of:=[.B456]+([.E456]/2)" office:value-type="float" office:value="0.7545" calcext:value-type="float">
            <text:p>0.75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79" calcext:value-type="float">
            <text:p>1.279</text:p>
          </table:table-cell>
          <table:table-cell table:formula="of:=([.$F$1003]/[.$E$1003])*[.F456]" office:value-type="float" office:value="1406.90127772228" calcext:value-type="float">
            <text:p>1406.9012777223</text:p>
          </table:table-cell>
          <table:table-cell table:formula="of:=[.G456]*[.E456]" office:value-type="float" office:value="1.40690127772228" calcext:value-type="float">
            <text:p>1.406901277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table:formula="of:=[.B457]+([.E457]/2)" office:value-type="float" office:value="0.7555" calcext:value-type="float">
            <text:p>0.75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1" calcext:value-type="float">
            <text:p>1.261</text:p>
          </table:table-cell>
          <table:table-cell table:formula="of:=([.$F$1003]/[.$E$1003])*[.F457]" office:value-type="float" office:value="1387.10125974026" calcext:value-type="float">
            <text:p>1387.1012597403</text:p>
          </table:table-cell>
          <table:table-cell table:formula="of:=[.G457]*[.E457]" office:value-type="float" office:value="1.38710125974026" calcext:value-type="float">
            <text:p>1.387101259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  <table:table-cell table:formula="of:=[.B458]+([.E458]/2)" office:value-type="float" office:value="0.7565" calcext:value-type="float">
            <text:p>0.75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6" calcext:value-type="float">
            <text:p>1.256</text:p>
          </table:table-cell>
          <table:table-cell table:formula="of:=([.$F$1003]/[.$E$1003])*[.F458]" office:value-type="float" office:value="1381.60125474526" calcext:value-type="float">
            <text:p>1381.6012547453</text:p>
          </table:table-cell>
          <table:table-cell table:formula="of:=[.G458]*[.E458]" office:value-type="float" office:value="1.38160125474526" calcext:value-type="float">
            <text:p>1.381601254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table:formula="of:=[.B459]+([.E459]/2)" office:value-type="float" office:value="0.7575" calcext:value-type="float">
            <text:p>0.75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4" calcext:value-type="float">
            <text:p>1.254</text:p>
          </table:table-cell>
          <table:table-cell table:formula="of:=([.$F$1003]/[.$E$1003])*[.F459]" office:value-type="float" office:value="1379.40125274725" calcext:value-type="float">
            <text:p>1379.4012527473</text:p>
          </table:table-cell>
          <table:table-cell table:formula="of:=[.G459]*[.E459]" office:value-type="float" office:value="1.37940125274725" calcext:value-type="float">
            <text:p>1.37940125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9" calcext:value-type="float">
            <text:p>0.759</text:p>
          </table:table-cell>
          <table:table-cell table:formula="of:=[.B460]+([.E460]/2)" office:value-type="float" office:value="0.7585" calcext:value-type="float">
            <text:p>0.75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4" calcext:value-type="float">
            <text:p>1.24</text:p>
          </table:table-cell>
          <table:table-cell table:formula="of:=([.$F$1003]/[.$E$1003])*[.F460]" office:value-type="float" office:value="1364.00123876124" calcext:value-type="float">
            <text:p>1364.0012387612</text:p>
          </table:table-cell>
          <table:table-cell table:formula="of:=[.G460]*[.E460]" office:value-type="float" office:value="1.36400123876124" calcext:value-type="float">
            <text:p>1.364001238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" calcext:value-type="float">
            <text:p>0.76</text:p>
          </table:table-cell>
          <table:table-cell table:formula="of:=[.B461]+([.E461]/2)" office:value-type="float" office:value="0.7595" calcext:value-type="float">
            <text:p>0.75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9" calcext:value-type="float">
            <text:p>1.259</text:p>
          </table:table-cell>
          <table:table-cell table:formula="of:=([.$F$1003]/[.$E$1003])*[.F461]" office:value-type="float" office:value="1384.90125774226" calcext:value-type="float">
            <text:p>1384.9012577423</text:p>
          </table:table-cell>
          <table:table-cell table:formula="of:=[.G461]*[.E461]" office:value-type="float" office:value="1.38490125774226" calcext:value-type="float">
            <text:p>1.384901257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76" calcext:value-type="float">
            <text:p>0.76</text:p>
          </table:table-cell>
          <table:table-cell office:value-type="float" office:value="0.761" calcext:value-type="float">
            <text:p>0.761</text:p>
          </table:table-cell>
          <table:table-cell table:formula="of:=[.B462]+([.E462]/2)" office:value-type="float" office:value="0.7605" calcext:value-type="float">
            <text:p>0.76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47" calcext:value-type="float">
            <text:p>1.247</text:p>
          </table:table-cell>
          <table:table-cell table:formula="of:=([.$F$1003]/[.$E$1003])*[.F462]" office:value-type="float" office:value="1371.70124575425" calcext:value-type="float">
            <text:p>1371.7012457543</text:p>
          </table:table-cell>
          <table:table-cell table:formula="of:=[.G462]*[.E462]" office:value-type="float" office:value="1.37170124575425" calcext:value-type="float">
            <text:p>1.371701245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2" calcext:value-type="float">
            <text:p>0.762</text:p>
          </table:table-cell>
          <table:table-cell table:formula="of:=[.B463]+([.E463]/2)" office:value-type="float" office:value="0.7615" calcext:value-type="float">
            <text:p>0.76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37" calcext:value-type="float">
            <text:p>1.237</text:p>
          </table:table-cell>
          <table:table-cell table:formula="of:=([.$F$1003]/[.$E$1003])*[.F463]" office:value-type="float" office:value="1360.70123576424" calcext:value-type="float">
            <text:p>1360.7012357642</text:p>
          </table:table-cell>
          <table:table-cell table:formula="of:=[.G463]*[.E463]" office:value-type="float" office:value="1.36070123576424" calcext:value-type="float">
            <text:p>1.36070123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3" calcext:value-type="float">
            <text:p>0.763</text:p>
          </table:table-cell>
          <table:table-cell table:formula="of:=[.B464]+([.E464]/2)" office:value-type="float" office:value="0.7625" calcext:value-type="float">
            <text:p>0.76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28" calcext:value-type="float">
            <text:p>1.228</text:p>
          </table:table-cell>
          <table:table-cell table:formula="of:=([.$F$1003]/[.$E$1003])*[.F464]" office:value-type="float" office:value="1350.80122677323" calcext:value-type="float">
            <text:p>1350.8012267732</text:p>
          </table:table-cell>
          <table:table-cell table:formula="of:=[.G464]*[.E464]" office:value-type="float" office:value="1.35080122677323" calcext:value-type="float">
            <text:p>1.35080122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4" calcext:value-type="float">
            <text:p>0.764</text:p>
          </table:table-cell>
          <table:table-cell table:formula="of:=[.B465]+([.E465]/2)" office:value-type="float" office:value="0.7635" calcext:value-type="float">
            <text:p>0.76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8" calcext:value-type="float">
            <text:p>1.258</text:p>
          </table:table-cell>
          <table:table-cell table:formula="of:=([.$F$1003]/[.$E$1003])*[.F465]" office:value-type="float" office:value="1383.80125674326" calcext:value-type="float">
            <text:p>1383.8012567433</text:p>
          </table:table-cell>
          <table:table-cell table:formula="of:=[.G465]*[.E465]" office:value-type="float" office:value="1.38380125674326" calcext:value-type="float">
            <text:p>1.383801256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5" calcext:value-type="float">
            <text:p>0.765</text:p>
          </table:table-cell>
          <table:table-cell table:formula="of:=[.B466]+([.E466]/2)" office:value-type="float" office:value="0.7645" calcext:value-type="float">
            <text:p>0.76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5" calcext:value-type="float">
            <text:p>1.255</text:p>
          </table:table-cell>
          <table:table-cell table:formula="of:=([.$F$1003]/[.$E$1003])*[.F466]" office:value-type="float" office:value="1380.50125374625" calcext:value-type="float">
            <text:p>1380.5012537463</text:p>
          </table:table-cell>
          <table:table-cell table:formula="of:=[.G466]*[.E466]" office:value-type="float" office:value="1.38050125374625" calcext:value-type="float">
            <text:p>1.380501253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6" calcext:value-type="float">
            <text:p>0.766</text:p>
          </table:table-cell>
          <table:table-cell table:formula="of:=[.B467]+([.E467]/2)" office:value-type="float" office:value="0.7655" calcext:value-type="float">
            <text:p>0.76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24" calcext:value-type="float">
            <text:p>1.224</text:p>
          </table:table-cell>
          <table:table-cell table:formula="of:=([.$F$1003]/[.$E$1003])*[.F467]" office:value-type="float" office:value="1346.40122277722" calcext:value-type="float">
            <text:p>1346.4012227772</text:p>
          </table:table-cell>
          <table:table-cell table:formula="of:=[.G467]*[.E467]" office:value-type="float" office:value="1.34640122277722" calcext:value-type="float">
            <text:p>1.34640122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7" calcext:value-type="float">
            <text:p>0.767</text:p>
          </table:table-cell>
          <table:table-cell table:formula="of:=[.B468]+([.E468]/2)" office:value-type="float" office:value="0.7665" calcext:value-type="float">
            <text:p>0.76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2" calcext:value-type="float">
            <text:p>1.162</text:p>
          </table:table-cell>
          <table:table-cell table:formula="of:=([.$F$1003]/[.$E$1003])*[.F468]" office:value-type="float" office:value="1278.20116083916" calcext:value-type="float">
            <text:p>1278.2011608392</text:p>
          </table:table-cell>
          <table:table-cell table:formula="of:=[.G468]*[.E468]" office:value-type="float" office:value="1.27820116083916" calcext:value-type="float">
            <text:p>1.278201160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table:formula="of:=[.B469]+([.E469]/2)" office:value-type="float" office:value="0.7675" calcext:value-type="float">
            <text:p>0.76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39" calcext:value-type="float">
            <text:p>1.239</text:p>
          </table:table-cell>
          <table:table-cell table:formula="of:=([.$F$1003]/[.$E$1003])*[.F469]" office:value-type="float" office:value="1362.90123776224" calcext:value-type="float">
            <text:p>1362.9012377622</text:p>
          </table:table-cell>
          <table:table-cell table:formula="of:=[.G469]*[.E469]" office:value-type="float" office:value="1.36290123776224" calcext:value-type="float">
            <text:p>1.36290123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9" calcext:value-type="float">
            <text:p>0.769</text:p>
          </table:table-cell>
          <table:table-cell table:formula="of:=[.B470]+([.E470]/2)" office:value-type="float" office:value="0.7685" calcext:value-type="float">
            <text:p>0.76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31" calcext:value-type="float">
            <text:p>1.231</text:p>
          </table:table-cell>
          <table:table-cell table:formula="of:=([.$F$1003]/[.$E$1003])*[.F470]" office:value-type="float" office:value="1354.10122977023" calcext:value-type="float">
            <text:p>1354.1012297702</text:p>
          </table:table-cell>
          <table:table-cell table:formula="of:=[.G470]*[.E470]" office:value-type="float" office:value="1.35410122977023" calcext:value-type="float">
            <text:p>1.354101229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" calcext:value-type="float">
            <text:p>0.77</text:p>
          </table:table-cell>
          <table:table-cell table:formula="of:=[.B471]+([.E471]/2)" office:value-type="float" office:value="0.7695" calcext:value-type="float">
            <text:p>0.76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16" calcext:value-type="float">
            <text:p>1.216</text:p>
          </table:table-cell>
          <table:table-cell table:formula="of:=([.$F$1003]/[.$E$1003])*[.F471]" office:value-type="float" office:value="1337.60121478522" calcext:value-type="float">
            <text:p>1337.6012147852</text:p>
          </table:table-cell>
          <table:table-cell table:formula="of:=[.G471]*[.E471]" office:value-type="float" office:value="1.33760121478522" calcext:value-type="float">
            <text:p>1.33760121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77" calcext:value-type="float">
            <text:p>0.77</text:p>
          </table:table-cell>
          <table:table-cell office:value-type="float" office:value="0.771" calcext:value-type="float">
            <text:p>0.771</text:p>
          </table:table-cell>
          <table:table-cell table:formula="of:=[.B472]+([.E472]/2)" office:value-type="float" office:value="0.7705" calcext:value-type="float">
            <text:p>0.77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2" calcext:value-type="float">
            <text:p>1.22</text:p>
          </table:table-cell>
          <table:table-cell table:formula="of:=([.$F$1003]/[.$E$1003])*[.F472]" office:value-type="float" office:value="1342.00121878122" calcext:value-type="float">
            <text:p>1342.0012187812</text:p>
          </table:table-cell>
          <table:table-cell table:formula="of:=[.G472]*[.E472]" office:value-type="float" office:value="1.34200121878122" calcext:value-type="float">
            <text:p>1.342001218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2" calcext:value-type="float">
            <text:p>0.772</text:p>
          </table:table-cell>
          <table:table-cell table:formula="of:=[.B473]+([.E473]/2)" office:value-type="float" office:value="0.7715" calcext:value-type="float">
            <text:p>0.77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9" calcext:value-type="float">
            <text:p>1.199</text:p>
          </table:table-cell>
          <table:table-cell table:formula="of:=([.$F$1003]/[.$E$1003])*[.F473]" office:value-type="float" office:value="1318.9011978022" calcext:value-type="float">
            <text:p>1318.9011978022</text:p>
          </table:table-cell>
          <table:table-cell table:formula="of:=[.G473]*[.E473]" office:value-type="float" office:value="1.3189011978022" calcext:value-type="float">
            <text:p>1.318901197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3" calcext:value-type="float">
            <text:p>0.773</text:p>
          </table:table-cell>
          <table:table-cell table:formula="of:=[.B474]+([.E474]/2)" office:value-type="float" office:value="0.7725" calcext:value-type="float">
            <text:p>0.77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table:formula="of:=([.$F$1003]/[.$E$1003])*[.F474]" office:value-type="float" office:value="1316.7011958042" calcext:value-type="float">
            <text:p>1316.7011958042</text:p>
          </table:table-cell>
          <table:table-cell table:formula="of:=[.G474]*[.E474]" office:value-type="float" office:value="1.3167011958042" calcext:value-type="float">
            <text:p>1.31670119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4" calcext:value-type="float">
            <text:p>0.774</text:p>
          </table:table-cell>
          <table:table-cell table:formula="of:=[.B475]+([.E475]/2)" office:value-type="float" office:value="0.7735" calcext:value-type="float">
            <text:p>0.77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21" calcext:value-type="float">
            <text:p>1.221</text:p>
          </table:table-cell>
          <table:table-cell table:formula="of:=([.$F$1003]/[.$E$1003])*[.F475]" office:value-type="float" office:value="1343.10121978022" calcext:value-type="float">
            <text:p>1343.1012197802</text:p>
          </table:table-cell>
          <table:table-cell table:formula="of:=[.G475]*[.E475]" office:value-type="float" office:value="1.34310121978022" calcext:value-type="float">
            <text:p>1.343101219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5" calcext:value-type="float">
            <text:p>0.775</text:p>
          </table:table-cell>
          <table:table-cell table:formula="of:=[.B476]+([.E476]/2)" office:value-type="float" office:value="0.7745" calcext:value-type="float">
            <text:p>0.77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9" calcext:value-type="float">
            <text:p>1.189</text:p>
          </table:table-cell>
          <table:table-cell table:formula="of:=([.$F$1003]/[.$E$1003])*[.F476]" office:value-type="float" office:value="1307.90118781219" calcext:value-type="float">
            <text:p>1307.9011878122</text:p>
          </table:table-cell>
          <table:table-cell table:formula="of:=[.G476]*[.E476]" office:value-type="float" office:value="1.30790118781219" calcext:value-type="float">
            <text:p>1.307901187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6" calcext:value-type="float">
            <text:p>0.776</text:p>
          </table:table-cell>
          <table:table-cell table:formula="of:=[.B477]+([.E477]/2)" office:value-type="float" office:value="0.7755" calcext:value-type="float">
            <text:p>0.77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table:formula="of:=([.$F$1003]/[.$E$1003])*[.F477]" office:value-type="float" office:value="1313.40119280719" calcext:value-type="float">
            <text:p>1313.4011928072</text:p>
          </table:table-cell>
          <table:table-cell table:formula="of:=[.G477]*[.E477]" office:value-type="float" office:value="1.31340119280719" calcext:value-type="float">
            <text:p>1.31340119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7" calcext:value-type="float">
            <text:p>0.777</text:p>
          </table:table-cell>
          <table:table-cell table:formula="of:=[.B478]+([.E478]/2)" office:value-type="float" office:value="0.7765" calcext:value-type="float">
            <text:p>0.77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17" calcext:value-type="float">
            <text:p>1.217</text:p>
          </table:table-cell>
          <table:table-cell table:formula="of:=([.$F$1003]/[.$E$1003])*[.F478]" office:value-type="float" office:value="1338.70121578422" calcext:value-type="float">
            <text:p>1338.7012157842</text:p>
          </table:table-cell>
          <table:table-cell table:formula="of:=[.G478]*[.E478]" office:value-type="float" office:value="1.33870121578422" calcext:value-type="float">
            <text:p>1.338701215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8" calcext:value-type="float">
            <text:p>0.778</text:p>
          </table:table-cell>
          <table:table-cell table:formula="of:=[.B479]+([.E479]/2)" office:value-type="float" office:value="0.7775" calcext:value-type="float">
            <text:p>0.77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table:formula="of:=([.$F$1003]/[.$E$1003])*[.F479]" office:value-type="float" office:value="1313.40119280719" calcext:value-type="float">
            <text:p>1313.4011928072</text:p>
          </table:table-cell>
          <table:table-cell table:formula="of:=[.G479]*[.E479]" office:value-type="float" office:value="1.31340119280719" calcext:value-type="float">
            <text:p>1.313401192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9" calcext:value-type="float">
            <text:p>0.779</text:p>
          </table:table-cell>
          <table:table-cell table:formula="of:=[.B480]+([.E480]/2)" office:value-type="float" office:value="0.7785" calcext:value-type="float">
            <text:p>0.77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13" calcext:value-type="float">
            <text:p>1.213</text:p>
          </table:table-cell>
          <table:table-cell table:formula="of:=([.$F$1003]/[.$E$1003])*[.F480]" office:value-type="float" office:value="1334.30121178821" calcext:value-type="float">
            <text:p>1334.3012117882</text:p>
          </table:table-cell>
          <table:table-cell table:formula="of:=[.G480]*[.E480]" office:value-type="float" office:value="1.33430121178821" calcext:value-type="float">
            <text:p>1.33430121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" calcext:value-type="float">
            <text:p>0.78</text:p>
          </table:table-cell>
          <table:table-cell table:formula="of:=[.B481]+([.E481]/2)" office:value-type="float" office:value="0.7795" calcext:value-type="float">
            <text:p>0.77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table:formula="of:=([.$F$1003]/[.$E$1003])*[.F481]" office:value-type="float" office:value="1317.8011968032" calcext:value-type="float">
            <text:p>1317.8011968032</text:p>
          </table:table-cell>
          <table:table-cell table:formula="of:=[.G481]*[.E481]" office:value-type="float" office:value="1.3178011968032" calcext:value-type="float">
            <text:p>1.31780119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8" calcext:value-type="float">
            <text:p>0.78</text:p>
          </table:table-cell>
          <table:table-cell office:value-type="float" office:value="0.781" calcext:value-type="float">
            <text:p>0.781</text:p>
          </table:table-cell>
          <table:table-cell table:formula="of:=[.B482]+([.E482]/2)" office:value-type="float" office:value="0.7805" calcext:value-type="float">
            <text:p>0.78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table:formula="of:=([.$F$1003]/[.$E$1003])*[.F482]" office:value-type="float" office:value="1313.40119280719" calcext:value-type="float">
            <text:p>1313.4011928072</text:p>
          </table:table-cell>
          <table:table-cell table:formula="of:=[.G482]*[.E482]" office:value-type="float" office:value="1.31340119280719" calcext:value-type="float">
            <text:p>1.313401192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  <table:table-cell table:formula="of:=[.B483]+([.E483]/2)" office:value-type="float" office:value="0.7815" calcext:value-type="float">
            <text:p>0.78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1" calcext:value-type="float">
            <text:p>1.191</text:p>
          </table:table-cell>
          <table:table-cell table:formula="of:=([.$F$1003]/[.$E$1003])*[.F483]" office:value-type="float" office:value="1310.10118981019" calcext:value-type="float">
            <text:p>1310.1011898102</text:p>
          </table:table-cell>
          <table:table-cell table:formula="of:=[.G483]*[.E483]" office:value-type="float" office:value="1.31010118981019" calcext:value-type="float">
            <text:p>1.310101189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3" calcext:value-type="float">
            <text:p>0.783</text:p>
          </table:table-cell>
          <table:table-cell table:formula="of:=[.B484]+([.E484]/2)" office:value-type="float" office:value="0.7825" calcext:value-type="float">
            <text:p>0.78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table:formula="of:=([.$F$1003]/[.$E$1003])*[.F484]" office:value-type="float" office:value="1316.7011958042" calcext:value-type="float">
            <text:p>1316.7011958042</text:p>
          </table:table-cell>
          <table:table-cell table:formula="of:=[.G484]*[.E484]" office:value-type="float" office:value="1.3167011958042" calcext:value-type="float">
            <text:p>1.316701195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4" calcext:value-type="float">
            <text:p>0.784</text:p>
          </table:table-cell>
          <table:table-cell table:formula="of:=[.B485]+([.E485]/2)" office:value-type="float" office:value="0.7835" calcext:value-type="float">
            <text:p>0.78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6" calcext:value-type="float">
            <text:p>1.166</text:p>
          </table:table-cell>
          <table:table-cell table:formula="of:=([.$F$1003]/[.$E$1003])*[.F485]" office:value-type="float" office:value="1282.60116483517" calcext:value-type="float">
            <text:p>1282.6011648352</text:p>
          </table:table-cell>
          <table:table-cell table:formula="of:=[.G485]*[.E485]" office:value-type="float" office:value="1.28260116483517" calcext:value-type="float">
            <text:p>1.282601164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5" calcext:value-type="float">
            <text:p>0.785</text:p>
          </table:table-cell>
          <table:table-cell table:formula="of:=[.B486]+([.E486]/2)" office:value-type="float" office:value="0.7845" calcext:value-type="float">
            <text:p>0.78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2" calcext:value-type="float">
            <text:p>1.192</text:p>
          </table:table-cell>
          <table:table-cell table:formula="of:=([.$F$1003]/[.$E$1003])*[.F486]" office:value-type="float" office:value="1311.20119080919" calcext:value-type="float">
            <text:p>1311.2011908092</text:p>
          </table:table-cell>
          <table:table-cell table:formula="of:=[.G486]*[.E486]" office:value-type="float" office:value="1.31120119080919" calcext:value-type="float">
            <text:p>1.31120119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6" calcext:value-type="float">
            <text:p>0.786</text:p>
          </table:table-cell>
          <table:table-cell table:formula="of:=[.B487]+([.E487]/2)" office:value-type="float" office:value="0.7855" calcext:value-type="float">
            <text:p>0.78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6" calcext:value-type="float">
            <text:p>1.166</text:p>
          </table:table-cell>
          <table:table-cell table:formula="of:=([.$F$1003]/[.$E$1003])*[.F487]" office:value-type="float" office:value="1282.60116483517" calcext:value-type="float">
            <text:p>1282.6011648352</text:p>
          </table:table-cell>
          <table:table-cell table:formula="of:=[.G487]*[.E487]" office:value-type="float" office:value="1.28260116483517" calcext:value-type="float">
            <text:p>1.282601164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7" calcext:value-type="float">
            <text:p>0.787</text:p>
          </table:table-cell>
          <table:table-cell table:formula="of:=[.B488]+([.E488]/2)" office:value-type="float" office:value="0.7865" calcext:value-type="float">
            <text:p>0.78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7" calcext:value-type="float">
            <text:p>1.187</text:p>
          </table:table-cell>
          <table:table-cell table:formula="of:=([.$F$1003]/[.$E$1003])*[.F488]" office:value-type="float" office:value="1305.70118581419" calcext:value-type="float">
            <text:p>1305.7011858142</text:p>
          </table:table-cell>
          <table:table-cell table:formula="of:=[.G488]*[.E488]" office:value-type="float" office:value="1.30570118581419" calcext:value-type="float">
            <text:p>1.30570118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8" calcext:value-type="float">
            <text:p>0.788</text:p>
          </table:table-cell>
          <table:table-cell table:formula="of:=[.B489]+([.E489]/2)" office:value-type="float" office:value="0.7875" calcext:value-type="float">
            <text:p>0.78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8" calcext:value-type="float">
            <text:p>1.178</text:p>
          </table:table-cell>
          <table:table-cell table:formula="of:=([.$F$1003]/[.$E$1003])*[.F489]" office:value-type="float" office:value="1295.80117682318" calcext:value-type="float">
            <text:p>1295.8011768232</text:p>
          </table:table-cell>
          <table:table-cell table:formula="of:=[.G489]*[.E489]" office:value-type="float" office:value="1.29580117682318" calcext:value-type="float">
            <text:p>1.295801176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table:formula="of:=[.B490]+([.E490]/2)" office:value-type="float" office:value="0.7885" calcext:value-type="float">
            <text:p>0.78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4" calcext:value-type="float">
            <text:p>1.174</text:p>
          </table:table-cell>
          <table:table-cell table:formula="of:=([.$F$1003]/[.$E$1003])*[.F490]" office:value-type="float" office:value="1291.40117282717" calcext:value-type="float">
            <text:p>1291.4011728272</text:p>
          </table:table-cell>
          <table:table-cell table:formula="of:=[.G490]*[.E490]" office:value-type="float" office:value="1.29140117282717" calcext:value-type="float">
            <text:p>1.291401172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 table:formula="of:=[.B491]+([.E491]/2)" office:value-type="float" office:value="0.7895" calcext:value-type="float">
            <text:p>0.78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6" calcext:value-type="float">
            <text:p>1.176</text:p>
          </table:table-cell>
          <table:table-cell table:formula="of:=([.$F$1003]/[.$E$1003])*[.F491]" office:value-type="float" office:value="1293.60117482518" calcext:value-type="float">
            <text:p>1293.6011748252</text:p>
          </table:table-cell>
          <table:table-cell table:formula="of:=[.G491]*[.E491]" office:value-type="float" office:value="1.29360117482518" calcext:value-type="float">
            <text:p>1.29360117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79" calcext:value-type="float">
            <text:p>0.79</text:p>
          </table:table-cell>
          <table:table-cell office:value-type="float" office:value="0.791" calcext:value-type="float">
            <text:p>0.791</text:p>
          </table:table-cell>
          <table:table-cell table:formula="of:=[.B492]+([.E492]/2)" office:value-type="float" office:value="0.7905" calcext:value-type="float">
            <text:p>0.79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2" calcext:value-type="float">
            <text:p>1.172</text:p>
          </table:table-cell>
          <table:table-cell table:formula="of:=([.$F$1003]/[.$E$1003])*[.F492]" office:value-type="float" office:value="1289.20117082917" calcext:value-type="float">
            <text:p>1289.2011708292</text:p>
          </table:table-cell>
          <table:table-cell table:formula="of:=[.G492]*[.E492]" office:value-type="float" office:value="1.28920117082917" calcext:value-type="float">
            <text:p>1.28920117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2" calcext:value-type="float">
            <text:p>0.792</text:p>
          </table:table-cell>
          <table:table-cell table:formula="of:=[.B493]+([.E493]/2)" office:value-type="float" office:value="0.7915" calcext:value-type="float">
            <text:p>0.7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3" calcext:value-type="float">
            <text:p>1.143</text:p>
          </table:table-cell>
          <table:table-cell table:formula="of:=([.$F$1003]/[.$E$1003])*[.F493]" office:value-type="float" office:value="1257.30114185814" calcext:value-type="float">
            <text:p>1257.3011418582</text:p>
          </table:table-cell>
          <table:table-cell table:formula="of:=[.G493]*[.E493]" office:value-type="float" office:value="1.25730114185814" calcext:value-type="float">
            <text:p>1.257301141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3" calcext:value-type="float">
            <text:p>0.793</text:p>
          </table:table-cell>
          <table:table-cell table:formula="of:=[.B494]+([.E494]/2)" office:value-type="float" office:value="0.7925" calcext:value-type="float">
            <text:p>0.7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55" calcext:value-type="float">
            <text:p>1.155</text:p>
          </table:table-cell>
          <table:table-cell table:formula="of:=([.$F$1003]/[.$E$1003])*[.F494]" office:value-type="float" office:value="1270.50115384615" calcext:value-type="float">
            <text:p>1270.5011538462</text:p>
          </table:table-cell>
          <table:table-cell table:formula="of:=[.G494]*[.E494]" office:value-type="float" office:value="1.27050115384615" calcext:value-type="float">
            <text:p>1.27050115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4" calcext:value-type="float">
            <text:p>0.794</text:p>
          </table:table-cell>
          <table:table-cell table:formula="of:=[.B495]+([.E495]/2)" office:value-type="float" office:value="0.7935" calcext:value-type="float">
            <text:p>0.7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3" calcext:value-type="float">
            <text:p>1.123</text:p>
          </table:table-cell>
          <table:table-cell table:formula="of:=([.$F$1003]/[.$E$1003])*[.F495]" office:value-type="float" office:value="1235.30112187812" calcext:value-type="float">
            <text:p>1235.3011218781</text:p>
          </table:table-cell>
          <table:table-cell table:formula="of:=[.G495]*[.E495]" office:value-type="float" office:value="1.23530112187812" calcext:value-type="float">
            <text:p>1.235301121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  <table:table-cell table:formula="of:=[.B496]+([.E496]/2)" office:value-type="float" office:value="0.7945" calcext:value-type="float">
            <text:p>0.79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" calcext:value-type="float">
            <text:p>1.11</text:p>
          </table:table-cell>
          <table:table-cell table:formula="of:=([.$F$1003]/[.$E$1003])*[.F496]" office:value-type="float" office:value="1221.00110889111" calcext:value-type="float">
            <text:p>1221.0011088911</text:p>
          </table:table-cell>
          <table:table-cell table:formula="of:=[.G496]*[.E496]" office:value-type="float" office:value="1.22100110889111" calcext:value-type="float">
            <text:p>1.221001108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6" calcext:value-type="float">
            <text:p>0.796</text:p>
          </table:table-cell>
          <table:table-cell table:formula="of:=[.B497]+([.E497]/2)" office:value-type="float" office:value="0.7955" calcext:value-type="float">
            <text:p>0.79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8" calcext:value-type="float">
            <text:p>1.148</text:p>
          </table:table-cell>
          <table:table-cell table:formula="of:=([.$F$1003]/[.$E$1003])*[.F497]" office:value-type="float" office:value="1262.80114685315" calcext:value-type="float">
            <text:p>1262.8011468532</text:p>
          </table:table-cell>
          <table:table-cell table:formula="of:=[.G497]*[.E497]" office:value-type="float" office:value="1.26280114685315" calcext:value-type="float">
            <text:p>1.26280114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  <table:table-cell table:formula="of:=[.B498]+([.E498]/2)" office:value-type="float" office:value="0.7965" calcext:value-type="float">
            <text:p>0.79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52" calcext:value-type="float">
            <text:p>1.152</text:p>
          </table:table-cell>
          <table:table-cell table:formula="of:=([.$F$1003]/[.$E$1003])*[.F498]" office:value-type="float" office:value="1267.20115084915" calcext:value-type="float">
            <text:p>1267.2011508492</text:p>
          </table:table-cell>
          <table:table-cell table:formula="of:=[.G498]*[.E498]" office:value-type="float" office:value="1.26720115084915" calcext:value-type="float">
            <text:p>1.267201150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table:formula="of:=[.B499]+([.E499]/2)" office:value-type="float" office:value="0.7975" calcext:value-type="float">
            <text:p>0.7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5" calcext:value-type="float">
            <text:p>1.15</text:p>
          </table:table-cell>
          <table:table-cell table:formula="of:=([.$F$1003]/[.$E$1003])*[.F499]" office:value-type="float" office:value="1265.00114885115" calcext:value-type="float">
            <text:p>1265.0011488512</text:p>
          </table:table-cell>
          <table:table-cell table:formula="of:=[.G499]*[.E499]" office:value-type="float" office:value="1.26500114885115" calcext:value-type="float">
            <text:p>1.265001148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9" calcext:value-type="float">
            <text:p>0.799</text:p>
          </table:table-cell>
          <table:table-cell table:formula="of:=[.B500]+([.E500]/2)" office:value-type="float" office:value="0.7985" calcext:value-type="float">
            <text:p>0.79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5" calcext:value-type="float">
            <text:p>1.15</text:p>
          </table:table-cell>
          <table:table-cell table:formula="of:=([.$F$1003]/[.$E$1003])*[.F500]" office:value-type="float" office:value="1265.00114885115" calcext:value-type="float">
            <text:p>1265.0011488512</text:p>
          </table:table-cell>
          <table:table-cell table:formula="of:=[.G500]*[.E500]" office:value-type="float" office:value="1.26500114885115" calcext:value-type="float">
            <text:p>1.26500114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99" calcext:value-type="float">
            <text:p>0.799</text:p>
          </table:table-cell>
          <table:table-cell office:value-type="float" office:value="0.8" calcext:value-type="float">
            <text:p>0.8</text:p>
          </table:table-cell>
          <table:table-cell table:formula="of:=[.B501]+([.E501]/2)" office:value-type="float" office:value="0.7995" calcext:value-type="float">
            <text:p>0.79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3" calcext:value-type="float">
            <text:p>1.143</text:p>
          </table:table-cell>
          <table:table-cell table:formula="of:=([.$F$1003]/[.$E$1003])*[.F501]" office:value-type="float" office:value="1257.30114185814" calcext:value-type="float">
            <text:p>1257.3011418582</text:p>
          </table:table-cell>
          <table:table-cell table:formula="of:=[.G501]*[.E501]" office:value-type="float" office:value="1.25730114185814" calcext:value-type="float">
            <text:p>1.25730114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" calcext:value-type="float">
            <text:p>0.8</text:p>
          </table:table-cell>
          <table:table-cell office:value-type="float" office:value="0.801" calcext:value-type="float">
            <text:p>0.801</text:p>
          </table:table-cell>
          <table:table-cell table:formula="of:=[.B502]+([.E502]/2)" office:value-type="float" office:value="0.8005" calcext:value-type="float">
            <text:p>0.8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7" calcext:value-type="float">
            <text:p>1.127</text:p>
          </table:table-cell>
          <table:table-cell table:formula="of:=([.$F$1003]/[.$E$1003])*[.F502]" office:value-type="float" office:value="1239.70112587413" calcext:value-type="float">
            <text:p>1239.7011258741</text:p>
          </table:table-cell>
          <table:table-cell table:formula="of:=[.G502]*[.E502]" office:value-type="float" office:value="1.23970112587413" calcext:value-type="float">
            <text:p>1.23970112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" calcext:value-type="float">
            <text:p>0.802</text:p>
          </table:table-cell>
          <table:table-cell table:formula="of:=[.B503]+([.E503]/2)" office:value-type="float" office:value="0.8015" calcext:value-type="float">
            <text:p>0.80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1" calcext:value-type="float">
            <text:p>1.141</text:p>
          </table:table-cell>
          <table:table-cell table:formula="of:=([.$F$1003]/[.$E$1003])*[.F503]" office:value-type="float" office:value="1255.10113986014" calcext:value-type="float">
            <text:p>1255.1011398601</text:p>
          </table:table-cell>
          <table:table-cell table:formula="of:=[.G503]*[.E503]" office:value-type="float" office:value="1.25510113986014" calcext:value-type="float">
            <text:p>1.25510113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3" calcext:value-type="float">
            <text:p>0.803</text:p>
          </table:table-cell>
          <table:table-cell table:formula="of:=[.B504]+([.E504]/2)" office:value-type="float" office:value="0.8025" calcext:value-type="float">
            <text:p>0.80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31" calcext:value-type="float">
            <text:p>1.131</text:p>
          </table:table-cell>
          <table:table-cell table:formula="of:=([.$F$1003]/[.$E$1003])*[.F504]" office:value-type="float" office:value="1244.10112987013" calcext:value-type="float">
            <text:p>1244.1011298701</text:p>
          </table:table-cell>
          <table:table-cell table:formula="of:=[.G504]*[.E504]" office:value-type="float" office:value="1.24410112987013" calcext:value-type="float">
            <text:p>1.24410112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4" calcext:value-type="float">
            <text:p>0.804</text:p>
          </table:table-cell>
          <table:table-cell table:formula="of:=[.B505]+([.E505]/2)" office:value-type="float" office:value="0.8035" calcext:value-type="float">
            <text:p>0.80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5" calcext:value-type="float">
            <text:p>1.125</text:p>
          </table:table-cell>
          <table:table-cell table:formula="of:=([.$F$1003]/[.$E$1003])*[.F505]" office:value-type="float" office:value="1237.50112387612" calcext:value-type="float">
            <text:p>1237.5011238761</text:p>
          </table:table-cell>
          <table:table-cell table:formula="of:=[.G505]*[.E505]" office:value-type="float" office:value="1.23750112387612" calcext:value-type="float">
            <text:p>1.237501123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5" calcext:value-type="float">
            <text:p>0.805</text:p>
          </table:table-cell>
          <table:table-cell table:formula="of:=[.B506]+([.E506]/2)" office:value-type="float" office:value="0.8045" calcext:value-type="float">
            <text:p>0.80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5" calcext:value-type="float">
            <text:p>1.115</text:p>
          </table:table-cell>
          <table:table-cell table:formula="of:=([.$F$1003]/[.$E$1003])*[.F506]" office:value-type="float" office:value="1226.50111388611" calcext:value-type="float">
            <text:p>1226.5011138861</text:p>
          </table:table-cell>
          <table:table-cell table:formula="of:=[.G506]*[.E506]" office:value-type="float" office:value="1.22650111388611" calcext:value-type="float">
            <text:p>1.226501113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6" calcext:value-type="float">
            <text:p>0.806</text:p>
          </table:table-cell>
          <table:table-cell table:formula="of:=[.B507]+([.E507]/2)" office:value-type="float" office:value="0.8055" calcext:value-type="float">
            <text:p>0.80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7" calcext:value-type="float">
            <text:p>1.117</text:p>
          </table:table-cell>
          <table:table-cell table:formula="of:=([.$F$1003]/[.$E$1003])*[.F507]" office:value-type="float" office:value="1228.70111588412" calcext:value-type="float">
            <text:p>1228.7011158841</text:p>
          </table:table-cell>
          <table:table-cell table:formula="of:=[.G507]*[.E507]" office:value-type="float" office:value="1.22870111588412" calcext:value-type="float">
            <text:p>1.22870111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7" calcext:value-type="float">
            <text:p>0.807</text:p>
          </table:table-cell>
          <table:table-cell table:formula="of:=[.B508]+([.E508]/2)" office:value-type="float" office:value="0.8065" calcext:value-type="float">
            <text:p>0.80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33" calcext:value-type="float">
            <text:p>1.133</text:p>
          </table:table-cell>
          <table:table-cell table:formula="of:=([.$F$1003]/[.$E$1003])*[.F508]" office:value-type="float" office:value="1246.30113186813" calcext:value-type="float">
            <text:p>1246.3011318681</text:p>
          </table:table-cell>
          <table:table-cell table:formula="of:=[.G508]*[.E508]" office:value-type="float" office:value="1.24630113186813" calcext:value-type="float">
            <text:p>1.24630113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8" calcext:value-type="float">
            <text:p>0.808</text:p>
          </table:table-cell>
          <table:table-cell table:formula="of:=[.B509]+([.E509]/2)" office:value-type="float" office:value="0.8075" calcext:value-type="float">
            <text:p>0.80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3" calcext:value-type="float">
            <text:p>1.113</text:p>
          </table:table-cell>
          <table:table-cell table:formula="of:=([.$F$1003]/[.$E$1003])*[.F509]" office:value-type="float" office:value="1224.30111188811" calcext:value-type="float">
            <text:p>1224.3011118881</text:p>
          </table:table-cell>
          <table:table-cell table:formula="of:=[.G509]*[.E509]" office:value-type="float" office:value="1.22430111188811" calcext:value-type="float">
            <text:p>1.22430111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9" calcext:value-type="float">
            <text:p>0.809</text:p>
          </table:table-cell>
          <table:table-cell table:formula="of:=[.B510]+([.E510]/2)" office:value-type="float" office:value="0.8085" calcext:value-type="float">
            <text:p>0.80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5" calcext:value-type="float">
            <text:p>1.105</text:p>
          </table:table-cell>
          <table:table-cell table:formula="of:=([.$F$1003]/[.$E$1003])*[.F510]" office:value-type="float" office:value="1215.5011038961" calcext:value-type="float">
            <text:p>1215.5011038961</text:p>
          </table:table-cell>
          <table:table-cell table:formula="of:=[.G510]*[.E510]" office:value-type="float" office:value="1.2155011038961" calcext:value-type="float">
            <text:p>1.21550110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" calcext:value-type="float">
            <text:p>0.81</text:p>
          </table:table-cell>
          <table:table-cell table:formula="of:=[.B511]+([.E511]/2)" office:value-type="float" office:value="0.8095" calcext:value-type="float">
            <text:p>0.80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4" calcext:value-type="float">
            <text:p>1.094</text:p>
          </table:table-cell>
          <table:table-cell table:formula="of:=([.$F$1003]/[.$E$1003])*[.F511]" office:value-type="float" office:value="1203.40109290709" calcext:value-type="float">
            <text:p>1203.4010929071</text:p>
          </table:table-cell>
          <table:table-cell table:formula="of:=[.G511]*[.E511]" office:value-type="float" office:value="1.20340109290709" calcext:value-type="float">
            <text:p>1.20340109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81" calcext:value-type="float">
            <text:p>0.81</text:p>
          </table:table-cell>
          <table:table-cell office:value-type="float" office:value="0.811" calcext:value-type="float">
            <text:p>0.811</text:p>
          </table:table-cell>
          <table:table-cell table:formula="of:=[.B512]+([.E512]/2)" office:value-type="float" office:value="0.8105" calcext:value-type="float">
            <text:p>0.81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7" calcext:value-type="float">
            <text:p>1.107</text:p>
          </table:table-cell>
          <table:table-cell table:formula="of:=([.$F$1003]/[.$E$1003])*[.F512]" office:value-type="float" office:value="1217.70110589411" calcext:value-type="float">
            <text:p>1217.7011058941</text:p>
          </table:table-cell>
          <table:table-cell table:formula="of:=[.G512]*[.E512]" office:value-type="float" office:value="1.21770110589411" calcext:value-type="float">
            <text:p>1.21770110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2" calcext:value-type="float">
            <text:p>0.812</text:p>
          </table:table-cell>
          <table:table-cell table:formula="of:=[.B513]+([.E513]/2)" office:value-type="float" office:value="0.8115" calcext:value-type="float">
            <text:p>0.81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" calcext:value-type="float">
            <text:p>1.11</text:p>
          </table:table-cell>
          <table:table-cell table:formula="of:=([.$F$1003]/[.$E$1003])*[.F513]" office:value-type="float" office:value="1221.00110889111" calcext:value-type="float">
            <text:p>1221.0011088911</text:p>
          </table:table-cell>
          <table:table-cell table:formula="of:=[.G513]*[.E513]" office:value-type="float" office:value="1.22100110889111" calcext:value-type="float">
            <text:p>1.221001108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3" calcext:value-type="float">
            <text:p>0.813</text:p>
          </table:table-cell>
          <table:table-cell table:formula="of:=[.B514]+([.E514]/2)" office:value-type="float" office:value="0.8125" calcext:value-type="float">
            <text:p>0.81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" calcext:value-type="float">
            <text:p>1.11</text:p>
          </table:table-cell>
          <table:table-cell table:formula="of:=([.$F$1003]/[.$E$1003])*[.F514]" office:value-type="float" office:value="1221.00110889111" calcext:value-type="float">
            <text:p>1221.0011088911</text:p>
          </table:table-cell>
          <table:table-cell table:formula="of:=[.G514]*[.E514]" office:value-type="float" office:value="1.22100110889111" calcext:value-type="float">
            <text:p>1.221001108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4" calcext:value-type="float">
            <text:p>0.814</text:p>
          </table:table-cell>
          <table:table-cell table:formula="of:=[.B515]+([.E515]/2)" office:value-type="float" office:value="0.8135" calcext:value-type="float">
            <text:p>0.8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1" calcext:value-type="float">
            <text:p>1.111</text:p>
          </table:table-cell>
          <table:table-cell table:formula="of:=([.$F$1003]/[.$E$1003])*[.F515]" office:value-type="float" office:value="1222.10110989011" calcext:value-type="float">
            <text:p>1222.1011098901</text:p>
          </table:table-cell>
          <table:table-cell table:formula="of:=[.G515]*[.E515]" office:value-type="float" office:value="1.22210110989011" calcext:value-type="float">
            <text:p>1.222101109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5" calcext:value-type="float">
            <text:p>0.815</text:p>
          </table:table-cell>
          <table:table-cell table:formula="of:=[.B516]+([.E516]/2)" office:value-type="float" office:value="0.8145" calcext:value-type="float">
            <text:p>0.81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7" calcext:value-type="float">
            <text:p>1.107</text:p>
          </table:table-cell>
          <table:table-cell table:formula="of:=([.$F$1003]/[.$E$1003])*[.F516]" office:value-type="float" office:value="1217.70110589411" calcext:value-type="float">
            <text:p>1217.7011058941</text:p>
          </table:table-cell>
          <table:table-cell table:formula="of:=[.G516]*[.E516]" office:value-type="float" office:value="1.21770110589411" calcext:value-type="float">
            <text:p>1.21770110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6" calcext:value-type="float">
            <text:p>0.816</text:p>
          </table:table-cell>
          <table:table-cell table:formula="of:=[.B517]+([.E517]/2)" office:value-type="float" office:value="0.8155" calcext:value-type="float">
            <text:p>0.81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8" calcext:value-type="float">
            <text:p>1.098</text:p>
          </table:table-cell>
          <table:table-cell table:formula="of:=([.$F$1003]/[.$E$1003])*[.F517]" office:value-type="float" office:value="1207.8010969031" calcext:value-type="float">
            <text:p>1207.8010969031</text:p>
          </table:table-cell>
          <table:table-cell table:formula="of:=[.G517]*[.E517]" office:value-type="float" office:value="1.2078010969031" calcext:value-type="float">
            <text:p>1.20780109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" calcext:value-type="float">
            <text:p>0.817</text:p>
          </table:table-cell>
          <table:table-cell table:formula="of:=[.B518]+([.E518]/2)" office:value-type="float" office:value="0.8165" calcext:value-type="float">
            <text:p>0.81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6" calcext:value-type="float">
            <text:p>1.096</text:p>
          </table:table-cell>
          <table:table-cell table:formula="of:=([.$F$1003]/[.$E$1003])*[.F518]" office:value-type="float" office:value="1205.6010949051" calcext:value-type="float">
            <text:p>1205.6010949051</text:p>
          </table:table-cell>
          <table:table-cell table:formula="of:=[.G518]*[.E518]" office:value-type="float" office:value="1.2056010949051" calcext:value-type="float">
            <text:p>1.205601094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817" calcext:value-type="float">
            <text:p>0.817</text:p>
          </table:table-cell>
          <table:table-cell office:value-type="float" office:value="0.818" calcext:value-type="float">
            <text:p>0.818</text:p>
          </table:table-cell>
          <table:table-cell table:formula="of:=[.B519]+([.E519]/2)" office:value-type="float" office:value="0.8175" calcext:value-type="float">
            <text:p>0.81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8" calcext:value-type="float">
            <text:p>1.098</text:p>
          </table:table-cell>
          <table:table-cell table:formula="of:=([.$F$1003]/[.$E$1003])*[.F519]" office:value-type="float" office:value="1207.8010969031" calcext:value-type="float">
            <text:p>1207.8010969031</text:p>
          </table:table-cell>
          <table:table-cell table:formula="of:=[.G519]*[.E519]" office:value-type="float" office:value="1.2078010969031" calcext:value-type="float">
            <text:p>1.207801096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9" calcext:value-type="float">
            <text:p>0.819</text:p>
          </table:table-cell>
          <table:table-cell table:formula="of:=[.B520]+([.E520]/2)" office:value-type="float" office:value="0.8185" calcext:value-type="float">
            <text:p>0.81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3" calcext:value-type="float">
            <text:p>1.063</text:p>
          </table:table-cell>
          <table:table-cell table:formula="of:=([.$F$1003]/[.$E$1003])*[.F520]" office:value-type="float" office:value="1169.30106193806" calcext:value-type="float">
            <text:p>1169.3010619381</text:p>
          </table:table-cell>
          <table:table-cell table:formula="of:=[.G520]*[.E520]" office:value-type="float" office:value="1.16930106193806" calcext:value-type="float">
            <text:p>1.16930106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" calcext:value-type="float">
            <text:p>0.82</text:p>
          </table:table-cell>
          <table:table-cell table:formula="of:=[.B521]+([.E521]/2)" office:value-type="float" office:value="0.8195" calcext:value-type="float">
            <text:p>0.8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7" calcext:value-type="float">
            <text:p>1.057</text:p>
          </table:table-cell>
          <table:table-cell table:formula="of:=([.$F$1003]/[.$E$1003])*[.F521]" office:value-type="float" office:value="1162.70105594406" calcext:value-type="float">
            <text:p>1162.7010559441</text:p>
          </table:table-cell>
          <table:table-cell table:formula="of:=[.G521]*[.E521]" office:value-type="float" office:value="1.16270105594406" calcext:value-type="float">
            <text:p>1.16270105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82" calcext:value-type="float">
            <text:p>0.82</text:p>
          </table:table-cell>
          <table:table-cell office:value-type="float" office:value="0.821" calcext:value-type="float">
            <text:p>0.821</text:p>
          </table:table-cell>
          <table:table-cell table:formula="of:=[.B522]+([.E522]/2)" office:value-type="float" office:value="0.8205" calcext:value-type="float">
            <text:p>0.82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4" calcext:value-type="float">
            <text:p>1.064</text:p>
          </table:table-cell>
          <table:table-cell table:formula="of:=([.$F$1003]/[.$E$1003])*[.F522]" office:value-type="float" office:value="1170.40106293706" calcext:value-type="float">
            <text:p>1170.4010629371</text:p>
          </table:table-cell>
          <table:table-cell table:formula="of:=[.G522]*[.E522]" office:value-type="float" office:value="1.17040106293706" calcext:value-type="float">
            <text:p>1.17040106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" calcext:value-type="float">
            <text:p>0.822</text:p>
          </table:table-cell>
          <table:table-cell table:formula="of:=[.B523]+([.E523]/2)" office:value-type="float" office:value="0.8215" calcext:value-type="float">
            <text:p>0.82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2" calcext:value-type="float">
            <text:p>1.062</text:p>
          </table:table-cell>
          <table:table-cell table:formula="of:=([.$F$1003]/[.$E$1003])*[.F523]" office:value-type="float" office:value="1168.20106093906" calcext:value-type="float">
            <text:p>1168.2010609391</text:p>
          </table:table-cell>
          <table:table-cell table:formula="of:=[.G523]*[.E523]" office:value-type="float" office:value="1.16820106093906" calcext:value-type="float">
            <text:p>1.168201060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3" calcext:value-type="float">
            <text:p>0.823</text:p>
          </table:table-cell>
          <table:table-cell table:formula="of:=[.B524]+([.E524]/2)" office:value-type="float" office:value="0.8225" calcext:value-type="float">
            <text:p>0.82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3" calcext:value-type="float">
            <text:p>1.063</text:p>
          </table:table-cell>
          <table:table-cell table:formula="of:=([.$F$1003]/[.$E$1003])*[.F524]" office:value-type="float" office:value="1169.30106193806" calcext:value-type="float">
            <text:p>1169.3010619381</text:p>
          </table:table-cell>
          <table:table-cell table:formula="of:=[.G524]*[.E524]" office:value-type="float" office:value="1.16930106193806" calcext:value-type="float">
            <text:p>1.169301061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4" calcext:value-type="float">
            <text:p>0.824</text:p>
          </table:table-cell>
          <table:table-cell table:formula="of:=[.B525]+([.E525]/2)" office:value-type="float" office:value="0.8235" calcext:value-type="float">
            <text:p>0.82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table:formula="of:=([.$F$1003]/[.$E$1003])*[.F525]" office:value-type="float" office:value="1164.90105794206" calcext:value-type="float">
            <text:p>1164.9010579421</text:p>
          </table:table-cell>
          <table:table-cell table:formula="of:=[.G525]*[.E525]" office:value-type="float" office:value="1.16490105794206" calcext:value-type="float">
            <text:p>1.164901057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5" calcext:value-type="float">
            <text:p>0.825</text:p>
          </table:table-cell>
          <table:table-cell table:formula="of:=[.B526]+([.E526]/2)" office:value-type="float" office:value="0.8245" calcext:value-type="float">
            <text:p>0.82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1" calcext:value-type="float">
            <text:p>1.071</text:p>
          </table:table-cell>
          <table:table-cell table:formula="of:=([.$F$1003]/[.$E$1003])*[.F526]" office:value-type="float" office:value="1178.10106993007" calcext:value-type="float">
            <text:p>1178.1010699301</text:p>
          </table:table-cell>
          <table:table-cell table:formula="of:=[.G526]*[.E526]" office:value-type="float" office:value="1.17810106993007" calcext:value-type="float">
            <text:p>1.17810106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6" calcext:value-type="float">
            <text:p>0.826</text:p>
          </table:table-cell>
          <table:table-cell table:formula="of:=[.B527]+([.E527]/2)" office:value-type="float" office:value="0.8255" calcext:value-type="float">
            <text:p>0.82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8" calcext:value-type="float">
            <text:p>1.068</text:p>
          </table:table-cell>
          <table:table-cell table:formula="of:=([.$F$1003]/[.$E$1003])*[.F527]" office:value-type="float" office:value="1174.80106693307" calcext:value-type="float">
            <text:p>1174.8010669331</text:p>
          </table:table-cell>
          <table:table-cell table:formula="of:=[.G527]*[.E527]" office:value-type="float" office:value="1.17480106693307" calcext:value-type="float">
            <text:p>1.174801066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7" calcext:value-type="float">
            <text:p>0.827</text:p>
          </table:table-cell>
          <table:table-cell table:formula="of:=[.B528]+([.E528]/2)" office:value-type="float" office:value="0.8265" calcext:value-type="float">
            <text:p>0.8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7" calcext:value-type="float">
            <text:p>1.077</text:p>
          </table:table-cell>
          <table:table-cell table:formula="of:=([.$F$1003]/[.$E$1003])*[.F528]" office:value-type="float" office:value="1184.70107592408" calcext:value-type="float">
            <text:p>1184.7010759241</text:p>
          </table:table-cell>
          <table:table-cell table:formula="of:=[.G528]*[.E528]" office:value-type="float" office:value="1.18470107592408" calcext:value-type="float">
            <text:p>1.18470107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8" calcext:value-type="float">
            <text:p>0.828</text:p>
          </table:table-cell>
          <table:table-cell table:formula="of:=[.B529]+([.E529]/2)" office:value-type="float" office:value="0.8275" calcext:value-type="float">
            <text:p>0.82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3" calcext:value-type="float">
            <text:p>1.073</text:p>
          </table:table-cell>
          <table:table-cell table:formula="of:=([.$F$1003]/[.$E$1003])*[.F529]" office:value-type="float" office:value="1180.30107192807" calcext:value-type="float">
            <text:p>1180.3010719281</text:p>
          </table:table-cell>
          <table:table-cell table:formula="of:=[.G529]*[.E529]" office:value-type="float" office:value="1.18030107192807" calcext:value-type="float">
            <text:p>1.180301071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9" calcext:value-type="float">
            <text:p>0.829</text:p>
          </table:table-cell>
          <table:table-cell table:formula="of:=[.B530]+([.E530]/2)" office:value-type="float" office:value="0.8285" calcext:value-type="float">
            <text:p>0.82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6" calcext:value-type="float">
            <text:p>1.076</text:p>
          </table:table-cell>
          <table:table-cell table:formula="of:=([.$F$1003]/[.$E$1003])*[.F530]" office:value-type="float" office:value="1183.60107492508" calcext:value-type="float">
            <text:p>1183.6010749251</text:p>
          </table:table-cell>
          <table:table-cell table:formula="of:=[.G530]*[.E530]" office:value-type="float" office:value="1.18360107492508" calcext:value-type="float">
            <text:p>1.183601074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" calcext:value-type="float">
            <text:p>0.83</text:p>
          </table:table-cell>
          <table:table-cell table:formula="of:=[.B531]+([.E531]/2)" office:value-type="float" office:value="0.8295" calcext:value-type="float">
            <text:p>0.8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table:formula="of:=([.$F$1003]/[.$E$1003])*[.F531]" office:value-type="float" office:value="1164.90105794206" calcext:value-type="float">
            <text:p>1164.9010579421</text:p>
          </table:table-cell>
          <table:table-cell table:formula="of:=[.G531]*[.E531]" office:value-type="float" office:value="1.16490105794206" calcext:value-type="float">
            <text:p>1.164901057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83" calcext:value-type="float">
            <text:p>0.83</text:p>
          </table:table-cell>
          <table:table-cell office:value-type="float" office:value="0.831" calcext:value-type="float">
            <text:p>0.831</text:p>
          </table:table-cell>
          <table:table-cell table:formula="of:=[.B532]+([.E532]/2)" office:value-type="float" office:value="0.8305" calcext:value-type="float">
            <text:p>0.83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9" calcext:value-type="float">
            <text:p>1.049</text:p>
          </table:table-cell>
          <table:table-cell table:formula="of:=([.$F$1003]/[.$E$1003])*[.F532]" office:value-type="float" office:value="1153.90104795205" calcext:value-type="float">
            <text:p>1153.9010479521</text:p>
          </table:table-cell>
          <table:table-cell table:formula="of:=[.G532]*[.E532]" office:value-type="float" office:value="1.15390104795205" calcext:value-type="float">
            <text:p>1.1539010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2" calcext:value-type="float">
            <text:p>0.832</text:p>
          </table:table-cell>
          <table:table-cell table:formula="of:=[.B533]+([.E533]/2)" office:value-type="float" office:value="0.8315" calcext:value-type="float">
            <text:p>0.83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6" calcext:value-type="float">
            <text:p>1.046</text:p>
          </table:table-cell>
          <table:table-cell table:formula="of:=([.$F$1003]/[.$E$1003])*[.F533]" office:value-type="float" office:value="1150.60104495505" calcext:value-type="float">
            <text:p>1150.6010449551</text:p>
          </table:table-cell>
          <table:table-cell table:formula="of:=[.G533]*[.E533]" office:value-type="float" office:value="1.15060104495505" calcext:value-type="float">
            <text:p>1.1506010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" calcext:value-type="float">
            <text:p>0.833</text:p>
          </table:table-cell>
          <table:table-cell table:formula="of:=[.B534]+([.E534]/2)" office:value-type="float" office:value="0.8325" calcext:value-type="float">
            <text:p>0.83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1" calcext:value-type="float">
            <text:p>1.041</text:p>
          </table:table-cell>
          <table:table-cell table:formula="of:=([.$F$1003]/[.$E$1003])*[.F534]" office:value-type="float" office:value="1145.10103996004" calcext:value-type="float">
            <text:p>1145.10103996</text:p>
          </table:table-cell>
          <table:table-cell table:formula="of:=[.G534]*[.E534]" office:value-type="float" office:value="1.14510103996004" calcext:value-type="float">
            <text:p>1.1451010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4" calcext:value-type="float">
            <text:p>0.834</text:p>
          </table:table-cell>
          <table:table-cell table:formula="of:=[.B535]+([.E535]/2)" office:value-type="float" office:value="0.8335" calcext:value-type="float">
            <text:p>0.83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9" calcext:value-type="float">
            <text:p>1.029</text:p>
          </table:table-cell>
          <table:table-cell table:formula="of:=([.$F$1003]/[.$E$1003])*[.F535]" office:value-type="float" office:value="1131.90102797203" calcext:value-type="float">
            <text:p>1131.901027972</text:p>
          </table:table-cell>
          <table:table-cell table:formula="of:=[.G535]*[.E535]" office:value-type="float" office:value="1.13190102797203" calcext:value-type="float">
            <text:p>1.1319010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" calcext:value-type="float">
            <text:p>0.835</text:p>
          </table:table-cell>
          <table:table-cell table:formula="of:=[.B536]+([.E536]/2)" office:value-type="float" office:value="0.8345" calcext:value-type="float">
            <text:p>0.83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2" calcext:value-type="float">
            <text:p>1.032</text:p>
          </table:table-cell>
          <table:table-cell table:formula="of:=([.$F$1003]/[.$E$1003])*[.F536]" office:value-type="float" office:value="1135.20103096903" calcext:value-type="float">
            <text:p>1135.201030969</text:p>
          </table:table-cell>
          <table:table-cell table:formula="of:=[.G536]*[.E536]" office:value-type="float" office:value="1.13520103096903" calcext:value-type="float">
            <text:p>1.1352010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6" calcext:value-type="float">
            <text:p>0.836</text:p>
          </table:table-cell>
          <table:table-cell table:formula="of:=[.B537]+([.E537]/2)" office:value-type="float" office:value="0.8355" calcext:value-type="float">
            <text:p>0.83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" calcext:value-type="float">
            <text:p>1.05</text:p>
          </table:table-cell>
          <table:table-cell table:formula="of:=([.$F$1003]/[.$E$1003])*[.F537]" office:value-type="float" office:value="1155.00104895105" calcext:value-type="float">
            <text:p>1155.0010489511</text:p>
          </table:table-cell>
          <table:table-cell table:formula="of:=[.G537]*[.E537]" office:value-type="float" office:value="1.15500104895105" calcext:value-type="float">
            <text:p>1.15500104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7" calcext:value-type="float">
            <text:p>0.837</text:p>
          </table:table-cell>
          <table:table-cell table:formula="of:=[.B538]+([.E538]/2)" office:value-type="float" office:value="0.8365" calcext:value-type="float">
            <text:p>0.83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" calcext:value-type="float">
            <text:p>1.04</text:p>
          </table:table-cell>
          <table:table-cell table:formula="of:=([.$F$1003]/[.$E$1003])*[.F538]" office:value-type="float" office:value="1144.00103896104" calcext:value-type="float">
            <text:p>1144.001038961</text:p>
          </table:table-cell>
          <table:table-cell table:formula="of:=[.G538]*[.E538]" office:value-type="float" office:value="1.14400103896104" calcext:value-type="float">
            <text:p>1.1440010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8" calcext:value-type="float">
            <text:p>0.838</text:p>
          </table:table-cell>
          <table:table-cell table:formula="of:=[.B539]+([.E539]/2)" office:value-type="float" office:value="0.8375" calcext:value-type="float">
            <text:p>0.83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" calcext:value-type="float">
            <text:p>1.05</text:p>
          </table:table-cell>
          <table:table-cell table:formula="of:=([.$F$1003]/[.$E$1003])*[.F539]" office:value-type="float" office:value="1155.00104895105" calcext:value-type="float">
            <text:p>1155.0010489511</text:p>
          </table:table-cell>
          <table:table-cell table:formula="of:=[.G539]*[.E539]" office:value-type="float" office:value="1.15500104895105" calcext:value-type="float">
            <text:p>1.15500104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9" calcext:value-type="float">
            <text:p>0.839</text:p>
          </table:table-cell>
          <table:table-cell table:formula="of:=[.B540]+([.E540]/2)" office:value-type="float" office:value="0.8385" calcext:value-type="float">
            <text:p>0.83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3" calcext:value-type="float">
            <text:p>1.023</text:p>
          </table:table-cell>
          <table:table-cell table:formula="of:=([.$F$1003]/[.$E$1003])*[.F540]" office:value-type="float" office:value="1125.30102197802" calcext:value-type="float">
            <text:p>1125.301021978</text:p>
          </table:table-cell>
          <table:table-cell table:formula="of:=[.G540]*[.E540]" office:value-type="float" office:value="1.12530102197802" calcext:value-type="float">
            <text:p>1.1253010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" calcext:value-type="float">
            <text:p>0.84</text:p>
          </table:table-cell>
          <table:table-cell table:formula="of:=[.B541]+([.E541]/2)" office:value-type="float" office:value="0.8395" calcext:value-type="float">
            <text:p>0.83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7" calcext:value-type="float">
            <text:p>1.027</text:p>
          </table:table-cell>
          <table:table-cell table:formula="of:=([.$F$1003]/[.$E$1003])*[.F541]" office:value-type="float" office:value="1129.70102597403" calcext:value-type="float">
            <text:p>1129.701025974</text:p>
          </table:table-cell>
          <table:table-cell table:formula="of:=[.G541]*[.E541]" office:value-type="float" office:value="1.12970102597403" calcext:value-type="float">
            <text:p>1.1297010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84" calcext:value-type="float">
            <text:p>0.84</text:p>
          </table:table-cell>
          <table:table-cell office:value-type="float" office:value="0.841" calcext:value-type="float">
            <text:p>0.841</text:p>
          </table:table-cell>
          <table:table-cell table:formula="of:=[.B542]+([.E542]/2)" office:value-type="float" office:value="0.8405" calcext:value-type="float">
            <text:p>0.84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9" calcext:value-type="float">
            <text:p>1.039</text:p>
          </table:table-cell>
          <table:table-cell table:formula="of:=([.$F$1003]/[.$E$1003])*[.F542]" office:value-type="float" office:value="1142.90103796204" calcext:value-type="float">
            <text:p>1142.901037962</text:p>
          </table:table-cell>
          <table:table-cell table:formula="of:=[.G542]*[.E542]" office:value-type="float" office:value="1.14290103796204" calcext:value-type="float">
            <text:p>1.1429010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2" calcext:value-type="float">
            <text:p>0.842</text:p>
          </table:table-cell>
          <table:table-cell table:formula="of:=[.B543]+([.E543]/2)" office:value-type="float" office:value="0.8415" calcext:value-type="float">
            <text:p>0.84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5" calcext:value-type="float">
            <text:p>1.035</text:p>
          </table:table-cell>
          <table:table-cell table:formula="of:=([.$F$1003]/[.$E$1003])*[.F543]" office:value-type="float" office:value="1138.50103396603" calcext:value-type="float">
            <text:p>1138.501033966</text:p>
          </table:table-cell>
          <table:table-cell table:formula="of:=[.G543]*[.E543]" office:value-type="float" office:value="1.13850103396603" calcext:value-type="float">
            <text:p>1.13850103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3" calcext:value-type="float">
            <text:p>0.843</text:p>
          </table:table-cell>
          <table:table-cell table:formula="of:=[.B544]+([.E544]/2)" office:value-type="float" office:value="0.8425" calcext:value-type="float">
            <text:p>0.84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" calcext:value-type="float">
            <text:p>1.02</text:p>
          </table:table-cell>
          <table:table-cell table:formula="of:=([.$F$1003]/[.$E$1003])*[.F544]" office:value-type="float" office:value="1122.00101898102" calcext:value-type="float">
            <text:p>1122.001018981</text:p>
          </table:table-cell>
          <table:table-cell table:formula="of:=[.G544]*[.E544]" office:value-type="float" office:value="1.12200101898102" calcext:value-type="float">
            <text:p>1.1220010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4" calcext:value-type="float">
            <text:p>0.844</text:p>
          </table:table-cell>
          <table:table-cell table:formula="of:=[.B545]+([.E545]/2)" office:value-type="float" office:value="0.8435" calcext:value-type="float">
            <text:p>0.84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8" calcext:value-type="float">
            <text:p>1.018</text:p>
          </table:table-cell>
          <table:table-cell table:formula="of:=([.$F$1003]/[.$E$1003])*[.F545]" office:value-type="float" office:value="1119.80101698302" calcext:value-type="float">
            <text:p>1119.801016983</text:p>
          </table:table-cell>
          <table:table-cell table:formula="of:=[.G545]*[.E545]" office:value-type="float" office:value="1.11980101698302" calcext:value-type="float">
            <text:p>1.1198010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5" calcext:value-type="float">
            <text:p>0.845</text:p>
          </table:table-cell>
          <table:table-cell table:formula="of:=[.B546]+([.E546]/2)" office:value-type="float" office:value="0.8445" calcext:value-type="float">
            <text:p>0.84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3" calcext:value-type="float">
            <text:p>1.013</text:p>
          </table:table-cell>
          <table:table-cell table:formula="of:=([.$F$1003]/[.$E$1003])*[.F546]" office:value-type="float" office:value="1114.30101198801" calcext:value-type="float">
            <text:p>1114.301011988</text:p>
          </table:table-cell>
          <table:table-cell table:formula="of:=[.G546]*[.E546]" office:value-type="float" office:value="1.11430101198801" calcext:value-type="float">
            <text:p>1.1143010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6" calcext:value-type="float">
            <text:p>0.846</text:p>
          </table:table-cell>
          <table:table-cell table:formula="of:=[.B547]+([.E547]/2)" office:value-type="float" office:value="0.8455" calcext:value-type="float">
            <text:p>0.845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8" calcext:value-type="float">
            <text:p>1.028</text:p>
          </table:table-cell>
          <table:table-cell table:formula="of:=([.$F$1003]/[.$E$1003])*[.F547]" office:value-type="float" office:value="1130.80102697303" calcext:value-type="float">
            <text:p>1130.801026973</text:p>
          </table:table-cell>
          <table:table-cell table:formula="of:=[.G547]*[.E547]" office:value-type="float" office:value="1.13080102697303" calcext:value-type="float">
            <text:p>1.1308010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7" calcext:value-type="float">
            <text:p>0.847</text:p>
          </table:table-cell>
          <table:table-cell table:formula="of:=[.B548]+([.E548]/2)" office:value-type="float" office:value="0.8465" calcext:value-type="float">
            <text:p>0.84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4" calcext:value-type="float">
            <text:p>1.014</text:p>
          </table:table-cell>
          <table:table-cell table:formula="of:=([.$F$1003]/[.$E$1003])*[.F548]" office:value-type="float" office:value="1115.40101298701" calcext:value-type="float">
            <text:p>1115.401012987</text:p>
          </table:table-cell>
          <table:table-cell table:formula="of:=[.G548]*[.E548]" office:value-type="float" office:value="1.11540101298701" calcext:value-type="float">
            <text:p>1.1154010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8" calcext:value-type="float">
            <text:p>0.848</text:p>
          </table:table-cell>
          <table:table-cell table:formula="of:=[.B549]+([.E549]/2)" office:value-type="float" office:value="0.8475" calcext:value-type="float">
            <text:p>0.84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7" calcext:value-type="float">
            <text:p>1.007</text:p>
          </table:table-cell>
          <table:table-cell table:formula="of:=([.$F$1003]/[.$E$1003])*[.F549]" office:value-type="float" office:value="1107.70100599401" calcext:value-type="float">
            <text:p>1107.701005994</text:p>
          </table:table-cell>
          <table:table-cell table:formula="of:=[.G549]*[.E549]" office:value-type="float" office:value="1.10770100599401" calcext:value-type="float">
            <text:p>1.10770100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9" calcext:value-type="float">
            <text:p>0.849</text:p>
          </table:table-cell>
          <table:table-cell table:formula="of:=[.B550]+([.E550]/2)" office:value-type="float" office:value="0.8485" calcext:value-type="float">
            <text:p>0.84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22" calcext:value-type="float">
            <text:p>1.022</text:p>
          </table:table-cell>
          <table:table-cell table:formula="of:=([.$F$1003]/[.$E$1003])*[.F550]" office:value-type="float" office:value="1124.20102097902" calcext:value-type="float">
            <text:p>1124.201020979</text:p>
          </table:table-cell>
          <table:table-cell table:formula="of:=[.G550]*[.E550]" office:value-type="float" office:value="1.12420102097902" calcext:value-type="float">
            <text:p>1.1242010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" calcext:value-type="float">
            <text:p>0.85</text:p>
          </table:table-cell>
          <table:table-cell table:formula="of:=[.B551]+([.E551]/2)" office:value-type="float" office:value="0.8495" calcext:value-type="float">
            <text:p>0.84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5" calcext:value-type="float">
            <text:p>0.965</text:p>
          </table:table-cell>
          <table:table-cell table:formula="of:=([.$F$1003]/[.$E$1003])*[.F551]" office:value-type="float" office:value="1061.50096403596" calcext:value-type="float">
            <text:p>1061.500964036</text:p>
          </table:table-cell>
          <table:table-cell table:formula="of:=[.G551]*[.E551]" office:value-type="float" office:value="1.06150096403596" calcext:value-type="float">
            <text:p>1.06150096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85" calcext:value-type="float">
            <text:p>0.85</text:p>
          </table:table-cell>
          <table:table-cell office:value-type="float" office:value="0.851" calcext:value-type="float">
            <text:p>0.851</text:p>
          </table:table-cell>
          <table:table-cell table:formula="of:=[.B552]+([.E552]/2)" office:value-type="float" office:value="0.8505" calcext:value-type="float">
            <text:p>0.8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8" calcext:value-type="float">
            <text:p>0.938</text:p>
          </table:table-cell>
          <table:table-cell table:formula="of:=([.$F$1003]/[.$E$1003])*[.F552]" office:value-type="float" office:value="1031.80093706294" calcext:value-type="float">
            <text:p>1031.8009370629</text:p>
          </table:table-cell>
          <table:table-cell table:formula="of:=[.G552]*[.E552]" office:value-type="float" office:value="1.03180093706294" calcext:value-type="float">
            <text:p>1.03180093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2" calcext:value-type="float">
            <text:p>0.852</text:p>
          </table:table-cell>
          <table:table-cell table:formula="of:=[.B553]+([.E553]/2)" office:value-type="float" office:value="0.8515" calcext:value-type="float">
            <text:p>0.85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3" calcext:value-type="float">
            <text:p>0.983</text:p>
          </table:table-cell>
          <table:table-cell table:formula="of:=([.$F$1003]/[.$E$1003])*[.F553]" office:value-type="float" office:value="1081.30098201798" calcext:value-type="float">
            <text:p>1081.300982018</text:p>
          </table:table-cell>
          <table:table-cell table:formula="of:=[.G553]*[.E553]" office:value-type="float" office:value="1.08130098201798" calcext:value-type="float">
            <text:p>1.08130098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3" calcext:value-type="float">
            <text:p>0.853</text:p>
          </table:table-cell>
          <table:table-cell table:formula="of:=[.B554]+([.E554]/2)" office:value-type="float" office:value="0.8525" calcext:value-type="float">
            <text:p>0.8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8" calcext:value-type="float">
            <text:p>0.998</text:p>
          </table:table-cell>
          <table:table-cell table:formula="of:=([.$F$1003]/[.$E$1003])*[.F554]" office:value-type="float" office:value="1097.800997003" calcext:value-type="float">
            <text:p>1097.800997003</text:p>
          </table:table-cell>
          <table:table-cell table:formula="of:=[.G554]*[.E554]" office:value-type="float" office:value="1.097800997003" calcext:value-type="float">
            <text:p>1.09780099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4" calcext:value-type="float">
            <text:p>0.854</text:p>
          </table:table-cell>
          <table:table-cell table:formula="of:=[.B555]+([.E555]/2)" office:value-type="float" office:value="0.8535" calcext:value-type="float">
            <text:p>0.85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4" calcext:value-type="float">
            <text:p>0.964</text:p>
          </table:table-cell>
          <table:table-cell table:formula="of:=([.$F$1003]/[.$E$1003])*[.F555]" office:value-type="float" office:value="1060.40096303696" calcext:value-type="float">
            <text:p>1060.400963037</text:p>
          </table:table-cell>
          <table:table-cell table:formula="of:=[.G555]*[.E555]" office:value-type="float" office:value="1.06040096303696" calcext:value-type="float">
            <text:p>1.06040096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5" calcext:value-type="float">
            <text:p>0.855</text:p>
          </table:table-cell>
          <table:table-cell table:formula="of:=[.B556]+([.E556]/2)" office:value-type="float" office:value="0.8545" calcext:value-type="float">
            <text:p>0.8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9" calcext:value-type="float">
            <text:p>0.719</text:p>
          </table:table-cell>
          <table:table-cell table:formula="of:=([.$F$1003]/[.$E$1003])*[.F556]" office:value-type="float" office:value="790.900718281718" calcext:value-type="float">
            <text:p>790.9007182817</text:p>
          </table:table-cell>
          <table:table-cell table:formula="of:=[.G556]*[.E556]" office:value-type="float" office:value="0.790900718281718" calcext:value-type="float">
            <text:p>0.790900718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6" calcext:value-type="float">
            <text:p>0.856</text:p>
          </table:table-cell>
          <table:table-cell table:formula="of:=[.B557]+([.E557]/2)" office:value-type="float" office:value="0.8555" calcext:value-type="float">
            <text:p>0.85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2" calcext:value-type="float">
            <text:p>0.972</text:p>
          </table:table-cell>
          <table:table-cell table:formula="of:=([.$F$1003]/[.$E$1003])*[.F557]" office:value-type="float" office:value="1069.20097102897" calcext:value-type="float">
            <text:p>1069.200971029</text:p>
          </table:table-cell>
          <table:table-cell table:formula="of:=[.G557]*[.E557]" office:value-type="float" office:value="1.06920097102897" calcext:value-type="float">
            <text:p>1.06920097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7" calcext:value-type="float">
            <text:p>0.857</text:p>
          </table:table-cell>
          <table:table-cell table:formula="of:=[.B558]+([.E558]/2)" office:value-type="float" office:value="0.8565" calcext:value-type="float">
            <text:p>0.856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([.$F$1003]/[.$E$1003])*[.F558]" office:value-type="float" office:value="1100.000999001" calcext:value-type="float">
            <text:p>1100.000999001</text:p>
          </table:table-cell>
          <table:table-cell table:formula="of:=[.G558]*[.E558]" office:value-type="float" office:value="1.100000999001" calcext:value-type="float">
            <text:p>1.1000009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8" calcext:value-type="float">
            <text:p>0.858</text:p>
          </table:table-cell>
          <table:table-cell table:formula="of:=[.B559]+([.E559]/2)" office:value-type="float" office:value="0.8575" calcext:value-type="float">
            <text:p>0.85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02" calcext:value-type="float">
            <text:p>1.002</text:p>
          </table:table-cell>
          <table:table-cell table:formula="of:=([.$F$1003]/[.$E$1003])*[.F559]" office:value-type="float" office:value="1102.201000999" calcext:value-type="float">
            <text:p>1102.201000999</text:p>
          </table:table-cell>
          <table:table-cell table:formula="of:=[.G559]*[.E559]" office:value-type="float" office:value="1.102201000999" calcext:value-type="float">
            <text:p>1.1022010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9" calcext:value-type="float">
            <text:p>0.859</text:p>
          </table:table-cell>
          <table:table-cell table:formula="of:=[.B560]+([.E560]/2)" office:value-type="float" office:value="0.8585" calcext:value-type="float">
            <text:p>0.85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9" calcext:value-type="float">
            <text:p>0.979</text:p>
          </table:table-cell>
          <table:table-cell table:formula="of:=([.$F$1003]/[.$E$1003])*[.F560]" office:value-type="float" office:value="1076.90097802198" calcext:value-type="float">
            <text:p>1076.900978022</text:p>
          </table:table-cell>
          <table:table-cell table:formula="of:=[.G560]*[.E560]" office:value-type="float" office:value="1.07690097802198" calcext:value-type="float">
            <text:p>1.0769009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" calcext:value-type="float">
            <text:p>0.86</text:p>
          </table:table-cell>
          <table:table-cell table:formula="of:=[.B561]+([.E561]/2)" office:value-type="float" office:value="0.8595" calcext:value-type="float">
            <text:p>0.85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3" calcext:value-type="float">
            <text:p>0.983</text:p>
          </table:table-cell>
          <table:table-cell table:formula="of:=([.$F$1003]/[.$E$1003])*[.F561]" office:value-type="float" office:value="1081.30098201798" calcext:value-type="float">
            <text:p>1081.300982018</text:p>
          </table:table-cell>
          <table:table-cell table:formula="of:=[.G561]*[.E561]" office:value-type="float" office:value="1.08130098201798" calcext:value-type="float">
            <text:p>1.08130098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86" calcext:value-type="float">
            <text:p>0.86</text:p>
          </table:table-cell>
          <table:table-cell office:value-type="float" office:value="0.861" calcext:value-type="float">
            <text:p>0.861</text:p>
          </table:table-cell>
          <table:table-cell table:formula="of:=[.B562]+([.E562]/2)" office:value-type="float" office:value="0.8605" calcext:value-type="float">
            <text:p>0.86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5" calcext:value-type="float">
            <text:p>0.985</text:p>
          </table:table-cell>
          <table:table-cell table:formula="of:=([.$F$1003]/[.$E$1003])*[.F562]" office:value-type="float" office:value="1083.50098401598" calcext:value-type="float">
            <text:p>1083.500984016</text:p>
          </table:table-cell>
          <table:table-cell table:formula="of:=[.G562]*[.E562]" office:value-type="float" office:value="1.08350098401598" calcext:value-type="float">
            <text:p>1.0835009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2" calcext:value-type="float">
            <text:p>0.862</text:p>
          </table:table-cell>
          <table:table-cell table:formula="of:=[.B563]+([.E563]/2)" office:value-type="float" office:value="0.8615" calcext:value-type="float">
            <text:p>0.86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2" calcext:value-type="float">
            <text:p>0.972</text:p>
          </table:table-cell>
          <table:table-cell table:formula="of:=([.$F$1003]/[.$E$1003])*[.F563]" office:value-type="float" office:value="1069.20097102897" calcext:value-type="float">
            <text:p>1069.200971029</text:p>
          </table:table-cell>
          <table:table-cell table:formula="of:=[.G563]*[.E563]" office:value-type="float" office:value="1.06920097102897" calcext:value-type="float">
            <text:p>1.0692009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3" calcext:value-type="float">
            <text:p>0.863</text:p>
          </table:table-cell>
          <table:table-cell table:formula="of:=[.B564]+([.E564]/2)" office:value-type="float" office:value="0.8625" calcext:value-type="float">
            <text:p>0.8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4" calcext:value-type="float">
            <text:p>0.984</text:p>
          </table:table-cell>
          <table:table-cell table:formula="of:=([.$F$1003]/[.$E$1003])*[.F564]" office:value-type="float" office:value="1082.40098301698" calcext:value-type="float">
            <text:p>1082.400983017</text:p>
          </table:table-cell>
          <table:table-cell table:formula="of:=[.G564]*[.E564]" office:value-type="float" office:value="1.08240098301698" calcext:value-type="float">
            <text:p>1.08240098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" calcext:value-type="float">
            <text:p>0.864</text:p>
          </table:table-cell>
          <table:table-cell table:formula="of:=[.B565]+([.E565]/2)" office:value-type="float" office:value="0.8635" calcext:value-type="float">
            <text:p>0.86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8" calcext:value-type="float">
            <text:p>0.988</text:p>
          </table:table-cell>
          <table:table-cell table:formula="of:=([.$F$1003]/[.$E$1003])*[.F565]" office:value-type="float" office:value="1086.80098701299" calcext:value-type="float">
            <text:p>1086.800987013</text:p>
          </table:table-cell>
          <table:table-cell table:formula="of:=[.G565]*[.E565]" office:value-type="float" office:value="1.08680098701299" calcext:value-type="float">
            <text:p>1.08680098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5" calcext:value-type="float">
            <text:p>0.865</text:p>
          </table:table-cell>
          <table:table-cell table:formula="of:=[.B566]+([.E566]/2)" office:value-type="float" office:value="0.8645" calcext:value-type="float">
            <text:p>0.8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7" calcext:value-type="float">
            <text:p>0.987</text:p>
          </table:table-cell>
          <table:table-cell table:formula="of:=([.$F$1003]/[.$E$1003])*[.F566]" office:value-type="float" office:value="1085.70098601399" calcext:value-type="float">
            <text:p>1085.700986014</text:p>
          </table:table-cell>
          <table:table-cell table:formula="of:=[.G566]*[.E566]" office:value-type="float" office:value="1.08570098601399" calcext:value-type="float">
            <text:p>1.0857009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6" calcext:value-type="float">
            <text:p>0.866</text:p>
          </table:table-cell>
          <table:table-cell table:formula="of:=[.B567]+([.E567]/2)" office:value-type="float" office:value="0.8655" calcext:value-type="float">
            <text:p>0.86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3" calcext:value-type="float">
            <text:p>0.953</text:p>
          </table:table-cell>
          <table:table-cell table:formula="of:=([.$F$1003]/[.$E$1003])*[.F567]" office:value-type="float" office:value="1048.30095204795" calcext:value-type="float">
            <text:p>1048.300952048</text:p>
          </table:table-cell>
          <table:table-cell table:formula="of:=[.G567]*[.E567]" office:value-type="float" office:value="1.04830095204795" calcext:value-type="float">
            <text:p>1.04830095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7" calcext:value-type="float">
            <text:p>0.867</text:p>
          </table:table-cell>
          <table:table-cell table:formula="of:=[.B568]+([.E568]/2)" office:value-type="float" office:value="0.8665" calcext:value-type="float">
            <text:p>0.86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4" calcext:value-type="float">
            <text:p>0.744</text:p>
          </table:table-cell>
          <table:table-cell table:formula="of:=([.$F$1003]/[.$E$1003])*[.F568]" office:value-type="float" office:value="818.400743256743" calcext:value-type="float">
            <text:p>818.4007432567</text:p>
          </table:table-cell>
          <table:table-cell table:formula="of:=[.G568]*[.E568]" office:value-type="float" office:value="0.818400743256743" calcext:value-type="float">
            <text:p>0.818400743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" calcext:value-type="float">
            <text:p>0.868</text:p>
          </table:table-cell>
          <table:table-cell table:formula="of:=[.B569]+([.E569]/2)" office:value-type="float" office:value="0.8675" calcext:value-type="float">
            <text:p>0.8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2" calcext:value-type="float">
            <text:p>0.932</text:p>
          </table:table-cell>
          <table:table-cell table:formula="of:=([.$F$1003]/[.$E$1003])*[.F569]" office:value-type="float" office:value="1025.20093106893" calcext:value-type="float">
            <text:p>1025.2009310689</text:p>
          </table:table-cell>
          <table:table-cell table:formula="of:=[.G569]*[.E569]" office:value-type="float" office:value="1.02520093106893" calcext:value-type="float">
            <text:p>1.02520093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9" calcext:value-type="float">
            <text:p>0.869</text:p>
          </table:table-cell>
          <table:table-cell table:formula="of:=[.B570]+([.E570]/2)" office:value-type="float" office:value="0.8685" calcext:value-type="float">
            <text:p>0.86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9" calcext:value-type="float">
            <text:p>0.949</text:p>
          </table:table-cell>
          <table:table-cell table:formula="of:=([.$F$1003]/[.$E$1003])*[.F570]" office:value-type="float" office:value="1043.90094805195" calcext:value-type="float">
            <text:p>1043.900948052</text:p>
          </table:table-cell>
          <table:table-cell table:formula="of:=[.G570]*[.E570]" office:value-type="float" office:value="1.04390094805195" calcext:value-type="float">
            <text:p>1.043900948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" calcext:value-type="float">
            <text:p>0.87</text:p>
          </table:table-cell>
          <table:table-cell table:formula="of:=[.B571]+([.E571]/2)" office:value-type="float" office:value="0.8695" calcext:value-type="float">
            <text:p>0.86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1" calcext:value-type="float">
            <text:p>0.941</text:p>
          </table:table-cell>
          <table:table-cell table:formula="of:=([.$F$1003]/[.$E$1003])*[.F571]" office:value-type="float" office:value="1035.10094005994" calcext:value-type="float">
            <text:p>1035.1009400599</text:p>
          </table:table-cell>
          <table:table-cell table:formula="of:=[.G571]*[.E571]" office:value-type="float" office:value="1.03510094005994" calcext:value-type="float">
            <text:p>1.035100940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7" calcext:value-type="float">
            <text:p>0.87</text:p>
          </table:table-cell>
          <table:table-cell office:value-type="float" office:value="0.871" calcext:value-type="float">
            <text:p>0.871</text:p>
          </table:table-cell>
          <table:table-cell table:formula="of:=[.B572]+([.E572]/2)" office:value-type="float" office:value="0.8705" calcext:value-type="float">
            <text:p>0.8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67" calcext:value-type="float">
            <text:p>0.967</text:p>
          </table:table-cell>
          <table:table-cell table:formula="of:=([.$F$1003]/[.$E$1003])*[.F572]" office:value-type="float" office:value="1063.70096603397" calcext:value-type="float">
            <text:p>1063.700966034</text:p>
          </table:table-cell>
          <table:table-cell table:formula="of:=[.G572]*[.E572]" office:value-type="float" office:value="1.06370096603397" calcext:value-type="float">
            <text:p>1.06370096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2" calcext:value-type="float">
            <text:p>0.872</text:p>
          </table:table-cell>
          <table:table-cell table:formula="of:=[.B573]+([.E573]/2)" office:value-type="float" office:value="0.8715" calcext:value-type="float">
            <text:p>0.87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4" calcext:value-type="float">
            <text:p>0.954</text:p>
          </table:table-cell>
          <table:table-cell table:formula="of:=([.$F$1003]/[.$E$1003])*[.F573]" office:value-type="float" office:value="1049.40095304695" calcext:value-type="float">
            <text:p>1049.400953047</text:p>
          </table:table-cell>
          <table:table-cell table:formula="of:=[.G573]*[.E573]" office:value-type="float" office:value="1.04940095304695" calcext:value-type="float">
            <text:p>1.04940095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3" calcext:value-type="float">
            <text:p>0.873</text:p>
          </table:table-cell>
          <table:table-cell table:formula="of:=[.B574]+([.E574]/2)" office:value-type="float" office:value="0.8725" calcext:value-type="float">
            <text:p>0.8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" calcext:value-type="float">
            <text:p>0.97</text:p>
          </table:table-cell>
          <table:table-cell table:formula="of:=([.$F$1003]/[.$E$1003])*[.F574]" office:value-type="float" office:value="1067.00096903097" calcext:value-type="float">
            <text:p>1067.000969031</text:p>
          </table:table-cell>
          <table:table-cell table:formula="of:=[.G574]*[.E574]" office:value-type="float" office:value="1.06700096903097" calcext:value-type="float">
            <text:p>1.06700096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4" calcext:value-type="float">
            <text:p>0.874</text:p>
          </table:table-cell>
          <table:table-cell table:formula="of:=[.B575]+([.E575]/2)" office:value-type="float" office:value="0.8735" calcext:value-type="float">
            <text:p>0.8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4" calcext:value-type="float">
            <text:p>0.954</text:p>
          </table:table-cell>
          <table:table-cell table:formula="of:=([.$F$1003]/[.$E$1003])*[.F575]" office:value-type="float" office:value="1049.40095304695" calcext:value-type="float">
            <text:p>1049.400953047</text:p>
          </table:table-cell>
          <table:table-cell table:formula="of:=[.G575]*[.E575]" office:value-type="float" office:value="1.04940095304695" calcext:value-type="float">
            <text:p>1.04940095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5" calcext:value-type="float">
            <text:p>0.875</text:p>
          </table:table-cell>
          <table:table-cell table:formula="of:=[.B576]+([.E576]/2)" office:value-type="float" office:value="0.8745" calcext:value-type="float">
            <text:p>0.87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9" calcext:value-type="float">
            <text:p>0.949</text:p>
          </table:table-cell>
          <table:table-cell table:formula="of:=([.$F$1003]/[.$E$1003])*[.F576]" office:value-type="float" office:value="1043.90094805195" calcext:value-type="float">
            <text:p>1043.900948052</text:p>
          </table:table-cell>
          <table:table-cell table:formula="of:=[.G576]*[.E576]" office:value-type="float" office:value="1.04390094805195" calcext:value-type="float">
            <text:p>1.04390094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" calcext:value-type="float">
            <text:p>0.876</text:p>
          </table:table-cell>
          <table:table-cell table:formula="of:=[.B577]+([.E577]/2)" office:value-type="float" office:value="0.8755" calcext:value-type="float">
            <text:p>0.87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6" calcext:value-type="float">
            <text:p>0.926</text:p>
          </table:table-cell>
          <table:table-cell table:formula="of:=([.$F$1003]/[.$E$1003])*[.F577]" office:value-type="float" office:value="1018.60092507493" calcext:value-type="float">
            <text:p>1018.6009250749</text:p>
          </table:table-cell>
          <table:table-cell table:formula="of:=[.G577]*[.E577]" office:value-type="float" office:value="1.01860092507493" calcext:value-type="float">
            <text:p>1.018600925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7" calcext:value-type="float">
            <text:p>0.877</text:p>
          </table:table-cell>
          <table:table-cell table:formula="of:=[.B578]+([.E578]/2)" office:value-type="float" office:value="0.8765" calcext:value-type="float">
            <text:p>0.87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6" calcext:value-type="float">
            <text:p>0.956</text:p>
          </table:table-cell>
          <table:table-cell table:formula="of:=([.$F$1003]/[.$E$1003])*[.F578]" office:value-type="float" office:value="1051.60095504496" calcext:value-type="float">
            <text:p>1051.600955045</text:p>
          </table:table-cell>
          <table:table-cell table:formula="of:=[.G578]*[.E578]" office:value-type="float" office:value="1.05160095504496" calcext:value-type="float">
            <text:p>1.05160095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8" calcext:value-type="float">
            <text:p>0.878</text:p>
          </table:table-cell>
          <table:table-cell table:formula="of:=[.B579]+([.E579]/2)" office:value-type="float" office:value="0.8775" calcext:value-type="float">
            <text:p>0.87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8" calcext:value-type="float">
            <text:p>0.948</text:p>
          </table:table-cell>
          <table:table-cell table:formula="of:=([.$F$1003]/[.$E$1003])*[.F579]" office:value-type="float" office:value="1042.80094705295" calcext:value-type="float">
            <text:p>1042.800947053</text:p>
          </table:table-cell>
          <table:table-cell table:formula="of:=[.G579]*[.E579]" office:value-type="float" office:value="1.04280094705295" calcext:value-type="float">
            <text:p>1.042800947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9" calcext:value-type="float">
            <text:p>0.879</text:p>
          </table:table-cell>
          <table:table-cell table:formula="of:=[.B580]+([.E580]/2)" office:value-type="float" office:value="0.8785" calcext:value-type="float">
            <text:p>0.87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9" calcext:value-type="float">
            <text:p>0.959</text:p>
          </table:table-cell>
          <table:table-cell table:formula="of:=([.$F$1003]/[.$E$1003])*[.F580]" office:value-type="float" office:value="1054.90095804196" calcext:value-type="float">
            <text:p>1054.900958042</text:p>
          </table:table-cell>
          <table:table-cell table:formula="of:=[.G580]*[.E580]" office:value-type="float" office:value="1.05490095804196" calcext:value-type="float">
            <text:p>1.05490095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" calcext:value-type="float">
            <text:p>0.88</text:p>
          </table:table-cell>
          <table:table-cell table:formula="of:=[.B581]+([.E581]/2)" office:value-type="float" office:value="0.8795" calcext:value-type="float">
            <text:p>0.8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4" calcext:value-type="float">
            <text:p>0.934</text:p>
          </table:table-cell>
          <table:table-cell table:formula="of:=([.$F$1003]/[.$E$1003])*[.F581]" office:value-type="float" office:value="1027.40093306693" calcext:value-type="float">
            <text:p>1027.4009330669</text:p>
          </table:table-cell>
          <table:table-cell table:formula="of:=[.G581]*[.E581]" office:value-type="float" office:value="1.02740093306693" calcext:value-type="float">
            <text:p>1.027400933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88" calcext:value-type="float">
            <text:p>0.88</text:p>
          </table:table-cell>
          <table:table-cell office:value-type="float" office:value="0.881" calcext:value-type="float">
            <text:p>0.881</text:p>
          </table:table-cell>
          <table:table-cell table:formula="of:=[.B582]+([.E582]/2)" office:value-type="float" office:value="0.8805" calcext:value-type="float">
            <text:p>0.88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8" calcext:value-type="float">
            <text:p>0.918</text:p>
          </table:table-cell>
          <table:table-cell table:formula="of:=([.$F$1003]/[.$E$1003])*[.F582]" office:value-type="float" office:value="1009.80091708292" calcext:value-type="float">
            <text:p>1009.8009170829</text:p>
          </table:table-cell>
          <table:table-cell table:formula="of:=[.G582]*[.E582]" office:value-type="float" office:value="1.00980091708292" calcext:value-type="float">
            <text:p>1.00980091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table:formula="of:=[.B583]+([.E583]/2)" office:value-type="float" office:value="0.8815" calcext:value-type="float">
            <text:p>0.8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7" calcext:value-type="float">
            <text:p>0.927</text:p>
          </table:table-cell>
          <table:table-cell table:formula="of:=([.$F$1003]/[.$E$1003])*[.F583]" office:value-type="float" office:value="1019.70092607393" calcext:value-type="float">
            <text:p>1019.7009260739</text:p>
          </table:table-cell>
          <table:table-cell table:formula="of:=[.G583]*[.E583]" office:value-type="float" office:value="1.01970092607393" calcext:value-type="float">
            <text:p>1.01970092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3" calcext:value-type="float">
            <text:p>0.883</text:p>
          </table:table-cell>
          <table:table-cell table:formula="of:=[.B584]+([.E584]/2)" office:value-type="float" office:value="0.8825" calcext:value-type="float">
            <text:p>0.8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6" calcext:value-type="float">
            <text:p>0.926</text:p>
          </table:table-cell>
          <table:table-cell table:formula="of:=([.$F$1003]/[.$E$1003])*[.F584]" office:value-type="float" office:value="1018.60092507493" calcext:value-type="float">
            <text:p>1018.6009250749</text:p>
          </table:table-cell>
          <table:table-cell table:formula="of:=[.G584]*[.E584]" office:value-type="float" office:value="1.01860092507493" calcext:value-type="float">
            <text:p>1.018600925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4" calcext:value-type="float">
            <text:p>0.884</text:p>
          </table:table-cell>
          <table:table-cell table:formula="of:=[.B585]+([.E585]/2)" office:value-type="float" office:value="0.8835" calcext:value-type="float">
            <text:p>0.8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2" calcext:value-type="float">
            <text:p>0.942</text:p>
          </table:table-cell>
          <table:table-cell table:formula="of:=([.$F$1003]/[.$E$1003])*[.F585]" office:value-type="float" office:value="1036.20094105894" calcext:value-type="float">
            <text:p>1036.200941059</text:p>
          </table:table-cell>
          <table:table-cell table:formula="of:=[.G585]*[.E585]" office:value-type="float" office:value="1.03620094105894" calcext:value-type="float">
            <text:p>1.03620094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5" calcext:value-type="float">
            <text:p>0.885</text:p>
          </table:table-cell>
          <table:table-cell table:formula="of:=[.B586]+([.E586]/2)" office:value-type="float" office:value="0.8845" calcext:value-type="float">
            <text:p>0.88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2" calcext:value-type="float">
            <text:p>0.932</text:p>
          </table:table-cell>
          <table:table-cell table:formula="of:=([.$F$1003]/[.$E$1003])*[.F586]" office:value-type="float" office:value="1025.20093106893" calcext:value-type="float">
            <text:p>1025.2009310689</text:p>
          </table:table-cell>
          <table:table-cell table:formula="of:=[.G586]*[.E586]" office:value-type="float" office:value="1.02520093106893" calcext:value-type="float">
            <text:p>1.02520093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6" calcext:value-type="float">
            <text:p>0.886</text:p>
          </table:table-cell>
          <table:table-cell table:formula="of:=[.B587]+([.E587]/2)" office:value-type="float" office:value="0.8855" calcext:value-type="float">
            <text:p>0.8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42" calcext:value-type="float">
            <text:p>0.942</text:p>
          </table:table-cell>
          <table:table-cell table:formula="of:=([.$F$1003]/[.$E$1003])*[.F587]" office:value-type="float" office:value="1036.20094105894" calcext:value-type="float">
            <text:p>1036.200941059</text:p>
          </table:table-cell>
          <table:table-cell table:formula="of:=[.G587]*[.E587]" office:value-type="float" office:value="1.03620094105894" calcext:value-type="float">
            <text:p>1.03620094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7" calcext:value-type="float">
            <text:p>0.887</text:p>
          </table:table-cell>
          <table:table-cell table:formula="of:=[.B588]+([.E588]/2)" office:value-type="float" office:value="0.8865" calcext:value-type="float">
            <text:p>0.88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4" calcext:value-type="float">
            <text:p>0.884</text:p>
          </table:table-cell>
          <table:table-cell table:formula="of:=([.$F$1003]/[.$E$1003])*[.F588]" office:value-type="float" office:value="972.400883116883" calcext:value-type="float">
            <text:p>972.4008831169</text:p>
          </table:table-cell>
          <table:table-cell table:formula="of:=[.G588]*[.E588]" office:value-type="float" office:value="0.972400883116883" calcext:value-type="float">
            <text:p>0.972400883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8" calcext:value-type="float">
            <text:p>0.888</text:p>
          </table:table-cell>
          <table:table-cell table:formula="of:=[.B589]+([.E589]/2)" office:value-type="float" office:value="0.8875" calcext:value-type="float">
            <text:p>0.88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4" calcext:value-type="float">
            <text:p>0.924</text:p>
          </table:table-cell>
          <table:table-cell table:formula="of:=([.$F$1003]/[.$E$1003])*[.F589]" office:value-type="float" office:value="1016.40092307692" calcext:value-type="float">
            <text:p>1016.4009230769</text:p>
          </table:table-cell>
          <table:table-cell table:formula="of:=[.G589]*[.E589]" office:value-type="float" office:value="1.01640092307692" calcext:value-type="float">
            <text:p>1.016400923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9" calcext:value-type="float">
            <text:p>0.889</text:p>
          </table:table-cell>
          <table:table-cell table:formula="of:=[.B590]+([.E590]/2)" office:value-type="float" office:value="0.8885" calcext:value-type="float">
            <text:p>0.88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3" calcext:value-type="float">
            <text:p>0.933</text:p>
          </table:table-cell>
          <table:table-cell table:formula="of:=([.$F$1003]/[.$E$1003])*[.F590]" office:value-type="float" office:value="1026.30093206793" calcext:value-type="float">
            <text:p>1026.3009320679</text:p>
          </table:table-cell>
          <table:table-cell table:formula="of:=[.G590]*[.E590]" office:value-type="float" office:value="1.02630093206793" calcext:value-type="float">
            <text:p>1.02630093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" calcext:value-type="float">
            <text:p>0.89</text:p>
          </table:table-cell>
          <table:table-cell table:formula="of:=[.B591]+([.E591]/2)" office:value-type="float" office:value="0.8895" calcext:value-type="float">
            <text:p>0.88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1" calcext:value-type="float">
            <text:p>0.931</text:p>
          </table:table-cell>
          <table:table-cell table:formula="of:=([.$F$1003]/[.$E$1003])*[.F591]" office:value-type="float" office:value="1024.10093006993" calcext:value-type="float">
            <text:p>1024.1009300699</text:p>
          </table:table-cell>
          <table:table-cell table:formula="of:=[.G591]*[.E591]" office:value-type="float" office:value="1.02410093006993" calcext:value-type="float">
            <text:p>1.02410093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89" calcext:value-type="float">
            <text:p>0.89</text:p>
          </table:table-cell>
          <table:table-cell office:value-type="float" office:value="0.891" calcext:value-type="float">
            <text:p>0.891</text:p>
          </table:table-cell>
          <table:table-cell table:formula="of:=[.B592]+([.E592]/2)" office:value-type="float" office:value="0.8905" calcext:value-type="float">
            <text:p>0.89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8" calcext:value-type="float">
            <text:p>0.938</text:p>
          </table:table-cell>
          <table:table-cell table:formula="of:=([.$F$1003]/[.$E$1003])*[.F592]" office:value-type="float" office:value="1031.80093706294" calcext:value-type="float">
            <text:p>1031.8009370629</text:p>
          </table:table-cell>
          <table:table-cell table:formula="of:=[.G592]*[.E592]" office:value-type="float" office:value="1.03180093706294" calcext:value-type="float">
            <text:p>1.031800937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2" calcext:value-type="float">
            <text:p>0.892</text:p>
          </table:table-cell>
          <table:table-cell table:formula="of:=[.B593]+([.E593]/2)" office:value-type="float" office:value="0.8915" calcext:value-type="float">
            <text:p>0.89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8" calcext:value-type="float">
            <text:p>0.928</text:p>
          </table:table-cell>
          <table:table-cell table:formula="of:=([.$F$1003]/[.$E$1003])*[.F593]" office:value-type="float" office:value="1020.80092707293" calcext:value-type="float">
            <text:p>1020.8009270729</text:p>
          </table:table-cell>
          <table:table-cell table:formula="of:=[.G593]*[.E593]" office:value-type="float" office:value="1.02080092707293" calcext:value-type="float">
            <text:p>1.020800927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3" calcext:value-type="float">
            <text:p>0.893</text:p>
          </table:table-cell>
          <table:table-cell table:formula="of:=[.B594]+([.E594]/2)" office:value-type="float" office:value="0.8925" calcext:value-type="float">
            <text:p>0.8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9" calcext:value-type="float">
            <text:p>0.909</text:p>
          </table:table-cell>
          <table:table-cell table:formula="of:=([.$F$1003]/[.$E$1003])*[.F594]" office:value-type="float" office:value="999.900908091908" calcext:value-type="float">
            <text:p>999.9009080919</text:p>
          </table:table-cell>
          <table:table-cell table:formula="of:=[.G594]*[.E594]" office:value-type="float" office:value="0.999900908091908" calcext:value-type="float">
            <text:p>0.999900908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4" calcext:value-type="float">
            <text:p>0.894</text:p>
          </table:table-cell>
          <table:table-cell table:formula="of:=[.B595]+([.E595]/2)" office:value-type="float" office:value="0.8935" calcext:value-type="float">
            <text:p>0.89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9" calcext:value-type="float">
            <text:p>0.919</text:p>
          </table:table-cell>
          <table:table-cell table:formula="of:=([.$F$1003]/[.$E$1003])*[.F595]" office:value-type="float" office:value="1010.90091808192" calcext:value-type="float">
            <text:p>1010.9009180819</text:p>
          </table:table-cell>
          <table:table-cell table:formula="of:=[.G595]*[.E595]" office:value-type="float" office:value="1.01090091808192" calcext:value-type="float">
            <text:p>1.010900918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table:formula="of:=[.B596]+([.E596]/2)" office:value-type="float" office:value="0.8945" calcext:value-type="float">
            <text:p>0.89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4" calcext:value-type="float">
            <text:p>0.904</text:p>
          </table:table-cell>
          <table:table-cell table:formula="of:=([.$F$1003]/[.$E$1003])*[.F596]" office:value-type="float" office:value="994.400903096903" calcext:value-type="float">
            <text:p>994.4009030969</text:p>
          </table:table-cell>
          <table:table-cell table:formula="of:=[.G596]*[.E596]" office:value-type="float" office:value="0.994400903096903" calcext:value-type="float">
            <text:p>0.994400903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table:formula="of:=[.B597]+([.E597]/2)" office:value-type="float" office:value="0.8955" calcext:value-type="float">
            <text:p>0.8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1" calcext:value-type="float">
            <text:p>0.921</text:p>
          </table:table-cell>
          <table:table-cell table:formula="of:=([.$F$1003]/[.$E$1003])*[.F597]" office:value-type="float" office:value="1013.10092007992" calcext:value-type="float">
            <text:p>1013.1009200799</text:p>
          </table:table-cell>
          <table:table-cell table:formula="of:=[.G597]*[.E597]" office:value-type="float" office:value="1.01310092007992" calcext:value-type="float">
            <text:p>1.013100920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table:formula="of:=[.B598]+([.E598]/2)" office:value-type="float" office:value="0.8965" calcext:value-type="float">
            <text:p>0.89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9" calcext:value-type="float">
            <text:p>0.919</text:p>
          </table:table-cell>
          <table:table-cell table:formula="of:=([.$F$1003]/[.$E$1003])*[.F598]" office:value-type="float" office:value="1010.90091808192" calcext:value-type="float">
            <text:p>1010.9009180819</text:p>
          </table:table-cell>
          <table:table-cell table:formula="of:=[.G598]*[.E598]" office:value-type="float" office:value="1.01090091808192" calcext:value-type="float">
            <text:p>1.010900918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8" calcext:value-type="float">
            <text:p>0.898</text:p>
          </table:table-cell>
          <table:table-cell table:formula="of:=[.B599]+([.E599]/2)" office:value-type="float" office:value="0.8975" calcext:value-type="float">
            <text:p>0.89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9" calcext:value-type="float">
            <text:p>0.909</text:p>
          </table:table-cell>
          <table:table-cell table:formula="of:=([.$F$1003]/[.$E$1003])*[.F599]" office:value-type="float" office:value="999.900908091908" calcext:value-type="float">
            <text:p>999.9009080919</text:p>
          </table:table-cell>
          <table:table-cell table:formula="of:=[.G599]*[.E599]" office:value-type="float" office:value="0.999900908091908" calcext:value-type="float">
            <text:p>0.999900908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  <table:table-cell table:formula="of:=[.B600]+([.E600]/2)" office:value-type="float" office:value="0.8985" calcext:value-type="float">
            <text:p>0.89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5" calcext:value-type="float">
            <text:p>0.915</text:p>
          </table:table-cell>
          <table:table-cell table:formula="of:=([.$F$1003]/[.$E$1003])*[.F600]" office:value-type="float" office:value="1006.50091408591" calcext:value-type="float">
            <text:p>1006.5009140859</text:p>
          </table:table-cell>
          <table:table-cell table:formula="of:=[.G600]*[.E600]" office:value-type="float" office:value="1.00650091408591" calcext:value-type="float">
            <text:p>1.00650091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99" calcext:value-type="float">
            <text:p>0.899</text:p>
          </table:table-cell>
          <table:table-cell office:value-type="float" office:value="0.9" calcext:value-type="float">
            <text:p>0.9</text:p>
          </table:table-cell>
          <table:table-cell table:formula="of:=[.B601]+([.E601]/2)" office:value-type="float" office:value="0.8995" calcext:value-type="float">
            <text:p>0.8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8" calcext:value-type="float">
            <text:p>0.908</text:p>
          </table:table-cell>
          <table:table-cell table:formula="of:=([.$F$1003]/[.$E$1003])*[.F601]" office:value-type="float" office:value="998.800907092907" calcext:value-type="float">
            <text:p>998.8009070929</text:p>
          </table:table-cell>
          <table:table-cell table:formula="of:=[.G601]*[.E601]" office:value-type="float" office:value="0.998800907092907" calcext:value-type="float">
            <text:p>0.998800907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" calcext:value-type="float">
            <text:p>0.9</text:p>
          </table:table-cell>
          <table:table-cell office:value-type="float" office:value="0.901" calcext:value-type="float">
            <text:p>0.901</text:p>
          </table:table-cell>
          <table:table-cell table:formula="of:=[.B602]+([.E602]/2)" office:value-type="float" office:value="0.9005" calcext:value-type="float">
            <text:p>0.9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7" calcext:value-type="float">
            <text:p>0.887</text:p>
          </table:table-cell>
          <table:table-cell table:formula="of:=([.$F$1003]/[.$E$1003])*[.F602]" office:value-type="float" office:value="975.700886113886" calcext:value-type="float">
            <text:p>975.7008861139</text:p>
          </table:table-cell>
          <table:table-cell table:formula="of:=[.G602]*[.E602]" office:value-type="float" office:value="0.975700886113886" calcext:value-type="float">
            <text:p>0.975700886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2" calcext:value-type="float">
            <text:p>0.902</text:p>
          </table:table-cell>
          <table:table-cell table:formula="of:=[.B603]+([.E603]/2)" office:value-type="float" office:value="0.9015" calcext:value-type="float">
            <text:p>0.9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3" calcext:value-type="float">
            <text:p>0.843</text:p>
          </table:table-cell>
          <table:table-cell table:formula="of:=([.$F$1003]/[.$E$1003])*[.F603]" office:value-type="float" office:value="927.300842157842" calcext:value-type="float">
            <text:p>927.3008421578</text:p>
          </table:table-cell>
          <table:table-cell table:formula="of:=[.G603]*[.E603]" office:value-type="float" office:value="0.927300842157842" calcext:value-type="float">
            <text:p>0.927300842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3" calcext:value-type="float">
            <text:p>0.903</text:p>
          </table:table-cell>
          <table:table-cell table:formula="of:=[.B604]+([.E604]/2)" office:value-type="float" office:value="0.9025" calcext:value-type="float">
            <text:p>0.9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" calcext:value-type="float">
            <text:p>0.88</text:p>
          </table:table-cell>
          <table:table-cell table:formula="of:=([.$F$1003]/[.$E$1003])*[.F604]" office:value-type="float" office:value="968.000879120879" calcext:value-type="float">
            <text:p>968.0008791209</text:p>
          </table:table-cell>
          <table:table-cell table:formula="of:=[.G604]*[.E604]" office:value-type="float" office:value="0.968000879120879" calcext:value-type="float">
            <text:p>0.968000879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" calcext:value-type="float">
            <text:p>0.904</text:p>
          </table:table-cell>
          <table:table-cell table:formula="of:=[.B605]+([.E605]/2)" office:value-type="float" office:value="0.9035" calcext:value-type="float">
            <text:p>0.9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4" calcext:value-type="float">
            <text:p>0.904</text:p>
          </table:table-cell>
          <table:table-cell table:formula="of:=([.$F$1003]/[.$E$1003])*[.F605]" office:value-type="float" office:value="994.400903096903" calcext:value-type="float">
            <text:p>994.4009030969</text:p>
          </table:table-cell>
          <table:table-cell table:formula="of:=[.G605]*[.E605]" office:value-type="float" office:value="0.994400903096903" calcext:value-type="float">
            <text:p>0.994400903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5" calcext:value-type="float">
            <text:p>0.905</text:p>
          </table:table-cell>
          <table:table-cell table:formula="of:=[.B606]+([.E606]/2)" office:value-type="float" office:value="0.9045" calcext:value-type="float">
            <text:p>0.9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1" calcext:value-type="float">
            <text:p>0.91</text:p>
          </table:table-cell>
          <table:table-cell table:formula="of:=([.$F$1003]/[.$E$1003])*[.F606]" office:value-type="float" office:value="1001.00090909091" calcext:value-type="float">
            <text:p>1001.0009090909</text:p>
          </table:table-cell>
          <table:table-cell table:formula="of:=[.G606]*[.E606]" office:value-type="float" office:value="1.00100090909091" calcext:value-type="float">
            <text:p>1.001000909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6" calcext:value-type="float">
            <text:p>0.906</text:p>
          </table:table-cell>
          <table:table-cell table:formula="of:=[.B607]+([.E607]/2)" office:value-type="float" office:value="0.9055" calcext:value-type="float">
            <text:p>0.9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5" calcext:value-type="float">
            <text:p>0.905</text:p>
          </table:table-cell>
          <table:table-cell table:formula="of:=([.$F$1003]/[.$E$1003])*[.F607]" office:value-type="float" office:value="995.500904095904" calcext:value-type="float">
            <text:p>995.5009040959</text:p>
          </table:table-cell>
          <table:table-cell table:formula="of:=[.G607]*[.E607]" office:value-type="float" office:value="0.995500904095904" calcext:value-type="float">
            <text:p>0.995500904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7" calcext:value-type="float">
            <text:p>0.907</text:p>
          </table:table-cell>
          <table:table-cell table:formula="of:=[.B608]+([.E608]/2)" office:value-type="float" office:value="0.9065" calcext:value-type="float">
            <text:p>0.90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9" calcext:value-type="float">
            <text:p>0.879</text:p>
          </table:table-cell>
          <table:table-cell table:formula="of:=([.$F$1003]/[.$E$1003])*[.F608]" office:value-type="float" office:value="966.900878121878" calcext:value-type="float">
            <text:p>966.9008781219</text:p>
          </table:table-cell>
          <table:table-cell table:formula="of:=[.G608]*[.E608]" office:value-type="float" office:value="0.966900878121878" calcext:value-type="float">
            <text:p>0.966900878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" calcext:value-type="float">
            <text:p>0.908</text:p>
          </table:table-cell>
          <table:table-cell table:formula="of:=[.B609]+([.E609]/2)" office:value-type="float" office:value="0.9075" calcext:value-type="float">
            <text:p>0.90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94" calcext:value-type="float">
            <text:p>0.894</text:p>
          </table:table-cell>
          <table:table-cell table:formula="of:=([.$F$1003]/[.$E$1003])*[.F609]" office:value-type="float" office:value="983.400893106893" calcext:value-type="float">
            <text:p>983.4008931069</text:p>
          </table:table-cell>
          <table:table-cell table:formula="of:=[.G609]*[.E609]" office:value-type="float" office:value="0.983400893106893" calcext:value-type="float">
            <text:p>0.98340089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" calcext:value-type="float">
            <text:p>0.909</text:p>
          </table:table-cell>
          <table:table-cell table:formula="of:=[.B610]+([.E610]/2)" office:value-type="float" office:value="0.9085" calcext:value-type="float">
            <text:p>0.9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4" calcext:value-type="float">
            <text:p>0.874</text:p>
          </table:table-cell>
          <table:table-cell table:formula="of:=([.$F$1003]/[.$E$1003])*[.F610]" office:value-type="float" office:value="961.400873126873" calcext:value-type="float">
            <text:p>961.4008731269</text:p>
          </table:table-cell>
          <table:table-cell table:formula="of:=[.G610]*[.E610]" office:value-type="float" office:value="0.961400873126873" calcext:value-type="float">
            <text:p>0.961400873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" calcext:value-type="float">
            <text:p>0.91</text:p>
          </table:table-cell>
          <table:table-cell table:formula="of:=[.B611]+([.E611]/2)" office:value-type="float" office:value="0.9095" calcext:value-type="float">
            <text:p>0.9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5" calcext:value-type="float">
            <text:p>0.855</text:p>
          </table:table-cell>
          <table:table-cell table:formula="of:=([.$F$1003]/[.$E$1003])*[.F611]" office:value-type="float" office:value="940.500854145854" calcext:value-type="float">
            <text:p>940.5008541459</text:p>
          </table:table-cell>
          <table:table-cell table:formula="of:=[.G611]*[.E611]" office:value-type="float" office:value="0.940500854145854" calcext:value-type="float">
            <text:p>0.940500854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1" calcext:value-type="float">
            <text:p>0.91</text:p>
          </table:table-cell>
          <table:table-cell office:value-type="float" office:value="0.911" calcext:value-type="float">
            <text:p>0.911</text:p>
          </table:table-cell>
          <table:table-cell table:formula="of:=[.B612]+([.E612]/2)" office:value-type="float" office:value="0.9105" calcext:value-type="float">
            <text:p>0.9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1" calcext:value-type="float">
            <text:p>0.881</text:p>
          </table:table-cell>
          <table:table-cell table:formula="of:=([.$F$1003]/[.$E$1003])*[.F612]" office:value-type="float" office:value="969.10088011988" calcext:value-type="float">
            <text:p>969.1008801199</text:p>
          </table:table-cell>
          <table:table-cell table:formula="of:=[.G612]*[.E612]" office:value-type="float" office:value="0.96910088011988" calcext:value-type="float">
            <text:p>0.96910088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2" calcext:value-type="float">
            <text:p>0.912</text:p>
          </table:table-cell>
          <table:table-cell table:formula="of:=[.B613]+([.E613]/2)" office:value-type="float" office:value="0.9115" calcext:value-type="float">
            <text:p>0.9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6" calcext:value-type="float">
            <text:p>0.866</text:p>
          </table:table-cell>
          <table:table-cell table:formula="of:=([.$F$1003]/[.$E$1003])*[.F613]" office:value-type="float" office:value="952.600865134865" calcext:value-type="float">
            <text:p>952.6008651349</text:p>
          </table:table-cell>
          <table:table-cell table:formula="of:=[.G613]*[.E613]" office:value-type="float" office:value="0.952600865134865" calcext:value-type="float">
            <text:p>0.95260086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3" calcext:value-type="float">
            <text:p>0.913</text:p>
          </table:table-cell>
          <table:table-cell table:formula="of:=[.B614]+([.E614]/2)" office:value-type="float" office:value="0.9125" calcext:value-type="float">
            <text:p>0.9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8" calcext:value-type="float">
            <text:p>0.88</text:p>
          </table:table-cell>
          <table:table-cell table:formula="of:=([.$F$1003]/[.$E$1003])*[.F614]" office:value-type="float" office:value="968.000879120879" calcext:value-type="float">
            <text:p>968.0008791209</text:p>
          </table:table-cell>
          <table:table-cell table:formula="of:=[.G614]*[.E614]" office:value-type="float" office:value="0.968000879120879" calcext:value-type="float">
            <text:p>0.968000879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4" calcext:value-type="float">
            <text:p>0.914</text:p>
          </table:table-cell>
          <table:table-cell table:formula="of:=[.B615]+([.E615]/2)" office:value-type="float" office:value="0.9135" calcext:value-type="float">
            <text:p>0.9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91" calcext:value-type="float">
            <text:p>0.891</text:p>
          </table:table-cell>
          <table:table-cell table:formula="of:=([.$F$1003]/[.$E$1003])*[.F615]" office:value-type="float" office:value="980.10089010989" calcext:value-type="float">
            <text:p>980.1008901099</text:p>
          </table:table-cell>
          <table:table-cell table:formula="of:=[.G615]*[.E615]" office:value-type="float" office:value="0.98010089010989" calcext:value-type="float">
            <text:p>0.980100890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" calcext:value-type="float">
            <text:p>0.915</text:p>
          </table:table-cell>
          <table:table-cell table:formula="of:=[.B616]+([.E616]/2)" office:value-type="float" office:value="0.9145" calcext:value-type="float">
            <text:p>0.9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5" calcext:value-type="float">
            <text:p>0.875</text:p>
          </table:table-cell>
          <table:table-cell table:formula="of:=([.$F$1003]/[.$E$1003])*[.F616]" office:value-type="float" office:value="962.500874125874" calcext:value-type="float">
            <text:p>962.5008741259</text:p>
          </table:table-cell>
          <table:table-cell table:formula="of:=[.G616]*[.E616]" office:value-type="float" office:value="0.962500874125874" calcext:value-type="float">
            <text:p>0.96250087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6" calcext:value-type="float">
            <text:p>0.916</text:p>
          </table:table-cell>
          <table:table-cell table:formula="of:=[.B617]+([.E617]/2)" office:value-type="float" office:value="0.9155" calcext:value-type="float">
            <text:p>0.9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6" calcext:value-type="float">
            <text:p>0.876</text:p>
          </table:table-cell>
          <table:table-cell table:formula="of:=([.$F$1003]/[.$E$1003])*[.F617]" office:value-type="float" office:value="963.600875124875" calcext:value-type="float">
            <text:p>963.6008751249</text:p>
          </table:table-cell>
          <table:table-cell table:formula="of:=[.G617]*[.E617]" office:value-type="float" office:value="0.963600875124875" calcext:value-type="float">
            <text:p>0.963600875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" calcext:value-type="float">
            <text:p>0.917</text:p>
          </table:table-cell>
          <table:table-cell table:formula="of:=[.B618]+([.E618]/2)" office:value-type="float" office:value="0.9165" calcext:value-type="float">
            <text:p>0.9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4" calcext:value-type="float">
            <text:p>0.874</text:p>
          </table:table-cell>
          <table:table-cell table:formula="of:=([.$F$1003]/[.$E$1003])*[.F618]" office:value-type="float" office:value="961.400873126873" calcext:value-type="float">
            <text:p>961.4008731269</text:p>
          </table:table-cell>
          <table:table-cell table:formula="of:=[.G618]*[.E618]" office:value-type="float" office:value="0.961400873126873" calcext:value-type="float">
            <text:p>0.961400873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8" calcext:value-type="float">
            <text:p>0.918</text:p>
          </table:table-cell>
          <table:table-cell table:formula="of:=[.B619]+([.E619]/2)" office:value-type="float" office:value="0.9175" calcext:value-type="float">
            <text:p>0.9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1" calcext:value-type="float">
            <text:p>0.861</text:p>
          </table:table-cell>
          <table:table-cell table:formula="of:=([.$F$1003]/[.$E$1003])*[.F619]" office:value-type="float" office:value="947.10086013986" calcext:value-type="float">
            <text:p>947.1008601399</text:p>
          </table:table-cell>
          <table:table-cell table:formula="of:=[.G619]*[.E619]" office:value-type="float" office:value="0.94710086013986" calcext:value-type="float">
            <text:p>0.947100860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9" calcext:value-type="float">
            <text:p>0.919</text:p>
          </table:table-cell>
          <table:table-cell table:formula="of:=[.B620]+([.E620]/2)" office:value-type="float" office:value="0.9185" calcext:value-type="float">
            <text:p>0.91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1" calcext:value-type="float">
            <text:p>0.871</text:p>
          </table:table-cell>
          <table:table-cell table:formula="of:=([.$F$1003]/[.$E$1003])*[.F620]" office:value-type="float" office:value="958.10087012987" calcext:value-type="float">
            <text:p>958.1008701299</text:p>
          </table:table-cell>
          <table:table-cell table:formula="of:=[.G620]*[.E620]" office:value-type="float" office:value="0.95810087012987" calcext:value-type="float">
            <text:p>0.95810087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" calcext:value-type="float">
            <text:p>0.92</text:p>
          </table:table-cell>
          <table:table-cell table:formula="of:=[.B621]+([.E621]/2)" office:value-type="float" office:value="0.9195" calcext:value-type="float">
            <text:p>0.91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9" calcext:value-type="float">
            <text:p>0.869</text:p>
          </table:table-cell>
          <table:table-cell table:formula="of:=([.$F$1003]/[.$E$1003])*[.F621]" office:value-type="float" office:value="955.900868131868" calcext:value-type="float">
            <text:p>955.9008681319</text:p>
          </table:table-cell>
          <table:table-cell table:formula="of:=[.G621]*[.E621]" office:value-type="float" office:value="0.955900868131868" calcext:value-type="float">
            <text:p>0.955900868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" calcext:value-type="float">
            <text:p>0.921</text:p>
          </table:table-cell>
          <table:table-cell table:formula="of:=[.B622]+([.E622]/2)" office:value-type="float" office:value="0.9205" calcext:value-type="float">
            <text:p>0.92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6" calcext:value-type="float">
            <text:p>0.856</text:p>
          </table:table-cell>
          <table:table-cell table:formula="of:=([.$F$1003]/[.$E$1003])*[.F622]" office:value-type="float" office:value="941.600855144855" calcext:value-type="float">
            <text:p>941.6008551449</text:p>
          </table:table-cell>
          <table:table-cell table:formula="of:=[.G622]*[.E622]" office:value-type="float" office:value="0.941600855144855" calcext:value-type="float">
            <text:p>0.941600855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2" calcext:value-type="float">
            <text:p>0.922</text:p>
          </table:table-cell>
          <table:table-cell table:formula="of:=[.B623]+([.E623]/2)" office:value-type="float" office:value="0.9215" calcext:value-type="float">
            <text:p>0.9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1" calcext:value-type="float">
            <text:p>0.831</text:p>
          </table:table-cell>
          <table:table-cell table:formula="of:=([.$F$1003]/[.$E$1003])*[.F623]" office:value-type="float" office:value="914.10083016983" calcext:value-type="float">
            <text:p>914.1008301698</text:p>
          </table:table-cell>
          <table:table-cell table:formula="of:=[.G623]*[.E623]" office:value-type="float" office:value="0.91410083016983" calcext:value-type="float">
            <text:p>0.914100830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3" calcext:value-type="float">
            <text:p>0.923</text:p>
          </table:table-cell>
          <table:table-cell table:formula="of:=[.B624]+([.E624]/2)" office:value-type="float" office:value="0.9225" calcext:value-type="float">
            <text:p>0.92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2" calcext:value-type="float">
            <text:p>0.832</text:p>
          </table:table-cell>
          <table:table-cell table:formula="of:=([.$F$1003]/[.$E$1003])*[.F624]" office:value-type="float" office:value="915.200831168831" calcext:value-type="float">
            <text:p>915.2008311688</text:p>
          </table:table-cell>
          <table:table-cell table:formula="of:=[.G624]*[.E624]" office:value-type="float" office:value="0.915200831168831" calcext:value-type="float">
            <text:p>0.915200831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4" calcext:value-type="float">
            <text:p>0.924</text:p>
          </table:table-cell>
          <table:table-cell table:formula="of:=[.B625]+([.E625]/2)" office:value-type="float" office:value="0.9235" calcext:value-type="float">
            <text:p>0.9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2" calcext:value-type="float">
            <text:p>0.812</text:p>
          </table:table-cell>
          <table:table-cell table:formula="of:=([.$F$1003]/[.$E$1003])*[.F625]" office:value-type="float" office:value="893.200811188811" calcext:value-type="float">
            <text:p>893.2008111888</text:p>
          </table:table-cell>
          <table:table-cell table:formula="of:=[.G625]*[.E625]" office:value-type="float" office:value="0.893200811188811" calcext:value-type="float">
            <text:p>0.89320081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5" calcext:value-type="float">
            <text:p>0.925</text:p>
          </table:table-cell>
          <table:table-cell table:formula="of:=[.B626]+([.E626]/2)" office:value-type="float" office:value="0.9245" calcext:value-type="float">
            <text:p>0.92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" calcext:value-type="float">
            <text:p>0.84</text:p>
          </table:table-cell>
          <table:table-cell table:formula="of:=([.$F$1003]/[.$E$1003])*[.F626]" office:value-type="float" office:value="924.000839160839" calcext:value-type="float">
            <text:p>924.0008391608</text:p>
          </table:table-cell>
          <table:table-cell table:formula="of:=[.G626]*[.E626]" office:value-type="float" office:value="0.924000839160839" calcext:value-type="float">
            <text:p>0.924000839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6" calcext:value-type="float">
            <text:p>0.926</text:p>
          </table:table-cell>
          <table:table-cell table:formula="of:=[.B627]+([.E627]/2)" office:value-type="float" office:value="0.9255" calcext:value-type="float">
            <text:p>0.92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1" calcext:value-type="float">
            <text:p>0.831</text:p>
          </table:table-cell>
          <table:table-cell table:formula="of:=([.$F$1003]/[.$E$1003])*[.F627]" office:value-type="float" office:value="914.10083016983" calcext:value-type="float">
            <text:p>914.1008301698</text:p>
          </table:table-cell>
          <table:table-cell table:formula="of:=[.G627]*[.E627]" office:value-type="float" office:value="0.91410083016983" calcext:value-type="float">
            <text:p>0.914100830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7" calcext:value-type="float">
            <text:p>0.927</text:p>
          </table:table-cell>
          <table:table-cell table:formula="of:=[.B628]+([.E628]/2)" office:value-type="float" office:value="0.9265" calcext:value-type="float">
            <text:p>0.92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3" calcext:value-type="float">
            <text:p>0.833</text:p>
          </table:table-cell>
          <table:table-cell table:formula="of:=([.$F$1003]/[.$E$1003])*[.F628]" office:value-type="float" office:value="916.300832167832" calcext:value-type="float">
            <text:p>916.3008321678</text:p>
          </table:table-cell>
          <table:table-cell table:formula="of:=[.G628]*[.E628]" office:value-type="float" office:value="0.916300832167832" calcext:value-type="float">
            <text:p>0.916300832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8" calcext:value-type="float">
            <text:p>0.928</text:p>
          </table:table-cell>
          <table:table-cell table:formula="of:=[.B629]+([.E629]/2)" office:value-type="float" office:value="0.9275" calcext:value-type="float">
            <text:p>0.9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6" calcext:value-type="float">
            <text:p>0.856</text:p>
          </table:table-cell>
          <table:table-cell table:formula="of:=([.$F$1003]/[.$E$1003])*[.F629]" office:value-type="float" office:value="941.600855144855" calcext:value-type="float">
            <text:p>941.6008551449</text:p>
          </table:table-cell>
          <table:table-cell table:formula="of:=[.G629]*[.E629]" office:value-type="float" office:value="0.941600855144855" calcext:value-type="float">
            <text:p>0.941600855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" calcext:value-type="float">
            <text:p>0.929</text:p>
          </table:table-cell>
          <table:table-cell table:formula="of:=[.B630]+([.E630]/2)" office:value-type="float" office:value="0.9285" calcext:value-type="float">
            <text:p>0.92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53" calcext:value-type="float">
            <text:p>0.853</text:p>
          </table:table-cell>
          <table:table-cell table:formula="of:=([.$F$1003]/[.$E$1003])*[.F630]" office:value-type="float" office:value="938.300852147852" calcext:value-type="float">
            <text:p>938.3008521479</text:p>
          </table:table-cell>
          <table:table-cell table:formula="of:=[.G630]*[.E630]" office:value-type="float" office:value="0.938300852147852" calcext:value-type="float">
            <text:p>0.93830085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" calcext:value-type="float">
            <text:p>0.93</text:p>
          </table:table-cell>
          <table:table-cell table:formula="of:=[.B631]+([.E631]/2)" office:value-type="float" office:value="0.9295" calcext:value-type="float">
            <text:p>0.92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9" calcext:value-type="float">
            <text:p>0.839</text:p>
          </table:table-cell>
          <table:table-cell table:formula="of:=([.$F$1003]/[.$E$1003])*[.F631]" office:value-type="float" office:value="922.900838161838" calcext:value-type="float">
            <text:p>922.9008381618</text:p>
          </table:table-cell>
          <table:table-cell table:formula="of:=[.G631]*[.E631]" office:value-type="float" office:value="0.922900838161838" calcext:value-type="float">
            <text:p>0.922900838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3" calcext:value-type="float">
            <text:p>0.93</text:p>
          </table:table-cell>
          <table:table-cell office:value-type="float" office:value="0.931" calcext:value-type="float">
            <text:p>0.931</text:p>
          </table:table-cell>
          <table:table-cell table:formula="of:=[.B632]+([.E632]/2)" office:value-type="float" office:value="0.9305" calcext:value-type="float">
            <text:p>0.9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8" calcext:value-type="float">
            <text:p>0.848</text:p>
          </table:table-cell>
          <table:table-cell table:formula="of:=([.$F$1003]/[.$E$1003])*[.F632]" office:value-type="float" office:value="932.800847152847" calcext:value-type="float">
            <text:p>932.8008471528</text:p>
          </table:table-cell>
          <table:table-cell table:formula="of:=[.G632]*[.E632]" office:value-type="float" office:value="0.932800847152847" calcext:value-type="float">
            <text:p>0.932800847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2" calcext:value-type="float">
            <text:p>0.932</text:p>
          </table:table-cell>
          <table:table-cell table:formula="of:=[.B633]+([.E633]/2)" office:value-type="float" office:value="0.9315" calcext:value-type="float">
            <text:p>0.93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4" calcext:value-type="float">
            <text:p>0.844</text:p>
          </table:table-cell>
          <table:table-cell table:formula="of:=([.$F$1003]/[.$E$1003])*[.F633]" office:value-type="float" office:value="928.400843156843" calcext:value-type="float">
            <text:p>928.4008431568</text:p>
          </table:table-cell>
          <table:table-cell table:formula="of:=[.G633]*[.E633]" office:value-type="float" office:value="0.928400843156843" calcext:value-type="float">
            <text:p>0.92840084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3" calcext:value-type="float">
            <text:p>0.933</text:p>
          </table:table-cell>
          <table:table-cell table:formula="of:=[.B634]+([.E634]/2)" office:value-type="float" office:value="0.9325" calcext:value-type="float">
            <text:p>0.93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1" calcext:value-type="float">
            <text:p>0.841</text:p>
          </table:table-cell>
          <table:table-cell table:formula="of:=([.$F$1003]/[.$E$1003])*[.F634]" office:value-type="float" office:value="925.10084015984" calcext:value-type="float">
            <text:p>925.1008401598</text:p>
          </table:table-cell>
          <table:table-cell table:formula="of:=[.G634]*[.E634]" office:value-type="float" office:value="0.92510084015984" calcext:value-type="float">
            <text:p>0.92510084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" calcext:value-type="float">
            <text:p>0.934</text:p>
          </table:table-cell>
          <table:table-cell table:formula="of:=[.B635]+([.E635]/2)" office:value-type="float" office:value="0.9335" calcext:value-type="float">
            <text:p>0.9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4" calcext:value-type="float">
            <text:p>0.844</text:p>
          </table:table-cell>
          <table:table-cell table:formula="of:=([.$F$1003]/[.$E$1003])*[.F635]" office:value-type="float" office:value="928.400843156843" calcext:value-type="float">
            <text:p>928.4008431568</text:p>
          </table:table-cell>
          <table:table-cell table:formula="of:=[.G635]*[.E635]" office:value-type="float" office:value="0.928400843156843" calcext:value-type="float">
            <text:p>0.92840084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5" calcext:value-type="float">
            <text:p>0.935</text:p>
          </table:table-cell>
          <table:table-cell table:formula="of:=[.B636]+([.E636]/2)" office:value-type="float" office:value="0.9345" calcext:value-type="float">
            <text:p>0.93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2" calcext:value-type="float">
            <text:p>0.842</text:p>
          </table:table-cell>
          <table:table-cell table:formula="of:=([.$F$1003]/[.$E$1003])*[.F636]" office:value-type="float" office:value="926.200841158841" calcext:value-type="float">
            <text:p>926.2008411588</text:p>
          </table:table-cell>
          <table:table-cell table:formula="of:=[.G636]*[.E636]" office:value-type="float" office:value="0.926200841158841" calcext:value-type="float">
            <text:p>0.92620084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6" calcext:value-type="float">
            <text:p>0.936</text:p>
          </table:table-cell>
          <table:table-cell table:formula="of:=[.B637]+([.E637]/2)" office:value-type="float" office:value="0.9355" calcext:value-type="float">
            <text:p>0.93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1" calcext:value-type="float">
            <text:p>0.831</text:p>
          </table:table-cell>
          <table:table-cell table:formula="of:=([.$F$1003]/[.$E$1003])*[.F637]" office:value-type="float" office:value="914.10083016983" calcext:value-type="float">
            <text:p>914.1008301698</text:p>
          </table:table-cell>
          <table:table-cell table:formula="of:=[.G637]*[.E637]" office:value-type="float" office:value="0.91410083016983" calcext:value-type="float">
            <text:p>0.914100830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" calcext:value-type="float">
            <text:p>0.937</text:p>
          </table:table-cell>
          <table:table-cell table:formula="of:=[.B638]+([.E638]/2)" office:value-type="float" office:value="0.9365" calcext:value-type="float">
            <text:p>0.93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9" calcext:value-type="float">
            <text:p>0.829</text:p>
          </table:table-cell>
          <table:table-cell table:formula="of:=([.$F$1003]/[.$E$1003])*[.F638]" office:value-type="float" office:value="911.900828171828" calcext:value-type="float">
            <text:p>911.9008281718</text:p>
          </table:table-cell>
          <table:table-cell table:formula="of:=[.G638]*[.E638]" office:value-type="float" office:value="0.911900828171828" calcext:value-type="float">
            <text:p>0.911900828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table:formula="of:=[.B639]+([.E639]/2)" office:value-type="float" office:value="0.9375" calcext:value-type="float">
            <text:p>0.93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4" calcext:value-type="float">
            <text:p>0.834</text:p>
          </table:table-cell>
          <table:table-cell table:formula="of:=([.$F$1003]/[.$E$1003])*[.F639]" office:value-type="float" office:value="917.400833166833" calcext:value-type="float">
            <text:p>917.4008331668</text:p>
          </table:table-cell>
          <table:table-cell table:formula="of:=[.G639]*[.E639]" office:value-type="float" office:value="0.917400833166833" calcext:value-type="float">
            <text:p>0.917400833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" calcext:value-type="float">
            <text:p>0.939</text:p>
          </table:table-cell>
          <table:table-cell table:formula="of:=[.B640]+([.E640]/2)" office:value-type="float" office:value="0.9385" calcext:value-type="float">
            <text:p>0.93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3" calcext:value-type="float">
            <text:p>0.833</text:p>
          </table:table-cell>
          <table:table-cell table:formula="of:=([.$F$1003]/[.$E$1003])*[.F640]" office:value-type="float" office:value="916.300832167832" calcext:value-type="float">
            <text:p>916.3008321678</text:p>
          </table:table-cell>
          <table:table-cell table:formula="of:=[.G640]*[.E640]" office:value-type="float" office:value="0.916300832167832" calcext:value-type="float">
            <text:p>0.91630083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" calcext:value-type="float">
            <text:p>0.94</text:p>
          </table:table-cell>
          <table:table-cell table:formula="of:=[.B641]+([.E641]/2)" office:value-type="float" office:value="0.9395" calcext:value-type="float">
            <text:p>0.93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26" calcext:value-type="float">
            <text:p>0.826</text:p>
          </table:table-cell>
          <table:table-cell table:formula="of:=([.$F$1003]/[.$E$1003])*[.F641]" office:value-type="float" office:value="908.600825174825" calcext:value-type="float">
            <text:p>908.6008251748</text:p>
          </table:table-cell>
          <table:table-cell table:formula="of:=[.G641]*[.E641]" office:value-type="float" office:value="0.908600825174825" calcext:value-type="float">
            <text:p>0.908600825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4" calcext:value-type="float">
            <text:p>0.94</text:p>
          </table:table-cell>
          <table:table-cell office:value-type="float" office:value="0.941" calcext:value-type="float">
            <text:p>0.941</text:p>
          </table:table-cell>
          <table:table-cell table:formula="of:=[.B642]+([.E642]/2)" office:value-type="float" office:value="0.9405" calcext:value-type="float">
            <text:p>0.94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1" calcext:value-type="float">
            <text:p>0.811</text:p>
          </table:table-cell>
          <table:table-cell table:formula="of:=([.$F$1003]/[.$E$1003])*[.F642]" office:value-type="float" office:value="892.10081018981" calcext:value-type="float">
            <text:p>892.1008101898</text:p>
          </table:table-cell>
          <table:table-cell table:formula="of:=[.G642]*[.E642]" office:value-type="float" office:value="0.89210081018981" calcext:value-type="float">
            <text:p>0.89210081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2" calcext:value-type="float">
            <text:p>0.942</text:p>
          </table:table-cell>
          <table:table-cell table:formula="of:=[.B643]+([.E643]/2)" office:value-type="float" office:value="0.9415" calcext:value-type="float">
            <text:p>0.94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8" calcext:value-type="float">
            <text:p>0.778</text:p>
          </table:table-cell>
          <table:table-cell table:formula="of:=([.$F$1003]/[.$E$1003])*[.F643]" office:value-type="float" office:value="855.800777222777" calcext:value-type="float">
            <text:p>855.8007772228</text:p>
          </table:table-cell>
          <table:table-cell table:formula="of:=[.G643]*[.E643]" office:value-type="float" office:value="0.855800777222777" calcext:value-type="float">
            <text:p>0.855800777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" calcext:value-type="float">
            <text:p>0.943</text:p>
          </table:table-cell>
          <table:table-cell table:formula="of:=[.B644]+([.E644]/2)" office:value-type="float" office:value="0.9425" calcext:value-type="float">
            <text:p>0.94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9" calcext:value-type="float">
            <text:p>0.819</text:p>
          </table:table-cell>
          <table:table-cell table:formula="of:=([.$F$1003]/[.$E$1003])*[.F644]" office:value-type="float" office:value="900.900818181818" calcext:value-type="float">
            <text:p>900.9008181818</text:p>
          </table:table-cell>
          <table:table-cell table:formula="of:=[.G644]*[.E644]" office:value-type="float" office:value="0.900900818181818" calcext:value-type="float">
            <text:p>0.900900818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4" calcext:value-type="float">
            <text:p>0.944</text:p>
          </table:table-cell>
          <table:table-cell table:formula="of:=[.B645]+([.E645]/2)" office:value-type="float" office:value="0.9435" calcext:value-type="float">
            <text:p>0.94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8" calcext:value-type="float">
            <text:p>0.808</text:p>
          </table:table-cell>
          <table:table-cell table:formula="of:=([.$F$1003]/[.$E$1003])*[.F645]" office:value-type="float" office:value="888.800807192807" calcext:value-type="float">
            <text:p>888.8008071928</text:p>
          </table:table-cell>
          <table:table-cell table:formula="of:=[.G645]*[.E645]" office:value-type="float" office:value="0.888800807192807" calcext:value-type="float">
            <text:p>0.88880080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5" calcext:value-type="float">
            <text:p>0.945</text:p>
          </table:table-cell>
          <table:table-cell table:formula="of:=[.B646]+([.E646]/2)" office:value-type="float" office:value="0.9445" calcext:value-type="float">
            <text:p>0.94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3" calcext:value-type="float">
            <text:p>0.803</text:p>
          </table:table-cell>
          <table:table-cell table:formula="of:=([.$F$1003]/[.$E$1003])*[.F646]" office:value-type="float" office:value="883.300802197802" calcext:value-type="float">
            <text:p>883.3008021978</text:p>
          </table:table-cell>
          <table:table-cell table:formula="of:=[.G646]*[.E646]" office:value-type="float" office:value="0.883300802197802" calcext:value-type="float">
            <text:p>0.883300802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table:formula="of:=[.B647]+([.E647]/2)" office:value-type="float" office:value="0.9455" calcext:value-type="float">
            <text:p>0.9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2" calcext:value-type="float">
            <text:p>0.812</text:p>
          </table:table-cell>
          <table:table-cell table:formula="of:=([.$F$1003]/[.$E$1003])*[.F647]" office:value-type="float" office:value="893.200811188811" calcext:value-type="float">
            <text:p>893.2008111888</text:p>
          </table:table-cell>
          <table:table-cell table:formula="of:=[.G647]*[.E647]" office:value-type="float" office:value="0.893200811188811" calcext:value-type="float">
            <text:p>0.89320081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7" calcext:value-type="float">
            <text:p>0.947</text:p>
          </table:table-cell>
          <table:table-cell table:formula="of:=[.B648]+([.E648]/2)" office:value-type="float" office:value="0.9465" calcext:value-type="float">
            <text:p>0.94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3" calcext:value-type="float">
            <text:p>0.813</text:p>
          </table:table-cell>
          <table:table-cell table:formula="of:=([.$F$1003]/[.$E$1003])*[.F648]" office:value-type="float" office:value="894.300812187812" calcext:value-type="float">
            <text:p>894.3008121878</text:p>
          </table:table-cell>
          <table:table-cell table:formula="of:=[.G648]*[.E648]" office:value-type="float" office:value="0.894300812187812" calcext:value-type="float">
            <text:p>0.89430081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8" calcext:value-type="float">
            <text:p>0.948</text:p>
          </table:table-cell>
          <table:table-cell table:formula="of:=[.B649]+([.E649]/2)" office:value-type="float" office:value="0.9475" calcext:value-type="float">
            <text:p>0.9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7" calcext:value-type="float">
            <text:p>0.817</text:p>
          </table:table-cell>
          <table:table-cell table:formula="of:=([.$F$1003]/[.$E$1003])*[.F649]" office:value-type="float" office:value="898.700816183816" calcext:value-type="float">
            <text:p>898.7008161838</text:p>
          </table:table-cell>
          <table:table-cell table:formula="of:=[.G649]*[.E649]" office:value-type="float" office:value="0.898700816183816" calcext:value-type="float">
            <text:p>0.898700816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  <table:table-cell table:formula="of:=[.B650]+([.E650]/2)" office:value-type="float" office:value="0.9485" calcext:value-type="float">
            <text:p>0.94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6" calcext:value-type="float">
            <text:p>0.816</text:p>
          </table:table-cell>
          <table:table-cell table:formula="of:=([.$F$1003]/[.$E$1003])*[.F650]" office:value-type="float" office:value="897.600815184815" calcext:value-type="float">
            <text:p>897.6008151848</text:p>
          </table:table-cell>
          <table:table-cell table:formula="of:=[.G650]*[.E650]" office:value-type="float" office:value="0.897600815184815" calcext:value-type="float">
            <text:p>0.89760081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" calcext:value-type="float">
            <text:p>0.95</text:p>
          </table:table-cell>
          <table:table-cell table:formula="of:=[.B651]+([.E651]/2)" office:value-type="float" office:value="0.9495" calcext:value-type="float">
            <text:p>0.94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16" calcext:value-type="float">
            <text:p>0.816</text:p>
          </table:table-cell>
          <table:table-cell table:formula="of:=([.$F$1003]/[.$E$1003])*[.F651]" office:value-type="float" office:value="897.600815184815" calcext:value-type="float">
            <text:p>897.6008151848</text:p>
          </table:table-cell>
          <table:table-cell table:formula="of:=[.G651]*[.E651]" office:value-type="float" office:value="0.897600815184815" calcext:value-type="float">
            <text:p>0.89760081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5" calcext:value-type="float">
            <text:p>0.95</text:p>
          </table:table-cell>
          <table:table-cell office:value-type="float" office:value="0.951" calcext:value-type="float">
            <text:p>0.951</text:p>
          </table:table-cell>
          <table:table-cell table:formula="of:=[.B652]+([.E652]/2)" office:value-type="float" office:value="0.9505" calcext:value-type="float">
            <text:p>0.9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9" calcext:value-type="float">
            <text:p>0.809</text:p>
          </table:table-cell>
          <table:table-cell table:formula="of:=([.$F$1003]/[.$E$1003])*[.F652]" office:value-type="float" office:value="889.900808191809" calcext:value-type="float">
            <text:p>889.9008081918</text:p>
          </table:table-cell>
          <table:table-cell table:formula="of:=[.G652]*[.E652]" office:value-type="float" office:value="0.889900808191809" calcext:value-type="float">
            <text:p>0.889900808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2" calcext:value-type="float">
            <text:p>0.952</text:p>
          </table:table-cell>
          <table:table-cell table:formula="of:=[.B653]+([.E653]/2)" office:value-type="float" office:value="0.9515" calcext:value-type="float">
            <text:p>0.95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9" calcext:value-type="float">
            <text:p>0.809</text:p>
          </table:table-cell>
          <table:table-cell table:formula="of:=([.$F$1003]/[.$E$1003])*[.F653]" office:value-type="float" office:value="889.900808191809" calcext:value-type="float">
            <text:p>889.9008081918</text:p>
          </table:table-cell>
          <table:table-cell table:formula="of:=[.G653]*[.E653]" office:value-type="float" office:value="0.889900808191809" calcext:value-type="float">
            <text:p>0.889900808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" calcext:value-type="float">
            <text:p>0.953</text:p>
          </table:table-cell>
          <table:table-cell table:formula="of:=[.B654]+([.E654]/2)" office:value-type="float" office:value="0.9525" calcext:value-type="float">
            <text:p>0.9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08" calcext:value-type="float">
            <text:p>0.808</text:p>
          </table:table-cell>
          <table:table-cell table:formula="of:=([.$F$1003]/[.$E$1003])*[.F654]" office:value-type="float" office:value="888.800807192807" calcext:value-type="float">
            <text:p>888.8008071928</text:p>
          </table:table-cell>
          <table:table-cell table:formula="of:=[.G654]*[.E654]" office:value-type="float" office:value="0.888800807192807" calcext:value-type="float">
            <text:p>0.88880080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4" calcext:value-type="float">
            <text:p>0.954</text:p>
          </table:table-cell>
          <table:table-cell table:formula="of:=[.B655]+([.E655]/2)" office:value-type="float" office:value="0.9535" calcext:value-type="float">
            <text:p>0.95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8" calcext:value-type="float">
            <text:p>0.798</text:p>
          </table:table-cell>
          <table:table-cell table:formula="of:=([.$F$1003]/[.$E$1003])*[.F655]" office:value-type="float" office:value="877.800797202797" calcext:value-type="float">
            <text:p>877.8007972028</text:p>
          </table:table-cell>
          <table:table-cell table:formula="of:=[.G655]*[.E655]" office:value-type="float" office:value="0.877800797202797" calcext:value-type="float">
            <text:p>0.877800797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5" calcext:value-type="float">
            <text:p>0.955</text:p>
          </table:table-cell>
          <table:table-cell table:formula="of:=[.B656]+([.E656]/2)" office:value-type="float" office:value="0.9545" calcext:value-type="float">
            <text:p>0.9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2" calcext:value-type="float">
            <text:p>0.762</text:p>
          </table:table-cell>
          <table:table-cell table:formula="of:=([.$F$1003]/[.$E$1003])*[.F656]" office:value-type="float" office:value="838.200761238761" calcext:value-type="float">
            <text:p>838.2007612388</text:p>
          </table:table-cell>
          <table:table-cell table:formula="of:=[.G656]*[.E656]" office:value-type="float" office:value="0.838200761238761" calcext:value-type="float">
            <text:p>0.83820076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6" calcext:value-type="float">
            <text:p>0.956</text:p>
          </table:table-cell>
          <table:table-cell table:formula="of:=[.B657]+([.E657]/2)" office:value-type="float" office:value="0.9555" calcext:value-type="float">
            <text:p>0.95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5" calcext:value-type="float">
            <text:p>0.775</text:p>
          </table:table-cell>
          <table:table-cell table:formula="of:=([.$F$1003]/[.$E$1003])*[.F657]" office:value-type="float" office:value="852.500774225774" calcext:value-type="float">
            <text:p>852.5007742258</text:p>
          </table:table-cell>
          <table:table-cell table:formula="of:=[.G657]*[.E657]" office:value-type="float" office:value="0.852500774225774" calcext:value-type="float">
            <text:p>0.852500774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7" calcext:value-type="float">
            <text:p>0.957</text:p>
          </table:table-cell>
          <table:table-cell table:formula="of:=[.B658]+([.E658]/2)" office:value-type="float" office:value="0.9565" calcext:value-type="float">
            <text:p>0.95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8" calcext:value-type="float">
            <text:p>0.798</text:p>
          </table:table-cell>
          <table:table-cell table:formula="of:=([.$F$1003]/[.$E$1003])*[.F658]" office:value-type="float" office:value="877.800797202797" calcext:value-type="float">
            <text:p>877.8007972028</text:p>
          </table:table-cell>
          <table:table-cell table:formula="of:=[.G658]*[.E658]" office:value-type="float" office:value="0.877800797202797" calcext:value-type="float">
            <text:p>0.877800797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57" calcext:value-type="float">
            <text:p>0.957</text:p>
          </table:table-cell>
          <table:table-cell office:value-type="float" office:value="0.958" calcext:value-type="float">
            <text:p>0.958</text:p>
          </table:table-cell>
          <table:table-cell table:formula="of:=[.B659]+([.E659]/2)" office:value-type="float" office:value="0.9575" calcext:value-type="float">
            <text:p>0.95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7" calcext:value-type="float">
            <text:p>0.787</text:p>
          </table:table-cell>
          <table:table-cell table:formula="of:=([.$F$1003]/[.$E$1003])*[.F659]" office:value-type="float" office:value="865.700786213786" calcext:value-type="float">
            <text:p>865.7007862138</text:p>
          </table:table-cell>
          <table:table-cell table:formula="of:=[.G659]*[.E659]" office:value-type="float" office:value="0.865700786213786" calcext:value-type="float">
            <text:p>0.865700786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58" calcext:value-type="float">
            <text:p>0.958</text:p>
          </table:table-cell>
          <table:table-cell office:value-type="float" office:value="0.959" calcext:value-type="float">
            <text:p>0.959</text:p>
          </table:table-cell>
          <table:table-cell table:formula="of:=[.B660]+([.E660]/2)" office:value-type="float" office:value="0.9585" calcext:value-type="float">
            <text:p>0.95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" calcext:value-type="float">
            <text:p>0.8</text:p>
          </table:table-cell>
          <table:table-cell table:formula="of:=([.$F$1003]/[.$E$1003])*[.F660]" office:value-type="float" office:value="880.0007992008" calcext:value-type="float">
            <text:p>880.0007992008</text:p>
          </table:table-cell>
          <table:table-cell table:formula="of:=[.G660]*[.E660]" office:value-type="float" office:value="0.880000799200799" calcext:value-type="float">
            <text:p>0.880000799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59" calcext:value-type="float">
            <text:p>0.959</text:p>
          </table:table-cell>
          <table:table-cell office:value-type="float" office:value="0.96" calcext:value-type="float">
            <text:p>0.96</text:p>
          </table:table-cell>
          <table:table-cell table:formula="of:=[.B661]+([.E661]/2)" office:value-type="float" office:value="0.9595" calcext:value-type="float">
            <text:p>0.95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8" calcext:value-type="float">
            <text:p>0.798</text:p>
          </table:table-cell>
          <table:table-cell table:formula="of:=([.$F$1003]/[.$E$1003])*[.F661]" office:value-type="float" office:value="877.800797202797" calcext:value-type="float">
            <text:p>877.8007972028</text:p>
          </table:table-cell>
          <table:table-cell table:formula="of:=[.G661]*[.E661]" office:value-type="float" office:value="0.877800797202797" calcext:value-type="float">
            <text:p>0.877800797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6" calcext:value-type="float">
            <text:p>0.96</text:p>
          </table:table-cell>
          <table:table-cell office:value-type="float" office:value="0.961" calcext:value-type="float">
            <text:p>0.961</text:p>
          </table:table-cell>
          <table:table-cell table:formula="of:=[.B662]+([.E662]/2)" office:value-type="float" office:value="0.9605" calcext:value-type="float">
            <text:p>0.96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3" calcext:value-type="float">
            <text:p>0.783</text:p>
          </table:table-cell>
          <table:table-cell table:formula="of:=([.$F$1003]/[.$E$1003])*[.F662]" office:value-type="float" office:value="861.300782217782" calcext:value-type="float">
            <text:p>861.3007822178</text:p>
          </table:table-cell>
          <table:table-cell table:formula="of:=[.G662]*[.E662]" office:value-type="float" office:value="0.861300782217782" calcext:value-type="float">
            <text:p>0.861300782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2" calcext:value-type="float">
            <text:p>0.962</text:p>
          </table:table-cell>
          <table:table-cell table:formula="of:=[.B663]+([.E663]/2)" office:value-type="float" office:value="0.9615" calcext:value-type="float">
            <text:p>0.96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96" calcext:value-type="float">
            <text:p>0.796</text:p>
          </table:table-cell>
          <table:table-cell table:formula="of:=([.$F$1003]/[.$E$1003])*[.F663]" office:value-type="float" office:value="875.600795204795" calcext:value-type="float">
            <text:p>875.6007952048</text:p>
          </table:table-cell>
          <table:table-cell table:formula="of:=[.G663]*[.E663]" office:value-type="float" office:value="0.875600795204795" calcext:value-type="float">
            <text:p>0.875600795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3" calcext:value-type="float">
            <text:p>0.963</text:p>
          </table:table-cell>
          <table:table-cell table:formula="of:=[.B664]+([.E664]/2)" office:value-type="float" office:value="0.9625" calcext:value-type="float">
            <text:p>0.9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9" calcext:value-type="float">
            <text:p>0.779</text:p>
          </table:table-cell>
          <table:table-cell table:formula="of:=([.$F$1003]/[.$E$1003])*[.F664]" office:value-type="float" office:value="856.900778221779" calcext:value-type="float">
            <text:p>856.9007782218</text:p>
          </table:table-cell>
          <table:table-cell table:formula="of:=[.G664]*[.E664]" office:value-type="float" office:value="0.856900778221779" calcext:value-type="float">
            <text:p>0.856900778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4" calcext:value-type="float">
            <text:p>0.964</text:p>
          </table:table-cell>
          <table:table-cell table:formula="of:=[.B665]+([.E665]/2)" office:value-type="float" office:value="0.9635" calcext:value-type="float">
            <text:p>0.96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1" calcext:value-type="float">
            <text:p>0.781</text:p>
          </table:table-cell>
          <table:table-cell table:formula="of:=([.$F$1003]/[.$E$1003])*[.F665]" office:value-type="float" office:value="859.10078021978" calcext:value-type="float">
            <text:p>859.1007802198</text:p>
          </table:table-cell>
          <table:table-cell table:formula="of:=[.G665]*[.E665]" office:value-type="float" office:value="0.85910078021978" calcext:value-type="float">
            <text:p>0.85910078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5" calcext:value-type="float">
            <text:p>0.965</text:p>
          </table:table-cell>
          <table:table-cell table:formula="of:=[.B666]+([.E666]/2)" office:value-type="float" office:value="0.9645" calcext:value-type="float">
            <text:p>0.9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2" calcext:value-type="float">
            <text:p>0.782</text:p>
          </table:table-cell>
          <table:table-cell table:formula="of:=([.$F$1003]/[.$E$1003])*[.F666]" office:value-type="float" office:value="860.200781218781" calcext:value-type="float">
            <text:p>860.2007812188</text:p>
          </table:table-cell>
          <table:table-cell table:formula="of:=[.G666]*[.E666]" office:value-type="float" office:value="0.860200781218781" calcext:value-type="float">
            <text:p>0.86020078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6" calcext:value-type="float">
            <text:p>0.966</text:p>
          </table:table-cell>
          <table:table-cell table:formula="of:=[.B667]+([.E667]/2)" office:value-type="float" office:value="0.9655" calcext:value-type="float">
            <text:p>0.96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3" calcext:value-type="float">
            <text:p>0.773</text:p>
          </table:table-cell>
          <table:table-cell table:formula="of:=([.$F$1003]/[.$E$1003])*[.F667]" office:value-type="float" office:value="850.300772227772" calcext:value-type="float">
            <text:p>850.3007722278</text:p>
          </table:table-cell>
          <table:table-cell table:formula="of:=[.G667]*[.E667]" office:value-type="float" office:value="0.850300772227772" calcext:value-type="float">
            <text:p>0.850300772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7" calcext:value-type="float">
            <text:p>0.967</text:p>
          </table:table-cell>
          <table:table-cell table:formula="of:=[.B668]+([.E668]/2)" office:value-type="float" office:value="0.9665" calcext:value-type="float">
            <text:p>0.96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5" calcext:value-type="float">
            <text:p>0.775</text:p>
          </table:table-cell>
          <table:table-cell table:formula="of:=([.$F$1003]/[.$E$1003])*[.F668]" office:value-type="float" office:value="852.500774225774" calcext:value-type="float">
            <text:p>852.5007742258</text:p>
          </table:table-cell>
          <table:table-cell table:formula="of:=[.G668]*[.E668]" office:value-type="float" office:value="0.852500774225774" calcext:value-type="float">
            <text:p>0.852500774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8" calcext:value-type="float">
            <text:p>0.968</text:p>
          </table:table-cell>
          <table:table-cell table:formula="of:=[.B669]+([.E669]/2)" office:value-type="float" office:value="0.9675" calcext:value-type="float">
            <text:p>0.9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5" calcext:value-type="float">
            <text:p>0.775</text:p>
          </table:table-cell>
          <table:table-cell table:formula="of:=([.$F$1003]/[.$E$1003])*[.F669]" office:value-type="float" office:value="852.500774225774" calcext:value-type="float">
            <text:p>852.5007742258</text:p>
          </table:table-cell>
          <table:table-cell table:formula="of:=[.G669]*[.E669]" office:value-type="float" office:value="0.852500774225774" calcext:value-type="float">
            <text:p>0.852500774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69" calcext:value-type="float">
            <text:p>0.969</text:p>
          </table:table-cell>
          <table:table-cell table:formula="of:=[.B670]+([.E670]/2)" office:value-type="float" office:value="0.9685" calcext:value-type="float">
            <text:p>0.96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" calcext:value-type="float">
            <text:p>0.78</text:p>
          </table:table-cell>
          <table:table-cell table:formula="of:=([.$F$1003]/[.$E$1003])*[.F670]" office:value-type="float" office:value="858.000779220779" calcext:value-type="float">
            <text:p>858.0007792208</text:p>
          </table:table-cell>
          <table:table-cell table:formula="of:=[.G670]*[.E670]" office:value-type="float" office:value="0.858000779220779" calcext:value-type="float">
            <text:p>0.858000779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" calcext:value-type="float">
            <text:p>0.97</text:p>
          </table:table-cell>
          <table:table-cell table:formula="of:=[.B671]+([.E671]/2)" office:value-type="float" office:value="0.9695" calcext:value-type="float">
            <text:p>0.96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7" calcext:value-type="float">
            <text:p>0.777</text:p>
          </table:table-cell>
          <table:table-cell table:formula="of:=([.$F$1003]/[.$E$1003])*[.F671]" office:value-type="float" office:value="854.700776223776" calcext:value-type="float">
            <text:p>854.7007762238</text:p>
          </table:table-cell>
          <table:table-cell table:formula="of:=[.G671]*[.E671]" office:value-type="float" office:value="0.854700776223776" calcext:value-type="float">
            <text:p>0.854700776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7" calcext:value-type="float">
            <text:p>0.97</text:p>
          </table:table-cell>
          <table:table-cell office:value-type="float" office:value="0.971" calcext:value-type="float">
            <text:p>0.971</text:p>
          </table:table-cell>
          <table:table-cell table:formula="of:=[.B672]+([.E672]/2)" office:value-type="float" office:value="0.9705" calcext:value-type="float">
            <text:p>0.9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4" calcext:value-type="float">
            <text:p>0.774</text:p>
          </table:table-cell>
          <table:table-cell table:formula="of:=([.$F$1003]/[.$E$1003])*[.F672]" office:value-type="float" office:value="851.400773226773" calcext:value-type="float">
            <text:p>851.4007732268</text:p>
          </table:table-cell>
          <table:table-cell table:formula="of:=[.G672]*[.E672]" office:value-type="float" office:value="0.851400773226773" calcext:value-type="float">
            <text:p>0.851400773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2" calcext:value-type="float">
            <text:p>0.972</text:p>
          </table:table-cell>
          <table:table-cell table:formula="of:=[.B673]+([.E673]/2)" office:value-type="float" office:value="0.9715" calcext:value-type="float">
            <text:p>0.97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7" calcext:value-type="float">
            <text:p>0.777</text:p>
          </table:table-cell>
          <table:table-cell table:formula="of:=([.$F$1003]/[.$E$1003])*[.F673]" office:value-type="float" office:value="854.700776223776" calcext:value-type="float">
            <text:p>854.7007762238</text:p>
          </table:table-cell>
          <table:table-cell table:formula="of:=[.G673]*[.E673]" office:value-type="float" office:value="0.854700776223776" calcext:value-type="float">
            <text:p>0.854700776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3" calcext:value-type="float">
            <text:p>0.973</text:p>
          </table:table-cell>
          <table:table-cell table:formula="of:=[.B674]+([.E674]/2)" office:value-type="float" office:value="0.9725" calcext:value-type="float">
            <text:p>0.9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6" calcext:value-type="float">
            <text:p>0.776</text:p>
          </table:table-cell>
          <table:table-cell table:formula="of:=([.$F$1003]/[.$E$1003])*[.F674]" office:value-type="float" office:value="853.600775224775" calcext:value-type="float">
            <text:p>853.6007752248</text:p>
          </table:table-cell>
          <table:table-cell table:formula="of:=[.G674]*[.E674]" office:value-type="float" office:value="0.853600775224775" calcext:value-type="float">
            <text:p>0.853600775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4" calcext:value-type="float">
            <text:p>0.974</text:p>
          </table:table-cell>
          <table:table-cell table:formula="of:=[.B675]+([.E675]/2)" office:value-type="float" office:value="0.9735" calcext:value-type="float">
            <text:p>0.9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6" calcext:value-type="float">
            <text:p>0.766</text:p>
          </table:table-cell>
          <table:table-cell table:formula="of:=([.$F$1003]/[.$E$1003])*[.F675]" office:value-type="float" office:value="842.600765234765" calcext:value-type="float">
            <text:p>842.6007652348</text:p>
          </table:table-cell>
          <table:table-cell table:formula="of:=[.G675]*[.E675]" office:value-type="float" office:value="0.842600765234765" calcext:value-type="float">
            <text:p>0.842600765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5" calcext:value-type="float">
            <text:p>0.975</text:p>
          </table:table-cell>
          <table:table-cell table:formula="of:=[.B676]+([.E676]/2)" office:value-type="float" office:value="0.9745" calcext:value-type="float">
            <text:p>0.97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9" calcext:value-type="float">
            <text:p>0.759</text:p>
          </table:table-cell>
          <table:table-cell table:formula="of:=([.$F$1003]/[.$E$1003])*[.F676]" office:value-type="float" office:value="834.900758241758" calcext:value-type="float">
            <text:p>834.9007582418</text:p>
          </table:table-cell>
          <table:table-cell table:formula="of:=[.G676]*[.E676]" office:value-type="float" office:value="0.834900758241758" calcext:value-type="float">
            <text:p>0.834900758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6" calcext:value-type="float">
            <text:p>0.976</text:p>
          </table:table-cell>
          <table:table-cell table:formula="of:=[.B677]+([.E677]/2)" office:value-type="float" office:value="0.9755" calcext:value-type="float">
            <text:p>0.97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72" calcext:value-type="float">
            <text:p>0.772</text:p>
          </table:table-cell>
          <table:table-cell table:formula="of:=([.$F$1003]/[.$E$1003])*[.F677]" office:value-type="float" office:value="849.200771228771" calcext:value-type="float">
            <text:p>849.2007712288</text:p>
          </table:table-cell>
          <table:table-cell table:formula="of:=[.G677]*[.E677]" office:value-type="float" office:value="0.849200771228771" calcext:value-type="float">
            <text:p>0.84920077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7" calcext:value-type="float">
            <text:p>0.977</text:p>
          </table:table-cell>
          <table:table-cell table:formula="of:=[.B678]+([.E678]/2)" office:value-type="float" office:value="0.9765" calcext:value-type="float">
            <text:p>0.97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" calcext:value-type="float">
            <text:p>0.76</text:p>
          </table:table-cell>
          <table:table-cell table:formula="of:=([.$F$1003]/[.$E$1003])*[.F678]" office:value-type="float" office:value="836.000759240759" calcext:value-type="float">
            <text:p>836.0007592408</text:p>
          </table:table-cell>
          <table:table-cell table:formula="of:=[.G678]*[.E678]" office:value-type="float" office:value="0.836000759240759" calcext:value-type="float">
            <text:p>0.836000759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8" calcext:value-type="float">
            <text:p>0.978</text:p>
          </table:table-cell>
          <table:table-cell table:formula="of:=[.B679]+([.E679]/2)" office:value-type="float" office:value="0.9775" calcext:value-type="float">
            <text:p>0.97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7" calcext:value-type="float">
            <text:p>0.767</text:p>
          </table:table-cell>
          <table:table-cell table:formula="of:=([.$F$1003]/[.$E$1003])*[.F679]" office:value-type="float" office:value="843.700766233766" calcext:value-type="float">
            <text:p>843.7007662338</text:p>
          </table:table-cell>
          <table:table-cell table:formula="of:=[.G679]*[.E679]" office:value-type="float" office:value="0.843700766233766" calcext:value-type="float">
            <text:p>0.843700766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table:formula="of:=[.B680]+([.E680]/2)" office:value-type="float" office:value="0.9785" calcext:value-type="float">
            <text:p>0.97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7" calcext:value-type="float">
            <text:p>0.757</text:p>
          </table:table-cell>
          <table:table-cell table:formula="of:=([.$F$1003]/[.$E$1003])*[.F680]" office:value-type="float" office:value="832.700756243756" calcext:value-type="float">
            <text:p>832.7007562438</text:p>
          </table:table-cell>
          <table:table-cell table:formula="of:=[.G680]*[.E680]" office:value-type="float" office:value="0.832700756243756" calcext:value-type="float">
            <text:p>0.832700756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" calcext:value-type="float">
            <text:p>0.98</text:p>
          </table:table-cell>
          <table:table-cell table:formula="of:=[.B681]+([.E681]/2)" office:value-type="float" office:value="0.9795" calcext:value-type="float">
            <text:p>0.9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" calcext:value-type="float">
            <text:p>0.76</text:p>
          </table:table-cell>
          <table:table-cell table:formula="of:=([.$F$1003]/[.$E$1003])*[.F681]" office:value-type="float" office:value="836.000759240759" calcext:value-type="float">
            <text:p>836.0007592408</text:p>
          </table:table-cell>
          <table:table-cell table:formula="of:=[.G681]*[.E681]" office:value-type="float" office:value="0.836000759240759" calcext:value-type="float">
            <text:p>0.83600075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8" calcext:value-type="float">
            <text:p>0.98</text:p>
          </table:table-cell>
          <table:table-cell office:value-type="float" office:value="0.981" calcext:value-type="float">
            <text:p>0.981</text:p>
          </table:table-cell>
          <table:table-cell table:formula="of:=[.B682]+([.E682]/2)" office:value-type="float" office:value="0.9805" calcext:value-type="float">
            <text:p>0.98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9" calcext:value-type="float">
            <text:p>0.759</text:p>
          </table:table-cell>
          <table:table-cell table:formula="of:=([.$F$1003]/[.$E$1003])*[.F682]" office:value-type="float" office:value="834.900758241758" calcext:value-type="float">
            <text:p>834.9007582418</text:p>
          </table:table-cell>
          <table:table-cell table:formula="of:=[.G682]*[.E682]" office:value-type="float" office:value="0.834900758241758" calcext:value-type="float">
            <text:p>0.834900758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2" calcext:value-type="float">
            <text:p>0.982</text:p>
          </table:table-cell>
          <table:table-cell table:formula="of:=[.B683]+([.E683]/2)" office:value-type="float" office:value="0.9815" calcext:value-type="float">
            <text:p>0.9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4" calcext:value-type="float">
            <text:p>0.764</text:p>
          </table:table-cell>
          <table:table-cell table:formula="of:=([.$F$1003]/[.$E$1003])*[.F683]" office:value-type="float" office:value="840.400763236763" calcext:value-type="float">
            <text:p>840.4007632368</text:p>
          </table:table-cell>
          <table:table-cell table:formula="of:=[.G683]*[.E683]" office:value-type="float" office:value="0.840400763236763" calcext:value-type="float">
            <text:p>0.840400763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3" calcext:value-type="float">
            <text:p>0.983</text:p>
          </table:table-cell>
          <table:table-cell table:formula="of:=[.B684]+([.E684]/2)" office:value-type="float" office:value="0.9825" calcext:value-type="float">
            <text:p>0.9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" calcext:value-type="float">
            <text:p>0.76</text:p>
          </table:table-cell>
          <table:table-cell table:formula="of:=([.$F$1003]/[.$E$1003])*[.F684]" office:value-type="float" office:value="836.000759240759" calcext:value-type="float">
            <text:p>836.0007592408</text:p>
          </table:table-cell>
          <table:table-cell table:formula="of:=[.G684]*[.E684]" office:value-type="float" office:value="0.836000759240759" calcext:value-type="float">
            <text:p>0.836000759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4" calcext:value-type="float">
            <text:p>0.984</text:p>
          </table:table-cell>
          <table:table-cell table:formula="of:=[.B685]+([.E685]/2)" office:value-type="float" office:value="0.9835" calcext:value-type="float">
            <text:p>0.9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5" calcext:value-type="float">
            <text:p>0.755</text:p>
          </table:table-cell>
          <table:table-cell table:formula="of:=([.$F$1003]/[.$E$1003])*[.F685]" office:value-type="float" office:value="830.500754245754" calcext:value-type="float">
            <text:p>830.5007542458</text:p>
          </table:table-cell>
          <table:table-cell table:formula="of:=[.G685]*[.E685]" office:value-type="float" office:value="0.830500754245754" calcext:value-type="float">
            <text:p>0.830500754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5" calcext:value-type="float">
            <text:p>0.985</text:p>
          </table:table-cell>
          <table:table-cell table:formula="of:=[.B686]+([.E686]/2)" office:value-type="float" office:value="0.9845" calcext:value-type="float">
            <text:p>0.98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6" calcext:value-type="float">
            <text:p>0.756</text:p>
          </table:table-cell>
          <table:table-cell table:formula="of:=([.$F$1003]/[.$E$1003])*[.F686]" office:value-type="float" office:value="831.600755244755" calcext:value-type="float">
            <text:p>831.6007552448</text:p>
          </table:table-cell>
          <table:table-cell table:formula="of:=[.G686]*[.E686]" office:value-type="float" office:value="0.831600755244755" calcext:value-type="float">
            <text:p>0.831600755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6" calcext:value-type="float">
            <text:p>0.986</text:p>
          </table:table-cell>
          <table:table-cell table:formula="of:=[.B687]+([.E687]/2)" office:value-type="float" office:value="0.9855" calcext:value-type="float">
            <text:p>0.9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6" calcext:value-type="float">
            <text:p>0.756</text:p>
          </table:table-cell>
          <table:table-cell table:formula="of:=([.$F$1003]/[.$E$1003])*[.F687]" office:value-type="float" office:value="831.600755244755" calcext:value-type="float">
            <text:p>831.6007552448</text:p>
          </table:table-cell>
          <table:table-cell table:formula="of:=[.G687]*[.E687]" office:value-type="float" office:value="0.831600755244755" calcext:value-type="float">
            <text:p>0.831600755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7" calcext:value-type="float">
            <text:p>0.987</text:p>
          </table:table-cell>
          <table:table-cell table:formula="of:=[.B688]+([.E688]/2)" office:value-type="float" office:value="0.9865" calcext:value-type="float">
            <text:p>0.98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9" calcext:value-type="float">
            <text:p>0.749</text:p>
          </table:table-cell>
          <table:table-cell table:formula="of:=([.$F$1003]/[.$E$1003])*[.F688]" office:value-type="float" office:value="823.900748251748" calcext:value-type="float">
            <text:p>823.9007482517</text:p>
          </table:table-cell>
          <table:table-cell table:formula="of:=[.G688]*[.E688]" office:value-type="float" office:value="0.823900748251748" calcext:value-type="float">
            <text:p>0.823900748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8" calcext:value-type="float">
            <text:p>0.988</text:p>
          </table:table-cell>
          <table:table-cell table:formula="of:=[.B689]+([.E689]/2)" office:value-type="float" office:value="0.9875" calcext:value-type="float">
            <text:p>0.98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9" calcext:value-type="float">
            <text:p>0.749</text:p>
          </table:table-cell>
          <table:table-cell table:formula="of:=([.$F$1003]/[.$E$1003])*[.F689]" office:value-type="float" office:value="823.900748251748" calcext:value-type="float">
            <text:p>823.9007482517</text:p>
          </table:table-cell>
          <table:table-cell table:formula="of:=[.G689]*[.E689]" office:value-type="float" office:value="0.823900748251748" calcext:value-type="float">
            <text:p>0.823900748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9" calcext:value-type="float">
            <text:p>0.989</text:p>
          </table:table-cell>
          <table:table-cell table:formula="of:=[.B690]+([.E690]/2)" office:value-type="float" office:value="0.9885" calcext:value-type="float">
            <text:p>0.98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table:formula="of:=([.$F$1003]/[.$E$1003])*[.F690]" office:value-type="float" office:value="825.000749250749" calcext:value-type="float">
            <text:p>825.0007492508</text:p>
          </table:table-cell>
          <table:table-cell table:formula="of:=[.G690]*[.E690]" office:value-type="float" office:value="0.825000749250749" calcext:value-type="float">
            <text:p>0.825000749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" calcext:value-type="float">
            <text:p>0.99</text:p>
          </table:table-cell>
          <table:table-cell table:formula="of:=[.B691]+([.E691]/2)" office:value-type="float" office:value="0.9895" calcext:value-type="float">
            <text:p>0.98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8" calcext:value-type="float">
            <text:p>0.738</text:p>
          </table:table-cell>
          <table:table-cell table:formula="of:=([.$F$1003]/[.$E$1003])*[.F691]" office:value-type="float" office:value="811.800737262737" calcext:value-type="float">
            <text:p>811.8007372627</text:p>
          </table:table-cell>
          <table:table-cell table:formula="of:=[.G691]*[.E691]" office:value-type="float" office:value="0.811800737262737" calcext:value-type="float">
            <text:p>0.811800737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9" calcext:value-type="float">
            <text:p>0.99</text:p>
          </table:table-cell>
          <table:table-cell office:value-type="float" office:value="0.991" calcext:value-type="float">
            <text:p>0.991</text:p>
          </table:table-cell>
          <table:table-cell table:formula="of:=[.B692]+([.E692]/2)" office:value-type="float" office:value="0.9905" calcext:value-type="float">
            <text:p>0.99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2" calcext:value-type="float">
            <text:p>0.742</text:p>
          </table:table-cell>
          <table:table-cell table:formula="of:=([.$F$1003]/[.$E$1003])*[.F692]" office:value-type="float" office:value="816.200741258741" calcext:value-type="float">
            <text:p>816.2007412587</text:p>
          </table:table-cell>
          <table:table-cell table:formula="of:=[.G692]*[.E692]" office:value-type="float" office:value="0.816200741258741" calcext:value-type="float">
            <text:p>0.81620074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table:formula="of:=[.B693]+([.E693]/2)" office:value-type="float" office:value="0.9915" calcext:value-type="float">
            <text:p>0.99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2" calcext:value-type="float">
            <text:p>0.742</text:p>
          </table:table-cell>
          <table:table-cell table:formula="of:=([.$F$1003]/[.$E$1003])*[.F693]" office:value-type="float" office:value="816.200741258741" calcext:value-type="float">
            <text:p>816.2007412587</text:p>
          </table:table-cell>
          <table:table-cell table:formula="of:=[.G693]*[.E693]" office:value-type="float" office:value="0.816200741258741" calcext:value-type="float">
            <text:p>0.816200741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3" calcext:value-type="float">
            <text:p>0.993</text:p>
          </table:table-cell>
          <table:table-cell table:formula="of:=[.B694]+([.E694]/2)" office:value-type="float" office:value="0.9925" calcext:value-type="float">
            <text:p>0.9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7" calcext:value-type="float">
            <text:p>0.747</text:p>
          </table:table-cell>
          <table:table-cell table:formula="of:=([.$F$1003]/[.$E$1003])*[.F694]" office:value-type="float" office:value="821.700746253746" calcext:value-type="float">
            <text:p>821.7007462537</text:p>
          </table:table-cell>
          <table:table-cell table:formula="of:=[.G694]*[.E694]" office:value-type="float" office:value="0.821700746253746" calcext:value-type="float">
            <text:p>0.821700746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4" calcext:value-type="float">
            <text:p>0.994</text:p>
          </table:table-cell>
          <table:table-cell table:formula="of:=[.B695]+([.E695]/2)" office:value-type="float" office:value="0.9935" calcext:value-type="float">
            <text:p>0.99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4" calcext:value-type="float">
            <text:p>0.744</text:p>
          </table:table-cell>
          <table:table-cell table:formula="of:=([.$F$1003]/[.$E$1003])*[.F695]" office:value-type="float" office:value="818.400743256743" calcext:value-type="float">
            <text:p>818.4007432567</text:p>
          </table:table-cell>
          <table:table-cell table:formula="of:=[.G695]*[.E695]" office:value-type="float" office:value="0.818400743256743" calcext:value-type="float">
            <text:p>0.818400743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  <table:table-cell table:formula="of:=[.B696]+([.E696]/2)" office:value-type="float" office:value="0.9945" calcext:value-type="float">
            <text:p>0.99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4" calcext:value-type="float">
            <text:p>0.744</text:p>
          </table:table-cell>
          <table:table-cell table:formula="of:=([.$F$1003]/[.$E$1003])*[.F696]" office:value-type="float" office:value="818.400743256743" calcext:value-type="float">
            <text:p>818.4007432567</text:p>
          </table:table-cell>
          <table:table-cell table:formula="of:=[.G696]*[.E696]" office:value-type="float" office:value="0.818400743256743" calcext:value-type="float">
            <text:p>0.81840074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  <table:table-cell table:formula="of:=[.B697]+([.E697]/2)" office:value-type="float" office:value="0.9955" calcext:value-type="float">
            <text:p>0.9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" calcext:value-type="float">
            <text:p>0.74</text:p>
          </table:table-cell>
          <table:table-cell table:formula="of:=([.$F$1003]/[.$E$1003])*[.F697]" office:value-type="float" office:value="814.000739260739" calcext:value-type="float">
            <text:p>814.0007392607</text:p>
          </table:table-cell>
          <table:table-cell table:formula="of:=[.G697]*[.E697]" office:value-type="float" office:value="0.814000739260739" calcext:value-type="float">
            <text:p>0.814000739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table:formula="of:=[.B698]+([.E698]/2)" office:value-type="float" office:value="0.9965" calcext:value-type="float">
            <text:p>0.99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" calcext:value-type="float">
            <text:p>0.74</text:p>
          </table:table-cell>
          <table:table-cell table:formula="of:=([.$F$1003]/[.$E$1003])*[.F698]" office:value-type="float" office:value="814.000739260739" calcext:value-type="float">
            <text:p>814.0007392607</text:p>
          </table:table-cell>
          <table:table-cell table:formula="of:=[.G698]*[.E698]" office:value-type="float" office:value="0.814000739260739" calcext:value-type="float">
            <text:p>0.814000739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table:formula="of:=[.B699]+([.E699]/2)" office:value-type="float" office:value="0.9975" calcext:value-type="float">
            <text:p>0.99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" calcext:value-type="float">
            <text:p>0.74</text:p>
          </table:table-cell>
          <table:table-cell table:formula="of:=([.$F$1003]/[.$E$1003])*[.F699]" office:value-type="float" office:value="814.000739260739" calcext:value-type="float">
            <text:p>814.0007392607</text:p>
          </table:table-cell>
          <table:table-cell table:formula="of:=[.G699]*[.E699]" office:value-type="float" office:value="0.814000739260739" calcext:value-type="float">
            <text:p>0.814000739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table:formula="of:=[.B700]+([.E700]/2)" office:value-type="float" office:value="0.9985" calcext:value-type="float">
            <text:p>0.99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7" calcext:value-type="float">
            <text:p>0.737</text:p>
          </table:table-cell>
          <table:table-cell table:formula="of:=([.$F$1003]/[.$E$1003])*[.F700]" office:value-type="float" office:value="810.700736263737" calcext:value-type="float">
            <text:p>810.7007362637</text:p>
          </table:table-cell>
          <table:table-cell table:formula="of:=[.G700]*[.E700]" office:value-type="float" office:value="0.810700736263736" calcext:value-type="float">
            <text:p>0.81070073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formula="of:=[.B701]+([.E701]/2)" office:value-type="float" office:value="0.9995" calcext:value-type="float">
            <text:p>0.9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3" calcext:value-type="float">
            <text:p>0.733</text:p>
          </table:table-cell>
          <table:table-cell table:formula="of:=([.$F$1003]/[.$E$1003])*[.F701]" office:value-type="float" office:value="806.300732267732" calcext:value-type="float">
            <text:p>806.3007322677</text:p>
          </table:table-cell>
          <table:table-cell table:formula="of:=[.G701]*[.E701]" office:value-type="float" office:value="0.806300732267732" calcext:value-type="float">
            <text:p>0.806300732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formula="of:=[.B702]+([.E702]/2)" office:value-type="float" office:value="1.0005" calcext:value-type="float">
            <text:p>1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4" calcext:value-type="float">
            <text:p>0.734</text:p>
          </table:table-cell>
          <table:table-cell table:formula="of:=([.$F$1003]/[.$E$1003])*[.F702]" office:value-type="float" office:value="807.400733266733" calcext:value-type="float">
            <text:p>807.4007332667</text:p>
          </table:table-cell>
          <table:table-cell table:formula="of:=[.G702]*[.E702]" office:value-type="float" office:value="0.807400733266733" calcext:value-type="float">
            <text:p>0.80740073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2" calcext:value-type="float">
            <text:p>1.002</text:p>
          </table:table-cell>
          <table:table-cell table:formula="of:=[.B703]+([.E703]/2)" office:value-type="float" office:value="1.0015" calcext:value-type="float">
            <text:p>1.0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5" calcext:value-type="float">
            <text:p>0.735</text:p>
          </table:table-cell>
          <table:table-cell table:formula="of:=([.$F$1003]/[.$E$1003])*[.F703]" office:value-type="float" office:value="808.500734265734" calcext:value-type="float">
            <text:p>808.5007342657</text:p>
          </table:table-cell>
          <table:table-cell table:formula="of:=[.G703]*[.E703]" office:value-type="float" office:value="0.808500734265734" calcext:value-type="float">
            <text:p>0.808500734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3" calcext:value-type="float">
            <text:p>1.003</text:p>
          </table:table-cell>
          <table:table-cell table:formula="of:=[.B704]+([.E704]/2)" office:value-type="float" office:value="1.0025" calcext:value-type="float">
            <text:p>1.0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1" calcext:value-type="float">
            <text:p>0.731</text:p>
          </table:table-cell>
          <table:table-cell table:formula="of:=([.$F$1003]/[.$E$1003])*[.F704]" office:value-type="float" office:value="804.10073026973" calcext:value-type="float">
            <text:p>804.1007302697</text:p>
          </table:table-cell>
          <table:table-cell table:formula="of:=[.G704]*[.E704]" office:value-type="float" office:value="0.80410073026973" calcext:value-type="float">
            <text:p>0.80410073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4" calcext:value-type="float">
            <text:p>1.004</text:p>
          </table:table-cell>
          <table:table-cell table:formula="of:=[.B705]+([.E705]/2)" office:value-type="float" office:value="1.0035" calcext:value-type="float">
            <text:p>1.0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2" calcext:value-type="float">
            <text:p>0.722</text:p>
          </table:table-cell>
          <table:table-cell table:formula="of:=([.$F$1003]/[.$E$1003])*[.F705]" office:value-type="float" office:value="794.200721278721" calcext:value-type="float">
            <text:p>794.2007212787</text:p>
          </table:table-cell>
          <table:table-cell table:formula="of:=[.G705]*[.E705]" office:value-type="float" office:value="0.794200721278721" calcext:value-type="float">
            <text:p>0.79420072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5" calcext:value-type="float">
            <text:p>1.005</text:p>
          </table:table-cell>
          <table:table-cell table:formula="of:=[.B706]+([.E706]/2)" office:value-type="float" office:value="1.0045" calcext:value-type="float">
            <text:p>1.0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6" calcext:value-type="float">
            <text:p>0.706</text:p>
          </table:table-cell>
          <table:table-cell table:formula="of:=([.$F$1003]/[.$E$1003])*[.F706]" office:value-type="float" office:value="776.600705294705" calcext:value-type="float">
            <text:p>776.6007052947</text:p>
          </table:table-cell>
          <table:table-cell table:formula="of:=[.G706]*[.E706]" office:value-type="float" office:value="0.776600705294705" calcext:value-type="float">
            <text:p>0.776600705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005" calcext:value-type="float">
            <text:p>1.005</text:p>
          </table:table-cell>
          <table:table-cell office:value-type="float" office:value="1.006" calcext:value-type="float">
            <text:p>1.006</text:p>
          </table:table-cell>
          <table:table-cell table:formula="of:=[.B707]+([.E707]/2)" office:value-type="float" office:value="1.0055" calcext:value-type="float">
            <text:p>1.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8" calcext:value-type="float">
            <text:p>0.678</text:p>
          </table:table-cell>
          <table:table-cell table:formula="of:=([.$F$1003]/[.$E$1003])*[.F707]" office:value-type="float" office:value="745.800677322678" calcext:value-type="float">
            <text:p>745.8006773227</text:p>
          </table:table-cell>
          <table:table-cell table:formula="of:=[.G707]*[.E707]" office:value-type="float" office:value="0.745800677322678" calcext:value-type="float">
            <text:p>0.745800677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006" calcext:value-type="float">
            <text:p>1.006</text:p>
          </table:table-cell>
          <table:table-cell office:value-type="float" office:value="1.007" calcext:value-type="float">
            <text:p>1.007</text:p>
          </table:table-cell>
          <table:table-cell table:formula="of:=[.B708]+([.E708]/2)" office:value-type="float" office:value="1.0065" calcext:value-type="float">
            <text:p>1.00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5" calcext:value-type="float">
            <text:p>0.715</text:p>
          </table:table-cell>
          <table:table-cell table:formula="of:=([.$F$1003]/[.$E$1003])*[.F708]" office:value-type="float" office:value="786.500714285714" calcext:value-type="float">
            <text:p>786.5007142857</text:p>
          </table:table-cell>
          <table:table-cell table:formula="of:=[.G708]*[.E708]" office:value-type="float" office:value="0.786500714285714" calcext:value-type="float">
            <text:p>0.786500714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8" calcext:value-type="float">
            <text:p>1.008</text:p>
          </table:table-cell>
          <table:table-cell table:formula="of:=[.B709]+([.E709]/2)" office:value-type="float" office:value="1.0075" calcext:value-type="float">
            <text:p>1.00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3" calcext:value-type="float">
            <text:p>0.723</text:p>
          </table:table-cell>
          <table:table-cell table:formula="of:=([.$F$1003]/[.$E$1003])*[.F709]" office:value-type="float" office:value="795.300722277722" calcext:value-type="float">
            <text:p>795.3007222777</text:p>
          </table:table-cell>
          <table:table-cell table:formula="of:=[.G709]*[.E709]" office:value-type="float" office:value="0.795300722277722" calcext:value-type="float">
            <text:p>0.79530072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008" calcext:value-type="float">
            <text:p>1.008</text:p>
          </table:table-cell>
          <table:table-cell office:value-type="float" office:value="1.009" calcext:value-type="float">
            <text:p>1.009</text:p>
          </table:table-cell>
          <table:table-cell table:formula="of:=[.B710]+([.E710]/2)" office:value-type="float" office:value="1.0085" calcext:value-type="float">
            <text:p>1.0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" calcext:value-type="float">
            <text:p>0.72</text:p>
          </table:table-cell>
          <table:table-cell table:formula="of:=([.$F$1003]/[.$E$1003])*[.F710]" office:value-type="float" office:value="792.000719280719" calcext:value-type="float">
            <text:p>792.0007192807</text:p>
          </table:table-cell>
          <table:table-cell table:formula="of:=[.G710]*[.E710]" office:value-type="float" office:value="0.792000719280719" calcext:value-type="float">
            <text:p>0.79200071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" calcext:value-type="float">
            <text:p>1.01</text:p>
          </table:table-cell>
          <table:table-cell table:formula="of:=[.B711]+([.E711]/2)" office:value-type="float" office:value="1.0095" calcext:value-type="float">
            <text:p>1.0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22" calcext:value-type="float">
            <text:p>0.722</text:p>
          </table:table-cell>
          <table:table-cell table:formula="of:=([.$F$1003]/[.$E$1003])*[.F711]" office:value-type="float" office:value="794.200721278721" calcext:value-type="float">
            <text:p>794.2007212787</text:p>
          </table:table-cell>
          <table:table-cell table:formula="of:=[.G711]*[.E711]" office:value-type="float" office:value="0.794200721278721" calcext:value-type="float">
            <text:p>0.79420072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01" calcext:value-type="float">
            <text:p>1.01</text:p>
          </table:table-cell>
          <table:table-cell office:value-type="float" office:value="1.011" calcext:value-type="float">
            <text:p>1.011</text:p>
          </table:table-cell>
          <table:table-cell table:formula="of:=[.B712]+([.E712]/2)" office:value-type="float" office:value="1.0105" calcext:value-type="float">
            <text:p>1.0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9" calcext:value-type="float">
            <text:p>0.719</text:p>
          </table:table-cell>
          <table:table-cell table:formula="of:=([.$F$1003]/[.$E$1003])*[.F712]" office:value-type="float" office:value="790.900718281718" calcext:value-type="float">
            <text:p>790.9007182817</text:p>
          </table:table-cell>
          <table:table-cell table:formula="of:=[.G712]*[.E712]" office:value-type="float" office:value="0.790900718281718" calcext:value-type="float">
            <text:p>0.790900718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2" calcext:value-type="float">
            <text:p>1.012</text:p>
          </table:table-cell>
          <table:table-cell table:formula="of:=[.B713]+([.E713]/2)" office:value-type="float" office:value="1.0115" calcext:value-type="float">
            <text:p>1.0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8" calcext:value-type="float">
            <text:p>0.718</text:p>
          </table:table-cell>
          <table:table-cell table:formula="of:=([.$F$1003]/[.$E$1003])*[.F713]" office:value-type="float" office:value="789.800717282717" calcext:value-type="float">
            <text:p>789.8007172827</text:p>
          </table:table-cell>
          <table:table-cell table:formula="of:=[.G713]*[.E713]" office:value-type="float" office:value="0.789800717282717" calcext:value-type="float">
            <text:p>0.789800717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012" calcext:value-type="float">
            <text:p>1.012</text:p>
          </table:table-cell>
          <table:table-cell office:value-type="float" office:value="1.013" calcext:value-type="float">
            <text:p>1.013</text:p>
          </table:table-cell>
          <table:table-cell table:formula="of:=[.B714]+([.E714]/2)" office:value-type="float" office:value="1.0125" calcext:value-type="float">
            <text:p>1.0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4" calcext:value-type="float">
            <text:p>0.714</text:p>
          </table:table-cell>
          <table:table-cell table:formula="of:=([.$F$1003]/[.$E$1003])*[.F714]" office:value-type="float" office:value="785.400713286713" calcext:value-type="float">
            <text:p>785.4007132867</text:p>
          </table:table-cell>
          <table:table-cell table:formula="of:=[.G714]*[.E714]" office:value-type="float" office:value="0.785400713286713" calcext:value-type="float">
            <text:p>0.785400713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013" calcext:value-type="float">
            <text:p>1.013</text:p>
          </table:table-cell>
          <table:table-cell office:value-type="float" office:value="1.014" calcext:value-type="float">
            <text:p>1.014</text:p>
          </table:table-cell>
          <table:table-cell table:formula="of:=[.B715]+([.E715]/2)" office:value-type="float" office:value="1.0135" calcext:value-type="float">
            <text:p>1.0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7" calcext:value-type="float">
            <text:p>0.717</text:p>
          </table:table-cell>
          <table:table-cell table:formula="of:=([.$F$1003]/[.$E$1003])*[.F715]" office:value-type="float" office:value="788.700716283716" calcext:value-type="float">
            <text:p>788.7007162837</text:p>
          </table:table-cell>
          <table:table-cell table:formula="of:=[.G715]*[.E715]" office:value-type="float" office:value="0.788700716283716" calcext:value-type="float">
            <text:p>0.788700716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014" calcext:value-type="float">
            <text:p>1.014</text:p>
          </table:table-cell>
          <table:table-cell office:value-type="float" office:value="1.015" calcext:value-type="float">
            <text:p>1.015</text:p>
          </table:table-cell>
          <table:table-cell table:formula="of:=[.B716]+([.E716]/2)" office:value-type="float" office:value="1.0145" calcext:value-type="float">
            <text:p>1.0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7" calcext:value-type="float">
            <text:p>0.707</text:p>
          </table:table-cell>
          <table:table-cell table:formula="of:=([.$F$1003]/[.$E$1003])*[.F716]" office:value-type="float" office:value="777.700706293706" calcext:value-type="float">
            <text:p>777.7007062937</text:p>
          </table:table-cell>
          <table:table-cell table:formula="of:=[.G716]*[.E716]" office:value-type="float" office:value="0.777700706293706" calcext:value-type="float">
            <text:p>0.777700706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015" calcext:value-type="float">
            <text:p>1.015</text:p>
          </table:table-cell>
          <table:table-cell office:value-type="float" office:value="1.016" calcext:value-type="float">
            <text:p>1.016</text:p>
          </table:table-cell>
          <table:table-cell table:formula="of:=[.B717]+([.E717]/2)" office:value-type="float" office:value="1.0155" calcext:value-type="float">
            <text:p>1.0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8" calcext:value-type="float">
            <text:p>0.708</text:p>
          </table:table-cell>
          <table:table-cell table:formula="of:=([.$F$1003]/[.$E$1003])*[.F717]" office:value-type="float" office:value="778.800707292707" calcext:value-type="float">
            <text:p>778.8007072927</text:p>
          </table:table-cell>
          <table:table-cell table:formula="of:=[.G717]*[.E717]" office:value-type="float" office:value="0.778800707292707" calcext:value-type="float">
            <text:p>0.778800707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016" calcext:value-type="float">
            <text:p>1.016</text:p>
          </table:table-cell>
          <table:table-cell office:value-type="float" office:value="1.017" calcext:value-type="float">
            <text:p>1.017</text:p>
          </table:table-cell>
          <table:table-cell table:formula="of:=[.B718]+([.E718]/2)" office:value-type="float" office:value="1.0165" calcext:value-type="float">
            <text:p>1.0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2" calcext:value-type="float">
            <text:p>0.702</text:p>
          </table:table-cell>
          <table:table-cell table:formula="of:=([.$F$1003]/[.$E$1003])*[.F718]" office:value-type="float" office:value="772.200701298701" calcext:value-type="float">
            <text:p>772.2007012987</text:p>
          </table:table-cell>
          <table:table-cell table:formula="of:=[.G718]*[.E718]" office:value-type="float" office:value="0.772200701298701" calcext:value-type="float">
            <text:p>0.772200701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8" calcext:value-type="float">
            <text:p>1.018</text:p>
          </table:table-cell>
          <table:table-cell table:formula="of:=[.B719]+([.E719]/2)" office:value-type="float" office:value="1.0175" calcext:value-type="float">
            <text:p>1.0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9" calcext:value-type="float">
            <text:p>0.709</text:p>
          </table:table-cell>
          <table:table-cell table:formula="of:=([.$F$1003]/[.$E$1003])*[.F719]" office:value-type="float" office:value="779.900708291708" calcext:value-type="float">
            <text:p>779.9007082917</text:p>
          </table:table-cell>
          <table:table-cell table:formula="of:=[.G719]*[.E719]" office:value-type="float" office:value="0.779900708291708" calcext:value-type="float">
            <text:p>0.779900708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9" calcext:value-type="float">
            <text:p>1.019</text:p>
          </table:table-cell>
          <table:table-cell table:formula="of:=[.B720]+([.E720]/2)" office:value-type="float" office:value="1.0185" calcext:value-type="float">
            <text:p>1.01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7" calcext:value-type="float">
            <text:p>0.697</text:p>
          </table:table-cell>
          <table:table-cell table:formula="of:=([.$F$1003]/[.$E$1003])*[.F720]" office:value-type="float" office:value="766.700696303697" calcext:value-type="float">
            <text:p>766.7006963037</text:p>
          </table:table-cell>
          <table:table-cell table:formula="of:=[.G720]*[.E720]" office:value-type="float" office:value="0.766700696303696" calcext:value-type="float">
            <text:p>0.76670069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019" calcext:value-type="float">
            <text:p>1.019</text:p>
          </table:table-cell>
          <table:table-cell office:value-type="float" office:value="1.02" calcext:value-type="float">
            <text:p>1.02</text:p>
          </table:table-cell>
          <table:table-cell table:formula="of:=[.B721]+([.E721]/2)" office:value-type="float" office:value="1.0195" calcext:value-type="float">
            <text:p>1.01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4" calcext:value-type="float">
            <text:p>0.694</text:p>
          </table:table-cell>
          <table:table-cell table:formula="of:=([.$F$1003]/[.$E$1003])*[.F721]" office:value-type="float" office:value="763.400693306694" calcext:value-type="float">
            <text:p>763.4006933067</text:p>
          </table:table-cell>
          <table:table-cell table:formula="of:=[.G721]*[.E721]" office:value-type="float" office:value="0.763400693306693" calcext:value-type="float">
            <text:p>0.76340069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02" calcext:value-type="float">
            <text:p>1.02</text:p>
          </table:table-cell>
          <table:table-cell office:value-type="float" office:value="1.021" calcext:value-type="float">
            <text:p>1.021</text:p>
          </table:table-cell>
          <table:table-cell table:formula="of:=[.B722]+([.E722]/2)" office:value-type="float" office:value="1.0205" calcext:value-type="float">
            <text:p>1.02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1" calcext:value-type="float">
            <text:p>0.701</text:p>
          </table:table-cell>
          <table:table-cell table:formula="of:=([.$F$1003]/[.$E$1003])*[.F722]" office:value-type="float" office:value="771.100700299701" calcext:value-type="float">
            <text:p>771.1007002997</text:p>
          </table:table-cell>
          <table:table-cell table:formula="of:=[.G722]*[.E722]" office:value-type="float" office:value="0.771100700299701" calcext:value-type="float">
            <text:p>0.771100700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021" calcext:value-type="float">
            <text:p>1.021</text:p>
          </table:table-cell>
          <table:table-cell office:value-type="float" office:value="1.022" calcext:value-type="float">
            <text:p>1.022</text:p>
          </table:table-cell>
          <table:table-cell table:formula="of:=[.B723]+([.E723]/2)" office:value-type="float" office:value="1.0215" calcext:value-type="float">
            <text:p>1.0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4" calcext:value-type="float">
            <text:p>0.694</text:p>
          </table:table-cell>
          <table:table-cell table:formula="of:=([.$F$1003]/[.$E$1003])*[.F723]" office:value-type="float" office:value="763.400693306694" calcext:value-type="float">
            <text:p>763.4006933067</text:p>
          </table:table-cell>
          <table:table-cell table:formula="of:=[.G723]*[.E723]" office:value-type="float" office:value="0.763400693306693" calcext:value-type="float">
            <text:p>0.763400693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022" calcext:value-type="float">
            <text:p>1.022</text:p>
          </table:table-cell>
          <table:table-cell office:value-type="float" office:value="1.023" calcext:value-type="float">
            <text:p>1.023</text:p>
          </table:table-cell>
          <table:table-cell table:formula="of:=[.B724]+([.E724]/2)" office:value-type="float" office:value="1.0225" calcext:value-type="float">
            <text:p>1.02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7" calcext:value-type="float">
            <text:p>0.697</text:p>
          </table:table-cell>
          <table:table-cell table:formula="of:=([.$F$1003]/[.$E$1003])*[.F724]" office:value-type="float" office:value="766.700696303697" calcext:value-type="float">
            <text:p>766.7006963037</text:p>
          </table:table-cell>
          <table:table-cell table:formula="of:=[.G724]*[.E724]" office:value-type="float" office:value="0.766700696303696" calcext:value-type="float">
            <text:p>0.766700696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023" calcext:value-type="float">
            <text:p>1.023</text:p>
          </table:table-cell>
          <table:table-cell office:value-type="float" office:value="1.024" calcext:value-type="float">
            <text:p>1.024</text:p>
          </table:table-cell>
          <table:table-cell table:formula="of:=[.B725]+([.E725]/2)" office:value-type="float" office:value="1.0235" calcext:value-type="float">
            <text:p>1.0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2" calcext:value-type="float">
            <text:p>0.702</text:p>
          </table:table-cell>
          <table:table-cell table:formula="of:=([.$F$1003]/[.$E$1003])*[.F725]" office:value-type="float" office:value="772.200701298701" calcext:value-type="float">
            <text:p>772.2007012987</text:p>
          </table:table-cell>
          <table:table-cell table:formula="of:=[.G725]*[.E725]" office:value-type="float" office:value="0.772200701298701" calcext:value-type="float">
            <text:p>0.77220070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5" calcext:value-type="float">
            <text:p>1.025</text:p>
          </table:table-cell>
          <table:table-cell table:formula="of:=[.B726]+([.E726]/2)" office:value-type="float" office:value="1.0245" calcext:value-type="float">
            <text:p>1.02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9" calcext:value-type="float">
            <text:p>0.699</text:p>
          </table:table-cell>
          <table:table-cell table:formula="of:=([.$F$1003]/[.$E$1003])*[.F726]" office:value-type="float" office:value="768.900698301699" calcext:value-type="float">
            <text:p>768.9006983017</text:p>
          </table:table-cell>
          <table:table-cell table:formula="of:=[.G726]*[.E726]" office:value-type="float" office:value="0.768900698301698" calcext:value-type="float">
            <text:p>0.768900698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025" calcext:value-type="float">
            <text:p>1.025</text:p>
          </table:table-cell>
          <table:table-cell office:value-type="float" office:value="1.026" calcext:value-type="float">
            <text:p>1.026</text:p>
          </table:table-cell>
          <table:table-cell table:formula="of:=[.B727]+([.E727]/2)" office:value-type="float" office:value="1.0255" calcext:value-type="float">
            <text:p>1.02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9" calcext:value-type="float">
            <text:p>0.699</text:p>
          </table:table-cell>
          <table:table-cell table:formula="of:=([.$F$1003]/[.$E$1003])*[.F727]" office:value-type="float" office:value="768.900698301699" calcext:value-type="float">
            <text:p>768.9006983017</text:p>
          </table:table-cell>
          <table:table-cell table:formula="of:=[.G727]*[.E727]" office:value-type="float" office:value="0.768900698301698" calcext:value-type="float">
            <text:p>0.76890069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026" calcext:value-type="float">
            <text:p>1.026</text:p>
          </table:table-cell>
          <table:table-cell office:value-type="float" office:value="1.027" calcext:value-type="float">
            <text:p>1.027</text:p>
          </table:table-cell>
          <table:table-cell table:formula="of:=[.B728]+([.E728]/2)" office:value-type="float" office:value="1.0265" calcext:value-type="float">
            <text:p>1.02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6" calcext:value-type="float">
            <text:p>0.696</text:p>
          </table:table-cell>
          <table:table-cell table:formula="of:=([.$F$1003]/[.$E$1003])*[.F728]" office:value-type="float" office:value="765.600695304696" calcext:value-type="float">
            <text:p>765.6006953047</text:p>
          </table:table-cell>
          <table:table-cell table:formula="of:=[.G728]*[.E728]" office:value-type="float" office:value="0.765600695304696" calcext:value-type="float">
            <text:p>0.765600695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8" calcext:value-type="float">
            <text:p>1.028</text:p>
          </table:table-cell>
          <table:table-cell table:formula="of:=[.B729]+([.E729]/2)" office:value-type="float" office:value="1.0275" calcext:value-type="float">
            <text:p>1.0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6" calcext:value-type="float">
            <text:p>0.696</text:p>
          </table:table-cell>
          <table:table-cell table:formula="of:=([.$F$1003]/[.$E$1003])*[.F729]" office:value-type="float" office:value="765.600695304696" calcext:value-type="float">
            <text:p>765.6006953047</text:p>
          </table:table-cell>
          <table:table-cell table:formula="of:=[.G729]*[.E729]" office:value-type="float" office:value="0.765600695304696" calcext:value-type="float">
            <text:p>0.765600695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028" calcext:value-type="float">
            <text:p>1.028</text:p>
          </table:table-cell>
          <table:table-cell office:value-type="float" office:value="1.029" calcext:value-type="float">
            <text:p>1.029</text:p>
          </table:table-cell>
          <table:table-cell table:formula="of:=[.B730]+([.E730]/2)" office:value-type="float" office:value="1.0285" calcext:value-type="float">
            <text:p>1.02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4" calcext:value-type="float">
            <text:p>0.694</text:p>
          </table:table-cell>
          <table:table-cell table:formula="of:=([.$F$1003]/[.$E$1003])*[.F730]" office:value-type="float" office:value="763.400693306694" calcext:value-type="float">
            <text:p>763.4006933067</text:p>
          </table:table-cell>
          <table:table-cell table:formula="of:=[.G730]*[.E730]" office:value-type="float" office:value="0.763400693306693" calcext:value-type="float">
            <text:p>0.76340069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029" calcext:value-type="float">
            <text:p>1.029</text:p>
          </table:table-cell>
          <table:table-cell office:value-type="float" office:value="1.03" calcext:value-type="float">
            <text:p>1.03</text:p>
          </table:table-cell>
          <table:table-cell table:formula="of:=[.B731]+([.E731]/2)" office:value-type="float" office:value="1.0295" calcext:value-type="float">
            <text:p>1.02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7" calcext:value-type="float">
            <text:p>0.687</text:p>
          </table:table-cell>
          <table:table-cell table:formula="of:=([.$F$1003]/[.$E$1003])*[.F731]" office:value-type="float" office:value="755.700686313686" calcext:value-type="float">
            <text:p>755.7006863137</text:p>
          </table:table-cell>
          <table:table-cell table:formula="of:=[.G731]*[.E731]" office:value-type="float" office:value="0.755700686313686" calcext:value-type="float">
            <text:p>0.755700686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03" calcext:value-type="float">
            <text:p>1.03</text:p>
          </table:table-cell>
          <table:table-cell office:value-type="float" office:value="1.031" calcext:value-type="float">
            <text:p>1.031</text:p>
          </table:table-cell>
          <table:table-cell table:formula="of:=[.B732]+([.E732]/2)" office:value-type="float" office:value="1.0305" calcext:value-type="float">
            <text:p>1.0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9" calcext:value-type="float">
            <text:p>0.689</text:p>
          </table:table-cell>
          <table:table-cell table:formula="of:=([.$F$1003]/[.$E$1003])*[.F732]" office:value-type="float" office:value="757.900688311688" calcext:value-type="float">
            <text:p>757.9006883117</text:p>
          </table:table-cell>
          <table:table-cell table:formula="of:=[.G732]*[.E732]" office:value-type="float" office:value="0.757900688311688" calcext:value-type="float">
            <text:p>0.757900688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031" calcext:value-type="float">
            <text:p>1.031</text:p>
          </table:table-cell>
          <table:table-cell office:value-type="float" office:value="1.032" calcext:value-type="float">
            <text:p>1.032</text:p>
          </table:table-cell>
          <table:table-cell table:formula="of:=[.B733]+([.E733]/2)" office:value-type="float" office:value="1.0315" calcext:value-type="float">
            <text:p>1.03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8" calcext:value-type="float">
            <text:p>0.688</text:p>
          </table:table-cell>
          <table:table-cell table:formula="of:=([.$F$1003]/[.$E$1003])*[.F733]" office:value-type="float" office:value="756.800687312688" calcext:value-type="float">
            <text:p>756.8006873127</text:p>
          </table:table-cell>
          <table:table-cell table:formula="of:=[.G733]*[.E733]" office:value-type="float" office:value="0.756800687312688" calcext:value-type="float">
            <text:p>0.756800687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032" calcext:value-type="float">
            <text:p>1.032</text:p>
          </table:table-cell>
          <table:table-cell office:value-type="float" office:value="1.033" calcext:value-type="float">
            <text:p>1.033</text:p>
          </table:table-cell>
          <table:table-cell table:formula="of:=[.B734]+([.E734]/2)" office:value-type="float" office:value="1.0325" calcext:value-type="float">
            <text:p>1.03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5" calcext:value-type="float">
            <text:p>0.685</text:p>
          </table:table-cell>
          <table:table-cell table:formula="of:=([.$F$1003]/[.$E$1003])*[.F734]" office:value-type="float" office:value="753.500684315685" calcext:value-type="float">
            <text:p>753.5006843157</text:p>
          </table:table-cell>
          <table:table-cell table:formula="of:=[.G734]*[.E734]" office:value-type="float" office:value="0.753500684315685" calcext:value-type="float">
            <text:p>0.753500684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033" calcext:value-type="float">
            <text:p>1.033</text:p>
          </table:table-cell>
          <table:table-cell office:value-type="float" office:value="1.034" calcext:value-type="float">
            <text:p>1.034</text:p>
          </table:table-cell>
          <table:table-cell table:formula="of:=[.B735]+([.E735]/2)" office:value-type="float" office:value="1.0335" calcext:value-type="float">
            <text:p>1.0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7" calcext:value-type="float">
            <text:p>0.677</text:p>
          </table:table-cell>
          <table:table-cell table:formula="of:=([.$F$1003]/[.$E$1003])*[.F735]" office:value-type="float" office:value="744.700676323676" calcext:value-type="float">
            <text:p>744.7006763237</text:p>
          </table:table-cell>
          <table:table-cell table:formula="of:=[.G735]*[.E735]" office:value-type="float" office:value="0.744700676323677" calcext:value-type="float">
            <text:p>0.74470067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034" calcext:value-type="float">
            <text:p>1.034</text:p>
          </table:table-cell>
          <table:table-cell office:value-type="float" office:value="1.035" calcext:value-type="float">
            <text:p>1.035</text:p>
          </table:table-cell>
          <table:table-cell table:formula="of:=[.B736]+([.E736]/2)" office:value-type="float" office:value="1.0345" calcext:value-type="float">
            <text:p>1.03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4" calcext:value-type="float">
            <text:p>0.674</text:p>
          </table:table-cell>
          <table:table-cell table:formula="of:=([.$F$1003]/[.$E$1003])*[.F736]" office:value-type="float" office:value="741.400673326674" calcext:value-type="float">
            <text:p>741.4006733267</text:p>
          </table:table-cell>
          <table:table-cell table:formula="of:=[.G736]*[.E736]" office:value-type="float" office:value="0.741400673326674" calcext:value-type="float">
            <text:p>0.74140067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035" calcext:value-type="float">
            <text:p>1.035</text:p>
          </table:table-cell>
          <table:table-cell office:value-type="float" office:value="1.036" calcext:value-type="float">
            <text:p>1.036</text:p>
          </table:table-cell>
          <table:table-cell table:formula="of:=[.B737]+([.E737]/2)" office:value-type="float" office:value="1.0355" calcext:value-type="float">
            <text:p>1.03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1" calcext:value-type="float">
            <text:p>0.681</text:p>
          </table:table-cell>
          <table:table-cell table:formula="of:=([.$F$1003]/[.$E$1003])*[.F737]" office:value-type="float" office:value="749.100680319681" calcext:value-type="float">
            <text:p>749.1006803197</text:p>
          </table:table-cell>
          <table:table-cell table:formula="of:=[.G737]*[.E737]" office:value-type="float" office:value="0.749100680319681" calcext:value-type="float">
            <text:p>0.749100680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036" calcext:value-type="float">
            <text:p>1.036</text:p>
          </table:table-cell>
          <table:table-cell office:value-type="float" office:value="1.037" calcext:value-type="float">
            <text:p>1.037</text:p>
          </table:table-cell>
          <table:table-cell table:formula="of:=[.B738]+([.E738]/2)" office:value-type="float" office:value="1.0365" calcext:value-type="float">
            <text:p>1.03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2" calcext:value-type="float">
            <text:p>0.682</text:p>
          </table:table-cell>
          <table:table-cell table:formula="of:=([.$F$1003]/[.$E$1003])*[.F738]" office:value-type="float" office:value="750.200681318682" calcext:value-type="float">
            <text:p>750.2006813187</text:p>
          </table:table-cell>
          <table:table-cell table:formula="of:=[.G738]*[.E738]" office:value-type="float" office:value="0.750200681318682" calcext:value-type="float">
            <text:p>0.75020068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037" calcext:value-type="float">
            <text:p>1.037</text:p>
          </table:table-cell>
          <table:table-cell office:value-type="float" office:value="1.038" calcext:value-type="float">
            <text:p>1.038</text:p>
          </table:table-cell>
          <table:table-cell table:formula="of:=[.B739]+([.E739]/2)" office:value-type="float" office:value="1.0375" calcext:value-type="float">
            <text:p>1.03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8" calcext:value-type="float">
            <text:p>0.668</text:p>
          </table:table-cell>
          <table:table-cell table:formula="of:=([.$F$1003]/[.$E$1003])*[.F739]" office:value-type="float" office:value="734.800667332667" calcext:value-type="float">
            <text:p>734.8006673327</text:p>
          </table:table-cell>
          <table:table-cell table:formula="of:=[.G739]*[.E739]" office:value-type="float" office:value="0.734800667332667" calcext:value-type="float">
            <text:p>0.734800667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39" calcext:value-type="float">
            <text:p>1.039</text:p>
          </table:table-cell>
          <table:table-cell table:formula="of:=[.B740]+([.E740]/2)" office:value-type="float" office:value="1.0385" calcext:value-type="float">
            <text:p>1.03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7" calcext:value-type="float">
            <text:p>0.677</text:p>
          </table:table-cell>
          <table:table-cell table:formula="of:=([.$F$1003]/[.$E$1003])*[.F740]" office:value-type="float" office:value="744.700676323676" calcext:value-type="float">
            <text:p>744.7006763237</text:p>
          </table:table-cell>
          <table:table-cell table:formula="of:=[.G740]*[.E740]" office:value-type="float" office:value="0.744700676323677" calcext:value-type="float">
            <text:p>0.74470067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039" calcext:value-type="float">
            <text:p>1.039</text:p>
          </table:table-cell>
          <table:table-cell office:value-type="float" office:value="1.04" calcext:value-type="float">
            <text:p>1.04</text:p>
          </table:table-cell>
          <table:table-cell table:formula="of:=[.B741]+([.E741]/2)" office:value-type="float" office:value="1.0395" calcext:value-type="float">
            <text:p>1.03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2" calcext:value-type="float">
            <text:p>0.672</text:p>
          </table:table-cell>
          <table:table-cell table:formula="of:=([.$F$1003]/[.$E$1003])*[.F741]" office:value-type="float" office:value="739.200671328671" calcext:value-type="float">
            <text:p>739.2006713287</text:p>
          </table:table-cell>
          <table:table-cell table:formula="of:=[.G741]*[.E741]" office:value-type="float" office:value="0.739200671328671" calcext:value-type="float">
            <text:p>0.73920067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04" calcext:value-type="float">
            <text:p>1.04</text:p>
          </table:table-cell>
          <table:table-cell office:value-type="float" office:value="1.041" calcext:value-type="float">
            <text:p>1.041</text:p>
          </table:table-cell>
          <table:table-cell table:formula="of:=[.B742]+([.E742]/2)" office:value-type="float" office:value="1.0405" calcext:value-type="float">
            <text:p>1.04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3" calcext:value-type="float">
            <text:p>0.673</text:p>
          </table:table-cell>
          <table:table-cell table:formula="of:=([.$F$1003]/[.$E$1003])*[.F742]" office:value-type="float" office:value="740.300672327673" calcext:value-type="float">
            <text:p>740.3006723277</text:p>
          </table:table-cell>
          <table:table-cell table:formula="of:=[.G742]*[.E742]" office:value-type="float" office:value="0.740300672327672" calcext:value-type="float">
            <text:p>0.740300672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041" calcext:value-type="float">
            <text:p>1.041</text:p>
          </table:table-cell>
          <table:table-cell office:value-type="float" office:value="1.042" calcext:value-type="float">
            <text:p>1.042</text:p>
          </table:table-cell>
          <table:table-cell table:formula="of:=[.B743]+([.E743]/2)" office:value-type="float" office:value="1.0415" calcext:value-type="float">
            <text:p>1.04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6" calcext:value-type="float">
            <text:p>0.676</text:p>
          </table:table-cell>
          <table:table-cell table:formula="of:=([.$F$1003]/[.$E$1003])*[.F743]" office:value-type="float" office:value="743.600675324676" calcext:value-type="float">
            <text:p>743.6006753247</text:p>
          </table:table-cell>
          <table:table-cell table:formula="of:=[.G743]*[.E743]" office:value-type="float" office:value="0.743600675324676" calcext:value-type="float">
            <text:p>0.743600675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042" calcext:value-type="float">
            <text:p>1.042</text:p>
          </table:table-cell>
          <table:table-cell office:value-type="float" office:value="1.043" calcext:value-type="float">
            <text:p>1.043</text:p>
          </table:table-cell>
          <table:table-cell table:formula="of:=[.B744]+([.E744]/2)" office:value-type="float" office:value="1.0425" calcext:value-type="float">
            <text:p>1.04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8" calcext:value-type="float">
            <text:p>0.668</text:p>
          </table:table-cell>
          <table:table-cell table:formula="of:=([.$F$1003]/[.$E$1003])*[.F744]" office:value-type="float" office:value="734.800667332667" calcext:value-type="float">
            <text:p>734.8006673327</text:p>
          </table:table-cell>
          <table:table-cell table:formula="of:=[.G744]*[.E744]" office:value-type="float" office:value="0.734800667332667" calcext:value-type="float">
            <text:p>0.734800667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043" calcext:value-type="float">
            <text:p>1.043</text:p>
          </table:table-cell>
          <table:table-cell office:value-type="float" office:value="1.044" calcext:value-type="float">
            <text:p>1.044</text:p>
          </table:table-cell>
          <table:table-cell table:formula="of:=[.B745]+([.E745]/2)" office:value-type="float" office:value="1.0435" calcext:value-type="float">
            <text:p>1.04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" calcext:value-type="float">
            <text:p>0.67</text:p>
          </table:table-cell>
          <table:table-cell table:formula="of:=([.$F$1003]/[.$E$1003])*[.F745]" office:value-type="float" office:value="737.00066933067" calcext:value-type="float">
            <text:p>737.0006693307</text:p>
          </table:table-cell>
          <table:table-cell table:formula="of:=[.G745]*[.E745]" office:value-type="float" office:value="0.737000669330669" calcext:value-type="float">
            <text:p>0.737000669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044" calcext:value-type="float">
            <text:p>1.044</text:p>
          </table:table-cell>
          <table:table-cell office:value-type="float" office:value="1.045" calcext:value-type="float">
            <text:p>1.045</text:p>
          </table:table-cell>
          <table:table-cell table:formula="of:=[.B746]+([.E746]/2)" office:value-type="float" office:value="1.0445" calcext:value-type="float">
            <text:p>1.04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1" calcext:value-type="float">
            <text:p>0.671</text:p>
          </table:table-cell>
          <table:table-cell table:formula="of:=([.$F$1003]/[.$E$1003])*[.F746]" office:value-type="float" office:value="738.10067032967" calcext:value-type="float">
            <text:p>738.1006703297</text:p>
          </table:table-cell>
          <table:table-cell table:formula="of:=[.G746]*[.E746]" office:value-type="float" office:value="0.73810067032967" calcext:value-type="float">
            <text:p>0.738100670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045" calcext:value-type="float">
            <text:p>1.045</text:p>
          </table:table-cell>
          <table:table-cell office:value-type="float" office:value="1.046" calcext:value-type="float">
            <text:p>1.046</text:p>
          </table:table-cell>
          <table:table-cell table:formula="of:=[.B747]+([.E747]/2)" office:value-type="float" office:value="1.0455" calcext:value-type="float">
            <text:p>1.0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9" calcext:value-type="float">
            <text:p>0.659</text:p>
          </table:table-cell>
          <table:table-cell table:formula="of:=([.$F$1003]/[.$E$1003])*[.F747]" office:value-type="float" office:value="724.900658341659" calcext:value-type="float">
            <text:p>724.9006583417</text:p>
          </table:table-cell>
          <table:table-cell table:formula="of:=[.G747]*[.E747]" office:value-type="float" office:value="0.724900658341659" calcext:value-type="float">
            <text:p>0.724900658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046" calcext:value-type="float">
            <text:p>1.046</text:p>
          </table:table-cell>
          <table:table-cell office:value-type="float" office:value="1.047" calcext:value-type="float">
            <text:p>1.047</text:p>
          </table:table-cell>
          <table:table-cell table:formula="of:=[.B748]+([.E748]/2)" office:value-type="float" office:value="1.0465" calcext:value-type="float">
            <text:p>1.04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8" calcext:value-type="float">
            <text:p>0.658</text:p>
          </table:table-cell>
          <table:table-cell table:formula="of:=([.$F$1003]/[.$E$1003])*[.F748]" office:value-type="float" office:value="723.800657342658" calcext:value-type="float">
            <text:p>723.8006573427</text:p>
          </table:table-cell>
          <table:table-cell table:formula="of:=[.G748]*[.E748]" office:value-type="float" office:value="0.723800657342658" calcext:value-type="float">
            <text:p>0.723800657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48" calcext:value-type="float">
            <text:p>1.048</text:p>
          </table:table-cell>
          <table:table-cell table:formula="of:=[.B749]+([.E749]/2)" office:value-type="float" office:value="1.0475" calcext:value-type="float">
            <text:p>1.0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2" calcext:value-type="float">
            <text:p>0.662</text:p>
          </table:table-cell>
          <table:table-cell table:formula="of:=([.$F$1003]/[.$E$1003])*[.F749]" office:value-type="float" office:value="728.200661338661" calcext:value-type="float">
            <text:p>728.2006613387</text:p>
          </table:table-cell>
          <table:table-cell table:formula="of:=[.G749]*[.E749]" office:value-type="float" office:value="0.728200661338661" calcext:value-type="float">
            <text:p>0.728200661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048" calcext:value-type="float">
            <text:p>1.048</text:p>
          </table:table-cell>
          <table:table-cell office:value-type="float" office:value="1.049" calcext:value-type="float">
            <text:p>1.049</text:p>
          </table:table-cell>
          <table:table-cell table:formula="of:=[.B750]+([.E750]/2)" office:value-type="float" office:value="1.0485" calcext:value-type="float">
            <text:p>1.04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5" calcext:value-type="float">
            <text:p>0.665</text:p>
          </table:table-cell>
          <table:table-cell table:formula="of:=([.$F$1003]/[.$E$1003])*[.F750]" office:value-type="float" office:value="731.500664335665" calcext:value-type="float">
            <text:p>731.5006643357</text:p>
          </table:table-cell>
          <table:table-cell table:formula="of:=[.G750]*[.E750]" office:value-type="float" office:value="0.731500664335665" calcext:value-type="float">
            <text:p>0.73150066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049" calcext:value-type="float">
            <text:p>1.049</text:p>
          </table:table-cell>
          <table:table-cell office:value-type="float" office:value="1.05" calcext:value-type="float">
            <text:p>1.05</text:p>
          </table:table-cell>
          <table:table-cell table:formula="of:=[.B751]+([.E751]/2)" office:value-type="float" office:value="1.0495" calcext:value-type="float">
            <text:p>1.04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3" calcext:value-type="float">
            <text:p>0.663</text:p>
          </table:table-cell>
          <table:table-cell table:formula="of:=([.$F$1003]/[.$E$1003])*[.F751]" office:value-type="float" office:value="729.300662337663" calcext:value-type="float">
            <text:p>729.3006623377</text:p>
          </table:table-cell>
          <table:table-cell table:formula="of:=[.G751]*[.E751]" office:value-type="float" office:value="0.729300662337663" calcext:value-type="float">
            <text:p>0.72930066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05" calcext:value-type="float">
            <text:p>1.05</text:p>
          </table:table-cell>
          <table:table-cell office:value-type="float" office:value="1.051" calcext:value-type="float">
            <text:p>1.051</text:p>
          </table:table-cell>
          <table:table-cell table:formula="of:=[.B752]+([.E752]/2)" office:value-type="float" office:value="1.0505" calcext:value-type="float">
            <text:p>1.0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1" calcext:value-type="float">
            <text:p>0.661</text:p>
          </table:table-cell>
          <table:table-cell table:formula="of:=([.$F$1003]/[.$E$1003])*[.F752]" office:value-type="float" office:value="727.100660339661" calcext:value-type="float">
            <text:p>727.1006603397</text:p>
          </table:table-cell>
          <table:table-cell table:formula="of:=[.G752]*[.E752]" office:value-type="float" office:value="0.727100660339661" calcext:value-type="float">
            <text:p>0.72710066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051" calcext:value-type="float">
            <text:p>1.051</text:p>
          </table:table-cell>
          <table:table-cell office:value-type="float" office:value="1.052" calcext:value-type="float">
            <text:p>1.052</text:p>
          </table:table-cell>
          <table:table-cell table:formula="of:=[.B753]+([.E753]/2)" office:value-type="float" office:value="1.0515" calcext:value-type="float">
            <text:p>1.05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" calcext:value-type="float">
            <text:p>0.66</text:p>
          </table:table-cell>
          <table:table-cell table:formula="of:=([.$F$1003]/[.$E$1003])*[.F753]" office:value-type="float" office:value="726.00065934066" calcext:value-type="float">
            <text:p>726.0006593407</text:p>
          </table:table-cell>
          <table:table-cell table:formula="of:=[.G753]*[.E753]" office:value-type="float" office:value="0.72600065934066" calcext:value-type="float">
            <text:p>0.726000659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052" calcext:value-type="float">
            <text:p>1.052</text:p>
          </table:table-cell>
          <table:table-cell office:value-type="float" office:value="1.053" calcext:value-type="float">
            <text:p>1.053</text:p>
          </table:table-cell>
          <table:table-cell table:formula="of:=[.B754]+([.E754]/2)" office:value-type="float" office:value="1.0525" calcext:value-type="float">
            <text:p>1.0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9" calcext:value-type="float">
            <text:p>0.659</text:p>
          </table:table-cell>
          <table:table-cell table:formula="of:=([.$F$1003]/[.$E$1003])*[.F754]" office:value-type="float" office:value="724.900658341659" calcext:value-type="float">
            <text:p>724.9006583417</text:p>
          </table:table-cell>
          <table:table-cell table:formula="of:=[.G754]*[.E754]" office:value-type="float" office:value="0.724900658341659" calcext:value-type="float">
            <text:p>0.724900658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053" calcext:value-type="float">
            <text:p>1.053</text:p>
          </table:table-cell>
          <table:table-cell office:value-type="float" office:value="1.054" calcext:value-type="float">
            <text:p>1.054</text:p>
          </table:table-cell>
          <table:table-cell table:formula="of:=[.B755]+([.E755]/2)" office:value-type="float" office:value="1.0535" calcext:value-type="float">
            <text:p>1.05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2" calcext:value-type="float">
            <text:p>0.652</text:p>
          </table:table-cell>
          <table:table-cell table:formula="of:=([.$F$1003]/[.$E$1003])*[.F755]" office:value-type="float" office:value="717.200651348652" calcext:value-type="float">
            <text:p>717.2006513487</text:p>
          </table:table-cell>
          <table:table-cell table:formula="of:=[.G755]*[.E755]" office:value-type="float" office:value="0.717200651348652" calcext:value-type="float">
            <text:p>0.71720065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054" calcext:value-type="float">
            <text:p>1.054</text:p>
          </table:table-cell>
          <table:table-cell office:value-type="float" office:value="1.055" calcext:value-type="float">
            <text:p>1.055</text:p>
          </table:table-cell>
          <table:table-cell table:formula="of:=[.B756]+([.E756]/2)" office:value-type="float" office:value="1.0545" calcext:value-type="float">
            <text:p>1.0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7" calcext:value-type="float">
            <text:p>0.657</text:p>
          </table:table-cell>
          <table:table-cell table:formula="of:=([.$F$1003]/[.$E$1003])*[.F756]" office:value-type="float" office:value="722.700656343657" calcext:value-type="float">
            <text:p>722.7006563437</text:p>
          </table:table-cell>
          <table:table-cell table:formula="of:=[.G756]*[.E756]" office:value-type="float" office:value="0.722700656343657" calcext:value-type="float">
            <text:p>0.722700656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055" calcext:value-type="float">
            <text:p>1.055</text:p>
          </table:table-cell>
          <table:table-cell office:value-type="float" office:value="1.056" calcext:value-type="float">
            <text:p>1.056</text:p>
          </table:table-cell>
          <table:table-cell table:formula="of:=[.B757]+([.E757]/2)" office:value-type="float" office:value="1.0555" calcext:value-type="float">
            <text:p>1.05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7" calcext:value-type="float">
            <text:p>0.657</text:p>
          </table:table-cell>
          <table:table-cell table:formula="of:=([.$F$1003]/[.$E$1003])*[.F757]" office:value-type="float" office:value="722.700656343657" calcext:value-type="float">
            <text:p>722.7006563437</text:p>
          </table:table-cell>
          <table:table-cell table:formula="of:=[.G757]*[.E757]" office:value-type="float" office:value="0.722700656343657" calcext:value-type="float">
            <text:p>0.722700656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056" calcext:value-type="float">
            <text:p>1.056</text:p>
          </table:table-cell>
          <table:table-cell office:value-type="float" office:value="1.057" calcext:value-type="float">
            <text:p>1.057</text:p>
          </table:table-cell>
          <table:table-cell table:formula="of:=[.B758]+([.E758]/2)" office:value-type="float" office:value="1.0565" calcext:value-type="float">
            <text:p>1.05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5" calcext:value-type="float">
            <text:p>0.655</text:p>
          </table:table-cell>
          <table:table-cell table:formula="of:=([.$F$1003]/[.$E$1003])*[.F758]" office:value-type="float" office:value="720.500654345655" calcext:value-type="float">
            <text:p>720.5006543457</text:p>
          </table:table-cell>
          <table:table-cell table:formula="of:=[.G758]*[.E758]" office:value-type="float" office:value="0.720500654345655" calcext:value-type="float">
            <text:p>0.720500654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057" calcext:value-type="float">
            <text:p>1.057</text:p>
          </table:table-cell>
          <table:table-cell office:value-type="float" office:value="1.058" calcext:value-type="float">
            <text:p>1.058</text:p>
          </table:table-cell>
          <table:table-cell table:formula="of:=[.B759]+([.E759]/2)" office:value-type="float" office:value="1.0575" calcext:value-type="float">
            <text:p>1.05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3" calcext:value-type="float">
            <text:p>0.653</text:p>
          </table:table-cell>
          <table:table-cell table:formula="of:=([.$F$1003]/[.$E$1003])*[.F759]" office:value-type="float" office:value="718.300652347652" calcext:value-type="float">
            <text:p>718.3006523477</text:p>
          </table:table-cell>
          <table:table-cell table:formula="of:=[.G759]*[.E759]" office:value-type="float" office:value="0.718300652347652" calcext:value-type="float">
            <text:p>0.71830065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058" calcext:value-type="float">
            <text:p>1.058</text:p>
          </table:table-cell>
          <table:table-cell office:value-type="float" office:value="1.059" calcext:value-type="float">
            <text:p>1.059</text:p>
          </table:table-cell>
          <table:table-cell table:formula="of:=[.B760]+([.E760]/2)" office:value-type="float" office:value="1.0585" calcext:value-type="float">
            <text:p>1.05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2" calcext:value-type="float">
            <text:p>0.632</text:p>
          </table:table-cell>
          <table:table-cell table:formula="of:=([.$F$1003]/[.$E$1003])*[.F760]" office:value-type="float" office:value="695.200631368631" calcext:value-type="float">
            <text:p>695.2006313686</text:p>
          </table:table-cell>
          <table:table-cell table:formula="of:=[.G760]*[.E760]" office:value-type="float" office:value="0.695200631368631" calcext:value-type="float">
            <text:p>0.69520063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059" calcext:value-type="float">
            <text:p>1.059</text:p>
          </table:table-cell>
          <table:table-cell office:value-type="float" office:value="1.06" calcext:value-type="float">
            <text:p>1.06</text:p>
          </table:table-cell>
          <table:table-cell table:formula="of:=[.B761]+([.E761]/2)" office:value-type="float" office:value="1.0595" calcext:value-type="float">
            <text:p>1.05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7" calcext:value-type="float">
            <text:p>0.647</text:p>
          </table:table-cell>
          <table:table-cell table:formula="of:=([.$F$1003]/[.$E$1003])*[.F761]" office:value-type="float" office:value="711.700646353646" calcext:value-type="float">
            <text:p>711.7006463536</text:p>
          </table:table-cell>
          <table:table-cell table:formula="of:=[.G761]*[.E761]" office:value-type="float" office:value="0.711700646353646" calcext:value-type="float">
            <text:p>0.71170064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06" calcext:value-type="float">
            <text:p>1.06</text:p>
          </table:table-cell>
          <table:table-cell office:value-type="float" office:value="1.061" calcext:value-type="float">
            <text:p>1.061</text:p>
          </table:table-cell>
          <table:table-cell table:formula="of:=[.B762]+([.E762]/2)" office:value-type="float" office:value="1.0605" calcext:value-type="float">
            <text:p>1.06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4" calcext:value-type="float">
            <text:p>0.634</text:p>
          </table:table-cell>
          <table:table-cell table:formula="of:=([.$F$1003]/[.$E$1003])*[.F762]" office:value-type="float" office:value="697.400633366634" calcext:value-type="float">
            <text:p>697.4006333666</text:p>
          </table:table-cell>
          <table:table-cell table:formula="of:=[.G762]*[.E762]" office:value-type="float" office:value="0.697400633366634" calcext:value-type="float">
            <text:p>0.697400633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061" calcext:value-type="float">
            <text:p>1.061</text:p>
          </table:table-cell>
          <table:table-cell office:value-type="float" office:value="1.062" calcext:value-type="float">
            <text:p>1.062</text:p>
          </table:table-cell>
          <table:table-cell table:formula="of:=[.B763]+([.E763]/2)" office:value-type="float" office:value="1.0615" calcext:value-type="float">
            <text:p>1.06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4" calcext:value-type="float">
            <text:p>0.644</text:p>
          </table:table-cell>
          <table:table-cell table:formula="of:=([.$F$1003]/[.$E$1003])*[.F763]" office:value-type="float" office:value="708.400643356644" calcext:value-type="float">
            <text:p>708.4006433566</text:p>
          </table:table-cell>
          <table:table-cell table:formula="of:=[.G763]*[.E763]" office:value-type="float" office:value="0.708400643356644" calcext:value-type="float">
            <text:p>0.708400643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062" calcext:value-type="float">
            <text:p>1.062</text:p>
          </table:table-cell>
          <table:table-cell office:value-type="float" office:value="1.063" calcext:value-type="float">
            <text:p>1.063</text:p>
          </table:table-cell>
          <table:table-cell table:formula="of:=[.B764]+([.E764]/2)" office:value-type="float" office:value="1.0625" calcext:value-type="float">
            <text:p>1.0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3" calcext:value-type="float">
            <text:p>0.643</text:p>
          </table:table-cell>
          <table:table-cell table:formula="of:=([.$F$1003]/[.$E$1003])*[.F764]" office:value-type="float" office:value="707.300642357643" calcext:value-type="float">
            <text:p>707.3006423576</text:p>
          </table:table-cell>
          <table:table-cell table:formula="of:=[.G764]*[.E764]" office:value-type="float" office:value="0.707300642357642" calcext:value-type="float">
            <text:p>0.707300642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063" calcext:value-type="float">
            <text:p>1.063</text:p>
          </table:table-cell>
          <table:table-cell office:value-type="float" office:value="1.064" calcext:value-type="float">
            <text:p>1.064</text:p>
          </table:table-cell>
          <table:table-cell table:formula="of:=[.B765]+([.E765]/2)" office:value-type="float" office:value="1.0635" calcext:value-type="float">
            <text:p>1.06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" calcext:value-type="float">
            <text:p>0.64</text:p>
          </table:table-cell>
          <table:table-cell table:formula="of:=([.$F$1003]/[.$E$1003])*[.F765]" office:value-type="float" office:value="704.00063936064" calcext:value-type="float">
            <text:p>704.0006393606</text:p>
          </table:table-cell>
          <table:table-cell table:formula="of:=[.G765]*[.E765]" office:value-type="float" office:value="0.704000639360639" calcext:value-type="float">
            <text:p>0.704000639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064" calcext:value-type="float">
            <text:p>1.064</text:p>
          </table:table-cell>
          <table:table-cell office:value-type="float" office:value="1.065" calcext:value-type="float">
            <text:p>1.065</text:p>
          </table:table-cell>
          <table:table-cell table:formula="of:=[.B766]+([.E766]/2)" office:value-type="float" office:value="1.0645" calcext:value-type="float">
            <text:p>1.0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6" calcext:value-type="float">
            <text:p>0.646</text:p>
          </table:table-cell>
          <table:table-cell table:formula="of:=([.$F$1003]/[.$E$1003])*[.F766]" office:value-type="float" office:value="710.600645354646" calcext:value-type="float">
            <text:p>710.6006453546</text:p>
          </table:table-cell>
          <table:table-cell table:formula="of:=[.G766]*[.E766]" office:value-type="float" office:value="0.710600645354645" calcext:value-type="float">
            <text:p>0.710600645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065" calcext:value-type="float">
            <text:p>1.065</text:p>
          </table:table-cell>
          <table:table-cell office:value-type="float" office:value="1.066" calcext:value-type="float">
            <text:p>1.066</text:p>
          </table:table-cell>
          <table:table-cell table:formula="of:=[.B767]+([.E767]/2)" office:value-type="float" office:value="1.0655" calcext:value-type="float">
            <text:p>1.06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2" calcext:value-type="float">
            <text:p>0.642</text:p>
          </table:table-cell>
          <table:table-cell table:formula="of:=([.$F$1003]/[.$E$1003])*[.F767]" office:value-type="float" office:value="706.200641358642" calcext:value-type="float">
            <text:p>706.2006413586</text:p>
          </table:table-cell>
          <table:table-cell table:formula="of:=[.G767]*[.E767]" office:value-type="float" office:value="0.706200641358642" calcext:value-type="float">
            <text:p>0.70620064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066" calcext:value-type="float">
            <text:p>1.066</text:p>
          </table:table-cell>
          <table:table-cell office:value-type="float" office:value="1.067" calcext:value-type="float">
            <text:p>1.067</text:p>
          </table:table-cell>
          <table:table-cell table:formula="of:=[.B768]+([.E768]/2)" office:value-type="float" office:value="1.0665" calcext:value-type="float">
            <text:p>1.06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6" calcext:value-type="float">
            <text:p>0.626</text:p>
          </table:table-cell>
          <table:table-cell table:formula="of:=([.$F$1003]/[.$E$1003])*[.F768]" office:value-type="float" office:value="688.600625374625" calcext:value-type="float">
            <text:p>688.6006253746</text:p>
          </table:table-cell>
          <table:table-cell table:formula="of:=[.G768]*[.E768]" office:value-type="float" office:value="0.688600625374626" calcext:value-type="float">
            <text:p>0.688600625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68" calcext:value-type="float">
            <text:p>1.068</text:p>
          </table:table-cell>
          <table:table-cell table:formula="of:=[.B769]+([.E769]/2)" office:value-type="float" office:value="1.0675" calcext:value-type="float">
            <text:p>1.0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9" calcext:value-type="float">
            <text:p>0.639</text:p>
          </table:table-cell>
          <table:table-cell table:formula="of:=([.$F$1003]/[.$E$1003])*[.F769]" office:value-type="float" office:value="702.900638361639" calcext:value-type="float">
            <text:p>702.9006383616</text:p>
          </table:table-cell>
          <table:table-cell table:formula="of:=[.G769]*[.E769]" office:value-type="float" office:value="0.702900638361639" calcext:value-type="float">
            <text:p>0.702900638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068" calcext:value-type="float">
            <text:p>1.068</text:p>
          </table:table-cell>
          <table:table-cell office:value-type="float" office:value="1.069" calcext:value-type="float">
            <text:p>1.069</text:p>
          </table:table-cell>
          <table:table-cell table:formula="of:=[.B770]+([.E770]/2)" office:value-type="float" office:value="1.0685" calcext:value-type="float">
            <text:p>1.06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7" calcext:value-type="float">
            <text:p>0.617</text:p>
          </table:table-cell>
          <table:table-cell table:formula="of:=([.$F$1003]/[.$E$1003])*[.F770]" office:value-type="float" office:value="678.700616383617" calcext:value-type="float">
            <text:p>678.7006163836</text:p>
          </table:table-cell>
          <table:table-cell table:formula="of:=[.G770]*[.E770]" office:value-type="float" office:value="0.678700616383617" calcext:value-type="float">
            <text:p>0.678700616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069" calcext:value-type="float">
            <text:p>1.069</text:p>
          </table:table-cell>
          <table:table-cell office:value-type="float" office:value="1.07" calcext:value-type="float">
            <text:p>1.07</text:p>
          </table:table-cell>
          <table:table-cell table:formula="of:=[.B771]+([.E771]/2)" office:value-type="float" office:value="1.0695" calcext:value-type="float">
            <text:p>1.06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4" calcext:value-type="float">
            <text:p>0.604</text:p>
          </table:table-cell>
          <table:table-cell table:formula="of:=([.$F$1003]/[.$E$1003])*[.F771]" office:value-type="float" office:value="664.400603396604" calcext:value-type="float">
            <text:p>664.4006033966</text:p>
          </table:table-cell>
          <table:table-cell table:formula="of:=[.G771]*[.E771]" office:value-type="float" office:value="0.664400603396604" calcext:value-type="float">
            <text:p>0.664400603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07" calcext:value-type="float">
            <text:p>1.07</text:p>
          </table:table-cell>
          <table:table-cell office:value-type="float" office:value="1.071" calcext:value-type="float">
            <text:p>1.071</text:p>
          </table:table-cell>
          <table:table-cell table:formula="of:=[.B772]+([.E772]/2)" office:value-type="float" office:value="1.0705" calcext:value-type="float">
            <text:p>1.0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" calcext:value-type="float">
            <text:p>0.63</text:p>
          </table:table-cell>
          <table:table-cell table:formula="of:=([.$F$1003]/[.$E$1003])*[.F772]" office:value-type="float" office:value="693.000629370629" calcext:value-type="float">
            <text:p>693.0006293706</text:p>
          </table:table-cell>
          <table:table-cell table:formula="of:=[.G772]*[.E772]" office:value-type="float" office:value="0.693000629370629" calcext:value-type="float">
            <text:p>0.693000629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071" calcext:value-type="float">
            <text:p>1.071</text:p>
          </table:table-cell>
          <table:table-cell office:value-type="float" office:value="1.072" calcext:value-type="float">
            <text:p>1.072</text:p>
          </table:table-cell>
          <table:table-cell table:formula="of:=[.B773]+([.E773]/2)" office:value-type="float" office:value="1.0715" calcext:value-type="float">
            <text:p>1.07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3" calcext:value-type="float">
            <text:p>0.63</text:p>
          </table:table-cell>
          <table:table-cell table:formula="of:=([.$F$1003]/[.$E$1003])*[.F773]" office:value-type="float" office:value="693.000629370629" calcext:value-type="float">
            <text:p>693.0006293706</text:p>
          </table:table-cell>
          <table:table-cell table:formula="of:=[.G773]*[.E773]" office:value-type="float" office:value="0.693000629370629" calcext:value-type="float">
            <text:p>0.693000629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072" calcext:value-type="float">
            <text:p>1.072</text:p>
          </table:table-cell>
          <table:table-cell office:value-type="float" office:value="1.073" calcext:value-type="float">
            <text:p>1.073</text:p>
          </table:table-cell>
          <table:table-cell table:formula="of:=[.B774]+([.E774]/2)" office:value-type="float" office:value="1.0725" calcext:value-type="float">
            <text:p>1.0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3" calcext:value-type="float">
            <text:p>0.623</text:p>
          </table:table-cell>
          <table:table-cell table:formula="of:=([.$F$1003]/[.$E$1003])*[.F774]" office:value-type="float" office:value="685.300622377623" calcext:value-type="float">
            <text:p>685.3006223776</text:p>
          </table:table-cell>
          <table:table-cell table:formula="of:=[.G774]*[.E774]" office:value-type="float" office:value="0.685300622377623" calcext:value-type="float">
            <text:p>0.68530062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073" calcext:value-type="float">
            <text:p>1.073</text:p>
          </table:table-cell>
          <table:table-cell office:value-type="float" office:value="1.074" calcext:value-type="float">
            <text:p>1.074</text:p>
          </table:table-cell>
          <table:table-cell table:formula="of:=[.B775]+([.E775]/2)" office:value-type="float" office:value="1.0735" calcext:value-type="float">
            <text:p>1.0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7" calcext:value-type="float">
            <text:p>0.617</text:p>
          </table:table-cell>
          <table:table-cell table:formula="of:=([.$F$1003]/[.$E$1003])*[.F775]" office:value-type="float" office:value="678.700616383617" calcext:value-type="float">
            <text:p>678.7006163836</text:p>
          </table:table-cell>
          <table:table-cell table:formula="of:=[.G775]*[.E775]" office:value-type="float" office:value="0.678700616383617" calcext:value-type="float">
            <text:p>0.678700616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074" calcext:value-type="float">
            <text:p>1.074</text:p>
          </table:table-cell>
          <table:table-cell office:value-type="float" office:value="1.075" calcext:value-type="float">
            <text:p>1.075</text:p>
          </table:table-cell>
          <table:table-cell table:formula="of:=[.B776]+([.E776]/2)" office:value-type="float" office:value="1.0745" calcext:value-type="float">
            <text:p>1.07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3" calcext:value-type="float">
            <text:p>0.623</text:p>
          </table:table-cell>
          <table:table-cell table:formula="of:=([.$F$1003]/[.$E$1003])*[.F776]" office:value-type="float" office:value="685.300622377623" calcext:value-type="float">
            <text:p>685.3006223776</text:p>
          </table:table-cell>
          <table:table-cell table:formula="of:=[.G776]*[.E776]" office:value-type="float" office:value="0.685300622377623" calcext:value-type="float">
            <text:p>0.68530062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075" calcext:value-type="float">
            <text:p>1.075</text:p>
          </table:table-cell>
          <table:table-cell office:value-type="float" office:value="1.076" calcext:value-type="float">
            <text:p>1.076</text:p>
          </table:table-cell>
          <table:table-cell table:formula="of:=[.B777]+([.E777]/2)" office:value-type="float" office:value="1.0755" calcext:value-type="float">
            <text:p>1.07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1" calcext:value-type="float">
            <text:p>0.611</text:p>
          </table:table-cell>
          <table:table-cell table:formula="of:=([.$F$1003]/[.$E$1003])*[.F777]" office:value-type="float" office:value="672.10061038961" calcext:value-type="float">
            <text:p>672.1006103896</text:p>
          </table:table-cell>
          <table:table-cell table:formula="of:=[.G777]*[.E777]" office:value-type="float" office:value="0.67210061038961" calcext:value-type="float">
            <text:p>0.672100610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076" calcext:value-type="float">
            <text:p>1.076</text:p>
          </table:table-cell>
          <table:table-cell office:value-type="float" office:value="1.077" calcext:value-type="float">
            <text:p>1.077</text:p>
          </table:table-cell>
          <table:table-cell table:formula="of:=[.B778]+([.E778]/2)" office:value-type="float" office:value="1.0765" calcext:value-type="float">
            <text:p>1.07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7" calcext:value-type="float">
            <text:p>0.627</text:p>
          </table:table-cell>
          <table:table-cell table:formula="of:=([.$F$1003]/[.$E$1003])*[.F778]" office:value-type="float" office:value="689.700626373627" calcext:value-type="float">
            <text:p>689.7006263736</text:p>
          </table:table-cell>
          <table:table-cell table:formula="of:=[.G778]*[.E778]" office:value-type="float" office:value="0.689700626373627" calcext:value-type="float">
            <text:p>0.689700626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078" calcext:value-type="float">
            <text:p>1.078</text:p>
          </table:table-cell>
          <table:table-cell table:formula="of:=[.B779]+([.E779]/2)" office:value-type="float" office:value="1.0775" calcext:value-type="float">
            <text:p>1.07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table:formula="of:=([.$F$1003]/[.$E$1003])*[.F779]" office:value-type="float" office:value="687.500624375625" calcext:value-type="float">
            <text:p>687.5006243756</text:p>
          </table:table-cell>
          <table:table-cell table:formula="of:=[.G779]*[.E779]" office:value-type="float" office:value="0.687500624375625" calcext:value-type="float">
            <text:p>0.68750062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078" calcext:value-type="float">
            <text:p>1.078</text:p>
          </table:table-cell>
          <table:table-cell office:value-type="float" office:value="1.079" calcext:value-type="float">
            <text:p>1.079</text:p>
          </table:table-cell>
          <table:table-cell table:formula="of:=[.B780]+([.E780]/2)" office:value-type="float" office:value="1.0785" calcext:value-type="float">
            <text:p>1.07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" calcext:value-type="float">
            <text:p>0.61</text:p>
          </table:table-cell>
          <table:table-cell table:formula="of:=([.$F$1003]/[.$E$1003])*[.F780]" office:value-type="float" office:value="671.00060939061" calcext:value-type="float">
            <text:p>671.0006093906</text:p>
          </table:table-cell>
          <table:table-cell table:formula="of:=[.G780]*[.E780]" office:value-type="float" office:value="0.671000609390609" calcext:value-type="float">
            <text:p>0.67100060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079" calcext:value-type="float">
            <text:p>1.079</text:p>
          </table:table-cell>
          <table:table-cell office:value-type="float" office:value="1.08" calcext:value-type="float">
            <text:p>1.08</text:p>
          </table:table-cell>
          <table:table-cell table:formula="of:=[.B781]+([.E781]/2)" office:value-type="float" office:value="1.0795" calcext:value-type="float">
            <text:p>1.0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7" calcext:value-type="float">
            <text:p>0.617</text:p>
          </table:table-cell>
          <table:table-cell table:formula="of:=([.$F$1003]/[.$E$1003])*[.F781]" office:value-type="float" office:value="678.700616383617" calcext:value-type="float">
            <text:p>678.7006163836</text:p>
          </table:table-cell>
          <table:table-cell table:formula="of:=[.G781]*[.E781]" office:value-type="float" office:value="0.678700616383617" calcext:value-type="float">
            <text:p>0.678700616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08" calcext:value-type="float">
            <text:p>1.08</text:p>
          </table:table-cell>
          <table:table-cell office:value-type="float" office:value="1.081" calcext:value-type="float">
            <text:p>1.081</text:p>
          </table:table-cell>
          <table:table-cell table:formula="of:=[.B782]+([.E782]/2)" office:value-type="float" office:value="1.0805" calcext:value-type="float">
            <text:p>1.08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9" calcext:value-type="float">
            <text:p>0.619</text:p>
          </table:table-cell>
          <table:table-cell table:formula="of:=([.$F$1003]/[.$E$1003])*[.F782]" office:value-type="float" office:value="680.900618381619" calcext:value-type="float">
            <text:p>680.9006183816</text:p>
          </table:table-cell>
          <table:table-cell table:formula="of:=[.G782]*[.E782]" office:value-type="float" office:value="0.680900618381618" calcext:value-type="float">
            <text:p>0.680900618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081" calcext:value-type="float">
            <text:p>1.081</text:p>
          </table:table-cell>
          <table:table-cell office:value-type="float" office:value="1.082" calcext:value-type="float">
            <text:p>1.082</text:p>
          </table:table-cell>
          <table:table-cell table:formula="of:=[.B783]+([.E783]/2)" office:value-type="float" office:value="1.0815" calcext:value-type="float">
            <text:p>1.0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9" calcext:value-type="float">
            <text:p>0.599</text:p>
          </table:table-cell>
          <table:table-cell table:formula="of:=([.$F$1003]/[.$E$1003])*[.F783]" office:value-type="float" office:value="658.900598401598" calcext:value-type="float">
            <text:p>658.9005984016</text:p>
          </table:table-cell>
          <table:table-cell table:formula="of:=[.G783]*[.E783]" office:value-type="float" office:value="0.658900598401599" calcext:value-type="float">
            <text:p>0.65890059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082" calcext:value-type="float">
            <text:p>1.082</text:p>
          </table:table-cell>
          <table:table-cell office:value-type="float" office:value="1.083" calcext:value-type="float">
            <text:p>1.083</text:p>
          </table:table-cell>
          <table:table-cell table:formula="of:=[.B784]+([.E784]/2)" office:value-type="float" office:value="1.0825" calcext:value-type="float">
            <text:p>1.0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5" calcext:value-type="float">
            <text:p>0.595</text:p>
          </table:table-cell>
          <table:table-cell table:formula="of:=([.$F$1003]/[.$E$1003])*[.F784]" office:value-type="float" office:value="654.500594405595" calcext:value-type="float">
            <text:p>654.5005944056</text:p>
          </table:table-cell>
          <table:table-cell table:formula="of:=[.G784]*[.E784]" office:value-type="float" office:value="0.654500594405594" calcext:value-type="float">
            <text:p>0.654500594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083" calcext:value-type="float">
            <text:p>1.083</text:p>
          </table:table-cell>
          <table:table-cell office:value-type="float" office:value="1.084" calcext:value-type="float">
            <text:p>1.084</text:p>
          </table:table-cell>
          <table:table-cell table:formula="of:=[.B785]+([.E785]/2)" office:value-type="float" office:value="1.0835" calcext:value-type="float">
            <text:p>1.0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1" calcext:value-type="float">
            <text:p>0.601</text:p>
          </table:table-cell>
          <table:table-cell table:formula="of:=([.$F$1003]/[.$E$1003])*[.F785]" office:value-type="float" office:value="661.100600399601" calcext:value-type="float">
            <text:p>661.1006003996</text:p>
          </table:table-cell>
          <table:table-cell table:formula="of:=[.G785]*[.E785]" office:value-type="float" office:value="0.661100600399601" calcext:value-type="float">
            <text:p>0.661100600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084" calcext:value-type="float">
            <text:p>1.084</text:p>
          </table:table-cell>
          <table:table-cell office:value-type="float" office:value="1.085" calcext:value-type="float">
            <text:p>1.085</text:p>
          </table:table-cell>
          <table:table-cell table:formula="of:=[.B786]+([.E786]/2)" office:value-type="float" office:value="1.0845" calcext:value-type="float">
            <text:p>1.08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1" calcext:value-type="float">
            <text:p>0.611</text:p>
          </table:table-cell>
          <table:table-cell table:formula="of:=([.$F$1003]/[.$E$1003])*[.F786]" office:value-type="float" office:value="672.10061038961" calcext:value-type="float">
            <text:p>672.1006103896</text:p>
          </table:table-cell>
          <table:table-cell table:formula="of:=[.G786]*[.E786]" office:value-type="float" office:value="0.67210061038961" calcext:value-type="float">
            <text:p>0.67210061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085" calcext:value-type="float">
            <text:p>1.085</text:p>
          </table:table-cell>
          <table:table-cell office:value-type="float" office:value="1.086" calcext:value-type="float">
            <text:p>1.086</text:p>
          </table:table-cell>
          <table:table-cell table:formula="of:=[.B787]+([.E787]/2)" office:value-type="float" office:value="1.0855" calcext:value-type="float">
            <text:p>1.0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7" calcext:value-type="float">
            <text:p>0.617</text:p>
          </table:table-cell>
          <table:table-cell table:formula="of:=([.$F$1003]/[.$E$1003])*[.F787]" office:value-type="float" office:value="678.700616383617" calcext:value-type="float">
            <text:p>678.7006163836</text:p>
          </table:table-cell>
          <table:table-cell table:formula="of:=[.G787]*[.E787]" office:value-type="float" office:value="0.678700616383617" calcext:value-type="float">
            <text:p>0.678700616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086" calcext:value-type="float">
            <text:p>1.086</text:p>
          </table:table-cell>
          <table:table-cell office:value-type="float" office:value="1.087" calcext:value-type="float">
            <text:p>1.087</text:p>
          </table:table-cell>
          <table:table-cell table:formula="of:=[.B788]+([.E788]/2)" office:value-type="float" office:value="1.0865" calcext:value-type="float">
            <text:p>1.08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2" calcext:value-type="float">
            <text:p>0.602</text:p>
          </table:table-cell>
          <table:table-cell table:formula="of:=([.$F$1003]/[.$E$1003])*[.F788]" office:value-type="float" office:value="662.200601398602" calcext:value-type="float">
            <text:p>662.2006013986</text:p>
          </table:table-cell>
          <table:table-cell table:formula="of:=[.G788]*[.E788]" office:value-type="float" office:value="0.662200601398602" calcext:value-type="float">
            <text:p>0.66220060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087" calcext:value-type="float">
            <text:p>1.087</text:p>
          </table:table-cell>
          <table:table-cell office:value-type="float" office:value="1.088" calcext:value-type="float">
            <text:p>1.088</text:p>
          </table:table-cell>
          <table:table-cell table:formula="of:=[.B789]+([.E789]/2)" office:value-type="float" office:value="1.0875" calcext:value-type="float">
            <text:p>1.08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7" calcext:value-type="float">
            <text:p>0.587</text:p>
          </table:table-cell>
          <table:table-cell table:formula="of:=([.$F$1003]/[.$E$1003])*[.F789]" office:value-type="float" office:value="645.700586413587" calcext:value-type="float">
            <text:p>645.7005864136</text:p>
          </table:table-cell>
          <table:table-cell table:formula="of:=[.G789]*[.E789]" office:value-type="float" office:value="0.645700586413587" calcext:value-type="float">
            <text:p>0.645700586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088" calcext:value-type="float">
            <text:p>1.088</text:p>
          </table:table-cell>
          <table:table-cell office:value-type="float" office:value="1.089" calcext:value-type="float">
            <text:p>1.089</text:p>
          </table:table-cell>
          <table:table-cell table:formula="of:=[.B790]+([.E790]/2)" office:value-type="float" office:value="1.0885" calcext:value-type="float">
            <text:p>1.08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7" calcext:value-type="float">
            <text:p>0.597</text:p>
          </table:table-cell>
          <table:table-cell table:formula="of:=([.$F$1003]/[.$E$1003])*[.F790]" office:value-type="float" office:value="656.700596403597" calcext:value-type="float">
            <text:p>656.7005964036</text:p>
          </table:table-cell>
          <table:table-cell table:formula="of:=[.G790]*[.E790]" office:value-type="float" office:value="0.656700596403596" calcext:value-type="float">
            <text:p>0.656700596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089" calcext:value-type="float">
            <text:p>1.089</text:p>
          </table:table-cell>
          <table:table-cell office:value-type="float" office:value="1.09" calcext:value-type="float">
            <text:p>1.09</text:p>
          </table:table-cell>
          <table:table-cell table:formula="of:=[.B791]+([.E791]/2)" office:value-type="float" office:value="1.0895" calcext:value-type="float">
            <text:p>1.08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1" calcext:value-type="float">
            <text:p>0.601</text:p>
          </table:table-cell>
          <table:table-cell table:formula="of:=([.$F$1003]/[.$E$1003])*[.F791]" office:value-type="float" office:value="661.100600399601" calcext:value-type="float">
            <text:p>661.1006003996</text:p>
          </table:table-cell>
          <table:table-cell table:formula="of:=[.G791]*[.E791]" office:value-type="float" office:value="0.661100600399601" calcext:value-type="float">
            <text:p>0.66110060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09" calcext:value-type="float">
            <text:p>1.09</text:p>
          </table:table-cell>
          <table:table-cell office:value-type="float" office:value="1.091" calcext:value-type="float">
            <text:p>1.091</text:p>
          </table:table-cell>
          <table:table-cell table:formula="of:=[.B792]+([.E792]/2)" office:value-type="float" office:value="1.0905" calcext:value-type="float">
            <text:p>1.09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7" calcext:value-type="float">
            <text:p>0.607</text:p>
          </table:table-cell>
          <table:table-cell table:formula="of:=([.$F$1003]/[.$E$1003])*[.F792]" office:value-type="float" office:value="667.700606393607" calcext:value-type="float">
            <text:p>667.7006063936</text:p>
          </table:table-cell>
          <table:table-cell table:formula="of:=[.G792]*[.E792]" office:value-type="float" office:value="0.667700606393607" calcext:value-type="float">
            <text:p>0.667700606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091" calcext:value-type="float">
            <text:p>1.091</text:p>
          </table:table-cell>
          <table:table-cell office:value-type="float" office:value="1.092" calcext:value-type="float">
            <text:p>1.092</text:p>
          </table:table-cell>
          <table:table-cell table:formula="of:=[.B793]+([.E793]/2)" office:value-type="float" office:value="1.0915" calcext:value-type="float">
            <text:p>1.09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table:formula="of:=([.$F$1003]/[.$E$1003])*[.F793]" office:value-type="float" office:value="660.0005994006" calcext:value-type="float">
            <text:p>660.0005994006</text:p>
          </table:table-cell>
          <table:table-cell table:formula="of:=[.G793]*[.E793]" office:value-type="float" office:value="0.6600005994006" calcext:value-type="float">
            <text:p>0.66000059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092" calcext:value-type="float">
            <text:p>1.092</text:p>
          </table:table-cell>
          <table:table-cell office:value-type="float" office:value="1.093" calcext:value-type="float">
            <text:p>1.093</text:p>
          </table:table-cell>
          <table:table-cell table:formula="of:=[.B794]+([.E794]/2)" office:value-type="float" office:value="1.0925" calcext:value-type="float">
            <text:p>1.0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8" calcext:value-type="float">
            <text:p>0.598</text:p>
          </table:table-cell>
          <table:table-cell table:formula="of:=([.$F$1003]/[.$E$1003])*[.F794]" office:value-type="float" office:value="657.800597402598" calcext:value-type="float">
            <text:p>657.8005974026</text:p>
          </table:table-cell>
          <table:table-cell table:formula="of:=[.G794]*[.E794]" office:value-type="float" office:value="0.657800597402598" calcext:value-type="float">
            <text:p>0.657800597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093" calcext:value-type="float">
            <text:p>1.093</text:p>
          </table:table-cell>
          <table:table-cell office:value-type="float" office:value="1.094" calcext:value-type="float">
            <text:p>1.094</text:p>
          </table:table-cell>
          <table:table-cell table:formula="of:=[.B795]+([.E795]/2)" office:value-type="float" office:value="1.0935" calcext:value-type="float">
            <text:p>1.09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" calcext:value-type="float">
            <text:p>0.57</text:p>
          </table:table-cell>
          <table:table-cell table:formula="of:=([.$F$1003]/[.$E$1003])*[.F795]" office:value-type="float" office:value="627.00056943057" calcext:value-type="float">
            <text:p>627.0005694306</text:p>
          </table:table-cell>
          <table:table-cell table:formula="of:=[.G795]*[.E795]" office:value-type="float" office:value="0.62700056943057" calcext:value-type="float">
            <text:p>0.62700056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094" calcext:value-type="float">
            <text:p>1.094</text:p>
          </table:table-cell>
          <table:table-cell office:value-type="float" office:value="1.095" calcext:value-type="float">
            <text:p>1.095</text:p>
          </table:table-cell>
          <table:table-cell table:formula="of:=[.B796]+([.E796]/2)" office:value-type="float" office:value="1.0945" calcext:value-type="float">
            <text:p>1.09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8" calcext:value-type="float">
            <text:p>0.558</text:p>
          </table:table-cell>
          <table:table-cell table:formula="of:=([.$F$1003]/[.$E$1003])*[.F796]" office:value-type="float" office:value="613.800557442558" calcext:value-type="float">
            <text:p>613.8005574426</text:p>
          </table:table-cell>
          <table:table-cell table:formula="of:=[.G796]*[.E796]" office:value-type="float" office:value="0.613800557442558" calcext:value-type="float">
            <text:p>0.61380055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095" calcext:value-type="float">
            <text:p>1.095</text:p>
          </table:table-cell>
          <table:table-cell office:value-type="float" office:value="1.096" calcext:value-type="float">
            <text:p>1.096</text:p>
          </table:table-cell>
          <table:table-cell table:formula="of:=[.B797]+([.E797]/2)" office:value-type="float" office:value="1.0955" calcext:value-type="float">
            <text:p>1.0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2" calcext:value-type="float">
            <text:p>0.582</text:p>
          </table:table-cell>
          <table:table-cell table:formula="of:=([.$F$1003]/[.$E$1003])*[.F797]" office:value-type="float" office:value="640.200581418582" calcext:value-type="float">
            <text:p>640.2005814186</text:p>
          </table:table-cell>
          <table:table-cell table:formula="of:=[.G797]*[.E797]" office:value-type="float" office:value="0.640200581418582" calcext:value-type="float">
            <text:p>0.64020058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096" calcext:value-type="float">
            <text:p>1.096</text:p>
          </table:table-cell>
          <table:table-cell office:value-type="float" office:value="1.097" calcext:value-type="float">
            <text:p>1.097</text:p>
          </table:table-cell>
          <table:table-cell table:formula="of:=[.B798]+([.E798]/2)" office:value-type="float" office:value="1.0965" calcext:value-type="float">
            <text:p>1.09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9" calcext:value-type="float">
            <text:p>0.579</text:p>
          </table:table-cell>
          <table:table-cell table:formula="of:=([.$F$1003]/[.$E$1003])*[.F798]" office:value-type="float" office:value="636.900578421579" calcext:value-type="float">
            <text:p>636.9005784216</text:p>
          </table:table-cell>
          <table:table-cell table:formula="of:=[.G798]*[.E798]" office:value-type="float" office:value="0.636900578421579" calcext:value-type="float">
            <text:p>0.636900578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" calcext:value-type="float">
            <text:p>1.098</text:p>
          </table:table-cell>
          <table:table-cell table:formula="of:=[.B799]+([.E799]/2)" office:value-type="float" office:value="1.0975" calcext:value-type="float">
            <text:p>1.09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3" calcext:value-type="float">
            <text:p>0.583</text:p>
          </table:table-cell>
          <table:table-cell table:formula="of:=([.$F$1003]/[.$E$1003])*[.F799]" office:value-type="float" office:value="641.300582417583" calcext:value-type="float">
            <text:p>641.3005824176</text:p>
          </table:table-cell>
          <table:table-cell table:formula="of:=[.G799]*[.E799]" office:value-type="float" office:value="0.641300582417582" calcext:value-type="float">
            <text:p>0.641300582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098" calcext:value-type="float">
            <text:p>1.098</text:p>
          </table:table-cell>
          <table:table-cell office:value-type="float" office:value="1.099" calcext:value-type="float">
            <text:p>1.099</text:p>
          </table:table-cell>
          <table:table-cell table:formula="of:=[.B800]+([.E800]/2)" office:value-type="float" office:value="1.0985" calcext:value-type="float">
            <text:p>1.09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" calcext:value-type="float">
            <text:p>0.57</text:p>
          </table:table-cell>
          <table:table-cell table:formula="of:=([.$F$1003]/[.$E$1003])*[.F800]" office:value-type="float" office:value="627.00056943057" calcext:value-type="float">
            <text:p>627.0005694306</text:p>
          </table:table-cell>
          <table:table-cell table:formula="of:=[.G800]*[.E800]" office:value-type="float" office:value="0.62700056943057" calcext:value-type="float">
            <text:p>0.62700056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99" calcext:value-type="float">
            <text:p>1.099</text:p>
          </table:table-cell>
          <table:table-cell office:value-type="float" office:value="1.1" calcext:value-type="float">
            <text:p>1.1</text:p>
          </table:table-cell>
          <table:table-cell table:formula="of:=[.B801]+([.E801]/2)" office:value-type="float" office:value="1.0995" calcext:value-type="float">
            <text:p>1.0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" calcext:value-type="float">
            <text:p>0.59</text:p>
          </table:table-cell>
          <table:table-cell table:formula="of:=([.$F$1003]/[.$E$1003])*[.F801]" office:value-type="float" office:value="649.000589410589" calcext:value-type="float">
            <text:p>649.0005894106</text:p>
          </table:table-cell>
          <table:table-cell table:formula="of:=[.G801]*[.E801]" office:value-type="float" office:value="0.649000589410589" calcext:value-type="float">
            <text:p>0.649000589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1" calcext:value-type="float">
            <text:p>1.1</text:p>
          </table:table-cell>
          <table:table-cell office:value-type="float" office:value="1.101" calcext:value-type="float">
            <text:p>1.101</text:p>
          </table:table-cell>
          <table:table-cell table:formula="of:=[.B802]+([.E802]/2)" office:value-type="float" office:value="1.1005" calcext:value-type="float">
            <text:p>1.1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9" calcext:value-type="float">
            <text:p>0.589</text:p>
          </table:table-cell>
          <table:table-cell table:formula="of:=([.$F$1003]/[.$E$1003])*[.F802]" office:value-type="float" office:value="647.900588411589" calcext:value-type="float">
            <text:p>647.9005884116</text:p>
          </table:table-cell>
          <table:table-cell table:formula="of:=[.G802]*[.E802]" office:value-type="float" office:value="0.647900588411588" calcext:value-type="float">
            <text:p>0.647900588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101" calcext:value-type="float">
            <text:p>1.101</text:p>
          </table:table-cell>
          <table:table-cell office:value-type="float" office:value="1.102" calcext:value-type="float">
            <text:p>1.102</text:p>
          </table:table-cell>
          <table:table-cell table:formula="of:=[.B803]+([.E803]/2)" office:value-type="float" office:value="1.1015" calcext:value-type="float">
            <text:p>1.1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8" calcext:value-type="float">
            <text:p>0.578</text:p>
          </table:table-cell>
          <table:table-cell table:formula="of:=([.$F$1003]/[.$E$1003])*[.F803]" office:value-type="float" office:value="635.800577422577" calcext:value-type="float">
            <text:p>635.8005774226</text:p>
          </table:table-cell>
          <table:table-cell table:formula="of:=[.G803]*[.E803]" office:value-type="float" office:value="0.635800577422577" calcext:value-type="float">
            <text:p>0.635800577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102" calcext:value-type="float">
            <text:p>1.102</text:p>
          </table:table-cell>
          <table:table-cell office:value-type="float" office:value="1.103" calcext:value-type="float">
            <text:p>1.103</text:p>
          </table:table-cell>
          <table:table-cell table:formula="of:=[.B804]+([.E804]/2)" office:value-type="float" office:value="1.1025" calcext:value-type="float">
            <text:p>1.1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6" calcext:value-type="float">
            <text:p>0.576</text:p>
          </table:table-cell>
          <table:table-cell table:formula="of:=([.$F$1003]/[.$E$1003])*[.F804]" office:value-type="float" office:value="633.600575424576" calcext:value-type="float">
            <text:p>633.6005754246</text:p>
          </table:table-cell>
          <table:table-cell table:formula="of:=[.G804]*[.E804]" office:value-type="float" office:value="0.633600575424576" calcext:value-type="float">
            <text:p>0.633600575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103" calcext:value-type="float">
            <text:p>1.103</text:p>
          </table:table-cell>
          <table:table-cell office:value-type="float" office:value="1.104" calcext:value-type="float">
            <text:p>1.104</text:p>
          </table:table-cell>
          <table:table-cell table:formula="of:=[.B805]+([.E805]/2)" office:value-type="float" office:value="1.1035" calcext:value-type="float">
            <text:p>1.1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6" calcext:value-type="float">
            <text:p>0.586</text:p>
          </table:table-cell>
          <table:table-cell table:formula="of:=([.$F$1003]/[.$E$1003])*[.F805]" office:value-type="float" office:value="644.600585414586" calcext:value-type="float">
            <text:p>644.6005854146</text:p>
          </table:table-cell>
          <table:table-cell table:formula="of:=[.G805]*[.E805]" office:value-type="float" office:value="0.644600585414585" calcext:value-type="float">
            <text:p>0.644600585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104" calcext:value-type="float">
            <text:p>1.104</text:p>
          </table:table-cell>
          <table:table-cell office:value-type="float" office:value="1.105" calcext:value-type="float">
            <text:p>1.105</text:p>
          </table:table-cell>
          <table:table-cell table:formula="of:=[.B806]+([.E806]/2)" office:value-type="float" office:value="1.1045" calcext:value-type="float">
            <text:p>1.1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3" calcext:value-type="float">
            <text:p>0.583</text:p>
          </table:table-cell>
          <table:table-cell table:formula="of:=([.$F$1003]/[.$E$1003])*[.F806]" office:value-type="float" office:value="641.300582417583" calcext:value-type="float">
            <text:p>641.3005824176</text:p>
          </table:table-cell>
          <table:table-cell table:formula="of:=[.G806]*[.E806]" office:value-type="float" office:value="0.641300582417582" calcext:value-type="float">
            <text:p>0.64130058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table:formula="of:=[.B807]+([.E807]/2)" office:value-type="float" office:value="1.1055" calcext:value-type="float">
            <text:p>1.1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3" calcext:value-type="float">
            <text:p>0.583</text:p>
          </table:table-cell>
          <table:table-cell table:formula="of:=([.$F$1003]/[.$E$1003])*[.F807]" office:value-type="float" office:value="641.300582417583" calcext:value-type="float">
            <text:p>641.3005824176</text:p>
          </table:table-cell>
          <table:table-cell table:formula="of:=[.G807]*[.E807]" office:value-type="float" office:value="0.641300582417582" calcext:value-type="float">
            <text:p>0.641300582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7" calcext:value-type="float">
            <text:p>1.107</text:p>
          </table:table-cell>
          <table:table-cell table:formula="of:=[.B808]+([.E808]/2)" office:value-type="float" office:value="1.1065" calcext:value-type="float">
            <text:p>1.10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1" calcext:value-type="float">
            <text:p>0.581</text:p>
          </table:table-cell>
          <table:table-cell table:formula="of:=([.$F$1003]/[.$E$1003])*[.F808]" office:value-type="float" office:value="639.100580419581" calcext:value-type="float">
            <text:p>639.1005804196</text:p>
          </table:table-cell>
          <table:table-cell table:formula="of:=[.G808]*[.E808]" office:value-type="float" office:value="0.639100580419581" calcext:value-type="float">
            <text:p>0.639100580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107" calcext:value-type="float">
            <text:p>1.107</text:p>
          </table:table-cell>
          <table:table-cell office:value-type="float" office:value="1.108" calcext:value-type="float">
            <text:p>1.108</text:p>
          </table:table-cell>
          <table:table-cell table:formula="of:=[.B809]+([.E809]/2)" office:value-type="float" office:value="1.1075" calcext:value-type="float">
            <text:p>1.10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9" calcext:value-type="float">
            <text:p>0.579</text:p>
          </table:table-cell>
          <table:table-cell table:formula="of:=([.$F$1003]/[.$E$1003])*[.F809]" office:value-type="float" office:value="636.900578421579" calcext:value-type="float">
            <text:p>636.9005784216</text:p>
          </table:table-cell>
          <table:table-cell table:formula="of:=[.G809]*[.E809]" office:value-type="float" office:value="0.636900578421579" calcext:value-type="float">
            <text:p>0.636900578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108" calcext:value-type="float">
            <text:p>1.108</text:p>
          </table:table-cell>
          <table:table-cell office:value-type="float" office:value="1.109" calcext:value-type="float">
            <text:p>1.109</text:p>
          </table:table-cell>
          <table:table-cell table:formula="of:=[.B810]+([.E810]/2)" office:value-type="float" office:value="1.1085" calcext:value-type="float">
            <text:p>1.1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9" calcext:value-type="float">
            <text:p>0.579</text:p>
          </table:table-cell>
          <table:table-cell table:formula="of:=([.$F$1003]/[.$E$1003])*[.F810]" office:value-type="float" office:value="636.900578421579" calcext:value-type="float">
            <text:p>636.9005784216</text:p>
          </table:table-cell>
          <table:table-cell table:formula="of:=[.G810]*[.E810]" office:value-type="float" office:value="0.636900578421579" calcext:value-type="float">
            <text:p>0.636900578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109" calcext:value-type="float">
            <text:p>1.109</text:p>
          </table:table-cell>
          <table:table-cell office:value-type="float" office:value="1.11" calcext:value-type="float">
            <text:p>1.11</text:p>
          </table:table-cell>
          <table:table-cell table:formula="of:=[.B811]+([.E811]/2)" office:value-type="float" office:value="1.1095" calcext:value-type="float">
            <text:p>1.1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9" calcext:value-type="float">
            <text:p>0.579</text:p>
          </table:table-cell>
          <table:table-cell table:formula="of:=([.$F$1003]/[.$E$1003])*[.F811]" office:value-type="float" office:value="636.900578421579" calcext:value-type="float">
            <text:p>636.9005784216</text:p>
          </table:table-cell>
          <table:table-cell table:formula="of:=[.G811]*[.E811]" office:value-type="float" office:value="0.636900578421579" calcext:value-type="float">
            <text:p>0.636900578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11" calcext:value-type="float">
            <text:p>1.11</text:p>
          </table:table-cell>
          <table:table-cell office:value-type="float" office:value="1.111" calcext:value-type="float">
            <text:p>1.111</text:p>
          </table:table-cell>
          <table:table-cell table:formula="of:=[.B812]+([.E812]/2)" office:value-type="float" office:value="1.1105" calcext:value-type="float">
            <text:p>1.1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9" calcext:value-type="float">
            <text:p>0.579</text:p>
          </table:table-cell>
          <table:table-cell table:formula="of:=([.$F$1003]/[.$E$1003])*[.F812]" office:value-type="float" office:value="636.900578421579" calcext:value-type="float">
            <text:p>636.9005784216</text:p>
          </table:table-cell>
          <table:table-cell table:formula="of:=[.G812]*[.E812]" office:value-type="float" office:value="0.636900578421579" calcext:value-type="float">
            <text:p>0.636900578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111" calcext:value-type="float">
            <text:p>1.111</text:p>
          </table:table-cell>
          <table:table-cell office:value-type="float" office:value="1.112" calcext:value-type="float">
            <text:p>1.112</text:p>
          </table:table-cell>
          <table:table-cell table:formula="of:=[.B813]+([.E813]/2)" office:value-type="float" office:value="1.1115" calcext:value-type="float">
            <text:p>1.1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4" calcext:value-type="float">
            <text:p>0.574</text:p>
          </table:table-cell>
          <table:table-cell table:formula="of:=([.$F$1003]/[.$E$1003])*[.F813]" office:value-type="float" office:value="631.400573426574" calcext:value-type="float">
            <text:p>631.4005734266</text:p>
          </table:table-cell>
          <table:table-cell table:formula="of:=[.G813]*[.E813]" office:value-type="float" office:value="0.631400573426574" calcext:value-type="float">
            <text:p>0.631400573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3" calcext:value-type="float">
            <text:p>1.113</text:p>
          </table:table-cell>
          <table:table-cell table:formula="of:=[.B814]+([.E814]/2)" office:value-type="float" office:value="1.1125" calcext:value-type="float">
            <text:p>1.1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1" calcext:value-type="float">
            <text:p>0.571</text:p>
          </table:table-cell>
          <table:table-cell table:formula="of:=([.$F$1003]/[.$E$1003])*[.F814]" office:value-type="float" office:value="628.100570429571" calcext:value-type="float">
            <text:p>628.1005704296</text:p>
          </table:table-cell>
          <table:table-cell table:formula="of:=[.G814]*[.E814]" office:value-type="float" office:value="0.628100570429571" calcext:value-type="float">
            <text:p>0.628100570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113" calcext:value-type="float">
            <text:p>1.113</text:p>
          </table:table-cell>
          <table:table-cell office:value-type="float" office:value="1.114" calcext:value-type="float">
            <text:p>1.114</text:p>
          </table:table-cell>
          <table:table-cell table:formula="of:=[.B815]+([.E815]/2)" office:value-type="float" office:value="1.1135" calcext:value-type="float">
            <text:p>1.1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9" calcext:value-type="float">
            <text:p>0.569</text:p>
          </table:table-cell>
          <table:table-cell table:formula="of:=([.$F$1003]/[.$E$1003])*[.F815]" office:value-type="float" office:value="625.900568431569" calcext:value-type="float">
            <text:p>625.9005684316</text:p>
          </table:table-cell>
          <table:table-cell table:formula="of:=[.G815]*[.E815]" office:value-type="float" office:value="0.625900568431569" calcext:value-type="float">
            <text:p>0.625900568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114" calcext:value-type="float">
            <text:p>1.114</text:p>
          </table:table-cell>
          <table:table-cell office:value-type="float" office:value="1.115" calcext:value-type="float">
            <text:p>1.115</text:p>
          </table:table-cell>
          <table:table-cell table:formula="of:=[.B816]+([.E816]/2)" office:value-type="float" office:value="1.1145" calcext:value-type="float">
            <text:p>1.1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5" calcext:value-type="float">
            <text:p>0.575</text:p>
          </table:table-cell>
          <table:table-cell table:formula="of:=([.$F$1003]/[.$E$1003])*[.F816]" office:value-type="float" office:value="632.500574425575" calcext:value-type="float">
            <text:p>632.5005744256</text:p>
          </table:table-cell>
          <table:table-cell table:formula="of:=[.G816]*[.E816]" office:value-type="float" office:value="0.632500574425575" calcext:value-type="float">
            <text:p>0.632500574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115" calcext:value-type="float">
            <text:p>1.115</text:p>
          </table:table-cell>
          <table:table-cell office:value-type="float" office:value="1.116" calcext:value-type="float">
            <text:p>1.116</text:p>
          </table:table-cell>
          <table:table-cell table:formula="of:=[.B817]+([.E817]/2)" office:value-type="float" office:value="1.1155" calcext:value-type="float">
            <text:p>1.1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9" calcext:value-type="float">
            <text:p>0.569</text:p>
          </table:table-cell>
          <table:table-cell table:formula="of:=([.$F$1003]/[.$E$1003])*[.F817]" office:value-type="float" office:value="625.900568431569" calcext:value-type="float">
            <text:p>625.9005684316</text:p>
          </table:table-cell>
          <table:table-cell table:formula="of:=[.G817]*[.E817]" office:value-type="float" office:value="0.625900568431569" calcext:value-type="float">
            <text:p>0.625900568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116" calcext:value-type="float">
            <text:p>1.116</text:p>
          </table:table-cell>
          <table:table-cell office:value-type="float" office:value="1.117" calcext:value-type="float">
            <text:p>1.117</text:p>
          </table:table-cell>
          <table:table-cell table:formula="of:=[.B818]+([.E818]/2)" office:value-type="float" office:value="1.1165" calcext:value-type="float">
            <text:p>1.1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2" calcext:value-type="float">
            <text:p>0.572</text:p>
          </table:table-cell>
          <table:table-cell table:formula="of:=([.$F$1003]/[.$E$1003])*[.F818]" office:value-type="float" office:value="629.200571428572" calcext:value-type="float">
            <text:p>629.2005714286</text:p>
          </table:table-cell>
          <table:table-cell table:formula="of:=[.G818]*[.E818]" office:value-type="float" office:value="0.629200571428572" calcext:value-type="float">
            <text:p>0.62920057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117" calcext:value-type="float">
            <text:p>1.117</text:p>
          </table:table-cell>
          <table:table-cell office:value-type="float" office:value="1.118" calcext:value-type="float">
            <text:p>1.118</text:p>
          </table:table-cell>
          <table:table-cell table:formula="of:=[.B819]+([.E819]/2)" office:value-type="float" office:value="1.1175" calcext:value-type="float">
            <text:p>1.1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2" calcext:value-type="float">
            <text:p>0.572</text:p>
          </table:table-cell>
          <table:table-cell table:formula="of:=([.$F$1003]/[.$E$1003])*[.F819]" office:value-type="float" office:value="629.200571428572" calcext:value-type="float">
            <text:p>629.2005714286</text:p>
          </table:table-cell>
          <table:table-cell table:formula="of:=[.G819]*[.E819]" office:value-type="float" office:value="0.629200571428572" calcext:value-type="float">
            <text:p>0.62920057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118" calcext:value-type="float">
            <text:p>1.118</text:p>
          </table:table-cell>
          <table:table-cell office:value-type="float" office:value="1.119" calcext:value-type="float">
            <text:p>1.119</text:p>
          </table:table-cell>
          <table:table-cell table:formula="of:=[.B820]+([.E820]/2)" office:value-type="float" office:value="1.1185" calcext:value-type="float">
            <text:p>1.11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table:formula="of:=([.$F$1003]/[.$E$1003])*[.F820]" office:value-type="float" office:value="622.600565434566" calcext:value-type="float">
            <text:p>622.6005654346</text:p>
          </table:table-cell>
          <table:table-cell table:formula="of:=[.G820]*[.E820]" office:value-type="float" office:value="0.622600565434566" calcext:value-type="float">
            <text:p>0.622600565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119" calcext:value-type="float">
            <text:p>1.119</text:p>
          </table:table-cell>
          <table:table-cell office:value-type="float" office:value="1.12" calcext:value-type="float">
            <text:p>1.12</text:p>
          </table:table-cell>
          <table:table-cell table:formula="of:=[.B821]+([.E821]/2)" office:value-type="float" office:value="1.1195" calcext:value-type="float">
            <text:p>1.11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1" calcext:value-type="float">
            <text:p>0.561</text:p>
          </table:table-cell>
          <table:table-cell table:formula="of:=([.$F$1003]/[.$E$1003])*[.F821]" office:value-type="float" office:value="617.100560439561" calcext:value-type="float">
            <text:p>617.1005604396</text:p>
          </table:table-cell>
          <table:table-cell table:formula="of:=[.G821]*[.E821]" office:value-type="float" office:value="0.617100560439561" calcext:value-type="float">
            <text:p>0.617100560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12" calcext:value-type="float">
            <text:p>1.12</text:p>
          </table:table-cell>
          <table:table-cell office:value-type="float" office:value="1.121" calcext:value-type="float">
            <text:p>1.121</text:p>
          </table:table-cell>
          <table:table-cell table:formula="of:=[.B822]+([.E822]/2)" office:value-type="float" office:value="1.1205" calcext:value-type="float">
            <text:p>1.12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1" calcext:value-type="float">
            <text:p>0.561</text:p>
          </table:table-cell>
          <table:table-cell table:formula="of:=([.$F$1003]/[.$E$1003])*[.F822]" office:value-type="float" office:value="617.100560439561" calcext:value-type="float">
            <text:p>617.1005604396</text:p>
          </table:table-cell>
          <table:table-cell table:formula="of:=[.G822]*[.E822]" office:value-type="float" office:value="0.617100560439561" calcext:value-type="float">
            <text:p>0.617100560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121" calcext:value-type="float">
            <text:p>1.121</text:p>
          </table:table-cell>
          <table:table-cell office:value-type="float" office:value="1.122" calcext:value-type="float">
            <text:p>1.122</text:p>
          </table:table-cell>
          <table:table-cell table:formula="of:=[.B823]+([.E823]/2)" office:value-type="float" office:value="1.1215" calcext:value-type="float">
            <text:p>1.1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table:formula="of:=([.$F$1003]/[.$E$1003])*[.F823]" office:value-type="float" office:value="622.600565434566" calcext:value-type="float">
            <text:p>622.6005654346</text:p>
          </table:table-cell>
          <table:table-cell table:formula="of:=[.G823]*[.E823]" office:value-type="float" office:value="0.622600565434566" calcext:value-type="float">
            <text:p>0.62260056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23" calcext:value-type="float">
            <text:p>1.123</text:p>
          </table:table-cell>
          <table:table-cell table:formula="of:=[.B824]+([.E824]/2)" office:value-type="float" office:value="1.1225" calcext:value-type="float">
            <text:p>1.12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8" calcext:value-type="float">
            <text:p>0.568</text:p>
          </table:table-cell>
          <table:table-cell table:formula="of:=([.$F$1003]/[.$E$1003])*[.F824]" office:value-type="float" office:value="624.800567432568" calcext:value-type="float">
            <text:p>624.8005674326</text:p>
          </table:table-cell>
          <table:table-cell table:formula="of:=[.G824]*[.E824]" office:value-type="float" office:value="0.624800567432568" calcext:value-type="float">
            <text:p>0.624800567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123" calcext:value-type="float">
            <text:p>1.123</text:p>
          </table:table-cell>
          <table:table-cell office:value-type="float" office:value="1.124" calcext:value-type="float">
            <text:p>1.124</text:p>
          </table:table-cell>
          <table:table-cell table:formula="of:=[.B825]+([.E825]/2)" office:value-type="float" office:value="1.1235" calcext:value-type="float">
            <text:p>1.1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7" calcext:value-type="float">
            <text:p>0.567</text:p>
          </table:table-cell>
          <table:table-cell table:formula="of:=([.$F$1003]/[.$E$1003])*[.F825]" office:value-type="float" office:value="623.700566433567" calcext:value-type="float">
            <text:p>623.7005664336</text:p>
          </table:table-cell>
          <table:table-cell table:formula="of:=[.G825]*[.E825]" office:value-type="float" office:value="0.623700566433566" calcext:value-type="float">
            <text:p>0.623700566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124" calcext:value-type="float">
            <text:p>1.124</text:p>
          </table:table-cell>
          <table:table-cell office:value-type="float" office:value="1.125" calcext:value-type="float">
            <text:p>1.125</text:p>
          </table:table-cell>
          <table:table-cell table:formula="of:=[.B826]+([.E826]/2)" office:value-type="float" office:value="1.1245" calcext:value-type="float">
            <text:p>1.12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2" calcext:value-type="float">
            <text:p>0.562</text:p>
          </table:table-cell>
          <table:table-cell table:formula="of:=([.$F$1003]/[.$E$1003])*[.F826]" office:value-type="float" office:value="618.200561438562" calcext:value-type="float">
            <text:p>618.2005614386</text:p>
          </table:table-cell>
          <table:table-cell table:formula="of:=[.G826]*[.E826]" office:value-type="float" office:value="0.618200561438562" calcext:value-type="float">
            <text:p>0.61820056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125" calcext:value-type="float">
            <text:p>1.125</text:p>
          </table:table-cell>
          <table:table-cell office:value-type="float" office:value="1.126" calcext:value-type="float">
            <text:p>1.126</text:p>
          </table:table-cell>
          <table:table-cell table:formula="of:=[.B827]+([.E827]/2)" office:value-type="float" office:value="1.1255" calcext:value-type="float">
            <text:p>1.12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4" calcext:value-type="float">
            <text:p>0.544</text:p>
          </table:table-cell>
          <table:table-cell table:formula="of:=([.$F$1003]/[.$E$1003])*[.F827]" office:value-type="float" office:value="598.400543456544" calcext:value-type="float">
            <text:p>598.4005434565</text:p>
          </table:table-cell>
          <table:table-cell table:formula="of:=[.G827]*[.E827]" office:value-type="float" office:value="0.598400543456544" calcext:value-type="float">
            <text:p>0.598400543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126" calcext:value-type="float">
            <text:p>1.126</text:p>
          </table:table-cell>
          <table:table-cell office:value-type="float" office:value="1.127" calcext:value-type="float">
            <text:p>1.127</text:p>
          </table:table-cell>
          <table:table-cell table:formula="of:=[.B828]+([.E828]/2)" office:value-type="float" office:value="1.1265" calcext:value-type="float">
            <text:p>1.12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8" calcext:value-type="float">
            <text:p>0.558</text:p>
          </table:table-cell>
          <table:table-cell table:formula="of:=([.$F$1003]/[.$E$1003])*[.F828]" office:value-type="float" office:value="613.800557442558" calcext:value-type="float">
            <text:p>613.8005574426</text:p>
          </table:table-cell>
          <table:table-cell table:formula="of:=[.G828]*[.E828]" office:value-type="float" office:value="0.613800557442558" calcext:value-type="float">
            <text:p>0.613800557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127" calcext:value-type="float">
            <text:p>1.127</text:p>
          </table:table-cell>
          <table:table-cell office:value-type="float" office:value="1.128" calcext:value-type="float">
            <text:p>1.128</text:p>
          </table:table-cell>
          <table:table-cell table:formula="of:=[.B829]+([.E829]/2)" office:value-type="float" office:value="1.1275" calcext:value-type="float">
            <text:p>1.1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7" calcext:value-type="float">
            <text:p>0.557</text:p>
          </table:table-cell>
          <table:table-cell table:formula="of:=([.$F$1003]/[.$E$1003])*[.F829]" office:value-type="float" office:value="612.700556443557" calcext:value-type="float">
            <text:p>612.7005564436</text:p>
          </table:table-cell>
          <table:table-cell table:formula="of:=[.G829]*[.E829]" office:value-type="float" office:value="0.612700556443557" calcext:value-type="float">
            <text:p>0.612700556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128" calcext:value-type="float">
            <text:p>1.128</text:p>
          </table:table-cell>
          <table:table-cell office:value-type="float" office:value="1.129" calcext:value-type="float">
            <text:p>1.129</text:p>
          </table:table-cell>
          <table:table-cell table:formula="of:=[.B830]+([.E830]/2)" office:value-type="float" office:value="1.1285" calcext:value-type="float">
            <text:p>1.12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7" calcext:value-type="float">
            <text:p>0.557</text:p>
          </table:table-cell>
          <table:table-cell table:formula="of:=([.$F$1003]/[.$E$1003])*[.F830]" office:value-type="float" office:value="612.700556443557" calcext:value-type="float">
            <text:p>612.7005564436</text:p>
          </table:table-cell>
          <table:table-cell table:formula="of:=[.G830]*[.E830]" office:value-type="float" office:value="0.612700556443557" calcext:value-type="float">
            <text:p>0.612700556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129" calcext:value-type="float">
            <text:p>1.129</text:p>
          </table:table-cell>
          <table:table-cell office:value-type="float" office:value="1.13" calcext:value-type="float">
            <text:p>1.13</text:p>
          </table:table-cell>
          <table:table-cell table:formula="of:=[.B831]+([.E831]/2)" office:value-type="float" office:value="1.1295" calcext:value-type="float">
            <text:p>1.12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table:formula="of:=([.$F$1003]/[.$E$1003])*[.F831]" office:value-type="float" office:value="602.800547452548" calcext:value-type="float">
            <text:p>602.8005474525</text:p>
          </table:table-cell>
          <table:table-cell table:formula="of:=[.G831]*[.E831]" office:value-type="float" office:value="0.602800547452548" calcext:value-type="float">
            <text:p>0.602800547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13" calcext:value-type="float">
            <text:p>1.13</text:p>
          </table:table-cell>
          <table:table-cell office:value-type="float" office:value="1.131" calcext:value-type="float">
            <text:p>1.131</text:p>
          </table:table-cell>
          <table:table-cell table:formula="of:=[.B832]+([.E832]/2)" office:value-type="float" office:value="1.1305" calcext:value-type="float">
            <text:p>1.1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3" calcext:value-type="float">
            <text:p>0.553</text:p>
          </table:table-cell>
          <table:table-cell table:formula="of:=([.$F$1003]/[.$E$1003])*[.F832]" office:value-type="float" office:value="608.300552447553" calcext:value-type="float">
            <text:p>608.3005524476</text:p>
          </table:table-cell>
          <table:table-cell table:formula="of:=[.G832]*[.E832]" office:value-type="float" office:value="0.608300552447553" calcext:value-type="float">
            <text:p>0.608300552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131" calcext:value-type="float">
            <text:p>1.131</text:p>
          </table:table-cell>
          <table:table-cell office:value-type="float" office:value="1.132" calcext:value-type="float">
            <text:p>1.132</text:p>
          </table:table-cell>
          <table:table-cell table:formula="of:=[.B833]+([.E833]/2)" office:value-type="float" office:value="1.1315" calcext:value-type="float">
            <text:p>1.13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4" calcext:value-type="float">
            <text:p>0.554</text:p>
          </table:table-cell>
          <table:table-cell table:formula="of:=([.$F$1003]/[.$E$1003])*[.F833]" office:value-type="float" office:value="609.400553446554" calcext:value-type="float">
            <text:p>609.4005534466</text:p>
          </table:table-cell>
          <table:table-cell table:formula="of:=[.G833]*[.E833]" office:value-type="float" office:value="0.609400553446554" calcext:value-type="float">
            <text:p>0.609400553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33" calcext:value-type="float">
            <text:p>1.133</text:p>
          </table:table-cell>
          <table:table-cell table:formula="of:=[.B834]+([.E834]/2)" office:value-type="float" office:value="1.1325" calcext:value-type="float">
            <text:p>1.13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4" calcext:value-type="float">
            <text:p>0.554</text:p>
          </table:table-cell>
          <table:table-cell table:formula="of:=([.$F$1003]/[.$E$1003])*[.F834]" office:value-type="float" office:value="609.400553446554" calcext:value-type="float">
            <text:p>609.4005534466</text:p>
          </table:table-cell>
          <table:table-cell table:formula="of:=[.G834]*[.E834]" office:value-type="float" office:value="0.609400553446554" calcext:value-type="float">
            <text:p>0.609400553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133" calcext:value-type="float">
            <text:p>1.133</text:p>
          </table:table-cell>
          <table:table-cell office:value-type="float" office:value="1.134" calcext:value-type="float">
            <text:p>1.134</text:p>
          </table:table-cell>
          <table:table-cell table:formula="of:=[.B835]+([.E835]/2)" office:value-type="float" office:value="1.1335" calcext:value-type="float">
            <text:p>1.1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4" calcext:value-type="float">
            <text:p>0.544</text:p>
          </table:table-cell>
          <table:table-cell table:formula="of:=([.$F$1003]/[.$E$1003])*[.F835]" office:value-type="float" office:value="598.400543456544" calcext:value-type="float">
            <text:p>598.4005434565</text:p>
          </table:table-cell>
          <table:table-cell table:formula="of:=[.G835]*[.E835]" office:value-type="float" office:value="0.598400543456544" calcext:value-type="float">
            <text:p>0.598400543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134" calcext:value-type="float">
            <text:p>1.134</text:p>
          </table:table-cell>
          <table:table-cell office:value-type="float" office:value="1.135" calcext:value-type="float">
            <text:p>1.135</text:p>
          </table:table-cell>
          <table:table-cell table:formula="of:=[.B836]+([.E836]/2)" office:value-type="float" office:value="1.1345" calcext:value-type="float">
            <text:p>1.13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3" calcext:value-type="float">
            <text:p>0.553</text:p>
          </table:table-cell>
          <table:table-cell table:formula="of:=([.$F$1003]/[.$E$1003])*[.F836]" office:value-type="float" office:value="608.300552447553" calcext:value-type="float">
            <text:p>608.3005524476</text:p>
          </table:table-cell>
          <table:table-cell table:formula="of:=[.G836]*[.E836]" office:value-type="float" office:value="0.608300552447553" calcext:value-type="float">
            <text:p>0.60830055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135" calcext:value-type="float">
            <text:p>1.135</text:p>
          </table:table-cell>
          <table:table-cell office:value-type="float" office:value="1.136" calcext:value-type="float">
            <text:p>1.136</text:p>
          </table:table-cell>
          <table:table-cell table:formula="of:=[.B837]+([.E837]/2)" office:value-type="float" office:value="1.1355" calcext:value-type="float">
            <text:p>1.13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" calcext:value-type="float">
            <text:p>0.55</text:p>
          </table:table-cell>
          <table:table-cell table:formula="of:=([.$F$1003]/[.$E$1003])*[.F837]" office:value-type="float" office:value="605.00054945055" calcext:value-type="float">
            <text:p>605.0005494506</text:p>
          </table:table-cell>
          <table:table-cell table:formula="of:=[.G837]*[.E837]" office:value-type="float" office:value="0.60500054945055" calcext:value-type="float">
            <text:p>0.605000549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136" calcext:value-type="float">
            <text:p>1.136</text:p>
          </table:table-cell>
          <table:table-cell office:value-type="float" office:value="1.137" calcext:value-type="float">
            <text:p>1.137</text:p>
          </table:table-cell>
          <table:table-cell table:formula="of:=[.B838]+([.E838]/2)" office:value-type="float" office:value="1.1365" calcext:value-type="float">
            <text:p>1.13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3" calcext:value-type="float">
            <text:p>0.553</text:p>
          </table:table-cell>
          <table:table-cell table:formula="of:=([.$F$1003]/[.$E$1003])*[.F838]" office:value-type="float" office:value="608.300552447553" calcext:value-type="float">
            <text:p>608.3005524476</text:p>
          </table:table-cell>
          <table:table-cell table:formula="of:=[.G838]*[.E838]" office:value-type="float" office:value="0.608300552447553" calcext:value-type="float">
            <text:p>0.608300552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137" calcext:value-type="float">
            <text:p>1.137</text:p>
          </table:table-cell>
          <table:table-cell office:value-type="float" office:value="1.138" calcext:value-type="float">
            <text:p>1.138</text:p>
          </table:table-cell>
          <table:table-cell table:formula="of:=[.B839]+([.E839]/2)" office:value-type="float" office:value="1.1375" calcext:value-type="float">
            <text:p>1.13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3" calcext:value-type="float">
            <text:p>0.543</text:p>
          </table:table-cell>
          <table:table-cell table:formula="of:=([.$F$1003]/[.$E$1003])*[.F839]" office:value-type="float" office:value="597.300542457543" calcext:value-type="float">
            <text:p>597.3005424575</text:p>
          </table:table-cell>
          <table:table-cell table:formula="of:=[.G839]*[.E839]" office:value-type="float" office:value="0.597300542457543" calcext:value-type="float">
            <text:p>0.597300542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138" calcext:value-type="float">
            <text:p>1.138</text:p>
          </table:table-cell>
          <table:table-cell office:value-type="float" office:value="1.139" calcext:value-type="float">
            <text:p>1.139</text:p>
          </table:table-cell>
          <table:table-cell table:formula="of:=[.B840]+([.E840]/2)" office:value-type="float" office:value="1.1385" calcext:value-type="float">
            <text:p>1.13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9" calcext:value-type="float">
            <text:p>0.539</text:p>
          </table:table-cell>
          <table:table-cell table:formula="of:=([.$F$1003]/[.$E$1003])*[.F840]" office:value-type="float" office:value="592.900538461539" calcext:value-type="float">
            <text:p>592.9005384615</text:p>
          </table:table-cell>
          <table:table-cell table:formula="of:=[.G840]*[.E840]" office:value-type="float" office:value="0.592900538461539" calcext:value-type="float">
            <text:p>0.592900538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139" calcext:value-type="float">
            <text:p>1.139</text:p>
          </table:table-cell>
          <table:table-cell office:value-type="float" office:value="1.14" calcext:value-type="float">
            <text:p>1.14</text:p>
          </table:table-cell>
          <table:table-cell table:formula="of:=[.B841]+([.E841]/2)" office:value-type="float" office:value="1.1395" calcext:value-type="float">
            <text:p>1.13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1" calcext:value-type="float">
            <text:p>0.541</text:p>
          </table:table-cell>
          <table:table-cell table:formula="of:=([.$F$1003]/[.$E$1003])*[.F841]" office:value-type="float" office:value="595.100540459541" calcext:value-type="float">
            <text:p>595.1005404595</text:p>
          </table:table-cell>
          <table:table-cell table:formula="of:=[.G841]*[.E841]" office:value-type="float" office:value="0.595100540459541" calcext:value-type="float">
            <text:p>0.595100540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14" calcext:value-type="float">
            <text:p>1.14</text:p>
          </table:table-cell>
          <table:table-cell office:value-type="float" office:value="1.141" calcext:value-type="float">
            <text:p>1.141</text:p>
          </table:table-cell>
          <table:table-cell table:formula="of:=[.B842]+([.E842]/2)" office:value-type="float" office:value="1.1405" calcext:value-type="float">
            <text:p>1.14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4" calcext:value-type="float">
            <text:p>0.534</text:p>
          </table:table-cell>
          <table:table-cell table:formula="of:=([.$F$1003]/[.$E$1003])*[.F842]" office:value-type="float" office:value="587.400533466534" calcext:value-type="float">
            <text:p>587.4005334665</text:p>
          </table:table-cell>
          <table:table-cell table:formula="of:=[.G842]*[.E842]" office:value-type="float" office:value="0.587400533466534" calcext:value-type="float">
            <text:p>0.587400533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141" calcext:value-type="float">
            <text:p>1.141</text:p>
          </table:table-cell>
          <table:table-cell office:value-type="float" office:value="1.142" calcext:value-type="float">
            <text:p>1.142</text:p>
          </table:table-cell>
          <table:table-cell table:formula="of:=[.B843]+([.E843]/2)" office:value-type="float" office:value="1.1415" calcext:value-type="float">
            <text:p>1.14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9" calcext:value-type="float">
            <text:p>0.539</text:p>
          </table:table-cell>
          <table:table-cell table:formula="of:=([.$F$1003]/[.$E$1003])*[.F843]" office:value-type="float" office:value="592.900538461539" calcext:value-type="float">
            <text:p>592.9005384615</text:p>
          </table:table-cell>
          <table:table-cell table:formula="of:=[.G843]*[.E843]" office:value-type="float" office:value="0.592900538461539" calcext:value-type="float">
            <text:p>0.592900538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142" calcext:value-type="float">
            <text:p>1.142</text:p>
          </table:table-cell>
          <table:table-cell office:value-type="float" office:value="1.143" calcext:value-type="float">
            <text:p>1.143</text:p>
          </table:table-cell>
          <table:table-cell table:formula="of:=[.B844]+([.E844]/2)" office:value-type="float" office:value="1.1425" calcext:value-type="float">
            <text:p>1.14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8" calcext:value-type="float">
            <text:p>0.538</text:p>
          </table:table-cell>
          <table:table-cell table:formula="of:=([.$F$1003]/[.$E$1003])*[.F844]" office:value-type="float" office:value="591.800537462538" calcext:value-type="float">
            <text:p>591.8005374625</text:p>
          </table:table-cell>
          <table:table-cell table:formula="of:=[.G844]*[.E844]" office:value-type="float" office:value="0.591800537462538" calcext:value-type="float">
            <text:p>0.591800537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143" calcext:value-type="float">
            <text:p>1.143</text:p>
          </table:table-cell>
          <table:table-cell office:value-type="float" office:value="1.144" calcext:value-type="float">
            <text:p>1.144</text:p>
          </table:table-cell>
          <table:table-cell table:formula="of:=[.B845]+([.E845]/2)" office:value-type="float" office:value="1.1435" calcext:value-type="float">
            <text:p>1.14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2" calcext:value-type="float">
            <text:p>0.542</text:p>
          </table:table-cell>
          <table:table-cell table:formula="of:=([.$F$1003]/[.$E$1003])*[.F845]" office:value-type="float" office:value="596.200541458542" calcext:value-type="float">
            <text:p>596.2005414585</text:p>
          </table:table-cell>
          <table:table-cell table:formula="of:=[.G845]*[.E845]" office:value-type="float" office:value="0.596200541458542" calcext:value-type="float">
            <text:p>0.59620054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144" calcext:value-type="float">
            <text:p>1.144</text:p>
          </table:table-cell>
          <table:table-cell office:value-type="float" office:value="1.145" calcext:value-type="float">
            <text:p>1.145</text:p>
          </table:table-cell>
          <table:table-cell table:formula="of:=[.B846]+([.E846]/2)" office:value-type="float" office:value="1.1445" calcext:value-type="float">
            <text:p>1.14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5" calcext:value-type="float">
            <text:p>0.535</text:p>
          </table:table-cell>
          <table:table-cell table:formula="of:=([.$F$1003]/[.$E$1003])*[.F846]" office:value-type="float" office:value="588.500534465535" calcext:value-type="float">
            <text:p>588.5005344655</text:p>
          </table:table-cell>
          <table:table-cell table:formula="of:=[.G846]*[.E846]" office:value-type="float" office:value="0.588500534465535" calcext:value-type="float">
            <text:p>0.588500534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145" calcext:value-type="float">
            <text:p>1.145</text:p>
          </table:table-cell>
          <table:table-cell office:value-type="float" office:value="1.146" calcext:value-type="float">
            <text:p>1.146</text:p>
          </table:table-cell>
          <table:table-cell table:formula="of:=[.B847]+([.E847]/2)" office:value-type="float" office:value="1.1455" calcext:value-type="float">
            <text:p>1.1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1" calcext:value-type="float">
            <text:p>0.541</text:p>
          </table:table-cell>
          <table:table-cell table:formula="of:=([.$F$1003]/[.$E$1003])*[.F847]" office:value-type="float" office:value="595.100540459541" calcext:value-type="float">
            <text:p>595.1005404595</text:p>
          </table:table-cell>
          <table:table-cell table:formula="of:=[.G847]*[.E847]" office:value-type="float" office:value="0.595100540459541" calcext:value-type="float">
            <text:p>0.595100540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146" calcext:value-type="float">
            <text:p>1.146</text:p>
          </table:table-cell>
          <table:table-cell office:value-type="float" office:value="1.147" calcext:value-type="float">
            <text:p>1.147</text:p>
          </table:table-cell>
          <table:table-cell table:formula="of:=[.B848]+([.E848]/2)" office:value-type="float" office:value="1.1465" calcext:value-type="float">
            <text:p>1.14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5" calcext:value-type="float">
            <text:p>0.545</text:p>
          </table:table-cell>
          <table:table-cell table:formula="of:=([.$F$1003]/[.$E$1003])*[.F848]" office:value-type="float" office:value="599.500544455545" calcext:value-type="float">
            <text:p>599.5005444555</text:p>
          </table:table-cell>
          <table:table-cell table:formula="of:=[.G848]*[.E848]" office:value-type="float" office:value="0.599500544455545" calcext:value-type="float">
            <text:p>0.59950054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147" calcext:value-type="float">
            <text:p>1.147</text:p>
          </table:table-cell>
          <table:table-cell office:value-type="float" office:value="1.148" calcext:value-type="float">
            <text:p>1.148</text:p>
          </table:table-cell>
          <table:table-cell table:formula="of:=[.B849]+([.E849]/2)" office:value-type="float" office:value="1.1475" calcext:value-type="float">
            <text:p>1.1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2" calcext:value-type="float">
            <text:p>0.542</text:p>
          </table:table-cell>
          <table:table-cell table:formula="of:=([.$F$1003]/[.$E$1003])*[.F849]" office:value-type="float" office:value="596.200541458542" calcext:value-type="float">
            <text:p>596.2005414585</text:p>
          </table:table-cell>
          <table:table-cell table:formula="of:=[.G849]*[.E849]" office:value-type="float" office:value="0.596200541458542" calcext:value-type="float">
            <text:p>0.59620054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148" calcext:value-type="float">
            <text:p>1.148</text:p>
          </table:table-cell>
          <table:table-cell office:value-type="float" office:value="1.149" calcext:value-type="float">
            <text:p>1.149</text:p>
          </table:table-cell>
          <table:table-cell table:formula="of:=[.B850]+([.E850]/2)" office:value-type="float" office:value="1.1485" calcext:value-type="float">
            <text:p>1.14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9" calcext:value-type="float">
            <text:p>0.539</text:p>
          </table:table-cell>
          <table:table-cell table:formula="of:=([.$F$1003]/[.$E$1003])*[.F850]" office:value-type="float" office:value="592.900538461539" calcext:value-type="float">
            <text:p>592.9005384615</text:p>
          </table:table-cell>
          <table:table-cell table:formula="of:=[.G850]*[.E850]" office:value-type="float" office:value="0.592900538461539" calcext:value-type="float">
            <text:p>0.592900538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149" calcext:value-type="float">
            <text:p>1.149</text:p>
          </table:table-cell>
          <table:table-cell office:value-type="float" office:value="1.15" calcext:value-type="float">
            <text:p>1.15</text:p>
          </table:table-cell>
          <table:table-cell table:formula="of:=[.B851]+([.E851]/2)" office:value-type="float" office:value="1.1495" calcext:value-type="float">
            <text:p>1.14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8" calcext:value-type="float">
            <text:p>0.538</text:p>
          </table:table-cell>
          <table:table-cell table:formula="of:=([.$F$1003]/[.$E$1003])*[.F851]" office:value-type="float" office:value="591.800537462538" calcext:value-type="float">
            <text:p>591.8005374625</text:p>
          </table:table-cell>
          <table:table-cell table:formula="of:=[.G851]*[.E851]" office:value-type="float" office:value="0.591800537462538" calcext:value-type="float">
            <text:p>0.591800537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15" calcext:value-type="float">
            <text:p>1.15</text:p>
          </table:table-cell>
          <table:table-cell office:value-type="float" office:value="1.151" calcext:value-type="float">
            <text:p>1.151</text:p>
          </table:table-cell>
          <table:table-cell table:formula="of:=[.B852]+([.E852]/2)" office:value-type="float" office:value="1.1505" calcext:value-type="float">
            <text:p>1.1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7" calcext:value-type="float">
            <text:p>0.537</text:p>
          </table:table-cell>
          <table:table-cell table:formula="of:=([.$F$1003]/[.$E$1003])*[.F852]" office:value-type="float" office:value="590.700536463537" calcext:value-type="float">
            <text:p>590.7005364635</text:p>
          </table:table-cell>
          <table:table-cell table:formula="of:=[.G852]*[.E852]" office:value-type="float" office:value="0.590700536463537" calcext:value-type="float">
            <text:p>0.590700536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151" calcext:value-type="float">
            <text:p>1.151</text:p>
          </table:table-cell>
          <table:table-cell office:value-type="float" office:value="1.152" calcext:value-type="float">
            <text:p>1.152</text:p>
          </table:table-cell>
          <table:table-cell table:formula="of:=[.B853]+([.E853]/2)" office:value-type="float" office:value="1.1515" calcext:value-type="float">
            <text:p>1.15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6" calcext:value-type="float">
            <text:p>0.536</text:p>
          </table:table-cell>
          <table:table-cell table:formula="of:=([.$F$1003]/[.$E$1003])*[.F853]" office:value-type="float" office:value="589.600535464536" calcext:value-type="float">
            <text:p>589.6005354645</text:p>
          </table:table-cell>
          <table:table-cell table:formula="of:=[.G853]*[.E853]" office:value-type="float" office:value="0.589600535464536" calcext:value-type="float">
            <text:p>0.589600535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152" calcext:value-type="float">
            <text:p>1.152</text:p>
          </table:table-cell>
          <table:table-cell office:value-type="float" office:value="1.153" calcext:value-type="float">
            <text:p>1.153</text:p>
          </table:table-cell>
          <table:table-cell table:formula="of:=[.B854]+([.E854]/2)" office:value-type="float" office:value="1.1525" calcext:value-type="float">
            <text:p>1.1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2" calcext:value-type="float">
            <text:p>0.532</text:p>
          </table:table-cell>
          <table:table-cell table:formula="of:=([.$F$1003]/[.$E$1003])*[.F854]" office:value-type="float" office:value="585.200531468532" calcext:value-type="float">
            <text:p>585.2005314685</text:p>
          </table:table-cell>
          <table:table-cell table:formula="of:=[.G854]*[.E854]" office:value-type="float" office:value="0.585200531468532" calcext:value-type="float">
            <text:p>0.58520053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153" calcext:value-type="float">
            <text:p>1.153</text:p>
          </table:table-cell>
          <table:table-cell office:value-type="float" office:value="1.154" calcext:value-type="float">
            <text:p>1.154</text:p>
          </table:table-cell>
          <table:table-cell table:formula="of:=[.B855]+([.E855]/2)" office:value-type="float" office:value="1.1535" calcext:value-type="float">
            <text:p>1.15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6" calcext:value-type="float">
            <text:p>0.536</text:p>
          </table:table-cell>
          <table:table-cell table:formula="of:=([.$F$1003]/[.$E$1003])*[.F855]" office:value-type="float" office:value="589.600535464536" calcext:value-type="float">
            <text:p>589.6005354645</text:p>
          </table:table-cell>
          <table:table-cell table:formula="of:=[.G855]*[.E855]" office:value-type="float" office:value="0.589600535464536" calcext:value-type="float">
            <text:p>0.58960053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154" calcext:value-type="float">
            <text:p>1.154</text:p>
          </table:table-cell>
          <table:table-cell office:value-type="float" office:value="1.155" calcext:value-type="float">
            <text:p>1.155</text:p>
          </table:table-cell>
          <table:table-cell table:formula="of:=[.B856]+([.E856]/2)" office:value-type="float" office:value="1.1545" calcext:value-type="float">
            <text:p>1.1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6" calcext:value-type="float">
            <text:p>0.536</text:p>
          </table:table-cell>
          <table:table-cell table:formula="of:=([.$F$1003]/[.$E$1003])*[.F856]" office:value-type="float" office:value="589.600535464536" calcext:value-type="float">
            <text:p>589.6005354645</text:p>
          </table:table-cell>
          <table:table-cell table:formula="of:=[.G856]*[.E856]" office:value-type="float" office:value="0.589600535464536" calcext:value-type="float">
            <text:p>0.58960053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155" calcext:value-type="float">
            <text:p>1.155</text:p>
          </table:table-cell>
          <table:table-cell office:value-type="float" office:value="1.156" calcext:value-type="float">
            <text:p>1.156</text:p>
          </table:table-cell>
          <table:table-cell table:formula="of:=[.B857]+([.E857]/2)" office:value-type="float" office:value="1.1555" calcext:value-type="float">
            <text:p>1.15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2" calcext:value-type="float">
            <text:p>0.532</text:p>
          </table:table-cell>
          <table:table-cell table:formula="of:=([.$F$1003]/[.$E$1003])*[.F857]" office:value-type="float" office:value="585.200531468532" calcext:value-type="float">
            <text:p>585.2005314685</text:p>
          </table:table-cell>
          <table:table-cell table:formula="of:=[.G857]*[.E857]" office:value-type="float" office:value="0.585200531468532" calcext:value-type="float">
            <text:p>0.58520053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156" calcext:value-type="float">
            <text:p>1.156</text:p>
          </table:table-cell>
          <table:table-cell office:value-type="float" office:value="1.157" calcext:value-type="float">
            <text:p>1.157</text:p>
          </table:table-cell>
          <table:table-cell table:formula="of:=[.B858]+([.E858]/2)" office:value-type="float" office:value="1.1565" calcext:value-type="float">
            <text:p>1.15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2" calcext:value-type="float">
            <text:p>0.532</text:p>
          </table:table-cell>
          <table:table-cell table:formula="of:=([.$F$1003]/[.$E$1003])*[.F858]" office:value-type="float" office:value="585.200531468532" calcext:value-type="float">
            <text:p>585.2005314685</text:p>
          </table:table-cell>
          <table:table-cell table:formula="of:=[.G858]*[.E858]" office:value-type="float" office:value="0.585200531468532" calcext:value-type="float">
            <text:p>0.58520053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8" calcext:value-type="float">
            <text:p>1.158</text:p>
          </table:table-cell>
          <table:table-cell table:formula="of:=[.B859]+([.E859]/2)" office:value-type="float" office:value="1.1575" calcext:value-type="float">
            <text:p>1.15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2" calcext:value-type="float">
            <text:p>0.532</text:p>
          </table:table-cell>
          <table:table-cell table:formula="of:=([.$F$1003]/[.$E$1003])*[.F859]" office:value-type="float" office:value="585.200531468532" calcext:value-type="float">
            <text:p>585.2005314685</text:p>
          </table:table-cell>
          <table:table-cell table:formula="of:=[.G859]*[.E859]" office:value-type="float" office:value="0.585200531468532" calcext:value-type="float">
            <text:p>0.58520053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158" calcext:value-type="float">
            <text:p>1.158</text:p>
          </table:table-cell>
          <table:table-cell office:value-type="float" office:value="1.159" calcext:value-type="float">
            <text:p>1.159</text:p>
          </table:table-cell>
          <table:table-cell table:formula="of:=[.B860]+([.E860]/2)" office:value-type="float" office:value="1.1585" calcext:value-type="float">
            <text:p>1.15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3" calcext:value-type="float">
            <text:p>0.53</text:p>
          </table:table-cell>
          <table:table-cell table:formula="of:=([.$F$1003]/[.$E$1003])*[.F860]" office:value-type="float" office:value="583.00052947053" calcext:value-type="float">
            <text:p>583.0005294705</text:p>
          </table:table-cell>
          <table:table-cell table:formula="of:=[.G860]*[.E860]" office:value-type="float" office:value="0.58300052947053" calcext:value-type="float">
            <text:p>0.583000529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159" calcext:value-type="float">
            <text:p>1.159</text:p>
          </table:table-cell>
          <table:table-cell office:value-type="float" office:value="1.16" calcext:value-type="float">
            <text:p>1.16</text:p>
          </table:table-cell>
          <table:table-cell table:formula="of:=[.B861]+([.E861]/2)" office:value-type="float" office:value="1.1595" calcext:value-type="float">
            <text:p>1.15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5" calcext:value-type="float">
            <text:p>0.515</text:p>
          </table:table-cell>
          <table:table-cell table:formula="of:=([.$F$1003]/[.$E$1003])*[.F861]" office:value-type="float" office:value="566.500514485515" calcext:value-type="float">
            <text:p>566.5005144855</text:p>
          </table:table-cell>
          <table:table-cell table:formula="of:=[.G861]*[.E861]" office:value-type="float" office:value="0.566500514485515" calcext:value-type="float">
            <text:p>0.566500514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16" calcext:value-type="float">
            <text:p>1.16</text:p>
          </table:table-cell>
          <table:table-cell office:value-type="float" office:value="1.161" calcext:value-type="float">
            <text:p>1.161</text:p>
          </table:table-cell>
          <table:table-cell table:formula="of:=[.B862]+([.E862]/2)" office:value-type="float" office:value="1.1605" calcext:value-type="float">
            <text:p>1.16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9" calcext:value-type="float">
            <text:p>0.519</text:p>
          </table:table-cell>
          <table:table-cell table:formula="of:=([.$F$1003]/[.$E$1003])*[.F862]" office:value-type="float" office:value="570.900518481519" calcext:value-type="float">
            <text:p>570.9005184815</text:p>
          </table:table-cell>
          <table:table-cell table:formula="of:=[.G862]*[.E862]" office:value-type="float" office:value="0.570900518481519" calcext:value-type="float">
            <text:p>0.570900518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161" calcext:value-type="float">
            <text:p>1.161</text:p>
          </table:table-cell>
          <table:table-cell office:value-type="float" office:value="1.162" calcext:value-type="float">
            <text:p>1.162</text:p>
          </table:table-cell>
          <table:table-cell table:formula="of:=[.B863]+([.E863]/2)" office:value-type="float" office:value="1.1615" calcext:value-type="float">
            <text:p>1.16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" calcext:value-type="float">
            <text:p>0.51</text:p>
          </table:table-cell>
          <table:table-cell table:formula="of:=([.$F$1003]/[.$E$1003])*[.F863]" office:value-type="float" office:value="561.00050949051" calcext:value-type="float">
            <text:p>561.0005094905</text:p>
          </table:table-cell>
          <table:table-cell table:formula="of:=[.G863]*[.E863]" office:value-type="float" office:value="0.56100050949051" calcext:value-type="float">
            <text:p>0.561000509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162" calcext:value-type="float">
            <text:p>1.162</text:p>
          </table:table-cell>
          <table:table-cell office:value-type="float" office:value="1.163" calcext:value-type="float">
            <text:p>1.163</text:p>
          </table:table-cell>
          <table:table-cell table:formula="of:=[.B864]+([.E864]/2)" office:value-type="float" office:value="1.1625" calcext:value-type="float">
            <text:p>1.1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5" calcext:value-type="float">
            <text:p>0.525</text:p>
          </table:table-cell>
          <table:table-cell table:formula="of:=([.$F$1003]/[.$E$1003])*[.F864]" office:value-type="float" office:value="577.500524475525" calcext:value-type="float">
            <text:p>577.5005244755</text:p>
          </table:table-cell>
          <table:table-cell table:formula="of:=[.G864]*[.E864]" office:value-type="float" office:value="0.577500524475525" calcext:value-type="float">
            <text:p>0.577500524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163" calcext:value-type="float">
            <text:p>1.163</text:p>
          </table:table-cell>
          <table:table-cell office:value-type="float" office:value="1.164" calcext:value-type="float">
            <text:p>1.164</text:p>
          </table:table-cell>
          <table:table-cell table:formula="of:=[.B865]+([.E865]/2)" office:value-type="float" office:value="1.1635" calcext:value-type="float">
            <text:p>1.16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1" calcext:value-type="float">
            <text:p>0.521</text:p>
          </table:table-cell>
          <table:table-cell table:formula="of:=([.$F$1003]/[.$E$1003])*[.F865]" office:value-type="float" office:value="573.100520479521" calcext:value-type="float">
            <text:p>573.1005204795</text:p>
          </table:table-cell>
          <table:table-cell table:formula="of:=[.G865]*[.E865]" office:value-type="float" office:value="0.573100520479521" calcext:value-type="float">
            <text:p>0.57310052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164" calcext:value-type="float">
            <text:p>1.164</text:p>
          </table:table-cell>
          <table:table-cell office:value-type="float" office:value="1.165" calcext:value-type="float">
            <text:p>1.165</text:p>
          </table:table-cell>
          <table:table-cell table:formula="of:=[.B866]+([.E866]/2)" office:value-type="float" office:value="1.1645" calcext:value-type="float">
            <text:p>1.1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6" calcext:value-type="float">
            <text:p>0.516</text:p>
          </table:table-cell>
          <table:table-cell table:formula="of:=([.$F$1003]/[.$E$1003])*[.F866]" office:value-type="float" office:value="567.600515484516" calcext:value-type="float">
            <text:p>567.6005154845</text:p>
          </table:table-cell>
          <table:table-cell table:formula="of:=[.G866]*[.E866]" office:value-type="float" office:value="0.567600515484515" calcext:value-type="float">
            <text:p>0.567600515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165" calcext:value-type="float">
            <text:p>1.165</text:p>
          </table:table-cell>
          <table:table-cell office:value-type="float" office:value="1.166" calcext:value-type="float">
            <text:p>1.166</text:p>
          </table:table-cell>
          <table:table-cell table:formula="of:=[.B867]+([.E867]/2)" office:value-type="float" office:value="1.1655" calcext:value-type="float">
            <text:p>1.16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8" calcext:value-type="float">
            <text:p>0.518</text:p>
          </table:table-cell>
          <table:table-cell table:formula="of:=([.$F$1003]/[.$E$1003])*[.F867]" office:value-type="float" office:value="569.800517482518" calcext:value-type="float">
            <text:p>569.8005174825</text:p>
          </table:table-cell>
          <table:table-cell table:formula="of:=[.G867]*[.E867]" office:value-type="float" office:value="0.569800517482518" calcext:value-type="float">
            <text:p>0.569800517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166" calcext:value-type="float">
            <text:p>1.166</text:p>
          </table:table-cell>
          <table:table-cell office:value-type="float" office:value="1.167" calcext:value-type="float">
            <text:p>1.167</text:p>
          </table:table-cell>
          <table:table-cell table:formula="of:=[.B868]+([.E868]/2)" office:value-type="float" office:value="1.1665" calcext:value-type="float">
            <text:p>1.16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6" calcext:value-type="float">
            <text:p>0.516</text:p>
          </table:table-cell>
          <table:table-cell table:formula="of:=([.$F$1003]/[.$E$1003])*[.F868]" office:value-type="float" office:value="567.600515484516" calcext:value-type="float">
            <text:p>567.6005154845</text:p>
          </table:table-cell>
          <table:table-cell table:formula="of:=[.G868]*[.E868]" office:value-type="float" office:value="0.567600515484515" calcext:value-type="float">
            <text:p>0.567600515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167" calcext:value-type="float">
            <text:p>1.167</text:p>
          </table:table-cell>
          <table:table-cell office:value-type="float" office:value="1.168" calcext:value-type="float">
            <text:p>1.168</text:p>
          </table:table-cell>
          <table:table-cell table:formula="of:=[.B869]+([.E869]/2)" office:value-type="float" office:value="1.1675" calcext:value-type="float">
            <text:p>1.1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9" calcext:value-type="float">
            <text:p>0.519</text:p>
          </table:table-cell>
          <table:table-cell table:formula="of:=([.$F$1003]/[.$E$1003])*[.F869]" office:value-type="float" office:value="570.900518481519" calcext:value-type="float">
            <text:p>570.9005184815</text:p>
          </table:table-cell>
          <table:table-cell table:formula="of:=[.G869]*[.E869]" office:value-type="float" office:value="0.570900518481519" calcext:value-type="float">
            <text:p>0.570900518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168" calcext:value-type="float">
            <text:p>1.168</text:p>
          </table:table-cell>
          <table:table-cell office:value-type="float" office:value="1.169" calcext:value-type="float">
            <text:p>1.169</text:p>
          </table:table-cell>
          <table:table-cell table:formula="of:=[.B870]+([.E870]/2)" office:value-type="float" office:value="1.1685" calcext:value-type="float">
            <text:p>1.16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8" calcext:value-type="float">
            <text:p>0.518</text:p>
          </table:table-cell>
          <table:table-cell table:formula="of:=([.$F$1003]/[.$E$1003])*[.F870]" office:value-type="float" office:value="569.800517482518" calcext:value-type="float">
            <text:p>569.8005174825</text:p>
          </table:table-cell>
          <table:table-cell table:formula="of:=[.G870]*[.E870]" office:value-type="float" office:value="0.569800517482518" calcext:value-type="float">
            <text:p>0.569800517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169" calcext:value-type="float">
            <text:p>1.169</text:p>
          </table:table-cell>
          <table:table-cell office:value-type="float" office:value="1.17" calcext:value-type="float">
            <text:p>1.17</text:p>
          </table:table-cell>
          <table:table-cell table:formula="of:=[.B871]+([.E871]/2)" office:value-type="float" office:value="1.1695" calcext:value-type="float">
            <text:p>1.16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8" calcext:value-type="float">
            <text:p>0.508</text:p>
          </table:table-cell>
          <table:table-cell table:formula="of:=([.$F$1003]/[.$E$1003])*[.F871]" office:value-type="float" office:value="558.800507492508" calcext:value-type="float">
            <text:p>558.8005074925</text:p>
          </table:table-cell>
          <table:table-cell table:formula="of:=[.G871]*[.E871]" office:value-type="float" office:value="0.558800507492508" calcext:value-type="float">
            <text:p>0.558800507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17" calcext:value-type="float">
            <text:p>1.17</text:p>
          </table:table-cell>
          <table:table-cell office:value-type="float" office:value="1.171" calcext:value-type="float">
            <text:p>1.171</text:p>
          </table:table-cell>
          <table:table-cell table:formula="of:=[.B872]+([.E872]/2)" office:value-type="float" office:value="1.1705" calcext:value-type="float">
            <text:p>1.1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9" calcext:value-type="float">
            <text:p>0.519</text:p>
          </table:table-cell>
          <table:table-cell table:formula="of:=([.$F$1003]/[.$E$1003])*[.F872]" office:value-type="float" office:value="570.900518481519" calcext:value-type="float">
            <text:p>570.9005184815</text:p>
          </table:table-cell>
          <table:table-cell table:formula="of:=[.G872]*[.E872]" office:value-type="float" office:value="0.570900518481519" calcext:value-type="float">
            <text:p>0.570900518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171" calcext:value-type="float">
            <text:p>1.171</text:p>
          </table:table-cell>
          <table:table-cell office:value-type="float" office:value="1.172" calcext:value-type="float">
            <text:p>1.172</text:p>
          </table:table-cell>
          <table:table-cell table:formula="of:=[.B873]+([.E873]/2)" office:value-type="float" office:value="1.1715" calcext:value-type="float">
            <text:p>1.17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9" calcext:value-type="float">
            <text:p>0.519</text:p>
          </table:table-cell>
          <table:table-cell table:formula="of:=([.$F$1003]/[.$E$1003])*[.F873]" office:value-type="float" office:value="570.900518481519" calcext:value-type="float">
            <text:p>570.9005184815</text:p>
          </table:table-cell>
          <table:table-cell table:formula="of:=[.G873]*[.E873]" office:value-type="float" office:value="0.570900518481519" calcext:value-type="float">
            <text:p>0.570900518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172" calcext:value-type="float">
            <text:p>1.172</text:p>
          </table:table-cell>
          <table:table-cell office:value-type="float" office:value="1.173" calcext:value-type="float">
            <text:p>1.173</text:p>
          </table:table-cell>
          <table:table-cell table:formula="of:=[.B874]+([.E874]/2)" office:value-type="float" office:value="1.1725" calcext:value-type="float">
            <text:p>1.1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7" calcext:value-type="float">
            <text:p>0.517</text:p>
          </table:table-cell>
          <table:table-cell table:formula="of:=([.$F$1003]/[.$E$1003])*[.F874]" office:value-type="float" office:value="568.700516483517" calcext:value-type="float">
            <text:p>568.7005164835</text:p>
          </table:table-cell>
          <table:table-cell table:formula="of:=[.G874]*[.E874]" office:value-type="float" office:value="0.568700516483517" calcext:value-type="float">
            <text:p>0.568700516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173" calcext:value-type="float">
            <text:p>1.173</text:p>
          </table:table-cell>
          <table:table-cell office:value-type="float" office:value="1.174" calcext:value-type="float">
            <text:p>1.174</text:p>
          </table:table-cell>
          <table:table-cell table:formula="of:=[.B875]+([.E875]/2)" office:value-type="float" office:value="1.1735" calcext:value-type="float">
            <text:p>1.1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7" calcext:value-type="float">
            <text:p>0.517</text:p>
          </table:table-cell>
          <table:table-cell table:formula="of:=([.$F$1003]/[.$E$1003])*[.F875]" office:value-type="float" office:value="568.700516483517" calcext:value-type="float">
            <text:p>568.7005164835</text:p>
          </table:table-cell>
          <table:table-cell table:formula="of:=[.G875]*[.E875]" office:value-type="float" office:value="0.568700516483517" calcext:value-type="float">
            <text:p>0.568700516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174" calcext:value-type="float">
            <text:p>1.174</text:p>
          </table:table-cell>
          <table:table-cell office:value-type="float" office:value="1.175" calcext:value-type="float">
            <text:p>1.175</text:p>
          </table:table-cell>
          <table:table-cell table:formula="of:=[.B876]+([.E876]/2)" office:value-type="float" office:value="1.1745" calcext:value-type="float">
            <text:p>1.17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2" calcext:value-type="float">
            <text:p>0.512</text:p>
          </table:table-cell>
          <table:table-cell table:formula="of:=([.$F$1003]/[.$E$1003])*[.F876]" office:value-type="float" office:value="563.200511488512" calcext:value-type="float">
            <text:p>563.2005114885</text:p>
          </table:table-cell>
          <table:table-cell table:formula="of:=[.G876]*[.E876]" office:value-type="float" office:value="0.563200511488512" calcext:value-type="float">
            <text:p>0.56320051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175" calcext:value-type="float">
            <text:p>1.175</text:p>
          </table:table-cell>
          <table:table-cell office:value-type="float" office:value="1.176" calcext:value-type="float">
            <text:p>1.176</text:p>
          </table:table-cell>
          <table:table-cell table:formula="of:=[.B877]+([.E877]/2)" office:value-type="float" office:value="1.1755" calcext:value-type="float">
            <text:p>1.17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7" calcext:value-type="float">
            <text:p>0.497</text:p>
          </table:table-cell>
          <table:table-cell table:formula="of:=([.$F$1003]/[.$E$1003])*[.F877]" office:value-type="float" office:value="546.700496503497" calcext:value-type="float">
            <text:p>546.7004965035</text:p>
          </table:table-cell>
          <table:table-cell table:formula="of:=[.G877]*[.E877]" office:value-type="float" office:value="0.546700496503497" calcext:value-type="float">
            <text:p>0.546700496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176" calcext:value-type="float">
            <text:p>1.176</text:p>
          </table:table-cell>
          <table:table-cell office:value-type="float" office:value="1.177" calcext:value-type="float">
            <text:p>1.177</text:p>
          </table:table-cell>
          <table:table-cell table:formula="of:=[.B878]+([.E878]/2)" office:value-type="float" office:value="1.1765" calcext:value-type="float">
            <text:p>1.17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1" calcext:value-type="float">
            <text:p>0.511</text:p>
          </table:table-cell>
          <table:table-cell table:formula="of:=([.$F$1003]/[.$E$1003])*[.F878]" office:value-type="float" office:value="562.100510489511" calcext:value-type="float">
            <text:p>562.1005104895</text:p>
          </table:table-cell>
          <table:table-cell table:formula="of:=[.G878]*[.E878]" office:value-type="float" office:value="0.562100510489511" calcext:value-type="float">
            <text:p>0.562100510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177" calcext:value-type="float">
            <text:p>1.177</text:p>
          </table:table-cell>
          <table:table-cell office:value-type="float" office:value="1.178" calcext:value-type="float">
            <text:p>1.178</text:p>
          </table:table-cell>
          <table:table-cell table:formula="of:=[.B879]+([.E879]/2)" office:value-type="float" office:value="1.1775" calcext:value-type="float">
            <text:p>1.17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5" calcext:value-type="float">
            <text:p>0.505</text:p>
          </table:table-cell>
          <table:table-cell table:formula="of:=([.$F$1003]/[.$E$1003])*[.F879]" office:value-type="float" office:value="555.500504495505" calcext:value-type="float">
            <text:p>555.5005044955</text:p>
          </table:table-cell>
          <table:table-cell table:formula="of:=[.G879]*[.E879]" office:value-type="float" office:value="0.555500504495505" calcext:value-type="float">
            <text:p>0.55550050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178" calcext:value-type="float">
            <text:p>1.178</text:p>
          </table:table-cell>
          <table:table-cell office:value-type="float" office:value="1.179" calcext:value-type="float">
            <text:p>1.179</text:p>
          </table:table-cell>
          <table:table-cell table:formula="of:=[.B880]+([.E880]/2)" office:value-type="float" office:value="1.1785" calcext:value-type="float">
            <text:p>1.17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1" calcext:value-type="float">
            <text:p>0.501</text:p>
          </table:table-cell>
          <table:table-cell table:formula="of:=([.$F$1003]/[.$E$1003])*[.F880]" office:value-type="float" office:value="551.100500499501" calcext:value-type="float">
            <text:p>551.1005004995</text:p>
          </table:table-cell>
          <table:table-cell table:formula="of:=[.G880]*[.E880]" office:value-type="float" office:value="0.551100500499501" calcext:value-type="float">
            <text:p>0.551100500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179" calcext:value-type="float">
            <text:p>1.179</text:p>
          </table:table-cell>
          <table:table-cell office:value-type="float" office:value="1.18" calcext:value-type="float">
            <text:p>1.18</text:p>
          </table:table-cell>
          <table:table-cell table:formula="of:=[.B881]+([.E881]/2)" office:value-type="float" office:value="1.1795" calcext:value-type="float">
            <text:p>1.1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1" calcext:value-type="float">
            <text:p>0.511</text:p>
          </table:table-cell>
          <table:table-cell table:formula="of:=([.$F$1003]/[.$E$1003])*[.F881]" office:value-type="float" office:value="562.100510489511" calcext:value-type="float">
            <text:p>562.1005104895</text:p>
          </table:table-cell>
          <table:table-cell table:formula="of:=[.G881]*[.E881]" office:value-type="float" office:value="0.562100510489511" calcext:value-type="float">
            <text:p>0.562100510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18" calcext:value-type="float">
            <text:p>1.18</text:p>
          </table:table-cell>
          <table:table-cell office:value-type="float" office:value="1.181" calcext:value-type="float">
            <text:p>1.181</text:p>
          </table:table-cell>
          <table:table-cell table:formula="of:=[.B882]+([.E882]/2)" office:value-type="float" office:value="1.1805" calcext:value-type="float">
            <text:p>1.18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9" calcext:value-type="float">
            <text:p>0.509</text:p>
          </table:table-cell>
          <table:table-cell table:formula="of:=([.$F$1003]/[.$E$1003])*[.F882]" office:value-type="float" office:value="559.900508491509" calcext:value-type="float">
            <text:p>559.9005084915</text:p>
          </table:table-cell>
          <table:table-cell table:formula="of:=[.G882]*[.E882]" office:value-type="float" office:value="0.559900508491509" calcext:value-type="float">
            <text:p>0.559900508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181" calcext:value-type="float">
            <text:p>1.181</text:p>
          </table:table-cell>
          <table:table-cell office:value-type="float" office:value="1.182" calcext:value-type="float">
            <text:p>1.182</text:p>
          </table:table-cell>
          <table:table-cell table:formula="of:=[.B883]+([.E883]/2)" office:value-type="float" office:value="1.1815" calcext:value-type="float">
            <text:p>1.1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5" calcext:value-type="float">
            <text:p>0.505</text:p>
          </table:table-cell>
          <table:table-cell table:formula="of:=([.$F$1003]/[.$E$1003])*[.F883]" office:value-type="float" office:value="555.500504495505" calcext:value-type="float">
            <text:p>555.5005044955</text:p>
          </table:table-cell>
          <table:table-cell table:formula="of:=[.G883]*[.E883]" office:value-type="float" office:value="0.555500504495505" calcext:value-type="float">
            <text:p>0.555500504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182" calcext:value-type="float">
            <text:p>1.182</text:p>
          </table:table-cell>
          <table:table-cell office:value-type="float" office:value="1.183" calcext:value-type="float">
            <text:p>1.183</text:p>
          </table:table-cell>
          <table:table-cell table:formula="of:=[.B884]+([.E884]/2)" office:value-type="float" office:value="1.1825" calcext:value-type="float">
            <text:p>1.1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6" calcext:value-type="float">
            <text:p>0.496</text:p>
          </table:table-cell>
          <table:table-cell table:formula="of:=([.$F$1003]/[.$E$1003])*[.F884]" office:value-type="float" office:value="545.600495504496" calcext:value-type="float">
            <text:p>545.6004955045</text:p>
          </table:table-cell>
          <table:table-cell table:formula="of:=[.G884]*[.E884]" office:value-type="float" office:value="0.545600495504496" calcext:value-type="float">
            <text:p>0.545600495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183" calcext:value-type="float">
            <text:p>1.183</text:p>
          </table:table-cell>
          <table:table-cell office:value-type="float" office:value="1.184" calcext:value-type="float">
            <text:p>1.184</text:p>
          </table:table-cell>
          <table:table-cell table:formula="of:=[.B885]+([.E885]/2)" office:value-type="float" office:value="1.1835" calcext:value-type="float">
            <text:p>1.1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7" calcext:value-type="float">
            <text:p>0.487</text:p>
          </table:table-cell>
          <table:table-cell table:formula="of:=([.$F$1003]/[.$E$1003])*[.F885]" office:value-type="float" office:value="535.700486513487" calcext:value-type="float">
            <text:p>535.7004865135</text:p>
          </table:table-cell>
          <table:table-cell table:formula="of:=[.G885]*[.E885]" office:value-type="float" office:value="0.535700486513487" calcext:value-type="float">
            <text:p>0.535700486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184" calcext:value-type="float">
            <text:p>1.184</text:p>
          </table:table-cell>
          <table:table-cell office:value-type="float" office:value="1.185" calcext:value-type="float">
            <text:p>1.185</text:p>
          </table:table-cell>
          <table:table-cell table:formula="of:=[.B886]+([.E886]/2)" office:value-type="float" office:value="1.1845" calcext:value-type="float">
            <text:p>1.18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table:formula="of:=([.$F$1003]/[.$E$1003])*[.F886]" office:value-type="float" office:value="550.0004995005" calcext:value-type="float">
            <text:p>550.0004995005</text:p>
          </table:table-cell>
          <table:table-cell table:formula="of:=[.G886]*[.E886]" office:value-type="float" office:value="0.5500004995005" calcext:value-type="float">
            <text:p>0.550000499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185" calcext:value-type="float">
            <text:p>1.185</text:p>
          </table:table-cell>
          <table:table-cell office:value-type="float" office:value="1.186" calcext:value-type="float">
            <text:p>1.186</text:p>
          </table:table-cell>
          <table:table-cell table:formula="of:=[.B887]+([.E887]/2)" office:value-type="float" office:value="1.1855" calcext:value-type="float">
            <text:p>1.1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4" calcext:value-type="float">
            <text:p>0.504</text:p>
          </table:table-cell>
          <table:table-cell table:formula="of:=([.$F$1003]/[.$E$1003])*[.F887]" office:value-type="float" office:value="554.400503496504" calcext:value-type="float">
            <text:p>554.4005034965</text:p>
          </table:table-cell>
          <table:table-cell table:formula="of:=[.G887]*[.E887]" office:value-type="float" office:value="0.554400503496504" calcext:value-type="float">
            <text:p>0.554400503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186" calcext:value-type="float">
            <text:p>1.186</text:p>
          </table:table-cell>
          <table:table-cell office:value-type="float" office:value="1.187" calcext:value-type="float">
            <text:p>1.187</text:p>
          </table:table-cell>
          <table:table-cell table:formula="of:=[.B888]+([.E888]/2)" office:value-type="float" office:value="1.1865" calcext:value-type="float">
            <text:p>1.18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2" calcext:value-type="float">
            <text:p>0.502</text:p>
          </table:table-cell>
          <table:table-cell table:formula="of:=([.$F$1003]/[.$E$1003])*[.F888]" office:value-type="float" office:value="552.200501498502" calcext:value-type="float">
            <text:p>552.2005014985</text:p>
          </table:table-cell>
          <table:table-cell table:formula="of:=[.G888]*[.E888]" office:value-type="float" office:value="0.552200501498502" calcext:value-type="float">
            <text:p>0.55220050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187" calcext:value-type="float">
            <text:p>1.187</text:p>
          </table:table-cell>
          <table:table-cell office:value-type="float" office:value="1.188" calcext:value-type="float">
            <text:p>1.188</text:p>
          </table:table-cell>
          <table:table-cell table:formula="of:=[.B889]+([.E889]/2)" office:value-type="float" office:value="1.1875" calcext:value-type="float">
            <text:p>1.18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2" calcext:value-type="float">
            <text:p>0.502</text:p>
          </table:table-cell>
          <table:table-cell table:formula="of:=([.$F$1003]/[.$E$1003])*[.F889]" office:value-type="float" office:value="552.200501498502" calcext:value-type="float">
            <text:p>552.2005014985</text:p>
          </table:table-cell>
          <table:table-cell table:formula="of:=[.G889]*[.E889]" office:value-type="float" office:value="0.552200501498502" calcext:value-type="float">
            <text:p>0.55220050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188" calcext:value-type="float">
            <text:p>1.188</text:p>
          </table:table-cell>
          <table:table-cell office:value-type="float" office:value="1.189" calcext:value-type="float">
            <text:p>1.189</text:p>
          </table:table-cell>
          <table:table-cell table:formula="of:=[.B890]+([.E890]/2)" office:value-type="float" office:value="1.1885" calcext:value-type="float">
            <text:p>1.18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9" calcext:value-type="float">
            <text:p>0.479</text:p>
          </table:table-cell>
          <table:table-cell table:formula="of:=([.$F$1003]/[.$E$1003])*[.F890]" office:value-type="float" office:value="526.900478521479" calcext:value-type="float">
            <text:p>526.9004785215</text:p>
          </table:table-cell>
          <table:table-cell table:formula="of:=[.G890]*[.E890]" office:value-type="float" office:value="0.526900478521479" calcext:value-type="float">
            <text:p>0.526900478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189" calcext:value-type="float">
            <text:p>1.189</text:p>
          </table:table-cell>
          <table:table-cell office:value-type="float" office:value="1.19" calcext:value-type="float">
            <text:p>1.19</text:p>
          </table:table-cell>
          <table:table-cell table:formula="of:=[.B891]+([.E891]/2)" office:value-type="float" office:value="1.1895" calcext:value-type="float">
            <text:p>1.18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7" calcext:value-type="float">
            <text:p>0.487</text:p>
          </table:table-cell>
          <table:table-cell table:formula="of:=([.$F$1003]/[.$E$1003])*[.F891]" office:value-type="float" office:value="535.700486513487" calcext:value-type="float">
            <text:p>535.7004865135</text:p>
          </table:table-cell>
          <table:table-cell table:formula="of:=[.G891]*[.E891]" office:value-type="float" office:value="0.535700486513487" calcext:value-type="float">
            <text:p>0.535700486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19" calcext:value-type="float">
            <text:p>1.19</text:p>
          </table:table-cell>
          <table:table-cell office:value-type="float" office:value="1.191" calcext:value-type="float">
            <text:p>1.191</text:p>
          </table:table-cell>
          <table:table-cell table:formula="of:=[.B892]+([.E892]/2)" office:value-type="float" office:value="1.1905" calcext:value-type="float">
            <text:p>1.19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9" calcext:value-type="float">
            <text:p>0.499</text:p>
          </table:table-cell>
          <table:table-cell table:formula="of:=([.$F$1003]/[.$E$1003])*[.F892]" office:value-type="float" office:value="548.900498501499" calcext:value-type="float">
            <text:p>548.9004985015</text:p>
          </table:table-cell>
          <table:table-cell table:formula="of:=[.G892]*[.E892]" office:value-type="float" office:value="0.548900498501499" calcext:value-type="float">
            <text:p>0.548900498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191" calcext:value-type="float">
            <text:p>1.191</text:p>
          </table:table-cell>
          <table:table-cell office:value-type="float" office:value="1.192" calcext:value-type="float">
            <text:p>1.192</text:p>
          </table:table-cell>
          <table:table-cell table:formula="of:=[.B893]+([.E893]/2)" office:value-type="float" office:value="1.1915" calcext:value-type="float">
            <text:p>1.19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01" calcext:value-type="float">
            <text:p>0.501</text:p>
          </table:table-cell>
          <table:table-cell table:formula="of:=([.$F$1003]/[.$E$1003])*[.F893]" office:value-type="float" office:value="551.100500499501" calcext:value-type="float">
            <text:p>551.1005004995</text:p>
          </table:table-cell>
          <table:table-cell table:formula="of:=[.G893]*[.E893]" office:value-type="float" office:value="0.551100500499501" calcext:value-type="float">
            <text:p>0.551100500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192" calcext:value-type="float">
            <text:p>1.192</text:p>
          </table:table-cell>
          <table:table-cell office:value-type="float" office:value="1.193" calcext:value-type="float">
            <text:p>1.193</text:p>
          </table:table-cell>
          <table:table-cell table:formula="of:=[.B894]+([.E894]/2)" office:value-type="float" office:value="1.1925" calcext:value-type="float">
            <text:p>1.1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8" calcext:value-type="float">
            <text:p>0.498</text:p>
          </table:table-cell>
          <table:table-cell table:formula="of:=([.$F$1003]/[.$E$1003])*[.F894]" office:value-type="float" office:value="547.800497502498" calcext:value-type="float">
            <text:p>547.8004975025</text:p>
          </table:table-cell>
          <table:table-cell table:formula="of:=[.G894]*[.E894]" office:value-type="float" office:value="0.547800497502498" calcext:value-type="float">
            <text:p>0.547800497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193" calcext:value-type="float">
            <text:p>1.193</text:p>
          </table:table-cell>
          <table:table-cell office:value-type="float" office:value="1.194" calcext:value-type="float">
            <text:p>1.194</text:p>
          </table:table-cell>
          <table:table-cell table:formula="of:=[.B895]+([.E895]/2)" office:value-type="float" office:value="1.1935" calcext:value-type="float">
            <text:p>1.19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8" calcext:value-type="float">
            <text:p>0.498</text:p>
          </table:table-cell>
          <table:table-cell table:formula="of:=([.$F$1003]/[.$E$1003])*[.F895]" office:value-type="float" office:value="547.800497502498" calcext:value-type="float">
            <text:p>547.8004975025</text:p>
          </table:table-cell>
          <table:table-cell table:formula="of:=[.G895]*[.E895]" office:value-type="float" office:value="0.547800497502498" calcext:value-type="float">
            <text:p>0.547800497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194" calcext:value-type="float">
            <text:p>1.194</text:p>
          </table:table-cell>
          <table:table-cell office:value-type="float" office:value="1.195" calcext:value-type="float">
            <text:p>1.195</text:p>
          </table:table-cell>
          <table:table-cell table:formula="of:=[.B896]+([.E896]/2)" office:value-type="float" office:value="1.1945" calcext:value-type="float">
            <text:p>1.19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7" calcext:value-type="float">
            <text:p>0.497</text:p>
          </table:table-cell>
          <table:table-cell table:formula="of:=([.$F$1003]/[.$E$1003])*[.F896]" office:value-type="float" office:value="546.700496503497" calcext:value-type="float">
            <text:p>546.7004965035</text:p>
          </table:table-cell>
          <table:table-cell table:formula="of:=[.G896]*[.E896]" office:value-type="float" office:value="0.546700496503497" calcext:value-type="float">
            <text:p>0.546700496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195" calcext:value-type="float">
            <text:p>1.195</text:p>
          </table:table-cell>
          <table:table-cell office:value-type="float" office:value="1.196" calcext:value-type="float">
            <text:p>1.196</text:p>
          </table:table-cell>
          <table:table-cell table:formula="of:=[.B897]+([.E897]/2)" office:value-type="float" office:value="1.1955" calcext:value-type="float">
            <text:p>1.1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" calcext:value-type="float">
            <text:p>0.49</text:p>
          </table:table-cell>
          <table:table-cell table:formula="of:=([.$F$1003]/[.$E$1003])*[.F897]" office:value-type="float" office:value="539.00048951049" calcext:value-type="float">
            <text:p>539.0004895105</text:p>
          </table:table-cell>
          <table:table-cell table:formula="of:=[.G897]*[.E897]" office:value-type="float" office:value="0.53900048951049" calcext:value-type="float">
            <text:p>0.539000489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196" calcext:value-type="float">
            <text:p>1.196</text:p>
          </table:table-cell>
          <table:table-cell office:value-type="float" office:value="1.197" calcext:value-type="float">
            <text:p>1.197</text:p>
          </table:table-cell>
          <table:table-cell table:formula="of:=[.B898]+([.E898]/2)" office:value-type="float" office:value="1.1965" calcext:value-type="float">
            <text:p>1.19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2" calcext:value-type="float">
            <text:p>0.492</text:p>
          </table:table-cell>
          <table:table-cell table:formula="of:=([.$F$1003]/[.$E$1003])*[.F898]" office:value-type="float" office:value="541.200491508492" calcext:value-type="float">
            <text:p>541.2004915085</text:p>
          </table:table-cell>
          <table:table-cell table:formula="of:=[.G898]*[.E898]" office:value-type="float" office:value="0.541200491508492" calcext:value-type="float">
            <text:p>0.54120049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197" calcext:value-type="float">
            <text:p>1.197</text:p>
          </table:table-cell>
          <table:table-cell office:value-type="float" office:value="1.198" calcext:value-type="float">
            <text:p>1.198</text:p>
          </table:table-cell>
          <table:table-cell table:formula="of:=[.B899]+([.E899]/2)" office:value-type="float" office:value="1.1975" calcext:value-type="float">
            <text:p>1.19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7" calcext:value-type="float">
            <text:p>0.477</text:p>
          </table:table-cell>
          <table:table-cell table:formula="of:=([.$F$1003]/[.$E$1003])*[.F899]" office:value-type="float" office:value="524.700476523477" calcext:value-type="float">
            <text:p>524.7004765235</text:p>
          </table:table-cell>
          <table:table-cell table:formula="of:=[.G899]*[.E899]" office:value-type="float" office:value="0.524700476523477" calcext:value-type="float">
            <text:p>0.524700476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198" calcext:value-type="float">
            <text:p>1.198</text:p>
          </table:table-cell>
          <table:table-cell office:value-type="float" office:value="1.199" calcext:value-type="float">
            <text:p>1.199</text:p>
          </table:table-cell>
          <table:table-cell table:formula="of:=[.B900]+([.E900]/2)" office:value-type="float" office:value="1.1985" calcext:value-type="float">
            <text:p>1.19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3" calcext:value-type="float">
            <text:p>0.473</text:p>
          </table:table-cell>
          <table:table-cell table:formula="of:=([.$F$1003]/[.$E$1003])*[.F900]" office:value-type="float" office:value="520.300472527473" calcext:value-type="float">
            <text:p>520.3004725275</text:p>
          </table:table-cell>
          <table:table-cell table:formula="of:=[.G900]*[.E900]" office:value-type="float" office:value="0.520300472527473" calcext:value-type="float">
            <text:p>0.52030047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2" calcext:value-type="float">
            <text:p>1.2</text:p>
          </table:table-cell>
          <table:table-cell table:formula="of:=[.B901]+([.E901]/2)" office:value-type="float" office:value="1.1995" calcext:value-type="float">
            <text:p>1.1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1" calcext:value-type="float">
            <text:p>0.471</text:p>
          </table:table-cell>
          <table:table-cell table:formula="of:=([.$F$1003]/[.$E$1003])*[.F901]" office:value-type="float" office:value="518.100470529471" calcext:value-type="float">
            <text:p>518.1004705295</text:p>
          </table:table-cell>
          <table:table-cell table:formula="of:=[.G901]*[.E901]" office:value-type="float" office:value="0.518100470529471" calcext:value-type="float">
            <text:p>0.518100470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2" calcext:value-type="float">
            <text:p>1.2</text:p>
          </table:table-cell>
          <table:table-cell office:value-type="float" office:value="1.201" calcext:value-type="float">
            <text:p>1.201</text:p>
          </table:table-cell>
          <table:table-cell table:formula="of:=[.B902]+([.E902]/2)" office:value-type="float" office:value="1.2005" calcext:value-type="float">
            <text:p>1.2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1" calcext:value-type="float">
            <text:p>0.491</text:p>
          </table:table-cell>
          <table:table-cell table:formula="of:=([.$F$1003]/[.$E$1003])*[.F902]" office:value-type="float" office:value="540.100490509491" calcext:value-type="float">
            <text:p>540.1004905095</text:p>
          </table:table-cell>
          <table:table-cell table:formula="of:=[.G902]*[.E902]" office:value-type="float" office:value="0.540100490509491" calcext:value-type="float">
            <text:p>0.540100490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201" calcext:value-type="float">
            <text:p>1.201</text:p>
          </table:table-cell>
          <table:table-cell office:value-type="float" office:value="1.202" calcext:value-type="float">
            <text:p>1.202</text:p>
          </table:table-cell>
          <table:table-cell table:formula="of:=[.B903]+([.E903]/2)" office:value-type="float" office:value="1.2015" calcext:value-type="float">
            <text:p>1.2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1" calcext:value-type="float">
            <text:p>0.491</text:p>
          </table:table-cell>
          <table:table-cell table:formula="of:=([.$F$1003]/[.$E$1003])*[.F903]" office:value-type="float" office:value="540.100490509491" calcext:value-type="float">
            <text:p>540.1004905095</text:p>
          </table:table-cell>
          <table:table-cell table:formula="of:=[.G903]*[.E903]" office:value-type="float" office:value="0.540100490509491" calcext:value-type="float">
            <text:p>0.540100490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202" calcext:value-type="float">
            <text:p>1.202</text:p>
          </table:table-cell>
          <table:table-cell office:value-type="float" office:value="1.203" calcext:value-type="float">
            <text:p>1.203</text:p>
          </table:table-cell>
          <table:table-cell table:formula="of:=[.B904]+([.E904]/2)" office:value-type="float" office:value="1.2025" calcext:value-type="float">
            <text:p>1.2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7" calcext:value-type="float">
            <text:p>0.487</text:p>
          </table:table-cell>
          <table:table-cell table:formula="of:=([.$F$1003]/[.$E$1003])*[.F904]" office:value-type="float" office:value="535.700486513487" calcext:value-type="float">
            <text:p>535.7004865135</text:p>
          </table:table-cell>
          <table:table-cell table:formula="of:=[.G904]*[.E904]" office:value-type="float" office:value="0.535700486513487" calcext:value-type="float">
            <text:p>0.535700486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203" calcext:value-type="float">
            <text:p>1.203</text:p>
          </table:table-cell>
          <table:table-cell office:value-type="float" office:value="1.204" calcext:value-type="float">
            <text:p>1.204</text:p>
          </table:table-cell>
          <table:table-cell table:formula="of:=[.B905]+([.E905]/2)" office:value-type="float" office:value="1.2035" calcext:value-type="float">
            <text:p>1.2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5" calcext:value-type="float">
            <text:p>0.465</text:p>
          </table:table-cell>
          <table:table-cell table:formula="of:=([.$F$1003]/[.$E$1003])*[.F905]" office:value-type="float" office:value="511.500464535465" calcext:value-type="float">
            <text:p>511.5004645355</text:p>
          </table:table-cell>
          <table:table-cell table:formula="of:=[.G905]*[.E905]" office:value-type="float" office:value="0.511500464535465" calcext:value-type="float">
            <text:p>0.511500464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204" calcext:value-type="float">
            <text:p>1.204</text:p>
          </table:table-cell>
          <table:table-cell office:value-type="float" office:value="1.205" calcext:value-type="float">
            <text:p>1.205</text:p>
          </table:table-cell>
          <table:table-cell table:formula="of:=[.B906]+([.E906]/2)" office:value-type="float" office:value="1.2045" calcext:value-type="float">
            <text:p>1.2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3" calcext:value-type="float">
            <text:p>0.483</text:p>
          </table:table-cell>
          <table:table-cell table:formula="of:=([.$F$1003]/[.$E$1003])*[.F906]" office:value-type="float" office:value="531.300482517483" calcext:value-type="float">
            <text:p>531.3004825175</text:p>
          </table:table-cell>
          <table:table-cell table:formula="of:=[.G906]*[.E906]" office:value-type="float" office:value="0.531300482517483" calcext:value-type="float">
            <text:p>0.531300482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205" calcext:value-type="float">
            <text:p>1.205</text:p>
          </table:table-cell>
          <table:table-cell office:value-type="float" office:value="1.206" calcext:value-type="float">
            <text:p>1.206</text:p>
          </table:table-cell>
          <table:table-cell table:formula="of:=[.B907]+([.E907]/2)" office:value-type="float" office:value="1.2055" calcext:value-type="float">
            <text:p>1.2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5" calcext:value-type="float">
            <text:p>0.485</text:p>
          </table:table-cell>
          <table:table-cell table:formula="of:=([.$F$1003]/[.$E$1003])*[.F907]" office:value-type="float" office:value="533.500484515485" calcext:value-type="float">
            <text:p>533.5004845155</text:p>
          </table:table-cell>
          <table:table-cell table:formula="of:=[.G907]*[.E907]" office:value-type="float" office:value="0.533500484515485" calcext:value-type="float">
            <text:p>0.53350048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206" calcext:value-type="float">
            <text:p>1.206</text:p>
          </table:table-cell>
          <table:table-cell office:value-type="float" office:value="1.207" calcext:value-type="float">
            <text:p>1.207</text:p>
          </table:table-cell>
          <table:table-cell table:formula="of:=[.B908]+([.E908]/2)" office:value-type="float" office:value="1.2065" calcext:value-type="float">
            <text:p>1.20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6" calcext:value-type="float">
            <text:p>0.486</text:p>
          </table:table-cell>
          <table:table-cell table:formula="of:=([.$F$1003]/[.$E$1003])*[.F908]" office:value-type="float" office:value="534.600485514486" calcext:value-type="float">
            <text:p>534.6004855145</text:p>
          </table:table-cell>
          <table:table-cell table:formula="of:=[.G908]*[.E908]" office:value-type="float" office:value="0.534600485514486" calcext:value-type="float">
            <text:p>0.53460048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207" calcext:value-type="float">
            <text:p>1.207</text:p>
          </table:table-cell>
          <table:table-cell office:value-type="float" office:value="1.208" calcext:value-type="float">
            <text:p>1.208</text:p>
          </table:table-cell>
          <table:table-cell table:formula="of:=[.B909]+([.E909]/2)" office:value-type="float" office:value="1.2075" calcext:value-type="float">
            <text:p>1.20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4" calcext:value-type="float">
            <text:p>0.484</text:p>
          </table:table-cell>
          <table:table-cell table:formula="of:=([.$F$1003]/[.$E$1003])*[.F909]" office:value-type="float" office:value="532.400483516484" calcext:value-type="float">
            <text:p>532.4004835165</text:p>
          </table:table-cell>
          <table:table-cell table:formula="of:=[.G909]*[.E909]" office:value-type="float" office:value="0.532400483516484" calcext:value-type="float">
            <text:p>0.53240048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208" calcext:value-type="float">
            <text:p>1.208</text:p>
          </table:table-cell>
          <table:table-cell office:value-type="float" office:value="1.209" calcext:value-type="float">
            <text:p>1.209</text:p>
          </table:table-cell>
          <table:table-cell table:formula="of:=[.B910]+([.E910]/2)" office:value-type="float" office:value="1.2085" calcext:value-type="float">
            <text:p>1.20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5" calcext:value-type="float">
            <text:p>0.455</text:p>
          </table:table-cell>
          <table:table-cell table:formula="of:=([.$F$1003]/[.$E$1003])*[.F910]" office:value-type="float" office:value="500.500454545455" calcext:value-type="float">
            <text:p>500.5004545455</text:p>
          </table:table-cell>
          <table:table-cell table:formula="of:=[.G910]*[.E910]" office:value-type="float" office:value="0.500500454545455" calcext:value-type="float">
            <text:p>0.500500454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209" calcext:value-type="float">
            <text:p>1.209</text:p>
          </table:table-cell>
          <table:table-cell office:value-type="float" office:value="1.21" calcext:value-type="float">
            <text:p>1.21</text:p>
          </table:table-cell>
          <table:table-cell table:formula="of:=[.B911]+([.E911]/2)" office:value-type="float" office:value="1.2095" calcext:value-type="float">
            <text:p>1.20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table:formula="of:=([.$F$1003]/[.$E$1003])*[.F911]" office:value-type="float" office:value="522.500474525475" calcext:value-type="float">
            <text:p>522.5004745255</text:p>
          </table:table-cell>
          <table:table-cell table:formula="of:=[.G911]*[.E911]" office:value-type="float" office:value="0.522500474525475" calcext:value-type="float">
            <text:p>0.522500474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21" calcext:value-type="float">
            <text:p>1.21</text:p>
          </table:table-cell>
          <table:table-cell office:value-type="float" office:value="1.211" calcext:value-type="float">
            <text:p>1.211</text:p>
          </table:table-cell>
          <table:table-cell table:formula="of:=[.B912]+([.E912]/2)" office:value-type="float" office:value="1.2105" calcext:value-type="float">
            <text:p>1.21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" calcext:value-type="float">
            <text:p>0.47</text:p>
          </table:table-cell>
          <table:table-cell table:formula="of:=([.$F$1003]/[.$E$1003])*[.F912]" office:value-type="float" office:value="517.00046953047" calcext:value-type="float">
            <text:p>517.0004695305</text:p>
          </table:table-cell>
          <table:table-cell table:formula="of:=[.G912]*[.E912]" office:value-type="float" office:value="0.51700046953047" calcext:value-type="float">
            <text:p>0.517000469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211" calcext:value-type="float">
            <text:p>1.211</text:p>
          </table:table-cell>
          <table:table-cell office:value-type="float" office:value="1.212" calcext:value-type="float">
            <text:p>1.212</text:p>
          </table:table-cell>
          <table:table-cell table:formula="of:=[.B913]+([.E913]/2)" office:value-type="float" office:value="1.2115" calcext:value-type="float">
            <text:p>1.2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6" calcext:value-type="float">
            <text:p>0.476</text:p>
          </table:table-cell>
          <table:table-cell table:formula="of:=([.$F$1003]/[.$E$1003])*[.F913]" office:value-type="float" office:value="523.600475524476" calcext:value-type="float">
            <text:p>523.6004755245</text:p>
          </table:table-cell>
          <table:table-cell table:formula="of:=[.G913]*[.E913]" office:value-type="float" office:value="0.523600475524476" calcext:value-type="float">
            <text:p>0.52360047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212" calcext:value-type="float">
            <text:p>1.212</text:p>
          </table:table-cell>
          <table:table-cell office:value-type="float" office:value="1.213" calcext:value-type="float">
            <text:p>1.213</text:p>
          </table:table-cell>
          <table:table-cell table:formula="of:=[.B914]+([.E914]/2)" office:value-type="float" office:value="1.2125" calcext:value-type="float">
            <text:p>1.2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" calcext:value-type="float">
            <text:p>0.48</text:p>
          </table:table-cell>
          <table:table-cell table:formula="of:=([.$F$1003]/[.$E$1003])*[.F914]" office:value-type="float" office:value="528.00047952048" calcext:value-type="float">
            <text:p>528.0004795205</text:p>
          </table:table-cell>
          <table:table-cell table:formula="of:=[.G914]*[.E914]" office:value-type="float" office:value="0.52800047952048" calcext:value-type="float">
            <text:p>0.528000479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213" calcext:value-type="float">
            <text:p>1.213</text:p>
          </table:table-cell>
          <table:table-cell office:value-type="float" office:value="1.214" calcext:value-type="float">
            <text:p>1.214</text:p>
          </table:table-cell>
          <table:table-cell table:formula="of:=[.B915]+([.E915]/2)" office:value-type="float" office:value="1.2135" calcext:value-type="float">
            <text:p>1.2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9" calcext:value-type="float">
            <text:p>0.479</text:p>
          </table:table-cell>
          <table:table-cell table:formula="of:=([.$F$1003]/[.$E$1003])*[.F915]" office:value-type="float" office:value="526.900478521479" calcext:value-type="float">
            <text:p>526.9004785215</text:p>
          </table:table-cell>
          <table:table-cell table:formula="of:=[.G915]*[.E915]" office:value-type="float" office:value="0.526900478521479" calcext:value-type="float">
            <text:p>0.526900478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214" calcext:value-type="float">
            <text:p>1.214</text:p>
          </table:table-cell>
          <table:table-cell office:value-type="float" office:value="1.215" calcext:value-type="float">
            <text:p>1.215</text:p>
          </table:table-cell>
          <table:table-cell table:formula="of:=[.B916]+([.E916]/2)" office:value-type="float" office:value="1.2145" calcext:value-type="float">
            <text:p>1.2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8" calcext:value-type="float">
            <text:p>0.48</text:p>
          </table:table-cell>
          <table:table-cell table:formula="of:=([.$F$1003]/[.$E$1003])*[.F916]" office:value-type="float" office:value="528.00047952048" calcext:value-type="float">
            <text:p>528.0004795205</text:p>
          </table:table-cell>
          <table:table-cell table:formula="of:=[.G916]*[.E916]" office:value-type="float" office:value="0.52800047952048" calcext:value-type="float">
            <text:p>0.528000479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215" calcext:value-type="float">
            <text:p>1.215</text:p>
          </table:table-cell>
          <table:table-cell office:value-type="float" office:value="1.216" calcext:value-type="float">
            <text:p>1.216</text:p>
          </table:table-cell>
          <table:table-cell table:formula="of:=[.B917]+([.E917]/2)" office:value-type="float" office:value="1.2155" calcext:value-type="float">
            <text:p>1.21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9" calcext:value-type="float">
            <text:p>0.479</text:p>
          </table:table-cell>
          <table:table-cell table:formula="of:=([.$F$1003]/[.$E$1003])*[.F917]" office:value-type="float" office:value="526.900478521479" calcext:value-type="float">
            <text:p>526.9004785215</text:p>
          </table:table-cell>
          <table:table-cell table:formula="of:=[.G917]*[.E917]" office:value-type="float" office:value="0.526900478521479" calcext:value-type="float">
            <text:p>0.526900478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216" calcext:value-type="float">
            <text:p>1.216</text:p>
          </table:table-cell>
          <table:table-cell office:value-type="float" office:value="1.217" calcext:value-type="float">
            <text:p>1.217</text:p>
          </table:table-cell>
          <table:table-cell table:formula="of:=[.B918]+([.E918]/2)" office:value-type="float" office:value="1.2165" calcext:value-type="float">
            <text:p>1.2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9" calcext:value-type="float">
            <text:p>0.479</text:p>
          </table:table-cell>
          <table:table-cell table:formula="of:=([.$F$1003]/[.$E$1003])*[.F918]" office:value-type="float" office:value="526.900478521479" calcext:value-type="float">
            <text:p>526.9004785215</text:p>
          </table:table-cell>
          <table:table-cell table:formula="of:=[.G918]*[.E918]" office:value-type="float" office:value="0.526900478521479" calcext:value-type="float">
            <text:p>0.526900478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217" calcext:value-type="float">
            <text:p>1.217</text:p>
          </table:table-cell>
          <table:table-cell office:value-type="float" office:value="1.218" calcext:value-type="float">
            <text:p>1.218</text:p>
          </table:table-cell>
          <table:table-cell table:formula="of:=[.B919]+([.E919]/2)" office:value-type="float" office:value="1.2175" calcext:value-type="float">
            <text:p>1.21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7" calcext:value-type="float">
            <text:p>0.477</text:p>
          </table:table-cell>
          <table:table-cell table:formula="of:=([.$F$1003]/[.$E$1003])*[.F919]" office:value-type="float" office:value="524.700476523477" calcext:value-type="float">
            <text:p>524.7004765235</text:p>
          </table:table-cell>
          <table:table-cell table:formula="of:=[.G919]*[.E919]" office:value-type="float" office:value="0.524700476523477" calcext:value-type="float">
            <text:p>0.524700476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218" calcext:value-type="float">
            <text:p>1.218</text:p>
          </table:table-cell>
          <table:table-cell office:value-type="float" office:value="1.219" calcext:value-type="float">
            <text:p>1.219</text:p>
          </table:table-cell>
          <table:table-cell table:formula="of:=[.B920]+([.E920]/2)" office:value-type="float" office:value="1.2185" calcext:value-type="float">
            <text:p>1.21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table:formula="of:=([.$F$1003]/[.$E$1003])*[.F920]" office:value-type="float" office:value="522.500474525475" calcext:value-type="float">
            <text:p>522.5004745255</text:p>
          </table:table-cell>
          <table:table-cell table:formula="of:=[.G920]*[.E920]" office:value-type="float" office:value="0.522500474525475" calcext:value-type="float">
            <text:p>0.522500474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219" calcext:value-type="float">
            <text:p>1.219</text:p>
          </table:table-cell>
          <table:table-cell office:value-type="float" office:value="1.22" calcext:value-type="float">
            <text:p>1.22</text:p>
          </table:table-cell>
          <table:table-cell table:formula="of:=[.B921]+([.E921]/2)" office:value-type="float" office:value="1.2195" calcext:value-type="float">
            <text:p>1.21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3" calcext:value-type="float">
            <text:p>0.473</text:p>
          </table:table-cell>
          <table:table-cell table:formula="of:=([.$F$1003]/[.$E$1003])*[.F921]" office:value-type="float" office:value="520.300472527473" calcext:value-type="float">
            <text:p>520.3004725275</text:p>
          </table:table-cell>
          <table:table-cell table:formula="of:=[.G921]*[.E921]" office:value-type="float" office:value="0.520300472527473" calcext:value-type="float">
            <text:p>0.520300472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22" calcext:value-type="float">
            <text:p>1.22</text:p>
          </table:table-cell>
          <table:table-cell office:value-type="float" office:value="1.221" calcext:value-type="float">
            <text:p>1.221</text:p>
          </table:table-cell>
          <table:table-cell table:formula="of:=[.B922]+([.E922]/2)" office:value-type="float" office:value="1.2205" calcext:value-type="float">
            <text:p>1.22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table:formula="of:=([.$F$1003]/[.$E$1003])*[.F922]" office:value-type="float" office:value="522.500474525475" calcext:value-type="float">
            <text:p>522.5004745255</text:p>
          </table:table-cell>
          <table:table-cell table:formula="of:=[.G922]*[.E922]" office:value-type="float" office:value="0.522500474525475" calcext:value-type="float">
            <text:p>0.52250047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221" calcext:value-type="float">
            <text:p>1.221</text:p>
          </table:table-cell>
          <table:table-cell office:value-type="float" office:value="1.222" calcext:value-type="float">
            <text:p>1.222</text:p>
          </table:table-cell>
          <table:table-cell table:formula="of:=[.B923]+([.E923]/2)" office:value-type="float" office:value="1.2215" calcext:value-type="float">
            <text:p>1.2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3" calcext:value-type="float">
            <text:p>0.473</text:p>
          </table:table-cell>
          <table:table-cell table:formula="of:=([.$F$1003]/[.$E$1003])*[.F923]" office:value-type="float" office:value="520.300472527473" calcext:value-type="float">
            <text:p>520.3004725275</text:p>
          </table:table-cell>
          <table:table-cell table:formula="of:=[.G923]*[.E923]" office:value-type="float" office:value="0.520300472527473" calcext:value-type="float">
            <text:p>0.520300472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222" calcext:value-type="float">
            <text:p>1.222</text:p>
          </table:table-cell>
          <table:table-cell office:value-type="float" office:value="1.223" calcext:value-type="float">
            <text:p>1.223</text:p>
          </table:table-cell>
          <table:table-cell table:formula="of:=[.B924]+([.E924]/2)" office:value-type="float" office:value="1.2225" calcext:value-type="float">
            <text:p>1.22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1" calcext:value-type="float">
            <text:p>0.471</text:p>
          </table:table-cell>
          <table:table-cell table:formula="of:=([.$F$1003]/[.$E$1003])*[.F924]" office:value-type="float" office:value="518.100470529471" calcext:value-type="float">
            <text:p>518.1004705295</text:p>
          </table:table-cell>
          <table:table-cell table:formula="of:=[.G924]*[.E924]" office:value-type="float" office:value="0.518100470529471" calcext:value-type="float">
            <text:p>0.518100470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223" calcext:value-type="float">
            <text:p>1.223</text:p>
          </table:table-cell>
          <table:table-cell office:value-type="float" office:value="1.224" calcext:value-type="float">
            <text:p>1.224</text:p>
          </table:table-cell>
          <table:table-cell table:formula="of:=[.B925]+([.E925]/2)" office:value-type="float" office:value="1.2235" calcext:value-type="float">
            <text:p>1.2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" calcext:value-type="float">
            <text:p>0.47</text:p>
          </table:table-cell>
          <table:table-cell table:formula="of:=([.$F$1003]/[.$E$1003])*[.F925]" office:value-type="float" office:value="517.00046953047" calcext:value-type="float">
            <text:p>517.0004695305</text:p>
          </table:table-cell>
          <table:table-cell table:formula="of:=[.G925]*[.E925]" office:value-type="float" office:value="0.51700046953047" calcext:value-type="float">
            <text:p>0.517000469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224" calcext:value-type="float">
            <text:p>1.224</text:p>
          </table:table-cell>
          <table:table-cell office:value-type="float" office:value="1.225" calcext:value-type="float">
            <text:p>1.225</text:p>
          </table:table-cell>
          <table:table-cell table:formula="of:=[.B926]+([.E926]/2)" office:value-type="float" office:value="1.2245" calcext:value-type="float">
            <text:p>1.22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1" calcext:value-type="float">
            <text:p>0.471</text:p>
          </table:table-cell>
          <table:table-cell table:formula="of:=([.$F$1003]/[.$E$1003])*[.F926]" office:value-type="float" office:value="518.100470529471" calcext:value-type="float">
            <text:p>518.1004705295</text:p>
          </table:table-cell>
          <table:table-cell table:formula="of:=[.G926]*[.E926]" office:value-type="float" office:value="0.518100470529471" calcext:value-type="float">
            <text:p>0.518100470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225" calcext:value-type="float">
            <text:p>1.225</text:p>
          </table:table-cell>
          <table:table-cell office:value-type="float" office:value="1.226" calcext:value-type="float">
            <text:p>1.226</text:p>
          </table:table-cell>
          <table:table-cell table:formula="of:=[.B927]+([.E927]/2)" office:value-type="float" office:value="1.2255" calcext:value-type="float">
            <text:p>1.22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" calcext:value-type="float">
            <text:p>0.47</text:p>
          </table:table-cell>
          <table:table-cell table:formula="of:=([.$F$1003]/[.$E$1003])*[.F927]" office:value-type="float" office:value="517.00046953047" calcext:value-type="float">
            <text:p>517.0004695305</text:p>
          </table:table-cell>
          <table:table-cell table:formula="of:=[.G927]*[.E927]" office:value-type="float" office:value="0.51700046953047" calcext:value-type="float">
            <text:p>0.517000469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226" calcext:value-type="float">
            <text:p>1.226</text:p>
          </table:table-cell>
          <table:table-cell office:value-type="float" office:value="1.227" calcext:value-type="float">
            <text:p>1.227</text:p>
          </table:table-cell>
          <table:table-cell table:formula="of:=[.B928]+([.E928]/2)" office:value-type="float" office:value="1.2265" calcext:value-type="float">
            <text:p>1.22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7" calcext:value-type="float">
            <text:p>0.467</text:p>
          </table:table-cell>
          <table:table-cell table:formula="of:=([.$F$1003]/[.$E$1003])*[.F928]" office:value-type="float" office:value="513.700466533467" calcext:value-type="float">
            <text:p>513.7004665335</text:p>
          </table:table-cell>
          <table:table-cell table:formula="of:=[.G928]*[.E928]" office:value-type="float" office:value="0.513700466533467" calcext:value-type="float">
            <text:p>0.513700466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227" calcext:value-type="float">
            <text:p>1.227</text:p>
          </table:table-cell>
          <table:table-cell office:value-type="float" office:value="1.228" calcext:value-type="float">
            <text:p>1.228</text:p>
          </table:table-cell>
          <table:table-cell table:formula="of:=[.B929]+([.E929]/2)" office:value-type="float" office:value="1.2275" calcext:value-type="float">
            <text:p>1.2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8" calcext:value-type="float">
            <text:p>0.458</text:p>
          </table:table-cell>
          <table:table-cell table:formula="of:=([.$F$1003]/[.$E$1003])*[.F929]" office:value-type="float" office:value="503.800457542458" calcext:value-type="float">
            <text:p>503.8004575425</text:p>
          </table:table-cell>
          <table:table-cell table:formula="of:=[.G929]*[.E929]" office:value-type="float" office:value="0.503800457542458" calcext:value-type="float">
            <text:p>0.503800457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228" calcext:value-type="float">
            <text:p>1.228</text:p>
          </table:table-cell>
          <table:table-cell office:value-type="float" office:value="1.229" calcext:value-type="float">
            <text:p>1.229</text:p>
          </table:table-cell>
          <table:table-cell table:formula="of:=[.B930]+([.E930]/2)" office:value-type="float" office:value="1.2285" calcext:value-type="float">
            <text:p>1.22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7" calcext:value-type="float">
            <text:p>0.467</text:p>
          </table:table-cell>
          <table:table-cell table:formula="of:=([.$F$1003]/[.$E$1003])*[.F930]" office:value-type="float" office:value="513.700466533467" calcext:value-type="float">
            <text:p>513.7004665335</text:p>
          </table:table-cell>
          <table:table-cell table:formula="of:=[.G930]*[.E930]" office:value-type="float" office:value="0.513700466533467" calcext:value-type="float">
            <text:p>0.513700466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229" calcext:value-type="float">
            <text:p>1.229</text:p>
          </table:table-cell>
          <table:table-cell office:value-type="float" office:value="1.23" calcext:value-type="float">
            <text:p>1.23</text:p>
          </table:table-cell>
          <table:table-cell table:formula="of:=[.B931]+([.E931]/2)" office:value-type="float" office:value="1.2295" calcext:value-type="float">
            <text:p>1.22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7" calcext:value-type="float">
            <text:p>0.467</text:p>
          </table:table-cell>
          <table:table-cell table:formula="of:=([.$F$1003]/[.$E$1003])*[.F931]" office:value-type="float" office:value="513.700466533467" calcext:value-type="float">
            <text:p>513.7004665335</text:p>
          </table:table-cell>
          <table:table-cell table:formula="of:=[.G931]*[.E931]" office:value-type="float" office:value="0.513700466533467" calcext:value-type="float">
            <text:p>0.513700466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23" calcext:value-type="float">
            <text:p>1.23</text:p>
          </table:table-cell>
          <table:table-cell office:value-type="float" office:value="1.231" calcext:value-type="float">
            <text:p>1.231</text:p>
          </table:table-cell>
          <table:table-cell table:formula="of:=[.B932]+([.E932]/2)" office:value-type="float" office:value="1.2305" calcext:value-type="float">
            <text:p>1.2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5" calcext:value-type="float">
            <text:p>0.465</text:p>
          </table:table-cell>
          <table:table-cell table:formula="of:=([.$F$1003]/[.$E$1003])*[.F932]" office:value-type="float" office:value="511.500464535465" calcext:value-type="float">
            <text:p>511.5004645355</text:p>
          </table:table-cell>
          <table:table-cell table:formula="of:=[.G932]*[.E932]" office:value-type="float" office:value="0.511500464535465" calcext:value-type="float">
            <text:p>0.511500464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231" calcext:value-type="float">
            <text:p>1.231</text:p>
          </table:table-cell>
          <table:table-cell office:value-type="float" office:value="1.232" calcext:value-type="float">
            <text:p>1.232</text:p>
          </table:table-cell>
          <table:table-cell table:formula="of:=[.B933]+([.E933]/2)" office:value-type="float" office:value="1.2315" calcext:value-type="float">
            <text:p>1.23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3" calcext:value-type="float">
            <text:p>0.463</text:p>
          </table:table-cell>
          <table:table-cell table:formula="of:=([.$F$1003]/[.$E$1003])*[.F933]" office:value-type="float" office:value="509.300462537463" calcext:value-type="float">
            <text:p>509.3004625375</text:p>
          </table:table-cell>
          <table:table-cell table:formula="of:=[.G933]*[.E933]" office:value-type="float" office:value="0.509300462537463" calcext:value-type="float">
            <text:p>0.50930046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232" calcext:value-type="float">
            <text:p>1.232</text:p>
          </table:table-cell>
          <table:table-cell office:value-type="float" office:value="1.233" calcext:value-type="float">
            <text:p>1.233</text:p>
          </table:table-cell>
          <table:table-cell table:formula="of:=[.B934]+([.E934]/2)" office:value-type="float" office:value="1.2325" calcext:value-type="float">
            <text:p>1.23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1" calcext:value-type="float">
            <text:p>0.461</text:p>
          </table:table-cell>
          <table:table-cell table:formula="of:=([.$F$1003]/[.$E$1003])*[.F934]" office:value-type="float" office:value="507.100460539461" calcext:value-type="float">
            <text:p>507.1004605395</text:p>
          </table:table-cell>
          <table:table-cell table:formula="of:=[.G934]*[.E934]" office:value-type="float" office:value="0.507100460539461" calcext:value-type="float">
            <text:p>0.507100460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233" calcext:value-type="float">
            <text:p>1.233</text:p>
          </table:table-cell>
          <table:table-cell office:value-type="float" office:value="1.234" calcext:value-type="float">
            <text:p>1.234</text:p>
          </table:table-cell>
          <table:table-cell table:formula="of:=[.B935]+([.E935]/2)" office:value-type="float" office:value="1.2335" calcext:value-type="float">
            <text:p>1.2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3" calcext:value-type="float">
            <text:p>0.463</text:p>
          </table:table-cell>
          <table:table-cell table:formula="of:=([.$F$1003]/[.$E$1003])*[.F935]" office:value-type="float" office:value="509.300462537463" calcext:value-type="float">
            <text:p>509.3004625375</text:p>
          </table:table-cell>
          <table:table-cell table:formula="of:=[.G935]*[.E935]" office:value-type="float" office:value="0.509300462537463" calcext:value-type="float">
            <text:p>0.509300462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234" calcext:value-type="float">
            <text:p>1.234</text:p>
          </table:table-cell>
          <table:table-cell office:value-type="float" office:value="1.235" calcext:value-type="float">
            <text:p>1.235</text:p>
          </table:table-cell>
          <table:table-cell table:formula="of:=[.B936]+([.E936]/2)" office:value-type="float" office:value="1.2345" calcext:value-type="float">
            <text:p>1.23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" calcext:value-type="float">
            <text:p>0.46</text:p>
          </table:table-cell>
          <table:table-cell table:formula="of:=([.$F$1003]/[.$E$1003])*[.F936]" office:value-type="float" office:value="506.00045954046" calcext:value-type="float">
            <text:p>506.0004595405</text:p>
          </table:table-cell>
          <table:table-cell table:formula="of:=[.G936]*[.E936]" office:value-type="float" office:value="0.50600045954046" calcext:value-type="float">
            <text:p>0.506000459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235" calcext:value-type="float">
            <text:p>1.235</text:p>
          </table:table-cell>
          <table:table-cell office:value-type="float" office:value="1.236" calcext:value-type="float">
            <text:p>1.236</text:p>
          </table:table-cell>
          <table:table-cell table:formula="of:=[.B937]+([.E937]/2)" office:value-type="float" office:value="1.2355" calcext:value-type="float">
            <text:p>1.23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" calcext:value-type="float">
            <text:p>0.46</text:p>
          </table:table-cell>
          <table:table-cell table:formula="of:=([.$F$1003]/[.$E$1003])*[.F937]" office:value-type="float" office:value="506.00045954046" calcext:value-type="float">
            <text:p>506.0004595405</text:p>
          </table:table-cell>
          <table:table-cell table:formula="of:=[.G937]*[.E937]" office:value-type="float" office:value="0.50600045954046" calcext:value-type="float">
            <text:p>0.506000459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236" calcext:value-type="float">
            <text:p>1.236</text:p>
          </table:table-cell>
          <table:table-cell office:value-type="float" office:value="1.237" calcext:value-type="float">
            <text:p>1.237</text:p>
          </table:table-cell>
          <table:table-cell table:formula="of:=[.B938]+([.E938]/2)" office:value-type="float" office:value="1.2365" calcext:value-type="float">
            <text:p>1.23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2" calcext:value-type="float">
            <text:p>0.462</text:p>
          </table:table-cell>
          <table:table-cell table:formula="of:=([.$F$1003]/[.$E$1003])*[.F938]" office:value-type="float" office:value="508.200461538462" calcext:value-type="float">
            <text:p>508.2004615385</text:p>
          </table:table-cell>
          <table:table-cell table:formula="of:=[.G938]*[.E938]" office:value-type="float" office:value="0.508200461538462" calcext:value-type="float">
            <text:p>0.50820046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237" calcext:value-type="float">
            <text:p>1.237</text:p>
          </table:table-cell>
          <table:table-cell office:value-type="float" office:value="1.238" calcext:value-type="float">
            <text:p>1.238</text:p>
          </table:table-cell>
          <table:table-cell table:formula="of:=[.B939]+([.E939]/2)" office:value-type="float" office:value="1.2375" calcext:value-type="float">
            <text:p>1.23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1" calcext:value-type="float">
            <text:p>0.461</text:p>
          </table:table-cell>
          <table:table-cell table:formula="of:=([.$F$1003]/[.$E$1003])*[.F939]" office:value-type="float" office:value="507.100460539461" calcext:value-type="float">
            <text:p>507.1004605395</text:p>
          </table:table-cell>
          <table:table-cell table:formula="of:=[.G939]*[.E939]" office:value-type="float" office:value="0.507100460539461" calcext:value-type="float">
            <text:p>0.507100460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238" calcext:value-type="float">
            <text:p>1.238</text:p>
          </table:table-cell>
          <table:table-cell office:value-type="float" office:value="1.239" calcext:value-type="float">
            <text:p>1.239</text:p>
          </table:table-cell>
          <table:table-cell table:formula="of:=[.B940]+([.E940]/2)" office:value-type="float" office:value="1.2385" calcext:value-type="float">
            <text:p>1.23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9" calcext:value-type="float">
            <text:p>0.459</text:p>
          </table:table-cell>
          <table:table-cell table:formula="of:=([.$F$1003]/[.$E$1003])*[.F940]" office:value-type="float" office:value="504.900458541459" calcext:value-type="float">
            <text:p>504.9004585415</text:p>
          </table:table-cell>
          <table:table-cell table:formula="of:=[.G940]*[.E940]" office:value-type="float" office:value="0.504900458541459" calcext:value-type="float">
            <text:p>0.50490045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239" calcext:value-type="float">
            <text:p>1.239</text:p>
          </table:table-cell>
          <table:table-cell office:value-type="float" office:value="1.24" calcext:value-type="float">
            <text:p>1.24</text:p>
          </table:table-cell>
          <table:table-cell table:formula="of:=[.B941]+([.E941]/2)" office:value-type="float" office:value="1.2395" calcext:value-type="float">
            <text:p>1.23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3" calcext:value-type="float">
            <text:p>0.453</text:p>
          </table:table-cell>
          <table:table-cell table:formula="of:=([.$F$1003]/[.$E$1003])*[.F941]" office:value-type="float" office:value="498.300452547453" calcext:value-type="float">
            <text:p>498.3004525475</text:p>
          </table:table-cell>
          <table:table-cell table:formula="of:=[.G941]*[.E941]" office:value-type="float" office:value="0.498300452547453" calcext:value-type="float">
            <text:p>0.49830045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24" calcext:value-type="float">
            <text:p>1.24</text:p>
          </table:table-cell>
          <table:table-cell office:value-type="float" office:value="1.241" calcext:value-type="float">
            <text:p>1.241</text:p>
          </table:table-cell>
          <table:table-cell table:formula="of:=[.B942]+([.E942]/2)" office:value-type="float" office:value="1.2405" calcext:value-type="float">
            <text:p>1.24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6" calcext:value-type="float">
            <text:p>0.456</text:p>
          </table:table-cell>
          <table:table-cell table:formula="of:=([.$F$1003]/[.$E$1003])*[.F942]" office:value-type="float" office:value="501.600455544456" calcext:value-type="float">
            <text:p>501.6004555445</text:p>
          </table:table-cell>
          <table:table-cell table:formula="of:=[.G942]*[.E942]" office:value-type="float" office:value="0.501600455544456" calcext:value-type="float">
            <text:p>0.501600455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241" calcext:value-type="float">
            <text:p>1.241</text:p>
          </table:table-cell>
          <table:table-cell office:value-type="float" office:value="1.242" calcext:value-type="float">
            <text:p>1.242</text:p>
          </table:table-cell>
          <table:table-cell table:formula="of:=[.B943]+([.E943]/2)" office:value-type="float" office:value="1.2415" calcext:value-type="float">
            <text:p>1.24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6" calcext:value-type="float">
            <text:p>0.456</text:p>
          </table:table-cell>
          <table:table-cell table:formula="of:=([.$F$1003]/[.$E$1003])*[.F943]" office:value-type="float" office:value="501.600455544456" calcext:value-type="float">
            <text:p>501.6004555445</text:p>
          </table:table-cell>
          <table:table-cell table:formula="of:=[.G943]*[.E943]" office:value-type="float" office:value="0.501600455544456" calcext:value-type="float">
            <text:p>0.501600455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242" calcext:value-type="float">
            <text:p>1.242</text:p>
          </table:table-cell>
          <table:table-cell office:value-type="float" office:value="1.243" calcext:value-type="float">
            <text:p>1.243</text:p>
          </table:table-cell>
          <table:table-cell table:formula="of:=[.B944]+([.E944]/2)" office:value-type="float" office:value="1.2425" calcext:value-type="float">
            <text:p>1.24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1" calcext:value-type="float">
            <text:p>0.451</text:p>
          </table:table-cell>
          <table:table-cell table:formula="of:=([.$F$1003]/[.$E$1003])*[.F944]" office:value-type="float" office:value="496.100450549451" calcext:value-type="float">
            <text:p>496.1004505495</text:p>
          </table:table-cell>
          <table:table-cell table:formula="of:=[.G944]*[.E944]" office:value-type="float" office:value="0.496100450549451" calcext:value-type="float">
            <text:p>0.496100450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243" calcext:value-type="float">
            <text:p>1.243</text:p>
          </table:table-cell>
          <table:table-cell office:value-type="float" office:value="1.244" calcext:value-type="float">
            <text:p>1.244</text:p>
          </table:table-cell>
          <table:table-cell table:formula="of:=[.B945]+([.E945]/2)" office:value-type="float" office:value="1.2435" calcext:value-type="float">
            <text:p>1.24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8" calcext:value-type="float">
            <text:p>0.448</text:p>
          </table:table-cell>
          <table:table-cell table:formula="of:=([.$F$1003]/[.$E$1003])*[.F945]" office:value-type="float" office:value="492.800447552448" calcext:value-type="float">
            <text:p>492.8004475524</text:p>
          </table:table-cell>
          <table:table-cell table:formula="of:=[.G945]*[.E945]" office:value-type="float" office:value="0.492800447552448" calcext:value-type="float">
            <text:p>0.492800447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5" calcext:value-type="float">
            <text:p>1.245</text:p>
          </table:table-cell>
          <table:table-cell table:formula="of:=[.B946]+([.E946]/2)" office:value-type="float" office:value="1.2445" calcext:value-type="float">
            <text:p>1.24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3" calcext:value-type="float">
            <text:p>0.453</text:p>
          </table:table-cell>
          <table:table-cell table:formula="of:=([.$F$1003]/[.$E$1003])*[.F946]" office:value-type="float" office:value="498.300452547453" calcext:value-type="float">
            <text:p>498.3004525475</text:p>
          </table:table-cell>
          <table:table-cell table:formula="of:=[.G946]*[.E946]" office:value-type="float" office:value="0.498300452547453" calcext:value-type="float">
            <text:p>0.498300452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245" calcext:value-type="float">
            <text:p>1.245</text:p>
          </table:table-cell>
          <table:table-cell office:value-type="float" office:value="1.246" calcext:value-type="float">
            <text:p>1.246</text:p>
          </table:table-cell>
          <table:table-cell table:formula="of:=[.B947]+([.E947]/2)" office:value-type="float" office:value="1.2455" calcext:value-type="float">
            <text:p>1.2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3" calcext:value-type="float">
            <text:p>0.453</text:p>
          </table:table-cell>
          <table:table-cell table:formula="of:=([.$F$1003]/[.$E$1003])*[.F947]" office:value-type="float" office:value="498.300452547453" calcext:value-type="float">
            <text:p>498.3004525475</text:p>
          </table:table-cell>
          <table:table-cell table:formula="of:=[.G947]*[.E947]" office:value-type="float" office:value="0.498300452547453" calcext:value-type="float">
            <text:p>0.49830045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246" calcext:value-type="float">
            <text:p>1.246</text:p>
          </table:table-cell>
          <table:table-cell office:value-type="float" office:value="1.247" calcext:value-type="float">
            <text:p>1.247</text:p>
          </table:table-cell>
          <table:table-cell table:formula="of:=[.B948]+([.E948]/2)" office:value-type="float" office:value="1.2465" calcext:value-type="float">
            <text:p>1.24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" calcext:value-type="float">
            <text:p>0.45</text:p>
          </table:table-cell>
          <table:table-cell table:formula="of:=([.$F$1003]/[.$E$1003])*[.F948]" office:value-type="float" office:value="495.00044955045" calcext:value-type="float">
            <text:p>495.0004495505</text:p>
          </table:table-cell>
          <table:table-cell table:formula="of:=[.G948]*[.E948]" office:value-type="float" office:value="0.49500044955045" calcext:value-type="float">
            <text:p>0.495000449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247" calcext:value-type="float">
            <text:p>1.247</text:p>
          </table:table-cell>
          <table:table-cell office:value-type="float" office:value="1.248" calcext:value-type="float">
            <text:p>1.248</text:p>
          </table:table-cell>
          <table:table-cell table:formula="of:=[.B949]+([.E949]/2)" office:value-type="float" office:value="1.2475" calcext:value-type="float">
            <text:p>1.2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" calcext:value-type="float">
            <text:p>0.45</text:p>
          </table:table-cell>
          <table:table-cell table:formula="of:=([.$F$1003]/[.$E$1003])*[.F949]" office:value-type="float" office:value="495.00044955045" calcext:value-type="float">
            <text:p>495.0004495505</text:p>
          </table:table-cell>
          <table:table-cell table:formula="of:=[.G949]*[.E949]" office:value-type="float" office:value="0.49500044955045" calcext:value-type="float">
            <text:p>0.495000449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248" calcext:value-type="float">
            <text:p>1.248</text:p>
          </table:table-cell>
          <table:table-cell office:value-type="float" office:value="1.249" calcext:value-type="float">
            <text:p>1.249</text:p>
          </table:table-cell>
          <table:table-cell table:formula="of:=[.B950]+([.E950]/2)" office:value-type="float" office:value="1.2485" calcext:value-type="float">
            <text:p>1.24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2" calcext:value-type="float">
            <text:p>0.452</text:p>
          </table:table-cell>
          <table:table-cell table:formula="of:=([.$F$1003]/[.$E$1003])*[.F950]" office:value-type="float" office:value="497.200451548452" calcext:value-type="float">
            <text:p>497.2004515485</text:p>
          </table:table-cell>
          <table:table-cell table:formula="of:=[.G950]*[.E950]" office:value-type="float" office:value="0.497200451548452" calcext:value-type="float">
            <text:p>0.49720045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249" calcext:value-type="float">
            <text:p>1.249</text:p>
          </table:table-cell>
          <table:table-cell office:value-type="float" office:value="1.25" calcext:value-type="float">
            <text:p>1.25</text:p>
          </table:table-cell>
          <table:table-cell table:formula="of:=[.B951]+([.E951]/2)" office:value-type="float" office:value="1.2495" calcext:value-type="float">
            <text:p>1.24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1" calcext:value-type="float">
            <text:p>0.451</text:p>
          </table:table-cell>
          <table:table-cell table:formula="of:=([.$F$1003]/[.$E$1003])*[.F951]" office:value-type="float" office:value="496.100450549451" calcext:value-type="float">
            <text:p>496.1004505495</text:p>
          </table:table-cell>
          <table:table-cell table:formula="of:=[.G951]*[.E951]" office:value-type="float" office:value="0.496100450549451" calcext:value-type="float">
            <text:p>0.496100450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25" calcext:value-type="float">
            <text:p>1.25</text:p>
          </table:table-cell>
          <table:table-cell office:value-type="float" office:value="1.251" calcext:value-type="float">
            <text:p>1.251</text:p>
          </table:table-cell>
          <table:table-cell table:formula="of:=[.B952]+([.E952]/2)" office:value-type="float" office:value="1.2505" calcext:value-type="float">
            <text:p>1.2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9" calcext:value-type="float">
            <text:p>0.449</text:p>
          </table:table-cell>
          <table:table-cell table:formula="of:=([.$F$1003]/[.$E$1003])*[.F952]" office:value-type="float" office:value="493.900448551449" calcext:value-type="float">
            <text:p>493.9004485514</text:p>
          </table:table-cell>
          <table:table-cell table:formula="of:=[.G952]*[.E952]" office:value-type="float" office:value="0.493900448551449" calcext:value-type="float">
            <text:p>0.493900448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52" calcext:value-type="float">
            <text:p>1.252</text:p>
          </table:table-cell>
          <table:table-cell table:formula="of:=[.B953]+([.E953]/2)" office:value-type="float" office:value="1.2515" calcext:value-type="float">
            <text:p>1.25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5" calcext:value-type="float">
            <text:p>0.445</text:p>
          </table:table-cell>
          <table:table-cell table:formula="of:=([.$F$1003]/[.$E$1003])*[.F953]" office:value-type="float" office:value="489.500444555445" calcext:value-type="float">
            <text:p>489.5004445554</text:p>
          </table:table-cell>
          <table:table-cell table:formula="of:=[.G953]*[.E953]" office:value-type="float" office:value="0.489500444555445" calcext:value-type="float">
            <text:p>0.48950044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252" calcext:value-type="float">
            <text:p>1.252</text:p>
          </table:table-cell>
          <table:table-cell office:value-type="float" office:value="1.253" calcext:value-type="float">
            <text:p>1.253</text:p>
          </table:table-cell>
          <table:table-cell table:formula="of:=[.B954]+([.E954]/2)" office:value-type="float" office:value="1.2525" calcext:value-type="float">
            <text:p>1.2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3" calcext:value-type="float">
            <text:p>0.443</text:p>
          </table:table-cell>
          <table:table-cell table:formula="of:=([.$F$1003]/[.$E$1003])*[.F954]" office:value-type="float" office:value="487.300442557443" calcext:value-type="float">
            <text:p>487.3004425574</text:p>
          </table:table-cell>
          <table:table-cell table:formula="of:=[.G954]*[.E954]" office:value-type="float" office:value="0.487300442557443" calcext:value-type="float">
            <text:p>0.487300442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253" calcext:value-type="float">
            <text:p>1.253</text:p>
          </table:table-cell>
          <table:table-cell office:value-type="float" office:value="1.254" calcext:value-type="float">
            <text:p>1.254</text:p>
          </table:table-cell>
          <table:table-cell table:formula="of:=[.B955]+([.E955]/2)" office:value-type="float" office:value="1.2535" calcext:value-type="float">
            <text:p>1.25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6" calcext:value-type="float">
            <text:p>0.446</text:p>
          </table:table-cell>
          <table:table-cell table:formula="of:=([.$F$1003]/[.$E$1003])*[.F955]" office:value-type="float" office:value="490.600445554446" calcext:value-type="float">
            <text:p>490.6004455544</text:p>
          </table:table-cell>
          <table:table-cell table:formula="of:=[.G955]*[.E955]" office:value-type="float" office:value="0.490600445554446" calcext:value-type="float">
            <text:p>0.49060044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254" calcext:value-type="float">
            <text:p>1.254</text:p>
          </table:table-cell>
          <table:table-cell office:value-type="float" office:value="1.255" calcext:value-type="float">
            <text:p>1.255</text:p>
          </table:table-cell>
          <table:table-cell table:formula="of:=[.B956]+([.E956]/2)" office:value-type="float" office:value="1.2545" calcext:value-type="float">
            <text:p>1.2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5" calcext:value-type="float">
            <text:p>0.445</text:p>
          </table:table-cell>
          <table:table-cell table:formula="of:=([.$F$1003]/[.$E$1003])*[.F956]" office:value-type="float" office:value="489.500444555445" calcext:value-type="float">
            <text:p>489.5004445554</text:p>
          </table:table-cell>
          <table:table-cell table:formula="of:=[.G956]*[.E956]" office:value-type="float" office:value="0.489500444555445" calcext:value-type="float">
            <text:p>0.48950044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255" calcext:value-type="float">
            <text:p>1.255</text:p>
          </table:table-cell>
          <table:table-cell office:value-type="float" office:value="1.256" calcext:value-type="float">
            <text:p>1.256</text:p>
          </table:table-cell>
          <table:table-cell table:formula="of:=[.B957]+([.E957]/2)" office:value-type="float" office:value="1.2555" calcext:value-type="float">
            <text:p>1.25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4" calcext:value-type="float">
            <text:p>0.444</text:p>
          </table:table-cell>
          <table:table-cell table:formula="of:=([.$F$1003]/[.$E$1003])*[.F957]" office:value-type="float" office:value="488.400443556444" calcext:value-type="float">
            <text:p>488.4004435564</text:p>
          </table:table-cell>
          <table:table-cell table:formula="of:=[.G957]*[.E957]" office:value-type="float" office:value="0.488400443556444" calcext:value-type="float">
            <text:p>0.488400443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256" calcext:value-type="float">
            <text:p>1.256</text:p>
          </table:table-cell>
          <table:table-cell office:value-type="float" office:value="1.257" calcext:value-type="float">
            <text:p>1.257</text:p>
          </table:table-cell>
          <table:table-cell table:formula="of:=[.B958]+([.E958]/2)" office:value-type="float" office:value="1.2565" calcext:value-type="float">
            <text:p>1.25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2" calcext:value-type="float">
            <text:p>0.442</text:p>
          </table:table-cell>
          <table:table-cell table:formula="of:=([.$F$1003]/[.$E$1003])*[.F958]" office:value-type="float" office:value="486.200441558442" calcext:value-type="float">
            <text:p>486.2004415584</text:p>
          </table:table-cell>
          <table:table-cell table:formula="of:=[.G958]*[.E958]" office:value-type="float" office:value="0.486200441558442" calcext:value-type="float">
            <text:p>0.48620044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257" calcext:value-type="float">
            <text:p>1.257</text:p>
          </table:table-cell>
          <table:table-cell office:value-type="float" office:value="1.258" calcext:value-type="float">
            <text:p>1.258</text:p>
          </table:table-cell>
          <table:table-cell table:formula="of:=[.B959]+([.E959]/2)" office:value-type="float" office:value="1.2575" calcext:value-type="float">
            <text:p>1.25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2" calcext:value-type="float">
            <text:p>0.442</text:p>
          </table:table-cell>
          <table:table-cell table:formula="of:=([.$F$1003]/[.$E$1003])*[.F959]" office:value-type="float" office:value="486.200441558442" calcext:value-type="float">
            <text:p>486.2004415584</text:p>
          </table:table-cell>
          <table:table-cell table:formula="of:=[.G959]*[.E959]" office:value-type="float" office:value="0.486200441558442" calcext:value-type="float">
            <text:p>0.48620044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258" calcext:value-type="float">
            <text:p>1.258</text:p>
          </table:table-cell>
          <table:table-cell office:value-type="float" office:value="1.259" calcext:value-type="float">
            <text:p>1.259</text:p>
          </table:table-cell>
          <table:table-cell table:formula="of:=[.B960]+([.E960]/2)" office:value-type="float" office:value="1.2585" calcext:value-type="float">
            <text:p>1.25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" calcext:value-type="float">
            <text:p>0.44</text:p>
          </table:table-cell>
          <table:table-cell table:formula="of:=([.$F$1003]/[.$E$1003])*[.F960]" office:value-type="float" office:value="484.00043956044" calcext:value-type="float">
            <text:p>484.0004395604</text:p>
          </table:table-cell>
          <table:table-cell table:formula="of:=[.G960]*[.E960]" office:value-type="float" office:value="0.48400043956044" calcext:value-type="float">
            <text:p>0.484000439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6" calcext:value-type="float">
            <text:p>1.26</text:p>
          </table:table-cell>
          <table:table-cell table:formula="of:=[.B961]+([.E961]/2)" office:value-type="float" office:value="1.2595" calcext:value-type="float">
            <text:p>1.25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2" calcext:value-type="float">
            <text:p>0.442</text:p>
          </table:table-cell>
          <table:table-cell table:formula="of:=([.$F$1003]/[.$E$1003])*[.F961]" office:value-type="float" office:value="486.200441558442" calcext:value-type="float">
            <text:p>486.2004415584</text:p>
          </table:table-cell>
          <table:table-cell table:formula="of:=[.G961]*[.E961]" office:value-type="float" office:value="0.486200441558442" calcext:value-type="float">
            <text:p>0.48620044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26" calcext:value-type="float">
            <text:p>1.26</text:p>
          </table:table-cell>
          <table:table-cell office:value-type="float" office:value="1.261" calcext:value-type="float">
            <text:p>1.261</text:p>
          </table:table-cell>
          <table:table-cell table:formula="of:=[.B962]+([.E962]/2)" office:value-type="float" office:value="1.2605" calcext:value-type="float">
            <text:p>1.26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1" calcext:value-type="float">
            <text:p>0.441</text:p>
          </table:table-cell>
          <table:table-cell table:formula="of:=([.$F$1003]/[.$E$1003])*[.F962]" office:value-type="float" office:value="485.100440559441" calcext:value-type="float">
            <text:p>485.1004405594</text:p>
          </table:table-cell>
          <table:table-cell table:formula="of:=[.G962]*[.E962]" office:value-type="float" office:value="0.485100440559441" calcext:value-type="float">
            <text:p>0.485100440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261" calcext:value-type="float">
            <text:p>1.261</text:p>
          </table:table-cell>
          <table:table-cell office:value-type="float" office:value="1.262" calcext:value-type="float">
            <text:p>1.262</text:p>
          </table:table-cell>
          <table:table-cell table:formula="of:=[.B963]+([.E963]/2)" office:value-type="float" office:value="1.2615" calcext:value-type="float">
            <text:p>1.26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7" calcext:value-type="float">
            <text:p>0.437</text:p>
          </table:table-cell>
          <table:table-cell table:formula="of:=([.$F$1003]/[.$E$1003])*[.F963]" office:value-type="float" office:value="480.700436563437" calcext:value-type="float">
            <text:p>480.7004365634</text:p>
          </table:table-cell>
          <table:table-cell table:formula="of:=[.G963]*[.E963]" office:value-type="float" office:value="0.480700436563437" calcext:value-type="float">
            <text:p>0.48070043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262" calcext:value-type="float">
            <text:p>1.262</text:p>
          </table:table-cell>
          <table:table-cell office:value-type="float" office:value="1.263" calcext:value-type="float">
            <text:p>1.263</text:p>
          </table:table-cell>
          <table:table-cell table:formula="of:=[.B964]+([.E964]/2)" office:value-type="float" office:value="1.2625" calcext:value-type="float">
            <text:p>1.26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8" calcext:value-type="float">
            <text:p>0.438</text:p>
          </table:table-cell>
          <table:table-cell table:formula="of:=([.$F$1003]/[.$E$1003])*[.F964]" office:value-type="float" office:value="481.800437562438" calcext:value-type="float">
            <text:p>481.8004375624</text:p>
          </table:table-cell>
          <table:table-cell table:formula="of:=[.G964]*[.E964]" office:value-type="float" office:value="0.481800437562438" calcext:value-type="float">
            <text:p>0.481800437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263" calcext:value-type="float">
            <text:p>1.263</text:p>
          </table:table-cell>
          <table:table-cell office:value-type="float" office:value="1.264" calcext:value-type="float">
            <text:p>1.264</text:p>
          </table:table-cell>
          <table:table-cell table:formula="of:=[.B965]+([.E965]/2)" office:value-type="float" office:value="1.2635" calcext:value-type="float">
            <text:p>1.26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8" calcext:value-type="float">
            <text:p>0.438</text:p>
          </table:table-cell>
          <table:table-cell table:formula="of:=([.$F$1003]/[.$E$1003])*[.F965]" office:value-type="float" office:value="481.800437562438" calcext:value-type="float">
            <text:p>481.8004375624</text:p>
          </table:table-cell>
          <table:table-cell table:formula="of:=[.G965]*[.E965]" office:value-type="float" office:value="0.481800437562438" calcext:value-type="float">
            <text:p>0.481800437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264" calcext:value-type="float">
            <text:p>1.264</text:p>
          </table:table-cell>
          <table:table-cell office:value-type="float" office:value="1.265" calcext:value-type="float">
            <text:p>1.265</text:p>
          </table:table-cell>
          <table:table-cell table:formula="of:=[.B966]+([.E966]/2)" office:value-type="float" office:value="1.2645" calcext:value-type="float">
            <text:p>1.2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4" calcext:value-type="float">
            <text:p>0.434</text:p>
          </table:table-cell>
          <table:table-cell table:formula="of:=([.$F$1003]/[.$E$1003])*[.F966]" office:value-type="float" office:value="477.400433566434" calcext:value-type="float">
            <text:p>477.4004335664</text:p>
          </table:table-cell>
          <table:table-cell table:formula="of:=[.G966]*[.E966]" office:value-type="float" office:value="0.477400433566434" calcext:value-type="float">
            <text:p>0.477400433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265" calcext:value-type="float">
            <text:p>1.265</text:p>
          </table:table-cell>
          <table:table-cell office:value-type="float" office:value="1.266" calcext:value-type="float">
            <text:p>1.266</text:p>
          </table:table-cell>
          <table:table-cell table:formula="of:=[.B967]+([.E967]/2)" office:value-type="float" office:value="1.2655" calcext:value-type="float">
            <text:p>1.26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5" calcext:value-type="float">
            <text:p>0.435</text:p>
          </table:table-cell>
          <table:table-cell table:formula="of:=([.$F$1003]/[.$E$1003])*[.F967]" office:value-type="float" office:value="478.500434565435" calcext:value-type="float">
            <text:p>478.5004345654</text:p>
          </table:table-cell>
          <table:table-cell table:formula="of:=[.G967]*[.E967]" office:value-type="float" office:value="0.478500434565435" calcext:value-type="float">
            <text:p>0.478500434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266" calcext:value-type="float">
            <text:p>1.266</text:p>
          </table:table-cell>
          <table:table-cell office:value-type="float" office:value="1.267" calcext:value-type="float">
            <text:p>1.267</text:p>
          </table:table-cell>
          <table:table-cell table:formula="of:=[.B968]+([.E968]/2)" office:value-type="float" office:value="1.2665" calcext:value-type="float">
            <text:p>1.26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5" calcext:value-type="float">
            <text:p>0.435</text:p>
          </table:table-cell>
          <table:table-cell table:formula="of:=([.$F$1003]/[.$E$1003])*[.F968]" office:value-type="float" office:value="478.500434565435" calcext:value-type="float">
            <text:p>478.5004345654</text:p>
          </table:table-cell>
          <table:table-cell table:formula="of:=[.G968]*[.E968]" office:value-type="float" office:value="0.478500434565435" calcext:value-type="float">
            <text:p>0.478500434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267" calcext:value-type="float">
            <text:p>1.267</text:p>
          </table:table-cell>
          <table:table-cell office:value-type="float" office:value="1.268" calcext:value-type="float">
            <text:p>1.268</text:p>
          </table:table-cell>
          <table:table-cell table:formula="of:=[.B969]+([.E969]/2)" office:value-type="float" office:value="1.2675" calcext:value-type="float">
            <text:p>1.2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1" calcext:value-type="float">
            <text:p>0.431</text:p>
          </table:table-cell>
          <table:table-cell table:formula="of:=([.$F$1003]/[.$E$1003])*[.F969]" office:value-type="float" office:value="474.100430569431" calcext:value-type="float">
            <text:p>474.1004305694</text:p>
          </table:table-cell>
          <table:table-cell table:formula="of:=[.G969]*[.E969]" office:value-type="float" office:value="0.474100430569431" calcext:value-type="float">
            <text:p>0.474100430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268" calcext:value-type="float">
            <text:p>1.268</text:p>
          </table:table-cell>
          <table:table-cell office:value-type="float" office:value="1.269" calcext:value-type="float">
            <text:p>1.269</text:p>
          </table:table-cell>
          <table:table-cell table:formula="of:=[.B970]+([.E970]/2)" office:value-type="float" office:value="1.2685" calcext:value-type="float">
            <text:p>1.26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28" calcext:value-type="float">
            <text:p>0.428</text:p>
          </table:table-cell>
          <table:table-cell table:formula="of:=([.$F$1003]/[.$E$1003])*[.F970]" office:value-type="float" office:value="470.800427572428" calcext:value-type="float">
            <text:p>470.8004275724</text:p>
          </table:table-cell>
          <table:table-cell table:formula="of:=[.G970]*[.E970]" office:value-type="float" office:value="0.470800427572428" calcext:value-type="float">
            <text:p>0.470800427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269" calcext:value-type="float">
            <text:p>1.269</text:p>
          </table:table-cell>
          <table:table-cell office:value-type="float" office:value="1.27" calcext:value-type="float">
            <text:p>1.27</text:p>
          </table:table-cell>
          <table:table-cell table:formula="of:=[.B971]+([.E971]/2)" office:value-type="float" office:value="1.2695" calcext:value-type="float">
            <text:p>1.26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3" calcext:value-type="float">
            <text:p>0.433</text:p>
          </table:table-cell>
          <table:table-cell table:formula="of:=([.$F$1003]/[.$E$1003])*[.F971]" office:value-type="float" office:value="476.300432567433" calcext:value-type="float">
            <text:p>476.3004325674</text:p>
          </table:table-cell>
          <table:table-cell table:formula="of:=[.G971]*[.E971]" office:value-type="float" office:value="0.476300432567433" calcext:value-type="float">
            <text:p>0.476300432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27" calcext:value-type="float">
            <text:p>1.27</text:p>
          </table:table-cell>
          <table:table-cell office:value-type="float" office:value="1.271" calcext:value-type="float">
            <text:p>1.271</text:p>
          </table:table-cell>
          <table:table-cell table:formula="of:=[.B972]+([.E972]/2)" office:value-type="float" office:value="1.2705" calcext:value-type="float">
            <text:p>1.2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4" calcext:value-type="float">
            <text:p>0.434</text:p>
          </table:table-cell>
          <table:table-cell table:formula="of:=([.$F$1003]/[.$E$1003])*[.F972]" office:value-type="float" office:value="477.400433566434" calcext:value-type="float">
            <text:p>477.4004335664</text:p>
          </table:table-cell>
          <table:table-cell table:formula="of:=[.G972]*[.E972]" office:value-type="float" office:value="0.477400433566434" calcext:value-type="float">
            <text:p>0.477400433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271" calcext:value-type="float">
            <text:p>1.271</text:p>
          </table:table-cell>
          <table:table-cell office:value-type="float" office:value="1.272" calcext:value-type="float">
            <text:p>1.272</text:p>
          </table:table-cell>
          <table:table-cell table:formula="of:=[.B973]+([.E973]/2)" office:value-type="float" office:value="1.2715" calcext:value-type="float">
            <text:p>1.27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3" calcext:value-type="float">
            <text:p>0.433</text:p>
          </table:table-cell>
          <table:table-cell table:formula="of:=([.$F$1003]/[.$E$1003])*[.F973]" office:value-type="float" office:value="476.300432567433" calcext:value-type="float">
            <text:p>476.3004325674</text:p>
          </table:table-cell>
          <table:table-cell table:formula="of:=[.G973]*[.E973]" office:value-type="float" office:value="0.476300432567433" calcext:value-type="float">
            <text:p>0.47630043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272" calcext:value-type="float">
            <text:p>1.272</text:p>
          </table:table-cell>
          <table:table-cell office:value-type="float" office:value="1.273" calcext:value-type="float">
            <text:p>1.273</text:p>
          </table:table-cell>
          <table:table-cell table:formula="of:=[.B974]+([.E974]/2)" office:value-type="float" office:value="1.2725" calcext:value-type="float">
            <text:p>1.2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2" calcext:value-type="float">
            <text:p>0.432</text:p>
          </table:table-cell>
          <table:table-cell table:formula="of:=([.$F$1003]/[.$E$1003])*[.F974]" office:value-type="float" office:value="475.200431568432" calcext:value-type="float">
            <text:p>475.2004315684</text:p>
          </table:table-cell>
          <table:table-cell table:formula="of:=[.G974]*[.E974]" office:value-type="float" office:value="0.475200431568432" calcext:value-type="float">
            <text:p>0.47520043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273" calcext:value-type="float">
            <text:p>1.273</text:p>
          </table:table-cell>
          <table:table-cell office:value-type="float" office:value="1.274" calcext:value-type="float">
            <text:p>1.274</text:p>
          </table:table-cell>
          <table:table-cell table:formula="of:=[.B975]+([.E975]/2)" office:value-type="float" office:value="1.2735" calcext:value-type="float">
            <text:p>1.2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" calcext:value-type="float">
            <text:p>0.43</text:p>
          </table:table-cell>
          <table:table-cell table:formula="of:=([.$F$1003]/[.$E$1003])*[.F975]" office:value-type="float" office:value="473.00042957043" calcext:value-type="float">
            <text:p>473.0004295704</text:p>
          </table:table-cell>
          <table:table-cell table:formula="of:=[.G975]*[.E975]" office:value-type="float" office:value="0.47300042957043" calcext:value-type="float">
            <text:p>0.473000429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274" calcext:value-type="float">
            <text:p>1.274</text:p>
          </table:table-cell>
          <table:table-cell office:value-type="float" office:value="1.275" calcext:value-type="float">
            <text:p>1.275</text:p>
          </table:table-cell>
          <table:table-cell table:formula="of:=[.B976]+([.E976]/2)" office:value-type="float" office:value="1.2745" calcext:value-type="float">
            <text:p>1.27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28" calcext:value-type="float">
            <text:p>0.428</text:p>
          </table:table-cell>
          <table:table-cell table:formula="of:=([.$F$1003]/[.$E$1003])*[.F976]" office:value-type="float" office:value="470.800427572428" calcext:value-type="float">
            <text:p>470.8004275724</text:p>
          </table:table-cell>
          <table:table-cell table:formula="of:=[.G976]*[.E976]" office:value-type="float" office:value="0.470800427572428" calcext:value-type="float">
            <text:p>0.470800427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275" calcext:value-type="float">
            <text:p>1.275</text:p>
          </table:table-cell>
          <table:table-cell office:value-type="float" office:value="1.276" calcext:value-type="float">
            <text:p>1.276</text:p>
          </table:table-cell>
          <table:table-cell table:formula="of:=[.B977]+([.E977]/2)" office:value-type="float" office:value="1.2755" calcext:value-type="float">
            <text:p>1.27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3" calcext:value-type="float">
            <text:p>0.43</text:p>
          </table:table-cell>
          <table:table-cell table:formula="of:=([.$F$1003]/[.$E$1003])*[.F977]" office:value-type="float" office:value="473.00042957043" calcext:value-type="float">
            <text:p>473.0004295704</text:p>
          </table:table-cell>
          <table:table-cell table:formula="of:=[.G977]*[.E977]" office:value-type="float" office:value="0.47300042957043" calcext:value-type="float">
            <text:p>0.473000429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276" calcext:value-type="float">
            <text:p>1.276</text:p>
          </table:table-cell>
          <table:table-cell office:value-type="float" office:value="1.277" calcext:value-type="float">
            <text:p>1.277</text:p>
          </table:table-cell>
          <table:table-cell table:formula="of:=[.B978]+([.E978]/2)" office:value-type="float" office:value="1.2765" calcext:value-type="float">
            <text:p>1.27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29" calcext:value-type="float">
            <text:p>0.429</text:p>
          </table:table-cell>
          <table:table-cell table:formula="of:=([.$F$1003]/[.$E$1003])*[.F978]" office:value-type="float" office:value="471.900428571429" calcext:value-type="float">
            <text:p>471.9004285714</text:p>
          </table:table-cell>
          <table:table-cell table:formula="of:=[.G978]*[.E978]" office:value-type="float" office:value="0.471900428571429" calcext:value-type="float">
            <text:p>0.471900428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277" calcext:value-type="float">
            <text:p>1.277</text:p>
          </table:table-cell>
          <table:table-cell office:value-type="float" office:value="1.278" calcext:value-type="float">
            <text:p>1.278</text:p>
          </table:table-cell>
          <table:table-cell table:formula="of:=[.B979]+([.E979]/2)" office:value-type="float" office:value="1.2775" calcext:value-type="float">
            <text:p>1.27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28" calcext:value-type="float">
            <text:p>0.428</text:p>
          </table:table-cell>
          <table:table-cell table:formula="of:=([.$F$1003]/[.$E$1003])*[.F979]" office:value-type="float" office:value="470.800427572428" calcext:value-type="float">
            <text:p>470.8004275724</text:p>
          </table:table-cell>
          <table:table-cell table:formula="of:=[.G979]*[.E979]" office:value-type="float" office:value="0.470800427572428" calcext:value-type="float">
            <text:p>0.470800427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278" calcext:value-type="float">
            <text:p>1.278</text:p>
          </table:table-cell>
          <table:table-cell office:value-type="float" office:value="1.279" calcext:value-type="float">
            <text:p>1.279</text:p>
          </table:table-cell>
          <table:table-cell table:formula="of:=[.B980]+([.E980]/2)" office:value-type="float" office:value="1.2785" calcext:value-type="float">
            <text:p>1.27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26" calcext:value-type="float">
            <text:p>0.426</text:p>
          </table:table-cell>
          <table:table-cell table:formula="of:=([.$F$1003]/[.$E$1003])*[.F980]" office:value-type="float" office:value="468.600425574426" calcext:value-type="float">
            <text:p>468.6004255744</text:p>
          </table:table-cell>
          <table:table-cell table:formula="of:=[.G980]*[.E980]" office:value-type="float" office:value="0.468600425574426" calcext:value-type="float">
            <text:p>0.468600425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279" calcext:value-type="float">
            <text:p>1.279</text:p>
          </table:table-cell>
          <table:table-cell office:value-type="float" office:value="1.28" calcext:value-type="float">
            <text:p>1.28</text:p>
          </table:table-cell>
          <table:table-cell table:formula="of:=[.B981]+([.E981]/2)" office:value-type="float" office:value="1.2795" calcext:value-type="float">
            <text:p>1.2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22" calcext:value-type="float">
            <text:p>0.422</text:p>
          </table:table-cell>
          <table:table-cell table:formula="of:=([.$F$1003]/[.$E$1003])*[.F981]" office:value-type="float" office:value="464.200421578422" calcext:value-type="float">
            <text:p>464.2004215784</text:p>
          </table:table-cell>
          <table:table-cell table:formula="of:=[.G981]*[.E981]" office:value-type="float" office:value="0.464200421578422" calcext:value-type="float">
            <text:p>0.46420042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28" calcext:value-type="float">
            <text:p>1.28</text:p>
          </table:table-cell>
          <table:table-cell office:value-type="float" office:value="1.281" calcext:value-type="float">
            <text:p>1.281</text:p>
          </table:table-cell>
          <table:table-cell table:formula="of:=[.B982]+([.E982]/2)" office:value-type="float" office:value="1.2805" calcext:value-type="float">
            <text:p>1.28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6" calcext:value-type="float">
            <text:p>0.416</text:p>
          </table:table-cell>
          <table:table-cell table:formula="of:=([.$F$1003]/[.$E$1003])*[.F982]" office:value-type="float" office:value="457.600415584416" calcext:value-type="float">
            <text:p>457.6004155844</text:p>
          </table:table-cell>
          <table:table-cell table:formula="of:=[.G982]*[.E982]" office:value-type="float" office:value="0.457600415584416" calcext:value-type="float">
            <text:p>0.457600415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281" calcext:value-type="float">
            <text:p>1.281</text:p>
          </table:table-cell>
          <table:table-cell office:value-type="float" office:value="1.282" calcext:value-type="float">
            <text:p>1.282</text:p>
          </table:table-cell>
          <table:table-cell table:formula="of:=[.B983]+([.E983]/2)" office:value-type="float" office:value="1.2815" calcext:value-type="float">
            <text:p>1.28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89" calcext:value-type="float">
            <text:p>0.389</text:p>
          </table:table-cell>
          <table:table-cell table:formula="of:=([.$F$1003]/[.$E$1003])*[.F983]" office:value-type="float" office:value="427.900388611389" calcext:value-type="float">
            <text:p>427.9003886114</text:p>
          </table:table-cell>
          <table:table-cell table:formula="of:=[.G983]*[.E983]" office:value-type="float" office:value="0.427900388611389" calcext:value-type="float">
            <text:p>0.427900388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283" calcext:value-type="float">
            <text:p>1.283</text:p>
          </table:table-cell>
          <table:table-cell table:formula="of:=[.B984]+([.E984]/2)" office:value-type="float" office:value="1.2825" calcext:value-type="float">
            <text:p>1.2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76" calcext:value-type="float">
            <text:p>0.376</text:p>
          </table:table-cell>
          <table:table-cell table:formula="of:=([.$F$1003]/[.$E$1003])*[.F984]" office:value-type="float" office:value="413.600375624376" calcext:value-type="float">
            <text:p>413.6003756244</text:p>
          </table:table-cell>
          <table:table-cell table:formula="of:=[.G984]*[.E984]" office:value-type="float" office:value="0.413600375624376" calcext:value-type="float">
            <text:p>0.413600375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4" calcext:value-type="float">
            <text:p>1.284</text:p>
          </table:table-cell>
          <table:table-cell table:formula="of:=[.B985]+([.E985]/2)" office:value-type="float" office:value="1.2835" calcext:value-type="float">
            <text:p>1.28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07" calcext:value-type="float">
            <text:p>0.407</text:p>
          </table:table-cell>
          <table:table-cell table:formula="of:=([.$F$1003]/[.$E$1003])*[.F985]" office:value-type="float" office:value="447.700406593407" calcext:value-type="float">
            <text:p>447.7004065934</text:p>
          </table:table-cell>
          <table:table-cell table:formula="of:=[.G985]*[.E985]" office:value-type="float" office:value="0.447700406593407" calcext:value-type="float">
            <text:p>0.447700406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284" calcext:value-type="float">
            <text:p>1.284</text:p>
          </table:table-cell>
          <table:table-cell office:value-type="float" office:value="1.285" calcext:value-type="float">
            <text:p>1.285</text:p>
          </table:table-cell>
          <table:table-cell table:formula="of:=[.B986]+([.E986]/2)" office:value-type="float" office:value="1.2845" calcext:value-type="float">
            <text:p>1.28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5" calcext:value-type="float">
            <text:p>0.415</text:p>
          </table:table-cell>
          <table:table-cell table:formula="of:=([.$F$1003]/[.$E$1003])*[.F986]" office:value-type="float" office:value="456.500414585415" calcext:value-type="float">
            <text:p>456.5004145854</text:p>
          </table:table-cell>
          <table:table-cell table:formula="of:=[.G986]*[.E986]" office:value-type="float" office:value="0.456500414585415" calcext:value-type="float">
            <text:p>0.456500414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285" calcext:value-type="float">
            <text:p>1.285</text:p>
          </table:table-cell>
          <table:table-cell office:value-type="float" office:value="1.286" calcext:value-type="float">
            <text:p>1.286</text:p>
          </table:table-cell>
          <table:table-cell table:formula="of:=[.B987]+([.E987]/2)" office:value-type="float" office:value="1.2855" calcext:value-type="float">
            <text:p>1.2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7" calcext:value-type="float">
            <text:p>0.417</text:p>
          </table:table-cell>
          <table:table-cell table:formula="of:=([.$F$1003]/[.$E$1003])*[.F987]" office:value-type="float" office:value="458.700416583417" calcext:value-type="float">
            <text:p>458.7004165834</text:p>
          </table:table-cell>
          <table:table-cell table:formula="of:=[.G987]*[.E987]" office:value-type="float" office:value="0.458700416583417" calcext:value-type="float">
            <text:p>0.458700416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286" calcext:value-type="float">
            <text:p>1.286</text:p>
          </table:table-cell>
          <table:table-cell office:value-type="float" office:value="1.287" calcext:value-type="float">
            <text:p>1.287</text:p>
          </table:table-cell>
          <table:table-cell table:formula="of:=[.B988]+([.E988]/2)" office:value-type="float" office:value="1.2865" calcext:value-type="float">
            <text:p>1.28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9" calcext:value-type="float">
            <text:p>0.419</text:p>
          </table:table-cell>
          <table:table-cell table:formula="of:=([.$F$1003]/[.$E$1003])*[.F988]" office:value-type="float" office:value="460.900418581419" calcext:value-type="float">
            <text:p>460.9004185814</text:p>
          </table:table-cell>
          <table:table-cell table:formula="of:=[.G988]*[.E988]" office:value-type="float" office:value="0.460900418581419" calcext:value-type="float">
            <text:p>0.460900418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287" calcext:value-type="float">
            <text:p>1.287</text:p>
          </table:table-cell>
          <table:table-cell office:value-type="float" office:value="1.288" calcext:value-type="float">
            <text:p>1.288</text:p>
          </table:table-cell>
          <table:table-cell table:formula="of:=[.B989]+([.E989]/2)" office:value-type="float" office:value="1.2875" calcext:value-type="float">
            <text:p>1.28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9" calcext:value-type="float">
            <text:p>0.419</text:p>
          </table:table-cell>
          <table:table-cell table:formula="of:=([.$F$1003]/[.$E$1003])*[.F989]" office:value-type="float" office:value="460.900418581419" calcext:value-type="float">
            <text:p>460.9004185814</text:p>
          </table:table-cell>
          <table:table-cell table:formula="of:=[.G989]*[.E989]" office:value-type="float" office:value="0.460900418581419" calcext:value-type="float">
            <text:p>0.460900418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288" calcext:value-type="float">
            <text:p>1.288</text:p>
          </table:table-cell>
          <table:table-cell office:value-type="float" office:value="1.289" calcext:value-type="float">
            <text:p>1.289</text:p>
          </table:table-cell>
          <table:table-cell table:formula="of:=[.B990]+([.E990]/2)" office:value-type="float" office:value="1.2885" calcext:value-type="float">
            <text:p>1.28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7" calcext:value-type="float">
            <text:p>0.417</text:p>
          </table:table-cell>
          <table:table-cell table:formula="of:=([.$F$1003]/[.$E$1003])*[.F990]" office:value-type="float" office:value="458.700416583417" calcext:value-type="float">
            <text:p>458.7004165834</text:p>
          </table:table-cell>
          <table:table-cell table:formula="of:=[.G990]*[.E990]" office:value-type="float" office:value="0.458700416583417" calcext:value-type="float">
            <text:p>0.458700416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289" calcext:value-type="float">
            <text:p>1.289</text:p>
          </table:table-cell>
          <table:table-cell office:value-type="float" office:value="1.29" calcext:value-type="float">
            <text:p>1.29</text:p>
          </table:table-cell>
          <table:table-cell table:formula="of:=[.B991]+([.E991]/2)" office:value-type="float" office:value="1.2895" calcext:value-type="float">
            <text:p>1.28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6" calcext:value-type="float">
            <text:p>0.416</text:p>
          </table:table-cell>
          <table:table-cell table:formula="of:=([.$F$1003]/[.$E$1003])*[.F991]" office:value-type="float" office:value="457.600415584416" calcext:value-type="float">
            <text:p>457.6004155844</text:p>
          </table:table-cell>
          <table:table-cell table:formula="of:=[.G991]*[.E991]" office:value-type="float" office:value="0.457600415584416" calcext:value-type="float">
            <text:p>0.457600415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29" calcext:value-type="float">
            <text:p>1.29</text:p>
          </table:table-cell>
          <table:table-cell office:value-type="float" office:value="1.291" calcext:value-type="float">
            <text:p>1.291</text:p>
          </table:table-cell>
          <table:table-cell table:formula="of:=[.B992]+([.E992]/2)" office:value-type="float" office:value="1.2905" calcext:value-type="float">
            <text:p>1.29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2" calcext:value-type="float">
            <text:p>0.412</text:p>
          </table:table-cell>
          <table:table-cell table:formula="of:=([.$F$1003]/[.$E$1003])*[.F992]" office:value-type="float" office:value="453.200411588412" calcext:value-type="float">
            <text:p>453.2004115884</text:p>
          </table:table-cell>
          <table:table-cell table:formula="of:=[.G992]*[.E992]" office:value-type="float" office:value="0.453200411588412" calcext:value-type="float">
            <text:p>0.45320041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291" calcext:value-type="float">
            <text:p>1.291</text:p>
          </table:table-cell>
          <table:table-cell office:value-type="float" office:value="1.292" calcext:value-type="float">
            <text:p>1.292</text:p>
          </table:table-cell>
          <table:table-cell table:formula="of:=[.B993]+([.E993]/2)" office:value-type="float" office:value="1.2915" calcext:value-type="float">
            <text:p>1.29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5" calcext:value-type="float">
            <text:p>0.415</text:p>
          </table:table-cell>
          <table:table-cell table:formula="of:=([.$F$1003]/[.$E$1003])*[.F993]" office:value-type="float" office:value="456.500414585415" calcext:value-type="float">
            <text:p>456.5004145854</text:p>
          </table:table-cell>
          <table:table-cell table:formula="of:=[.G993]*[.E993]" office:value-type="float" office:value="0.456500414585415" calcext:value-type="float">
            <text:p>0.456500414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292" calcext:value-type="float">
            <text:p>1.292</text:p>
          </table:table-cell>
          <table:table-cell office:value-type="float" office:value="1.293" calcext:value-type="float">
            <text:p>1.293</text:p>
          </table:table-cell>
          <table:table-cell table:formula="of:=[.B994]+([.E994]/2)" office:value-type="float" office:value="1.2925" calcext:value-type="float">
            <text:p>1.2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7" calcext:value-type="float">
            <text:p>0.417</text:p>
          </table:table-cell>
          <table:table-cell table:formula="of:=([.$F$1003]/[.$E$1003])*[.F994]" office:value-type="float" office:value="458.700416583417" calcext:value-type="float">
            <text:p>458.7004165834</text:p>
          </table:table-cell>
          <table:table-cell table:formula="of:=[.G994]*[.E994]" office:value-type="float" office:value="0.458700416583417" calcext:value-type="float">
            <text:p>0.458700416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293" calcext:value-type="float">
            <text:p>1.293</text:p>
          </table:table-cell>
          <table:table-cell office:value-type="float" office:value="1.294" calcext:value-type="float">
            <text:p>1.294</text:p>
          </table:table-cell>
          <table:table-cell table:formula="of:=[.B995]+([.E995]/2)" office:value-type="float" office:value="1.2935" calcext:value-type="float">
            <text:p>1.29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3" calcext:value-type="float">
            <text:p>0.413</text:p>
          </table:table-cell>
          <table:table-cell table:formula="of:=([.$F$1003]/[.$E$1003])*[.F995]" office:value-type="float" office:value="454.300412587413" calcext:value-type="float">
            <text:p>454.3004125874</text:p>
          </table:table-cell>
          <table:table-cell table:formula="of:=[.G995]*[.E995]" office:value-type="float" office:value="0.454300412587413" calcext:value-type="float">
            <text:p>0.454300412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294" calcext:value-type="float">
            <text:p>1.294</text:p>
          </table:table-cell>
          <table:table-cell office:value-type="float" office:value="1.295" calcext:value-type="float">
            <text:p>1.295</text:p>
          </table:table-cell>
          <table:table-cell table:formula="of:=[.B996]+([.E996]/2)" office:value-type="float" office:value="1.2945" calcext:value-type="float">
            <text:p>1.29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4" calcext:value-type="float">
            <text:p>0.414</text:p>
          </table:table-cell>
          <table:table-cell table:formula="of:=([.$F$1003]/[.$E$1003])*[.F996]" office:value-type="float" office:value="455.400413586414" calcext:value-type="float">
            <text:p>455.4004135864</text:p>
          </table:table-cell>
          <table:table-cell table:formula="of:=[.G996]*[.E996]" office:value-type="float" office:value="0.455400413586414" calcext:value-type="float">
            <text:p>0.455400413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295" calcext:value-type="float">
            <text:p>1.295</text:p>
          </table:table-cell>
          <table:table-cell office:value-type="float" office:value="1.296" calcext:value-type="float">
            <text:p>1.296</text:p>
          </table:table-cell>
          <table:table-cell table:formula="of:=[.B997]+([.E997]/2)" office:value-type="float" office:value="1.2955" calcext:value-type="float">
            <text:p>1.2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5" calcext:value-type="float">
            <text:p>0.415</text:p>
          </table:table-cell>
          <table:table-cell table:formula="of:=([.$F$1003]/[.$E$1003])*[.F997]" office:value-type="float" office:value="456.500414585415" calcext:value-type="float">
            <text:p>456.5004145854</text:p>
          </table:table-cell>
          <table:table-cell table:formula="of:=[.G997]*[.E997]" office:value-type="float" office:value="0.456500414585415" calcext:value-type="float">
            <text:p>0.456500414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296" calcext:value-type="float">
            <text:p>1.296</text:p>
          </table:table-cell>
          <table:table-cell office:value-type="float" office:value="1.297" calcext:value-type="float">
            <text:p>1.297</text:p>
          </table:table-cell>
          <table:table-cell table:formula="of:=[.B998]+([.E998]/2)" office:value-type="float" office:value="1.2965" calcext:value-type="float">
            <text:p>1.29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5" calcext:value-type="float">
            <text:p>0.415</text:p>
          </table:table-cell>
          <table:table-cell table:formula="of:=([.$F$1003]/[.$E$1003])*[.F998]" office:value-type="float" office:value="456.500414585415" calcext:value-type="float">
            <text:p>456.5004145854</text:p>
          </table:table-cell>
          <table:table-cell table:formula="of:=[.G998]*[.E998]" office:value-type="float" office:value="0.456500414585415" calcext:value-type="float">
            <text:p>0.456500414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298" calcext:value-type="float">
            <text:p>1.298</text:p>
          </table:table-cell>
          <table:table-cell table:formula="of:=[.B999]+([.E999]/2)" office:value-type="float" office:value="1.2975" calcext:value-type="float">
            <text:p>1.29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1" calcext:value-type="float">
            <text:p>0.411</text:p>
          </table:table-cell>
          <table:table-cell table:formula="of:=([.$F$1003]/[.$E$1003])*[.F999]" office:value-type="float" office:value="452.100410589411" calcext:value-type="float">
            <text:p>452.1004105894</text:p>
          </table:table-cell>
          <table:table-cell table:formula="of:=[.G999]*[.E999]" office:value-type="float" office:value="0.452100410589411" calcext:value-type="float">
            <text:p>0.45210041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9" calcext:value-type="float">
            <text:p>1.299</text:p>
          </table:table-cell>
          <table:table-cell table:formula="of:=[.B1000]+([.E1000]/2)" office:value-type="float" office:value="1.2985" calcext:value-type="float">
            <text:p>1.298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1" calcext:value-type="float">
            <text:p>0.411</text:p>
          </table:table-cell>
          <table:table-cell table:formula="of:=([.$F$1003]/[.$E$1003])*[.F1000]" office:value-type="float" office:value="452.100410589411" calcext:value-type="float">
            <text:p>452.1004105894</text:p>
          </table:table-cell>
          <table:table-cell table:formula="of:=[.G1000]*[.E1000]" office:value-type="float" office:value="0.452100410589411" calcext:value-type="float">
            <text:p>0.45210041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99" calcext:value-type="float">
            <text:p>1.299</text:p>
          </table:table-cell>
          <table:table-cell office:value-type="float" office:value="1.3" calcext:value-type="float">
            <text:p>1.3</text:p>
          </table:table-cell>
          <table:table-cell table:formula="of:=[.B1001]+([.E1001]/2)" office:value-type="float" office:value="1.2995" calcext:value-type="float">
            <text:p>1.29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3" calcext:value-type="float">
            <text:p>0.413</text:p>
          </table:table-cell>
          <table:table-cell table:formula="of:=([.$F$1003]/[.$E$1003])*[.F1001]" office:value-type="float" office:value="454.300412587413" calcext:value-type="float">
            <text:p>454.3004125874</text:p>
          </table:table-cell>
          <table:table-cell table:formula="of:=[.G1001]*[.E1001]" office:value-type="float" office:value="0.454300412587413" calcext:value-type="float">
            <text:p>0.454300412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3" calcext:value-type="float">
            <text:p>1.3</text:p>
          </table:table-cell>
          <table:table-cell office:value-type="float" office:value="1.301" calcext:value-type="float">
            <text:p>1.301</text:p>
          </table:table-cell>
          <table:table-cell table:formula="of:=[.B1002]+([.E1002]/2)" office:value-type="float" office:value="1.3005" calcext:value-type="float">
            <text:p>1.3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1" calcext:value-type="float">
            <text:p>0.411</text:p>
          </table:table-cell>
          <table:table-cell table:formula="of:=([.$F$1003]/[.$E$1003])*[.F1002]" office:value-type="float" office:value="452.100410589411" calcext:value-type="float">
            <text:p>452.1004105894</text:p>
          </table:table-cell>
          <table:table-cell table:formula="of:=[.G1002]*[.E1002]" office:value-type="float" office:value="0.452100410589411" calcext:value-type="float">
            <text:p>0.4521004106</text:p>
          </table:table-cell>
        </table:table-row>
        <table:table-row table:style-name="ro1">
          <table:table-cell table:number-columns-repeated="4"/>
          <table:table-cell table:formula="of:=SUM([.E2:.E1002])" office:value-type="float" office:value="1.001" calcext:value-type="float">
            <text:p>1.001</text:p>
          </table:table-cell>
          <table:table-cell table:formula="of:=SUM([.F2:.F1002])" office:value-type="float" office:value="1101.101" calcext:value-type="float">
            <text:p>1101.1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3:50:20.940946196</dc:date>
    <dc:creator>Frank.Ruethrich@eumetsat.int </dc:creator>
    <meta:editing-duration>PT45M54S</meta:editing-duration>
    <meta:editing-cycles>5</meta:editing-cycles>
    <meta:generator>LibreOffice/5.0.4.2$Linux_X86_64 LibreOffice_project/00m0$Build-2</meta:generator>
    <meta:document-statistic meta:table-count="1" meta:cell-count="8017" meta:object-count="0"/>
  </office:meta>
</office:document-meta>
</file>